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background-color="transparent" style:cell-protect="protected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0">
      <style:table-cell-properties style:vertical-align="automatic" fo:background-color="#FF0000" style:cell-protect="protected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style:vertical-align="automatic" fo:background-color="#FF0000" style:cell-protect="protected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automatic" fo:background-color="#FF0000" style:cell-protect="protected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ackground-color="#FF0000"/>
    </style:style>
    <style:style style:name="ce8" style:family="table-cell" style:parent-style-name="Excel_32_Built-in_32_Normal" style:data-style-name="N3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1" style:family="table-cell" style:parent-style-name="Excel_32_Built-in_32_Normal" style:data-style-name="N30">
      <style:table-cell-properties style:vertical-align="automatic" fo:background-color="#F8CBAD" style:cell-protect="protected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style:vertical-align="automatic" fo:background-color="#F8CBAD" style:cell-protect="protected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0">
      <style:table-cell-properties fo:border-top="none" fo:border-bottom="2pt solid #000000" fo:border-left="none" fo:border-right="none" style:vertical-align="automatic" fo:background-color="#F8CBAD" style:cell-protect="protected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8CBAD" style:cell-protect="protected"/>
      <style:text-properties style:font-name="Calibri" style:font-name-asian="Calibri" style:font-name-complex="Calibri"/>
    </style:style>
    <style:style style:name="ce15" style:family="table-cell" style:parent-style-name="Excel_32_Built-in_32_Normal" style:data-style-name="N30">
      <style:table-cell-properties style:vertical-align="automatic" fo:background-color="#F8CBAD" style:cell-protect="protected"/>
      <style:text-properties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style:vertical-align="automatic" fo:background-color="#F8CBAD" style:cell-protect="protected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ackground-color="#F8CBAD"/>
    </style:style>
    <style:style style:name="ce18" style:family="table-cell" style:parent-style-name="Excel_32_Built-in_32_Normal" style:data-style-name="N30">
      <style:table-cell-properties fo:border-top="none" fo:border-bottom="2pt solid #000000" fo:border-left="none" fo:border-right="none" style:vertical-align="automatic" fo:background-color="#F8CBAD" style:cell-protect="protected"/>
      <style:text-properties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8CBAD" style:cell-protect="protected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fo:background-color="#F8CBAD"/>
    </style:style>
    <style:style style:name="ce21" style:family="table-cell" style:parent-style-name="Excel_32_Built-in_32_Normal" style:data-style-name="N30">
      <style:table-cell-properties style:vertical-align="automatic" fo:background-color="#FF0000" style:cell-protect="protected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2.83104166666667cm"/>
    </style:style>
    <style:style style:name="co13" style:family="table-column">
      <style:table-column-properties fo:break-before="auto" style:column-width="5.000625cm"/>
    </style:style>
    <style:style style:name="co14" style:family="table-column">
      <style:table-column-properties fo:break-before="auto" style:column-width="4.63020833333333cm"/>
    </style:style>
    <style:style style:name="co15" style:family="table-column">
      <style:table-column-properties fo:break-before="auto" style:column-width="8.255cm"/>
    </style:style>
    <style:style style:name="co16" style:family="table-column">
      <style:table-column-properties fo:break-before="auto" style:column-width="8.67833333333333cm"/>
    </style:style>
    <style:style style:name="co17" style:family="table-column">
      <style:table-column-properties fo:break-before="auto" style:column-width="3.04270833333333cm"/>
    </style:style>
    <style:style style:name="co18" style:family="table-column">
      <style:table-column-properties fo:break-before="auto" style:column-width="2.67229166666667cm"/>
    </style:style>
    <style:style style:name="co19" style:family="table-column">
      <style:table-column-properties fo:break-before="auto" style:column-width="2.69875cm"/>
    </style:style>
    <style:style style:name="co20" style:family="table-column">
      <style:table-column-properties fo:break-before="auto" style:column-width="4.33916666666667cm"/>
    </style:style>
    <style:style style:name="co21" style:family="table-column">
      <style:table-column-properties fo:break-before="auto" style:column-width="7.14375cm"/>
    </style:style>
    <style:style style:name="co22" style:family="table-column">
      <style:table-column-properties fo:break-before="auto" style:column-width="6.37645833333333cm"/>
    </style:style>
    <style:style style:name="co23" style:family="table-column">
      <style:table-column-properties fo:break-before="auto" style:column-width="4.10104166666667cm"/>
    </style:style>
    <style:style style:name="co24" style:family="table-column">
      <style:table-column-properties fo:break-before="auto" style:column-width="3.254375cm"/>
    </style:style>
    <style:style style:name="co25" style:family="table-column">
      <style:table-column-properties fo:break-before="auto" style:column-width="3.22791666666667cm"/>
    </style:style>
    <style:style style:name="co26" style:family="table-column">
      <style:table-column-properties fo:break-before="auto" style:column-width="3.571875cm"/>
    </style:style>
    <style:style style:name="co27" style:family="table-column">
      <style:table-column-properties fo:break-before="auto" style:column-width="3.62479166666667cm"/>
    </style:style>
    <style:style style:name="co28" style:family="table-column">
      <style:table-column-properties fo:break-before="auto" style:column-width="5.05354166666667cm"/>
    </style:style>
    <style:style style:name="co29" style:family="table-column">
      <style:table-column-properties fo:break-before="auto" style:column-width="1.71979166666667cm"/>
    </style:style>
    <style:style style:name="co30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2" table:default-cell-style-name="ce3"/>
        <table:table-column table:style-name="co17" table:default-cell-style-name="ce3"/>
        <table:table-column table:style-name="co12" table:number-columns-repeated="2" table:default-cell-style-name="ce3"/>
        <table:table-column table:style-name="co18" table:default-cell-style-name="ce3"/>
        <table:table-column table:style-name="co12" table:number-columns-repeated="3" table:default-cell-style-name="ce3"/>
        <table:table-column table:style-name="co19" table:default-cell-style-name="ce3"/>
        <table:table-column table:style-name="co12" table:number-columns-repeated="4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number-columns-repeated="9" table:default-cell-style-name="ce3"/>
        <table:table-column table:style-name="co24" table:number-columns-repeated="2" table:default-cell-style-name="ce3"/>
        <table:table-column table:style-name="co25" table:number-columns-repeated="2" table:default-cell-style-name="ce3"/>
        <table:table-column table:style-name="co26" table:number-columns-repeated="2" table:default-cell-style-name="ce3"/>
        <table:table-column table:style-name="co27" table:number-columns-repeated="6" table:default-cell-style-name="ce3"/>
        <table:table-column table:style-name="co2" table:number-columns-repeated="3" table:default-cell-style-name="ce3"/>
        <table:table-column table:style-name="co28" table:number-columns-repeated="9" table:default-cell-style-name="ce3"/>
        <table:table-column table:style-name="co29" table:number-columns-repeated="955" table:default-cell-style-name="ce3"/>
        <table:table-column table:style-name="co30" table:number-columns-repeated="15360" table:default-cell-style-name="ce1"/>
        <table:table-row table:style-name="ro1">
          <table:table-cell office:value-type="string" table:style-name="ce2">
            <text:p>Mouse_RFID</text:p>
          </table:table-cell>
          <table:table-cell office:value-type="string" table:style-name="ce2">
            <text:p>unique_identifier</text:p>
          </table:table-cell>
          <table:table-cell office:value-type="string" table:style-name="ce2">
            <text:p>group</text:p>
          </table:table-cell>
          <table:table-cell office:value-type="string" table:style-name="ce2">
            <text:p>repetition</text:p>
          </table:table-cell>
          <table:table-cell office:value-type="string" table:style-name="ce2">
            <text:p>fur_pattern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mutant</text:p>
          </table:table-cell>
          <table:table-cell office:value-type="string" table:style-name="ce2">
            <text:p>weight_pre</text:p>
          </table:table-cell>
          <table:table-cell office:value-type="string" table:style-name="ce2">
            <text:p>weight_post</text:p>
          </table:table-cell>
          <table:table-cell office:value-type="string" table:style-name="ce2">
            <text:p>weight_diff</text:p>
          </table:table-cell>
          <table:table-cell office:value-type="string" table:style-name="ce2">
            <text:p>rank_by_tube</text:p>
          </table:table-cell>
          <table:table-cell office:value-type="string" table:style-name="ce2">
            <text:p>DS_by_tube</text:p>
          </table:table-cell>
          <table:table-cell office:value-type="string" table:style-name="ce2">
            <text:p>rank_by_chasing</text:p>
          </table:table-cell>
          <table:table-cell office:value-type="string" table:style-name="ce2">
            <text:p>DS_by_chasing</text:p>
          </table:table-cell>
          <table:table-cell office:value-type="string" table:style-name="ce2">
            <text:p>chasing_pc1</text:p>
          </table:table-cell>
          <table:table-cell office:value-type="string" table:style-name="ce2">
            <text:p>chasing_pc2</text:p>
          </table:table-cell>
          <table:table-cell office:value-type="string" table:style-name="ce2">
            <text:p>log10(baseline_rate_mean)</text:p>
          </table:table-cell>
          <table:table-cell office:value-type="string" table:style-name="ce2">
            <text:p>cs_plus_detection_speed</text:p>
          </table:table-cell>
          <table:table-cell office:value-type="string" table:style-name="ce2">
            <text:p>cs_plus_detection_speed_intraphase_shaping</text:p>
          </table:table-cell>
          <table:table-cell office:value-type="string" table:style-name="ce2">
            <text:p>cs_plus_detection_speed_crossreversal_shaping</text:p>
          </table:table-cell>
          <table:table-cell office:value-type="string" table:style-name="ce2">
            <text:p>cs_plus_pc1</text:p>
          </table:table-cell>
          <table:table-cell office:value-type="string" table:style-name="ce2">
            <text:p>cs_plus_pc2</text:p>
          </table:table-cell>
          <table:table-cell office:value-type="string" table:style-name="ce2">
            <text:p>cs_minus_pc1</text:p>
          </table:table-cell>
          <table:table-cell office:value-type="string" table:style-name="ce2">
            <text:p>cs_minus_pc2</text:p>
          </table:table-cell>
          <table:table-cell office:value-type="string" table:style-name="ce2">
            <text:p>switching_pc1</text:p>
          </table:table-cell>
          <table:table-cell office:value-type="string" table:style-name="ce2">
            <text:p>switching_pc2</text:p>
          </table:table-cell>
          <table:table-cell office:value-type="string" table:style-name="ce2">
            <text:p>switching_pc3</text:p>
          </table:table-cell>
          <table:table-cell office:value-type="string" table:style-name="ce2">
            <text:p>switching_pc4</text:p>
          </table:table-cell>
          <table:table-cell office:value-type="string" table:style-name="ce2">
            <text:p>switching_pc5</text:p>
          </table:table-cell>
          <table:table-cell office:value-type="string" table:style-name="ce2">
            <text:p>switching_pc6</text:p>
          </table:table-cell>
          <table:table-cell office:value-type="string" table:style-name="ce2">
            <text:p>shaping_pc1</text:p>
          </table:table-cell>
          <table:table-cell office:value-type="string" table:style-name="ce2">
            <text:p>shaping_pc2</text:p>
          </table:table-cell>
          <table:table-cell office:value-type="string" table:style-name="ce2">
            <text:p>shaping_pc3</text:p>
          </table:table-cell>
          <table:table-cell office:value-type="string" table:style-name="ce2">
            <text:p>time_in_arena_average</text:p>
          </table:table-cell>
          <table:table-cell office:value-type="string" table:style-name="ce2">
            <text:p>log10(corner_to_middle_ratio_average)</text:p>
          </table:table-cell>
          <table:table-cell office:value-type="string" table:style-name="ce2">
            <text:p>ratio_social_to_total_time_average</text:p>
          </table:table-cell>
          <table:table-cell office:value-type="string" table:style-name="ce2">
            <text:p>social_interaction_pc1</text:p>
          </table:table-cell>
          <table:table-cell office:value-type="string" table:style-name="ce2">
            <text:p>social_interaction_pc2</text:p>
          </table:table-cell>
          <table:table-cell office:value-type="string" table:style-name="ce2">
            <text:p>social_interaction_pc3</text:p>
          </table:table-cell>
          <table:table-cell office:value-type="string" table:style-name="ce2">
            <text:p>social_interaction_pc4</text:p>
          </table:table-cell>
          <table:table-cell office:value-type="string" table:style-name="ce2">
            <text:p>social_interaction_pc5</text:p>
          </table:table-cell>
          <table:table-cell office:value-type="string" table:style-name="ce2">
            <text:p>social_interaction_pc6</text:p>
          </table:table-cell>
          <table:table-cell office:value-type="string" table:style-name="ce2">
            <text:p>social_interaction_pc7</text:p>
          </table:table-cell>
          <table:table-cell office:value-type="string" table:style-name="ce2">
            <text:p>social_interaction_pc8</text:p>
          </table:table-cell>
          <table:table-cell office:value-type="string" table:style-name="ce2">
            <text:p>social_interaction_pc9</text:p>
          </table:table-cell>
          <table:table-cell office:value-type="string" table:style-name="ce2">
            <text:p>chasing_pc1_new</text:p>
          </table:table-cell>
          <table:table-cell office:value-type="string" table:style-name="ce2">
            <text:p>chasing_pc2_new</text:p>
          </table:table-cell>
          <table:table-cell office:value-type="string" table:style-name="ce2">
            <text:p>cs_plus_pc1_new</text:p>
          </table:table-cell>
          <table:table-cell office:value-type="string" table:style-name="ce2">
            <text:p>cs_plus_pc2_new</text:p>
          </table:table-cell>
          <table:table-cell office:value-type="string" table:style-name="ce2">
            <text:p>cs_minus_pc1_new</text:p>
          </table:table-cell>
          <table:table-cell office:value-type="string" table:style-name="ce2">
            <text:p>cs_minus_pc2_new</text:p>
          </table:table-cell>
          <table:table-cell office:value-type="string" table:style-name="ce2">
            <text:p>switching_pc1_new</text:p>
          </table:table-cell>
          <table:table-cell office:value-type="string" table:style-name="ce2">
            <text:p>switching_pc2_new</text:p>
          </table:table-cell>
          <table:table-cell office:value-type="string" table:style-name="ce2">
            <text:p>switching_pc3_new</text:p>
          </table:table-cell>
          <table:table-cell office:value-type="string" table:style-name="ce2">
            <text:p>switching_pc4_new</text:p>
          </table:table-cell>
          <table:table-cell office:value-type="string" table:style-name="ce2">
            <text:p>switching_pc5_new</text:p>
          </table:table-cell>
          <table:table-cell office:value-type="string" table:style-name="ce2">
            <text:p>switching_pc6_new</text:p>
          </table:table-cell>
          <table:table-cell office:value-type="string" table:style-name="ce2">
            <text:p>shaping_pc1_new</text:p>
          </table:table-cell>
          <table:table-cell office:value-type="string" table:style-name="ce2">
            <text:p>shaping_pc2_new</text:p>
          </table:table-cell>
          <table:table-cell office:value-type="string" table:style-name="ce2">
            <text:p>shaping_pc3_new</text:p>
          </table:table-cell>
          <table:table-cell office:value-type="string" table:style-name="ce2">
            <text:p>social_interaction_pc1_new</text:p>
          </table:table-cell>
          <table:table-cell office:value-type="string" table:style-name="ce2">
            <text:p>social_interaction_pc2_new</text:p>
          </table:table-cell>
          <table:table-cell office:value-type="string" table:style-name="ce2">
            <text:p>social_interaction_pc3_new</text:p>
          </table:table-cell>
          <table:table-cell office:value-type="string" table:style-name="ce2">
            <text:p>social_interaction_pc4_new</text:p>
          </table:table-cell>
          <table:table-cell office:value-type="string" table:style-name="ce2">
            <text:p>social_interaction_pc5_new</text:p>
          </table:table-cell>
          <table:table-cell office:value-type="string" table:style-name="ce2">
            <text:p>social_interaction_pc6_new</text:p>
          </table:table-cell>
          <table:table-cell office:value-type="string" table:style-name="ce2">
            <text:p>social_interaction_pc7_new</text:p>
          </table:table-cell>
          <table:table-cell office:value-type="string" table:style-name="ce2">
            <text:p>social_interaction_pc8_new</text:p>
          </table:table-cell>
          <table:table-cell office:value-type="string" table:style-name="ce2">
            <text:p>social_interaction_pc9_new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F2B3FF</text:p>
          </table:table-cell>
          <table:table-cell office:value-type="float" office:value="62" table:style-name="ce3">
            <text:p>62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8" table:style-name="ce3">
            <text:p>18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5.38" table:style-name="ce3">
            <text:p>25,38</text:p>
          </table:table-cell>
          <table:table-cell office:value-type="float" office:value="24.51" table:style-name="ce3">
            <text:p>24,51</text:p>
          </table:table-cell>
          <table:table-cell office:value-type="float" office:value="-0.869999999999997" table:style-name="ce3">
            <text:p>-0,87</text:p>
          </table:table-cell>
          <table:table-cell office:value-type="float" office:value="2" table:style-name="ce3">
            <text:p>2</text:p>
          </table:table-cell>
          <table:table-cell office:value-type="float" office:value="18.404761904761902" table:style-name="ce3">
            <text:p>18,4047619</text:p>
          </table:table-cell>
          <table:table-cell office:value-type="float" office:value="10" table:style-name="ce3">
            <text:p>10</text:p>
          </table:table-cell>
          <table:table-cell office:value-type="float" office:value="-32.478308647873902" table:style-name="ce3">
            <text:p>-32,47830865</text:p>
          </table:table-cell>
          <table:table-cell office:value-type="float" office:value="0.139866398013722" table:style-name="ce3">
            <text:p>0,139866398</text:p>
          </table:table-cell>
          <table:table-cell office:value-type="float" office:value="1.9806969932495899" table:style-name="ce3">
            <text:p>1,980696993</text:p>
          </table:table-cell>
          <table:table-cell table:number-columns-repeated="17" table:style-name="ce3"/>
          <table:table-cell office:value-type="float" office:value="4214.8488888888896" table:style-name="ce3">
            <text:p>4214,848889</text:p>
          </table:table-cell>
          <table:table-cell office:value-type="float" office:value="1.49947359358897" table:style-name="ce3">
            <text:p>1,499473594</text:p>
          </table:table-cell>
          <table:table-cell office:value-type="float" office:value="0.11911063636392399" table:style-name="ce3">
            <text:p>0,119110636</text:p>
          </table:table-cell>
          <table:table-cell office:value-type="float" office:value="3.2384280541209298" table:style-name="ce3">
            <text:p>3,238428054</text:p>
          </table:table-cell>
          <table:table-cell office:value-type="float" office:value="-3.1630343841155399" table:style-name="ce3">
            <text:p>-3,163034384</text:p>
          </table:table-cell>
          <table:table-cell office:value-type="float" office:value="1.6806727551385501" table:style-name="ce3">
            <text:p>1,680672755</text:p>
          </table:table-cell>
          <table:table-cell office:value-type="float" office:value="-1.3394386078898499" table:style-name="ce3">
            <text:p>-1,339438608</text:p>
          </table:table-cell>
          <table:table-cell office:value-type="float" office:value="1.6489760133037801" table:style-name="ce3">
            <text:p>1,648976013</text:p>
          </table:table-cell>
          <table:table-cell office:value-type="float" office:value="-2.1377153495133698" table:style-name="ce3">
            <text:p>-2,13771535</text:p>
          </table:table-cell>
          <table:table-cell office:value-type="float" office:value="-1.1299000168987501" table:style-name="ce3">
            <text:p>-1,129900017</text:p>
          </table:table-cell>
          <table:table-cell office:value-type="float" office:value="-0.93135287221033702" table:style-name="ce3">
            <text:p>-0,931352872</text:p>
          </table:table-cell>
          <table:table-cell office:value-type="float" office:value="1.4319428450932801" table:style-name="ce3">
            <text:p>1,431942845</text:p>
          </table:table-cell>
          <table:table-cell office:value-type="float" office:value="-1.54235593776998" table:style-name="ce3">
            <text:p>-1,542355938</text:p>
          </table:table-cell>
          <table:table-cell office:value-type="float" office:value="2.88471149664427" table:style-name="ce3">
            <text:p>2,884711497</text:p>
          </table:table-cell>
          <table:table-cell table:number-columns-repeated="13" table:style-name="ce3"/>
          <table:table-cell office:value-type="float" office:value="-4.6376941651815899" table:style-name="ce3">
            <text:p>-4,637694165</text:p>
          </table:table-cell>
          <table:table-cell office:value-type="float" office:value="-3.2649476258383401" table:style-name="ce3">
            <text:p>-3,264947626</text:p>
          </table:table-cell>
          <table:table-cell office:value-type="float" office:value="-3.55802258431686" table:style-name="ce3">
            <text:p>-3,558022584</text:p>
          </table:table-cell>
          <table:table-cell office:value-type="float" office:value="-0.14625233467816101" table:style-name="ce3">
            <text:p>-0,146252335</text:p>
          </table:table-cell>
          <table:table-cell office:value-type="float" office:value="2.7198440400187298" table:style-name="ce3">
            <text:p>2,71984404</text:p>
          </table:table-cell>
          <table:table-cell office:value-type="float" office:value="-0.83644619389419494" table:style-name="ce3">
            <text:p>-0,836446194</text:p>
          </table:table-cell>
          <table:table-cell office:value-type="float" office:value="2.60831595863006E-2" table:style-name="ce3">
            <text:p>0,02608316</text:p>
          </table:table-cell>
          <table:table-cell office:value-type="float" office:value="-0.84521230879251197" table:style-name="ce3">
            <text:p>-0,845212309</text:p>
          </table:table-cell>
          <table:table-cell office:value-type="float" office:value="0.27190132363838598" table:style-name="ce3">
            <text:p>0,27190132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CA3A72</text:p>
          </table:table-cell>
          <table:table-cell office:value-type="float" office:value="39" table:style-name="ce3">
            <text:p>39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8" table:style-name="ce3">
            <text:p>18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6.68" table:style-name="ce3">
            <text:p>26,68</text:p>
          </table:table-cell>
          <table:table-cell office:value-type="float" office:value="27.12" table:style-name="ce3">
            <text:p>27,12</text:p>
          </table:table-cell>
          <table:table-cell office:value-type="float" office:value="0.440000000000001" table:style-name="ce3">
            <text:p>0,44</text:p>
          </table:table-cell>
          <table:table-cell office:value-type="float" office:value="7" table:style-name="ce3">
            <text:p>7</text:p>
          </table:table-cell>
          <table:table-cell office:value-type="float" office:value="-16.1845238095238" table:style-name="ce3">
            <text:p>-16,18452381</text:p>
          </table:table-cell>
          <table:table-cell office:value-type="float" office:value="8" table:style-name="ce3">
            <text:p>8</text:p>
          </table:table-cell>
          <table:table-cell office:value-type="float" office:value="-18.861584488957401" table:style-name="ce3">
            <text:p>-18,86158449</text:p>
          </table:table-cell>
          <table:table-cell office:value-type="float" office:value="-0.66190759125128995" table:style-name="ce3">
            <text:p>-0,661907591</text:p>
          </table:table-cell>
          <table:table-cell office:value-type="float" office:value="0.60866847456650397" table:style-name="ce3">
            <text:p>0,608668475</text:p>
          </table:table-cell>
          <table:table-cell table:number-columns-repeated="17" table:style-name="ce3"/>
          <table:table-cell office:value-type="float" office:value="1999.32666666667" table:style-name="ce3">
            <text:p>1999,326667</text:p>
          </table:table-cell>
          <table:table-cell office:value-type="float" office:value="1.4949663333701599" table:style-name="ce3">
            <text:p>1,494966333</text:p>
          </table:table-cell>
          <table:table-cell office:value-type="float" office:value="0.10564112139975999" table:style-name="ce3">
            <text:p>0,105641121</text:p>
          </table:table-cell>
          <table:table-cell office:value-type="float" office:value="-3.9123485858495499" table:style-name="ce3">
            <text:p>-3,912348586</text:p>
          </table:table-cell>
          <table:table-cell office:value-type="float" office:value="1.02554227125829" table:style-name="ce3">
            <text:p>1,025542271</text:p>
          </table:table-cell>
          <table:table-cell office:value-type="float" office:value="-0.50289176480127895" table:style-name="ce3">
            <text:p>-0,502891765</text:p>
          </table:table-cell>
          <table:table-cell office:value-type="float" office:value="1.43681333776755" table:style-name="ce3">
            <text:p>1,436813338</text:p>
          </table:table-cell>
          <table:table-cell office:value-type="float" office:value="-4.16251189004414" table:style-name="ce3">
            <text:p>-4,16251189</text:p>
          </table:table-cell>
          <table:table-cell office:value-type="float" office:value="2.11483084325425" table:style-name="ce3">
            <text:p>2,114830843</text:p>
          </table:table-cell>
          <table:table-cell office:value-type="float" office:value="-1.8979303737977899" table:style-name="ce3">
            <text:p>-1,897930374</text:p>
          </table:table-cell>
          <table:table-cell office:value-type="float" office:value="1.00782394099669" table:style-name="ce3">
            <text:p>1,007823941</text:p>
          </table:table-cell>
          <table:table-cell office:value-type="float" office:value="-1.17002251668119" table:style-name="ce3">
            <text:p>-1,170022517</text:p>
          </table:table-cell>
          <table:table-cell office:value-type="float" office:value="-1.8229453647650899" table:style-name="ce3">
            <text:p>-1,822945365</text:p>
          </table:table-cell>
          <table:table-cell office:value-type="float" office:value="1.2499124036953599" table:style-name="ce3">
            <text:p>1,249912404</text:p>
          </table:table-cell>
          <table:table-cell table:number-columns-repeated="13" table:style-name="ce3"/>
          <table:table-cell office:value-type="float" office:value="4.88271753432607" table:style-name="ce3">
            <text:p>4,882717534</text:p>
          </table:table-cell>
          <table:table-cell office:value-type="float" office:value="4.7711426193956896" table:style-name="ce3">
            <text:p>4,771142619</text:p>
          </table:table-cell>
          <table:table-cell office:value-type="float" office:value="-1.25330161388498" table:style-name="ce3">
            <text:p>-1,253301614</text:p>
          </table:table-cell>
          <table:table-cell office:value-type="float" office:value="1.2940289255191399" table:style-name="ce3">
            <text:p>1,294028926</text:p>
          </table:table-cell>
          <table:table-cell office:value-type="float" office:value="-2.2298257802219101" table:style-name="ce3">
            <text:p>-2,22982578</text:p>
          </table:table-cell>
          <table:table-cell office:value-type="float" office:value="1.9214942225077301" table:style-name="ce3">
            <text:p>1,921494223</text:p>
          </table:table-cell>
          <table:table-cell office:value-type="float" office:value="0.51439129897686398" table:style-name="ce3">
            <text:p>0,514391299</text:p>
          </table:table-cell>
          <table:table-cell office:value-type="float" office:value="-0.10629449539836" table:style-name="ce3">
            <text:p>-0,106294495</text:p>
          </table:table-cell>
          <table:table-cell office:value-type="float" office:value="0.91247769876033202" table:style-name="ce3">
            <text:p>0,91247769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CB0B74</text:p>
          </table:table-cell>
          <table:table-cell office:value-type="float" office:value="43" table:style-name="ce3">
            <text:p>43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8" table:style-name="ce3">
            <text:p>18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7.92" table:style-name="ce3">
            <text:p>27,92</text:p>
          </table:table-cell>
          <table:table-cell office:value-type="float" office:value="27.81" table:style-name="ce3">
            <text:p>27,81</text:p>
          </table:table-cell>
          <table:table-cell office:value-type="float" office:value="-0.110000000000003" table:style-name="ce3">
            <text:p>-0,11</text:p>
          </table:table-cell>
          <table:table-cell office:value-type="float" office:value="4" table:style-name="ce3">
            <text:p>4</text:p>
          </table:table-cell>
          <table:table-cell office:value-type="float" office:value="11.5714285714286" table:style-name="ce3">
            <text:p>11,57142857</text:p>
          </table:table-cell>
          <table:table-cell office:value-type="float" office:value="5" table:style-name="ce3">
            <text:p>5</text:p>
          </table:table-cell>
          <table:table-cell office:value-type="float" office:value="-1.2293262293262299" table:style-name="ce3">
            <text:p>-1,229326229</text:p>
          </table:table-cell>
          <table:table-cell office:value-type="float" office:value="0.95415801681285195" table:style-name="ce3">
            <text:p>0,954158017</text:p>
          </table:table-cell>
          <table:table-cell office:value-type="float" office:value="0.70825476876422799" table:style-name="ce3">
            <text:p>0,708254769</text:p>
          </table:table-cell>
          <table:table-cell table:number-columns-repeated="17" table:style-name="ce3"/>
          <table:table-cell office:value-type="float" office:value="2706.7266666666701" table:style-name="ce3">
            <text:p>2706,726667</text:p>
          </table:table-cell>
          <table:table-cell office:value-type="float" office:value="1.62346009322923" table:style-name="ce3">
            <text:p>1,623460093</text:p>
          </table:table-cell>
          <table:table-cell office:value-type="float" office:value="8.7165555443352097E-2" table:style-name="ce3">
            <text:p>0,087165555</text:p>
          </table:table-cell>
          <table:table-cell office:value-type="float" office:value="-3.60508266775512" table:style-name="ce3">
            <text:p>-3,605082668</text:p>
          </table:table-cell>
          <table:table-cell office:value-type="float" office:value="9.9910723983259397E-2" table:style-name="ce3">
            <text:p>0,099910724</text:p>
          </table:table-cell>
          <table:table-cell office:value-type="float" office:value="1.6162761094203599" table:style-name="ce3">
            <text:p>1,616276109</text:p>
          </table:table-cell>
          <table:table-cell office:value-type="float" office:value="1.4937178238800199" table:style-name="ce3">
            <text:p>1,493717824</text:p>
          </table:table-cell>
          <table:table-cell office:value-type="float" office:value="-3.5881663883299399" table:style-name="ce3">
            <text:p>-3,588166388</text:p>
          </table:table-cell>
          <table:table-cell office:value-type="float" office:value="1.17169376836959" table:style-name="ce3">
            <text:p>1,171693768</text:p>
          </table:table-cell>
          <table:table-cell office:value-type="float" office:value="-1.94272743812578" table:style-name="ce3">
            <text:p>-1,942727438</text:p>
          </table:table-cell>
          <table:table-cell office:value-type="float" office:value="-7.1521272139073694E-2" table:style-name="ce3">
            <text:p>-0,071521272</text:p>
          </table:table-cell>
          <table:table-cell office:value-type="float" office:value="-0.540156098709347" table:style-name="ce3">
            <text:p>-0,540156099</text:p>
          </table:table-cell>
          <table:table-cell office:value-type="float" office:value="1.1396878624728399" table:style-name="ce3">
            <text:p>1,139687862</text:p>
          </table:table-cell>
          <table:table-cell office:value-type="float" office:value="1.3172059968611001" table:style-name="ce3">
            <text:p>1,317205997</text:p>
          </table:table-cell>
          <table:table-cell table:number-columns-repeated="13" table:style-name="ce3"/>
          <table:table-cell office:value-type="float" office:value="4.2608748901093501" table:style-name="ce3">
            <text:p>4,26087489</text:p>
          </table:table-cell>
          <table:table-cell office:value-type="float" office:value="4.63685670434218" table:style-name="ce3">
            <text:p>4,636856704</text:p>
          </table:table-cell>
          <table:table-cell office:value-type="float" office:value="-0.75968980061314395" table:style-name="ce3">
            <text:p>-0,759689801</text:p>
          </table:table-cell>
          <table:table-cell office:value-type="float" office:value="3.13542131144506" table:style-name="ce3">
            <text:p>3,135421311</text:p>
          </table:table-cell>
          <table:table-cell office:value-type="float" office:value="-0.12594531679563001" table:style-name="ce3">
            <text:p>-0,125945317</text:p>
          </table:table-cell>
          <table:table-cell office:value-type="float" office:value="2.6978958678636702" table:style-name="ce3">
            <text:p>2,697895868</text:p>
          </table:table-cell>
          <table:table-cell office:value-type="float" office:value="0.49787911952609598" table:style-name="ce3">
            <text:p>0,49787912</text:p>
          </table:table-cell>
          <table:table-cell office:value-type="float" office:value="-0.36347804987662302" table:style-name="ce3">
            <text:p>-0,36347805</text:p>
          </table:table-cell>
          <table:table-cell office:value-type="float" office:value="1.95546080651433" table:style-name="ce3">
            <text:p>1,95546080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CB0DBC</text:p>
          </table:table-cell>
          <table:table-cell office:value-type="float" office:value="45" table:style-name="ce3">
            <text:p>45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8" table:style-name="ce3">
            <text:p>18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8.07" table:style-name="ce3">
            <text:p>28,07</text:p>
          </table:table-cell>
          <table:table-cell office:value-type="float" office:value="28.31" table:style-name="ce3">
            <text:p>28,31</text:p>
          </table:table-cell>
          <table:table-cell office:value-type="float" office:value="0.23999999999999799" table:style-name="ce3">
            <text:p>0,24</text:p>
          </table:table-cell>
          <table:table-cell office:value-type="float" office:value="10" table:style-name="ce3">
            <text:p>10</text:p>
          </table:table-cell>
          <table:table-cell office:value-type="float" office:value="-17.8095238095238" table:style-name="ce3">
            <text:p>-17,80952381</text:p>
          </table:table-cell>
          <table:table-cell office:value-type="float" office:value="2" table:style-name="ce3">
            <text:p>2</text:p>
          </table:table-cell>
          <table:table-cell office:value-type="float" office:value="33.430764790764798" table:style-name="ce3">
            <text:p>33,43076479</text:p>
          </table:table-cell>
          <table:table-cell office:value-type="float" office:value="0.21168847355295001" table:style-name="ce3">
            <text:p>0,211688474</text:p>
          </table:table-cell>
          <table:table-cell office:value-type="float" office:value="-1.47108776647831" table:style-name="ce3">
            <text:p>-1,471087766</text:p>
          </table:table-cell>
          <table:table-cell table:number-columns-repeated="17" table:style-name="ce3"/>
          <table:table-cell office:value-type="float" office:value="4073.72" table:style-name="ce3">
            <text:p>4073,72</text:p>
          </table:table-cell>
          <table:table-cell office:value-type="float" office:value="1.42576101108756" table:style-name="ce3">
            <text:p>1,425761011</text:p>
          </table:table-cell>
          <table:table-cell office:value-type="float" office:value="0.12105452073834801" table:style-name="ce3">
            <text:p>0,121054521</text:p>
          </table:table-cell>
          <table:table-cell office:value-type="float" office:value="3.9597194383123102" table:style-name="ce3">
            <text:p>3,959719438</text:p>
          </table:table-cell>
          <table:table-cell office:value-type="float" office:value="-1.91547796983602" table:style-name="ce3">
            <text:p>-1,91547797</text:p>
          </table:table-cell>
          <table:table-cell office:value-type="float" office:value="3.6895005045626199" table:style-name="ce3">
            <text:p>3,689500505</text:p>
          </table:table-cell>
          <table:table-cell office:value-type="float" office:value="-0.16586667926681001" table:style-name="ce3">
            <text:p>-0,165866679</text:p>
          </table:table-cell>
          <table:table-cell office:value-type="float" office:value="0.97912869122114199" table:style-name="ce3">
            <text:p>0,979128691</text:p>
          </table:table-cell>
          <table:table-cell office:value-type="float" office:value="-1.89403088091465" table:style-name="ce3">
            <text:p>-1,894030881</text:p>
          </table:table-cell>
          <table:table-cell office:value-type="float" office:value="-2.0196950079809501" table:style-name="ce3">
            <text:p>-2,019695008</text:p>
          </table:table-cell>
          <table:table-cell office:value-type="float" office:value="-1.0103447992027099" table:style-name="ce3">
            <text:p>-1,010344799</text:p>
          </table:table-cell>
          <table:table-cell office:value-type="float" office:value="0.26453475193722698" table:style-name="ce3">
            <text:p>0,264534752</text:p>
          </table:table-cell>
          <table:table-cell office:value-type="float" office:value="2.2644533708578298" table:style-name="ce3">
            <text:p>2,264453371</text:p>
          </table:table-cell>
          <table:table-cell office:value-type="float" office:value="-1.69593072934678" table:style-name="ce3">
            <text:p>-1,695930729</text:p>
          </table:table-cell>
          <table:table-cell table:number-columns-repeated="13" table:style-name="ce3"/>
          <table:table-cell office:value-type="float" office:value="-5.2791376093605296" table:style-name="ce3">
            <text:p>-5,279137609</text:p>
          </table:table-cell>
          <table:table-cell office:value-type="float" office:value="1.24694318930315" table:style-name="ce3">
            <text:p>1,246943189</text:p>
          </table:table-cell>
          <table:table-cell office:value-type="float" office:value="-2.4591250016532" table:style-name="ce3">
            <text:p>-2,459125002</text:p>
          </table:table-cell>
          <table:table-cell office:value-type="float" office:value="2.2955438442440599" table:style-name="ce3">
            <text:p>2,295543844</text:p>
          </table:table-cell>
          <table:table-cell office:value-type="float" office:value="3.4704572735136501" table:style-name="ce3">
            <text:p>3,470457274</text:p>
          </table:table-cell>
          <table:table-cell office:value-type="float" office:value="-1.6839939145235501" table:style-name="ce3">
            <text:p>-1,683993915</text:p>
          </table:table-cell>
          <table:table-cell office:value-type="float" office:value="-0.37115812443371499" table:style-name="ce3">
            <text:p>-0,371158124</text:p>
          </table:table-cell>
          <table:table-cell office:value-type="float" office:value="-1.1476405687595701" table:style-name="ce3">
            <text:p>-1,147640569</text:p>
          </table:table-cell>
          <table:table-cell office:value-type="float" office:value="0.733520522868637" table:style-name="ce3">
            <text:p>0,73352052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CB2407</text:p>
          </table:table-cell>
          <table:table-cell office:value-type="float" office:value="50" table:style-name="ce3">
            <text:p>5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18" table:style-name="ce3">
            <text:p>18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4.12" table:style-name="ce3">
            <text:p>24,12</text:p>
          </table:table-cell>
          <table:table-cell office:value-type="float" office:value="23.92" table:style-name="ce3">
            <text:p>23,92</text:p>
          </table:table-cell>
          <table:table-cell office:value-type="float" office:value="-0.19999999999999901" table:style-name="ce3">
            <text:p>-0,2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-4.5842867112401802" table:style-name="ce3">
            <text:p>-4,584286711</text:p>
          </table:table-cell>
          <table:table-cell office:value-type="float" office:value="0.93410630560218899" table:style-name="ce3">
            <text:p>0,934106306</text:p>
          </table:table-cell>
          <table:table-cell office:value-type="float" office:value="2.76808453005822" table:style-name="ce3">
            <text:p>2,76808453</text:p>
          </table:table-cell>
          <table:table-cell table:number-columns-repeated="17" table:style-name="ce3"/>
          <table:table-cell office:value-type="float" office:value="2757.8022222222198" table:style-name="ce3">
            <text:p>2757,802222</text:p>
          </table:table-cell>
          <table:table-cell office:value-type="float" office:value="1.18315843521963" table:style-name="ce3">
            <text:p>1,183158435</text:p>
          </table:table-cell>
          <table:table-cell office:value-type="float" office:value="8.5327204996571301E-2" table:style-name="ce3">
            <text:p>0,085327205</text:p>
          </table:table-cell>
          <table:table-cell office:value-type="float" office:value="-4.4004227915047904" table:style-name="ce3">
            <text:p>-4,400422792</text:p>
          </table:table-cell>
          <table:table-cell office:value-type="float" office:value="-1.88041350809973" table:style-name="ce3">
            <text:p>-1,880413508</text:p>
          </table:table-cell>
          <table:table-cell office:value-type="float" office:value="2.2099596108580801" table:style-name="ce3">
            <text:p>2,209959611</text:p>
          </table:table-cell>
          <table:table-cell office:value-type="float" office:value="-1.6282603753737701" table:style-name="ce3">
            <text:p>-1,628260375</text:p>
          </table:table-cell>
          <table:table-cell office:value-type="float" office:value="-0.75534497299359404" table:style-name="ce3">
            <text:p>-0,755344973</text:p>
          </table:table-cell>
          <table:table-cell office:value-type="float" office:value="-1.0608416073173701" table:style-name="ce3">
            <text:p>-1,060841607</text:p>
          </table:table-cell>
          <table:table-cell office:value-type="float" office:value="-1.41911578371825" table:style-name="ce3">
            <text:p>-1,419115784</text:p>
          </table:table-cell>
          <table:table-cell office:value-type="float" office:value="-1.7446400307230701" table:style-name="ce3">
            <text:p>-1,744640031</text:p>
          </table:table-cell>
          <table:table-cell office:value-type="float" office:value="-0.53670563280780803" table:style-name="ce3">
            <text:p>-0,536705633</text:p>
          </table:table-cell>
          <table:table-cell office:value-type="float" office:value="0.90010725508161904" table:style-name="ce3">
            <text:p>0,900107255</text:p>
          </table:table-cell>
          <table:table-cell office:value-type="float" office:value="2.9884843156754699" table:style-name="ce3">
            <text:p>2,988484316</text:p>
          </table:table-cell>
          <table:table-cell table:number-columns-repeated="13" table:style-name="ce3"/>
          <table:table-cell office:value-type="float" office:value="2.8726462489398101" table:style-name="ce3">
            <text:p>2,872646249</text:p>
          </table:table-cell>
          <table:table-cell office:value-type="float" office:value="-4.1753188793048199" table:style-name="ce3">
            <text:p>-4,175318879</text:p>
          </table:table-cell>
          <table:table-cell office:value-type="float" office:value="-3.4622977931579402" table:style-name="ce3">
            <text:p>-3,462297793</text:p>
          </table:table-cell>
          <table:table-cell office:value-type="float" office:value="2.7849105335445801" table:style-name="ce3">
            <text:p>2,784910534</text:p>
          </table:table-cell>
          <table:table-cell office:value-type="float" office:value="0.77099230624783399" table:style-name="ce3">
            <text:p>0,770992306</text:p>
          </table:table-cell>
          <table:table-cell office:value-type="float" office:value="-0.56831573570832405" table:style-name="ce3">
            <text:p>-0,568315736</text:p>
          </table:table-cell>
          <table:table-cell office:value-type="float" office:value="2.2160943057042299" table:style-name="ce3">
            <text:p>2,216094306</text:p>
          </table:table-cell>
          <table:table-cell office:value-type="float" office:value="-2.1712689478242599" table:style-name="ce3">
            <text:p>-2,171268948</text:p>
          </table:table-cell>
          <table:table-cell office:value-type="float" office:value="0.82921937644546095" table:style-name="ce3">
            <text:p>0,82921937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F2B8A2</text:p>
          </table:table-cell>
          <table:table-cell office:value-type="float" office:value="66" table:style-name="ce3">
            <text:p>66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8" table:style-name="ce3">
            <text:p>18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5.69" table:style-name="ce3">
            <text:p>25,69</text:p>
          </table:table-cell>
          <table:table-cell office:value-type="float" office:value="26.71" table:style-name="ce3">
            <text:p>26,71</text:p>
          </table:table-cell>
          <table:table-cell office:value-type="float" office:value="1.02" table:style-name="ce3">
            <text:p>1,02</text:p>
          </table:table-cell>
          <table:table-cell office:value-type="float" office:value="6" table:style-name="ce3">
            <text:p>6</text:p>
          </table:table-cell>
          <table:table-cell office:value-type="float" office:value="-14.375" table:style-name="ce3">
            <text:p>-14,375</text:p>
          </table:table-cell>
          <table:table-cell office:value-type="float" office:value="4" table:style-name="ce3">
            <text:p>4</text:p>
          </table:table-cell>
          <table:table-cell office:value-type="float" office:value="-6.4268663063845793E-2" table:style-name="ce3">
            <text:p>-0,064268663</text:p>
          </table:table-cell>
          <table:table-cell office:value-type="float" office:value="1.06891605971006" table:style-name="ce3">
            <text:p>1,06891606</text:p>
          </table:table-cell>
          <table:table-cell office:value-type="float" office:value="2.8863651053774499" table:style-name="ce3">
            <text:p>2,886365105</text:p>
          </table:table-cell>
          <table:table-cell table:number-columns-repeated="17" table:style-name="ce3"/>
          <table:table-cell office:value-type="float" office:value="4104.0155555555602" table:style-name="ce3">
            <text:p>4104,015556</text:p>
          </table:table-cell>
          <table:table-cell office:value-type="float" office:value="1.5250097787926" table:style-name="ce3">
            <text:p>1,525009779</text:p>
          </table:table-cell>
          <table:table-cell office:value-type="float" office:value="0.112781682114049" table:style-name="ce3">
            <text:p>0,112781682</text:p>
          </table:table-cell>
          <table:table-cell office:value-type="float" office:value="5.0224604465100304" table:style-name="ce3">
            <text:p>5,022460447</text:p>
          </table:table-cell>
          <table:table-cell office:value-type="float" office:value="-1.12625498288049" table:style-name="ce3">
            <text:p>-1,126254983</text:p>
          </table:table-cell>
          <table:table-cell office:value-type="float" office:value="0.212812232671067" table:style-name="ce3">
            <text:p>0,212812233</text:p>
          </table:table-cell>
          <table:table-cell office:value-type="float" office:value="-0.27764244522256898" table:style-name="ce3">
            <text:p>-0,277642445</text:p>
          </table:table-cell>
          <table:table-cell office:value-type="float" office:value="-0.48725620630503602" table:style-name="ce3">
            <text:p>-0,487256206</text:p>
          </table:table-cell>
          <table:table-cell office:value-type="float" office:value="0.13729476457934001" table:style-name="ce3">
            <text:p>0,137294765</text:p>
          </table:table-cell>
          <table:table-cell office:value-type="float" office:value="-2.11610384251559" table:style-name="ce3">
            <text:p>-2,116103843</text:p>
          </table:table-cell>
          <table:table-cell office:value-type="float" office:value="2.1861509577370802E-3" table:style-name="ce3">
            <text:p>0,002186151</text:p>
          </table:table-cell>
          <table:table-cell office:value-type="float" office:value="-0.66335183555342303" table:style-name="ce3">
            <text:p>-0,663351836</text:p>
          </table:table-cell>
          <table:table-cell office:value-type="float" office:value="1.0399662812222701" table:style-name="ce3">
            <text:p>1,039966281</text:p>
          </table:table-cell>
          <table:table-cell office:value-type="float" office:value="3.1324148739990401" table:style-name="ce3">
            <text:p>3,132414874</text:p>
          </table:table-cell>
          <table:table-cell table:number-columns-repeated="13" table:style-name="ce3"/>
          <table:table-cell office:value-type="float" office:value="-5.8733042601670604" table:style-name="ce3">
            <text:p>-5,87330426</text:p>
          </table:table-cell>
          <table:table-cell office:value-type="float" office:value="0.890798859017915" table:style-name="ce3">
            <text:p>0,890798859</text:p>
          </table:table-cell>
          <table:table-cell office:value-type="float" office:value="-2.0364065550565602" table:style-name="ce3">
            <text:p>-2,036406555</text:p>
          </table:table-cell>
          <table:table-cell office:value-type="float" office:value="0.138052048942154" table:style-name="ce3">
            <text:p>0,138052049</text:p>
          </table:table-cell>
          <table:table-cell office:value-type="float" office:value="-1.4325451532822799" table:style-name="ce3">
            <text:p>-1,432545153</text:p>
          </table:table-cell>
          <table:table-cell office:value-type="float" office:value="0.611105279672572" table:style-name="ce3">
            <text:p>0,61110528</text:p>
          </table:table-cell>
          <table:table-cell office:value-type="float" office:value="0.42747481211548" table:style-name="ce3">
            <text:p>0,427474812</text:p>
          </table:table-cell>
          <table:table-cell office:value-type="float" office:value="0.14001583530990799" table:style-name="ce3">
            <text:p>0,140015835</text:p>
          </table:table-cell>
          <table:table-cell office:value-type="float" office:value="1.13155757059169" table:style-name="ce3">
            <text:p>1,13155757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F2B9FC</text:p>
          </table:table-cell>
          <table:table-cell office:value-type="float" office:value="69" table:style-name="ce3">
            <text:p>69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8" table:style-name="ce3">
            <text:p>18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5.71" table:style-name="ce3">
            <text:p>25,71</text:p>
          </table:table-cell>
          <table:table-cell office:value-type="float" office:value="26.39" table:style-name="ce3">
            <text:p>26,39</text:p>
          </table:table-cell>
          <table:table-cell office:value-type="float" office:value="0.68" table:style-name="ce3">
            <text:p>0,68</text:p>
          </table:table-cell>
          <table:table-cell office:value-type="float" office:value="9" table:style-name="ce3">
            <text:p>9</text:p>
          </table:table-cell>
          <table:table-cell office:value-type="float" office:value="-17.519047619047601" table:style-name="ce3">
            <text:p>-17,51904762</text:p>
          </table:table-cell>
          <table:table-cell office:value-type="float" office:value="9" table:style-name="ce3">
            <text:p>9</text:p>
          </table:table-cell>
          <table:table-cell office:value-type="float" office:value="-21.7966551104263" table:style-name="ce3">
            <text:p>-21,79665511</text:p>
          </table:table-cell>
          <table:table-cell office:value-type="float" office:value="0.164129950718714" table:style-name="ce3">
            <text:p>0,164129951</text:p>
          </table:table-cell>
          <table:table-cell office:value-type="float" office:value="1.4097033253921101" table:style-name="ce3">
            <text:p>1,409703325</text:p>
          </table:table-cell>
          <table:table-cell table:number-columns-repeated="17" table:style-name="ce3"/>
          <table:table-cell office:value-type="float" office:value="3094.0844444444401" table:style-name="ce3">
            <text:p>3094,084444</text:p>
          </table:table-cell>
          <table:table-cell office:value-type="float" office:value="1.6243275428333901" table:style-name="ce3">
            <text:p>1,624327543</text:p>
          </table:table-cell>
          <table:table-cell office:value-type="float" office:value="9.2586713858272801E-2" table:style-name="ce3">
            <text:p>0,092586714</text:p>
          </table:table-cell>
          <table:table-cell office:value-type="float" office:value="-2.2841569581157102" table:style-name="ce3">
            <text:p>-2,284156958</text:p>
          </table:table-cell>
          <table:table-cell office:value-type="float" office:value="-0.88659036413772796" table:style-name="ce3">
            <text:p>-0,886590364</text:p>
          </table:table-cell>
          <table:table-cell office:value-type="float" office:value="5.1416716616245001E-2" table:style-name="ce3">
            <text:p>0,051416717</text:p>
          </table:table-cell>
          <table:table-cell office:value-type="float" office:value="-0.19983044792284199" table:style-name="ce3">
            <text:p>-0,199830448</text:p>
          </table:table-cell>
          <table:table-cell office:value-type="float" office:value="-2.3530899024626102" table:style-name="ce3">
            <text:p>-2,353089902</text:p>
          </table:table-cell>
          <table:table-cell office:value-type="float" office:value="1.37437351109379" table:style-name="ce3">
            <text:p>1,374373511</text:p>
          </table:table-cell>
          <table:table-cell office:value-type="float" office:value="-1.8776067047868099" table:style-name="ce3">
            <text:p>-1,877606705</text:p>
          </table:table-cell>
          <table:table-cell office:value-type="float" office:value="1.28007949175229" table:style-name="ce3">
            <text:p>1,280079492</text:p>
          </table:table-cell>
          <table:table-cell office:value-type="float" office:value="6.2010084018997103E-2" table:style-name="ce3">
            <text:p>0,062010084</text:p>
          </table:table-cell>
          <table:table-cell office:value-type="float" office:value="-0.61050225422993998" table:style-name="ce3">
            <text:p>-0,610502254</text:p>
          </table:table-cell>
          <table:table-cell office:value-type="float" office:value="2.0676138138823199" table:style-name="ce3">
            <text:p>2,067613814</text:p>
          </table:table-cell>
          <table:table-cell table:number-columns-repeated="13" table:style-name="ce3"/>
          <table:table-cell office:value-type="float" office:value="2.9144515442368402" table:style-name="ce3">
            <text:p>2,914451544</text:p>
          </table:table-cell>
          <table:table-cell office:value-type="float" office:value="4.63208564534008" table:style-name="ce3">
            <text:p>4,632085645</text:p>
          </table:table-cell>
          <table:table-cell office:value-type="float" office:value="-3.27120350889972" table:style-name="ce3">
            <text:p>-3,271203509</text:p>
          </table:table-cell>
          <table:table-cell office:value-type="float" office:value="-1.5222392939861" table:style-name="ce3">
            <text:p>-1,522239294</text:p>
          </table:table-cell>
          <table:table-cell office:value-type="float" office:value="1.2111864055599699" table:style-name="ce3">
            <text:p>1,211186406</text:p>
          </table:table-cell>
          <table:table-cell office:value-type="float" office:value="-0.43547195168371899" table:style-name="ce3">
            <text:p>-0,435471952</text:p>
          </table:table-cell>
          <table:table-cell office:value-type="float" office:value="0.62638191236572904" table:style-name="ce3">
            <text:p>0,626381912</text:p>
          </table:table-cell>
          <table:table-cell office:value-type="float" office:value="0.347403993065106" table:style-name="ce3">
            <text:p>0,347403993</text:p>
          </table:table-cell>
          <table:table-cell office:value-type="float" office:value="2.2140756883537001" table:style-name="ce3">
            <text:p>2,21407568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F2B59E</text:p>
          </table:table-cell>
          <table:table-cell office:value-type="float" office:value="63" table:style-name="ce3">
            <text:p>63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3">
            <text:p>16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8.07" table:style-name="ce3">
            <text:p>28,07</text:p>
          </table:table-cell>
          <table:table-cell office:value-type="float" office:value="28.21" table:style-name="ce3">
            <text:p>28,21</text:p>
          </table:table-cell>
          <table:table-cell office:value-type="float" office:value="0.14000000000000101" table:style-name="ce3">
            <text:p>0,14</text:p>
          </table:table-cell>
          <table:table-cell office:value-type="float" office:value="3" table:style-name="ce3">
            <text:p>3</text:p>
          </table:table-cell>
          <table:table-cell office:value-type="float" office:value="17.733333333333299" table:style-name="ce3">
            <text:p>17,73333333</text:p>
          </table:table-cell>
          <table:table-cell office:value-type="float" office:value="1" table:style-name="ce3">
            <text:p>1</text:p>
          </table:table-cell>
          <table:table-cell office:value-type="float" office:value="37.159897008362499" table:style-name="ce3">
            <text:p>37,15989701</text:p>
          </table:table-cell>
          <table:table-cell office:value-type="float" office:value="1.3102800979584699" table:style-name="ce3">
            <text:p>1,310280098</text:p>
          </table:table-cell>
          <table:table-cell office:value-type="float" office:value="0.49248933875675499" table:style-name="ce3">
            <text:p>0,492489339</text:p>
          </table:table-cell>
          <table:table-cell table:number-columns-repeated="17" table:style-name="ce3"/>
          <table:table-cell office:value-type="float" office:value="5457.3311111111097" table:style-name="ce3">
            <text:p>5457,331111</text:p>
          </table:table-cell>
          <table:table-cell office:value-type="float" office:value="1.4900377178173201" table:style-name="ce3">
            <text:p>1,490037718</text:p>
          </table:table-cell>
          <table:table-cell office:value-type="float" office:value="0.10247744216851599" table:style-name="ce3">
            <text:p>0,102477442</text:p>
          </table:table-cell>
          <table:table-cell office:value-type="float" office:value="6.5707065109005303" table:style-name="ce3">
            <text:p>6,570706511</text:p>
          </table:table-cell>
          <table:table-cell office:value-type="float" office:value="-0.81300714608704705" table:style-name="ce3">
            <text:p>-0,813007146</text:p>
          </table:table-cell>
          <table:table-cell office:value-type="float" office:value="1.4603871551605001" table:style-name="ce3">
            <text:p>1,460387155</text:p>
          </table:table-cell>
          <table:table-cell office:value-type="float" office:value="-0.50601233576426197" table:style-name="ce3">
            <text:p>-0,506012336</text:p>
          </table:table-cell>
          <table:table-cell office:value-type="float" office:value="0.10779343462708101" table:style-name="ce3">
            <text:p>0,107793435</text:p>
          </table:table-cell>
          <table:table-cell office:value-type="float" office:value="0.84470633382930804" table:style-name="ce3">
            <text:p>0,844706334</text:p>
          </table:table-cell>
          <table:table-cell office:value-type="float" office:value="-1.41228699785898" table:style-name="ce3">
            <text:p>-1,412286998</text:p>
          </table:table-cell>
          <table:table-cell office:value-type="float" office:value="-0.34075353508210998" table:style-name="ce3">
            <text:p>-0,340753535</text:p>
          </table:table-cell>
          <table:table-cell office:value-type="float" office:value="-0.69306941712868497" table:style-name="ce3">
            <text:p>-0,693069417</text:p>
          </table:table-cell>
          <table:table-cell office:value-type="float" office:value="2.5758037172339501" table:style-name="ce3">
            <text:p>2,575803717</text:p>
          </table:table-cell>
          <table:table-cell office:value-type="float" office:value="4.5778659495490003E-2" table:style-name="ce3">
            <text:p>0,045778659</text:p>
          </table:table-cell>
          <table:table-cell table:number-columns-repeated="13" table:style-name="ce3"/>
          <table:table-cell office:value-type="float" office:value="-7.4326706336406998" table:style-name="ce3">
            <text:p>-7,432670634</text:p>
          </table:table-cell>
          <table:table-cell office:value-type="float" office:value="0.49293084079877197" table:style-name="ce3">
            <text:p>0,492930841</text:p>
          </table:table-cell>
          <table:table-cell office:value-type="float" office:value="-1.6858350669647699" table:style-name="ce3">
            <text:p>-1,685835067</text:p>
          </table:table-cell>
          <table:table-cell office:value-type="float" office:value="0.44906035136047701" table:style-name="ce3">
            <text:p>0,449060351</text:p>
          </table:table-cell>
          <table:table-cell office:value-type="float" office:value="-0.51477155891350102" table:style-name="ce3">
            <text:p>-0,514771559</text:p>
          </table:table-cell>
          <table:table-cell office:value-type="float" office:value="-0.10467711905990799" table:style-name="ce3">
            <text:p>-0,104677119</text:p>
          </table:table-cell>
          <table:table-cell office:value-type="float" office:value="1.0610162434241199" table:style-name="ce3">
            <text:p>1,061016243</text:p>
          </table:table-cell>
          <table:table-cell office:value-type="float" office:value="-1.2227250631408" table:style-name="ce3">
            <text:p>-1,222725063</text:p>
          </table:table-cell>
          <table:table-cell office:value-type="float" office:value="1.16374078634505" table:style-name="ce3">
            <text:p>1,16374078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F2E3D4</text:p>
          </table:table-cell>
          <table:table-cell office:value-type="float" office:value="74" table:style-name="ce3">
            <text:p>74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8" table:style-name="ce3">
            <text:p>18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16" table:style-name="ce3">
            <text:p>26,16</text:p>
          </table:table-cell>
          <table:table-cell office:value-type="float" office:value="27.34" table:style-name="ce3">
            <text:p>27,34</text:p>
          </table:table-cell>
          <table:table-cell office:value-type="float" office:value="1.18" table:style-name="ce3">
            <text:p>1,18</text:p>
          </table:table-cell>
          <table:table-cell office:value-type="float" office:value="8" table:style-name="ce3">
            <text:p>8</text:p>
          </table:table-cell>
          <table:table-cell office:value-type="float" office:value="-16.3333333333333" table:style-name="ce3">
            <text:p>-16,33333333</text:p>
          </table:table-cell>
          <table:table-cell office:value-type="float" office:value="7" table:style-name="ce3">
            <text:p>7</text:p>
          </table:table-cell>
          <table:table-cell office:value-type="float" office:value="-10.9493006993007" table:style-name="ce3">
            <text:p>-10,9493007</text:p>
          </table:table-cell>
          <table:table-cell office:value-type="float" office:value="0.58175293930084804" table:style-name="ce3">
            <text:p>0,581752939</text:p>
          </table:table-cell>
          <table:table-cell office:value-type="float" office:value="0.844761471081103" table:style-name="ce3">
            <text:p>0,844761471</text:p>
          </table:table-cell>
          <table:table-cell table:number-columns-repeated="17" table:style-name="ce3"/>
          <table:table-cell office:value-type="float" office:value="2596.12222222222" table:style-name="ce3">
            <text:p>2596,122222</text:p>
          </table:table-cell>
          <table:table-cell office:value-type="float" office:value="1.5997683420354001" table:style-name="ce3">
            <text:p>1,599768342</text:p>
          </table:table-cell>
          <table:table-cell office:value-type="float" office:value="0.127079276356617" table:style-name="ce3">
            <text:p>0,127079276</text:p>
          </table:table-cell>
          <table:table-cell office:value-type="float" office:value="0.670314533302935" table:style-name="ce3">
            <text:p>0,670314533</text:p>
          </table:table-cell>
          <table:table-cell office:value-type="float" office:value="-3.1435398502717899" table:style-name="ce3">
            <text:p>-3,14353985</text:p>
          </table:table-cell>
          <table:table-cell office:value-type="float" office:value="-3.6924649311700399" table:style-name="ce3">
            <text:p>-3,692464931</text:p>
          </table:table-cell>
          <table:table-cell office:value-type="float" office:value="-2.7129208231820701" table:style-name="ce3">
            <text:p>-2,712920823</text:p>
          </table:table-cell>
          <table:table-cell office:value-type="float" office:value="-0.73476825545567503" table:style-name="ce3">
            <text:p>-0,734768255</text:p>
          </table:table-cell>
          <table:table-cell office:value-type="float" office:value="-1.0950120925261499" table:style-name="ce3">
            <text:p>-1,095012093</text:p>
          </table:table-cell>
          <table:table-cell office:value-type="float" office:value="-0.88957985300301401" table:style-name="ce3">
            <text:p>-0,889579853</text:p>
          </table:table-cell>
          <table:table-cell office:value-type="float" office:value="0.69923813172957305" table:style-name="ce3">
            <text:p>0,699238132</text:p>
          </table:table-cell>
          <table:table-cell office:value-type="float" office:value="1.0070195959922901" table:style-name="ce3">
            <text:p>1,007019596</text:p>
          </table:table-cell>
          <table:table-cell office:value-type="float" office:value="-0.117394694815897" table:style-name="ce3">
            <text:p>-0,117394695</text:p>
          </table:table-cell>
          <table:table-cell office:value-type="float" office:value="1.5375418448964899" table:style-name="ce3">
            <text:p>1,537541845</text:p>
          </table:table-cell>
          <table:table-cell table:number-columns-repeated="13" table:style-name="ce3"/>
          <table:table-cell office:value-type="float" office:value="-0.83316596099722195" table:style-name="ce3">
            <text:p>-0,833165961</text:p>
          </table:table-cell>
          <table:table-cell office:value-type="float" office:value="-1.9720654668864599" table:style-name="ce3">
            <text:p>-1,972065467</text:p>
          </table:table-cell>
          <table:table-cell office:value-type="float" office:value="-4.28173278598977" table:style-name="ce3">
            <text:p>-4,281732786</text:p>
          </table:table-cell>
          <table:table-cell office:value-type="float" office:value="-3.57917699486869" table:style-name="ce3">
            <text:p>-3,579176995</text:p>
          </table:table-cell>
          <table:table-cell office:value-type="float" office:value="-1.90400353384405" table:style-name="ce3">
            <text:p>-1,904003534</text:p>
          </table:table-cell>
          <table:table-cell office:value-type="float" office:value="0.74825053250172002" table:style-name="ce3">
            <text:p>0,748250533</text:p>
          </table:table-cell>
          <table:table-cell office:value-type="float" office:value="0.76700542540595096" table:style-name="ce3">
            <text:p>0,767005425</text:p>
          </table:table-cell>
          <table:table-cell office:value-type="float" office:value="0.66290992364192303" table:style-name="ce3">
            <text:p>0,662909924</text:p>
          </table:table-cell>
          <table:table-cell office:value-type="float" office:value="0.56388806689853799" table:style-name="ce3">
            <text:p>0,563888067</text:p>
          </table:table-cell>
          <table:table-cell table:number-columns-repeated="16315"/>
        </table:table-row>
        <table:table-row table:style-name="ro2">
          <table:table-cell office:value-type="string" table:style-name="ce8">
            <text:p>0007F2E37E</text:p>
          </table:table-cell>
          <table:table-cell office:value-type="float" office:value="73" table:style-name="ce9">
            <text:p>73</text:p>
          </table:table-cell>
          <table:table-cell office:value-type="float" office:value="11" table:style-name="ce9">
            <text:p>11</text:p>
          </table:table-cell>
          <table:table-cell office:value-type="float" office:value="1" table:style-name="ce9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18" table:style-name="ce9">
            <text:p>18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6.1" table:style-name="ce9">
            <text:p>26,1</text:p>
          </table:table-cell>
          <table:table-cell office:value-type="float" office:value="27.34" table:style-name="ce9">
            <text:p>27,34</text:p>
          </table:table-cell>
          <table:table-cell office:value-type="float" office:value="1.24" table:style-name="ce9">
            <text:p>1,24</text:p>
          </table:table-cell>
          <table:table-cell office:value-type="float" office:value="1" table:style-name="ce9">
            <text:p>1</text:p>
          </table:table-cell>
          <table:table-cell office:value-type="float" office:value="28.511904761904798" table:style-name="ce9">
            <text:p>28,51190476</text:p>
          </table:table-cell>
          <table:table-cell office:value-type="float" office:value="3" table:style-name="ce9">
            <text:p>3</text:p>
          </table:table-cell>
          <table:table-cell office:value-type="float" office:value="19.373068751061201" table:style-name="ce9">
            <text:p>19,37306875</text:p>
          </table:table-cell>
          <table:table-cell office:value-type="float" office:value="2.5254640120464402" table:style-name="ce9">
            <text:p>2,525464012</text:p>
          </table:table-cell>
          <table:table-cell office:value-type="float" office:value="2.7905713550379398" table:style-name="ce9">
            <text:p>2,790571355</text:p>
          </table:table-cell>
          <table:table-cell table:number-columns-repeated="17" table:style-name="ce9"/>
          <table:table-cell office:value-type="float" office:value="6574.0088888888904" table:style-name="ce9">
            <text:p>6574,008889</text:p>
          </table:table-cell>
          <table:table-cell office:value-type="float" office:value="1.45390440856961" table:style-name="ce9">
            <text:p>1,453904409</text:p>
          </table:table-cell>
          <table:table-cell office:value-type="float" office:value="9.1210707216026504E-2" table:style-name="ce9">
            <text:p>0,091210707</text:p>
          </table:table-cell>
          <table:table-cell office:value-type="float" office:value="6.6055080790732497" table:style-name="ce9">
            <text:p>6,605508079</text:p>
          </table:table-cell>
          <table:table-cell office:value-type="float" office:value="0.73010483859636599" table:style-name="ce9">
            <text:p>0,730104839</text:p>
          </table:table-cell>
          <table:table-cell office:value-type="float" office:value="3.3539504102322901" table:style-name="ce9">
            <text:p>3,35395041</text:p>
          </table:table-cell>
          <table:table-cell office:value-type="float" office:value="1.40303764490156" table:style-name="ce9">
            <text:p>1,403037645</text:p>
          </table:table-cell>
          <table:table-cell office:value-type="float" office:value="-0.11403809539866901" table:style-name="ce9">
            <text:p>-0,114038095</text:p>
          </table:table-cell>
          <table:table-cell office:value-type="float" office:value="-0.63806550841851895" table:style-name="ce9">
            <text:p>-0,638065508</text:p>
          </table:table-cell>
          <table:table-cell office:value-type="float" office:value="-1.50168474792358" table:style-name="ce9">
            <text:p>-1,501684748</text:p>
          </table:table-cell>
          <table:table-cell office:value-type="float" office:value="-0.16594054020919999" table:style-name="ce9">
            <text:p>-0,16594054</text:p>
          </table:table-cell>
          <table:table-cell office:value-type="float" office:value="0.34555941621591302" table:style-name="ce9">
            <text:p>0,345559416</text:p>
          </table:table-cell>
          <table:table-cell office:value-type="float" office:value="2.9288067962529398" table:style-name="ce9">
            <text:p>2,928806796</text:p>
          </table:table-cell>
          <table:table-cell office:value-type="float" office:value="3.0402508289444801" table:style-name="ce9">
            <text:p>3,040250829</text:p>
          </table:table-cell>
          <table:table-cell table:number-columns-repeated="13" table:style-name="ce9"/>
          <table:table-cell office:value-type="float" office:value="-7.0983898157442402" table:style-name="ce9">
            <text:p>-7,098389816</text:p>
          </table:table-cell>
          <table:table-cell office:value-type="float" office:value="0.99461136030901998" table:style-name="ce9">
            <text:p>0,99461136</text:p>
          </table:table-cell>
          <table:table-cell office:value-type="float" office:value="-0.72788265104309902" table:style-name="ce9">
            <text:p>-0,727882651</text:p>
          </table:table-cell>
          <table:table-cell office:value-type="float" office:value="2.9099033022727201" table:style-name="ce9">
            <text:p>2,909903302</text:p>
          </table:table-cell>
          <table:table-cell office:value-type="float" office:value="1.8532759504134" table:style-name="ce9">
            <text:p>1,85327595</text:p>
          </table:table-cell>
          <table:table-cell office:value-type="float" office:value="-1.57964601371601" table:style-name="ce9">
            <text:p>-1,579646014</text:p>
          </table:table-cell>
          <table:table-cell office:value-type="float" office:value="1.16427821948766" table:style-name="ce9">
            <text:p>1,164278219</text:p>
          </table:table-cell>
          <table:table-cell office:value-type="float" office:value="-1.5708016874097399" table:style-name="ce9">
            <text:p>-1,570801687</text:p>
          </table:table-cell>
          <table:table-cell office:value-type="float" office:value="8.6869017892951303E-2" table:style-name="ce9">
            <text:p>0,086869018</text:p>
          </table:table-cell>
          <table:table-cell table:number-columns-repeated="16315" table:style-name="ce10"/>
        </table:table-row>
        <table:table-row table:style-name="ro1">
          <table:table-cell office:value-type="string" table:style-name="ce2">
            <text:p>0007CB0A48</text:p>
          </table:table-cell>
          <table:table-cell office:value-type="float" office:value="41" table:style-name="ce3">
            <text:p>41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8" table:style-name="ce3">
            <text:p>18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8.38" table:style-name="ce3">
            <text:p>28,38</text:p>
          </table:table-cell>
          <table:table-cell office:value-type="float" office:value="29.49" table:style-name="ce3">
            <text:p>29,49</text:p>
          </table:table-cell>
          <table:table-cell office:value-type="float" office:value="1.1100000000000001" table:style-name="ce3">
            <text:p>1,11</text:p>
          </table:table-cell>
          <table:table-cell office:value-type="float" office:value="2" table:style-name="ce3">
            <text:p>2</text:p>
          </table:table-cell>
          <table:table-cell office:value-type="float" office:value="19.033333333333299" table:style-name="ce3">
            <text:p>19,03333333</text:p>
          </table:table-cell>
          <table:table-cell office:value-type="float" office:value="1" table:style-name="ce3">
            <text:p>1</text:p>
          </table:table-cell>
          <table:table-cell office:value-type="float" office:value="32.765229696344299" table:style-name="ce3">
            <text:p>32,7652297</text:p>
          </table:table-cell>
          <table:table-cell office:value-type="float" office:value="0.679554180499507" table:style-name="ce3">
            <text:p>0,67955418</text:p>
          </table:table-cell>
          <table:table-cell office:value-type="float" office:value="-2.4464748470524302E-2" table:style-name="ce3">
            <text:p>-0,024464748</text:p>
          </table:table-cell>
          <table:table-cell table:number-columns-repeated="17" table:style-name="ce3"/>
          <table:table-cell office:value-type="float" office:value="7676.4238095238097" table:style-name="ce3">
            <text:p>7676,42381</text:p>
          </table:table-cell>
          <table:table-cell office:value-type="float" office:value="2.2899814006397601" table:style-name="ce3">
            <text:p>2,289981401</text:p>
          </table:table-cell>
          <table:table-cell office:value-type="float" office:value="0.22278044898138999" table:style-name="ce3">
            <text:p>0,222780449</text:p>
          </table:table-cell>
          <table:table-cell office:value-type="float" office:value="6.0378636693077503" table:style-name="ce3">
            <text:p>6,037863669</text:p>
          </table:table-cell>
          <table:table-cell office:value-type="float" office:value="0.73926209845753998" table:style-name="ce3">
            <text:p>0,739262098</text:p>
          </table:table-cell>
          <table:table-cell office:value-type="float" office:value="3.2061273696341899" table:style-name="ce3">
            <text:p>3,20612737</text:p>
          </table:table-cell>
          <table:table-cell office:value-type="float" office:value="0.29304108670564" table:style-name="ce3">
            <text:p>0,293041087</text:p>
          </table:table-cell>
          <table:table-cell office:value-type="float" office:value="-0.24075424898755399" table:style-name="ce3">
            <text:p>-0,240754249</text:p>
          </table:table-cell>
          <table:table-cell office:value-type="float" office:value="9.3069607950168401E-3" table:style-name="ce3">
            <text:p>0,009306961</text:p>
          </table:table-cell>
          <table:table-cell office:value-type="float" office:value="-1.90630551407454" table:style-name="ce3">
            <text:p>-1,906305514</text:p>
          </table:table-cell>
          <table:table-cell office:value-type="float" office:value="-0.26168538552848097" table:style-name="ce3">
            <text:p>-0,261685386</text:p>
          </table:table-cell>
          <table:table-cell office:value-type="float" office:value="1.28519518236594E-2" table:style-name="ce3">
            <text:p>0,012851952</text:p>
          </table:table-cell>
          <table:table-cell office:value-type="float" office:value="1.7370623489253501" table:style-name="ce3">
            <text:p>1,737062349</text:p>
          </table:table-cell>
          <table:table-cell office:value-type="float" office:value="-0.57727825157641199" table:style-name="ce3">
            <text:p>-0,577278252</text:p>
          </table:table-cell>
          <table:table-cell table:number-columns-repeated="13" table:style-name="ce3"/>
          <table:table-cell office:value-type="float" office:value="-6.8514676721396901" table:style-name="ce3">
            <text:p>-6,851467672</text:p>
          </table:table-cell>
          <table:table-cell office:value-type="float" office:value="2.4927261836342001" table:style-name="ce3">
            <text:p>2,492726184</text:p>
          </table:table-cell>
          <table:table-cell office:value-type="float" office:value="-1.65233996374084" table:style-name="ce3">
            <text:p>-1,652339964</text:p>
          </table:table-cell>
          <table:table-cell office:value-type="float" office:value="2.7950586821775998" table:style-name="ce3">
            <text:p>2,795058682</text:p>
          </table:table-cell>
          <table:table-cell office:value-type="float" office:value="1.55969408259319" table:style-name="ce3">
            <text:p>1,559694083</text:p>
          </table:table-cell>
          <table:table-cell office:value-type="float" office:value="-1.55162652356583" table:style-name="ce3">
            <text:p>-1,551626524</text:p>
          </table:table-cell>
          <table:table-cell office:value-type="float" office:value="0.85723103839076298" table:style-name="ce3">
            <text:p>0,857231038</text:p>
          </table:table-cell>
          <table:table-cell office:value-type="float" office:value="-0.50694843989287197" table:style-name="ce3">
            <text:p>-0,50694844</text:p>
          </table:table-cell>
          <table:table-cell office:value-type="float" office:value="0.50305960965739605" table:style-name="ce3">
            <text:p>0,5030596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CB0AD4</text:p>
          </table:table-cell>
          <table:table-cell office:value-type="float" office:value="42" table:style-name="ce3">
            <text:p>42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6" table:style-name="ce3">
            <text:p>16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3.28" table:style-name="ce3">
            <text:p>23,28</text:p>
          </table:table-cell>
          <table:table-cell office:value-type="float" office:value="22.45" table:style-name="ce3">
            <text:p>22,45</text:p>
          </table:table-cell>
          <table:table-cell office:value-type="float" office:value="-0.83000000000000196" table:style-name="ce3">
            <text:p>-0,83</text:p>
          </table:table-cell>
          <table:table-cell office:value-type="float" office:value="6" table:style-name="ce3">
            <text:p>6</text:p>
          </table:table-cell>
          <table:table-cell office:value-type="float" office:value="-2.5" table:style-name="ce3">
            <text:p>-2,5</text:p>
          </table:table-cell>
          <table:table-cell office:value-type="float" office:value="5" table:style-name="ce3">
            <text:p>5</text:p>
          </table:table-cell>
          <table:table-cell office:value-type="float" office:value="5.6353629170966597" table:style-name="ce3">
            <text:p>5,635362917</text:p>
          </table:table-cell>
          <table:table-cell office:value-type="float" office:value="1.37244813798942" table:style-name="ce3">
            <text:p>1,372448138</text:p>
          </table:table-cell>
          <table:table-cell office:value-type="float" office:value="0.77316875630655502" table:style-name="ce3">
            <text:p>0,773168756</text:p>
          </table:table-cell>
          <table:table-cell table:number-columns-repeated="17" table:style-name="ce3"/>
          <table:table-cell office:value-type="float" office:value="6303.7119047619099" table:style-name="ce3">
            <text:p>6303,711905</text:p>
          </table:table-cell>
          <table:table-cell office:value-type="float" office:value="1.78036124715962" table:style-name="ce3">
            <text:p>1,780361247</text:p>
          </table:table-cell>
          <table:table-cell office:value-type="float" office:value="0.19015704654740401" table:style-name="ce3">
            <text:p>0,190157047</text:p>
          </table:table-cell>
          <table:table-cell office:value-type="float" office:value="3.2098159255126899" table:style-name="ce3">
            <text:p>3,209815926</text:p>
          </table:table-cell>
          <table:table-cell office:value-type="float" office:value="-1.71439327440678" table:style-name="ce3">
            <text:p>-1,714393274</text:p>
          </table:table-cell>
          <table:table-cell office:value-type="float" office:value="1.58468109717924" table:style-name="ce3">
            <text:p>1,584681097</text:p>
          </table:table-cell>
          <table:table-cell office:value-type="float" office:value="-1.4583377611630599" table:style-name="ce3">
            <text:p>-1,458337761</text:p>
          </table:table-cell>
          <table:table-cell office:value-type="float" office:value="-0.44877549395521599" table:style-name="ce3">
            <text:p>-0,448775494</text:p>
          </table:table-cell>
          <table:table-cell office:value-type="float" office:value="-0.68368700417453998" table:style-name="ce3">
            <text:p>-0,683687004</text:p>
          </table:table-cell>
          <table:table-cell office:value-type="float" office:value="-1.3994062852935301" table:style-name="ce3">
            <text:p>-1,399406285</text:p>
          </table:table-cell>
          <table:table-cell office:value-type="float" office:value="-0.51974677010890602" table:style-name="ce3">
            <text:p>-0,51974677</text:p>
          </table:table-cell>
          <table:table-cell office:value-type="float" office:value="-0.57171746885399499" table:style-name="ce3">
            <text:p>-0,571717469</text:p>
          </table:table-cell>
          <table:table-cell office:value-type="float" office:value="1.2620520894749201" table:style-name="ce3">
            <text:p>1,262052089</text:p>
          </table:table-cell>
          <table:table-cell office:value-type="float" office:value="0.98974505617021302" table:style-name="ce3">
            <text:p>0,989745056</text:p>
          </table:table-cell>
          <table:table-cell table:number-columns-repeated="13" table:style-name="ce3"/>
          <table:table-cell office:value-type="float" office:value="-4.6641733177607199" table:style-name="ce3">
            <text:p>-4,664173318</text:p>
          </table:table-cell>
          <table:table-cell office:value-type="float" office:value="0.35457533652658502" table:style-name="ce3">
            <text:p>0,354575337</text:p>
          </table:table-cell>
          <table:table-cell office:value-type="float" office:value="-3.9380403177311001" table:style-name="ce3">
            <text:p>-3,938040318</text:p>
          </table:table-cell>
          <table:table-cell office:value-type="float" office:value="0.98321337525865804" table:style-name="ce3">
            <text:p>0,983213375</text:p>
          </table:table-cell>
          <table:table-cell office:value-type="float" office:value="0.234696992076982" table:style-name="ce3">
            <text:p>0,234696992</text:p>
          </table:table-cell>
          <table:table-cell office:value-type="float" office:value="-0.26221324843070698" table:style-name="ce3">
            <text:p>-0,262213248</text:p>
          </table:table-cell>
          <table:table-cell office:value-type="float" office:value="-0.30814974193415101" table:style-name="ce3">
            <text:p>-0,308149742</text:p>
          </table:table-cell>
          <table:table-cell office:value-type="float" office:value="-0.70943344331522795" table:style-name="ce3">
            <text:p>-0,709433443</text:p>
          </table:table-cell>
          <table:table-cell office:value-type="float" office:value="0.26648606029351302" table:style-name="ce3">
            <text:p>0,2664860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CB2ED2</text:p>
          </table:table-cell>
          <table:table-cell office:value-type="float" office:value="51" table:style-name="ce3">
            <text:p>51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6" table:style-name="ce3">
            <text:p>16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51" table:style-name="ce3">
            <text:p>26,51</text:p>
          </table:table-cell>
          <table:table-cell office:value-type="float" office:value="28.63" table:style-name="ce3">
            <text:p>28,63</text:p>
          </table:table-cell>
          <table:table-cell office:value-type="float" office:value="2.12" table:style-name="ce3">
            <text:p>2,12</text:p>
          </table:table-cell>
          <table:table-cell office:value-type="float" office:value="1" table:style-name="ce3">
            <text:p>1</text:p>
          </table:table-cell>
          <table:table-cell office:value-type="float" office:value="21.9166666666667" table:style-name="ce3">
            <text:p>21,91666667</text:p>
          </table:table-cell>
          <table:table-cell office:value-type="float" office:value="2" table:style-name="ce3">
            <text:p>2</text:p>
          </table:table-cell>
          <table:table-cell office:value-type="float" office:value="14.4636015325671" table:style-name="ce3">
            <text:p>14,46360153</text:p>
          </table:table-cell>
          <table:table-cell office:value-type="float" office:value="1.9305796203363501" table:style-name="ce3">
            <text:p>1,93057962</text:p>
          </table:table-cell>
          <table:table-cell office:value-type="float" office:value="2.1696057222591199" table:style-name="ce3">
            <text:p>2,169605722</text:p>
          </table:table-cell>
          <table:table-cell table:number-columns-repeated="17" table:style-name="ce3"/>
          <table:table-cell office:value-type="float" office:value="9667.0880952380903" table:style-name="ce3">
            <text:p>9667,088095</text:p>
          </table:table-cell>
          <table:table-cell office:value-type="float" office:value="2.04061687602039" table:style-name="ce3">
            <text:p>2,040616876</text:p>
          </table:table-cell>
          <table:table-cell office:value-type="float" office:value="0.196591429388423" table:style-name="ce3">
            <text:p>0,196591429</text:p>
          </table:table-cell>
          <table:table-cell office:value-type="float" office:value="8.4458318487684796" table:style-name="ce3">
            <text:p>8,445831849</text:p>
          </table:table-cell>
          <table:table-cell office:value-type="float" office:value="-0.71522288658072397" table:style-name="ce3">
            <text:p>-0,715222887</text:p>
          </table:table-cell>
          <table:table-cell office:value-type="float" office:value="1.9729597400871499" table:style-name="ce3">
            <text:p>1,97295974</text:p>
          </table:table-cell>
          <table:table-cell office:value-type="float" office:value="0.38427462685806602" table:style-name="ce3">
            <text:p>0,384274627</text:p>
          </table:table-cell>
          <table:table-cell office:value-type="float" office:value="1.4293932647258001" table:style-name="ce3">
            <text:p>1,429393265</text:p>
          </table:table-cell>
          <table:table-cell office:value-type="float" office:value="-1.1953188771132499" table:style-name="ce3">
            <text:p>-1,195318877</text:p>
          </table:table-cell>
          <table:table-cell office:value-type="float" office:value="-1.79397163224816" table:style-name="ce3">
            <text:p>-1,793971632</text:p>
          </table:table-cell>
          <table:table-cell office:value-type="float" office:value="-0.42228380561997703" table:style-name="ce3">
            <text:p>-0,422283806</text:p>
          </table:table-cell>
          <table:table-cell office:value-type="float" office:value="0.59146711388031603" table:style-name="ce3">
            <text:p>0,591467114</text:p>
          </table:table-cell>
          <table:table-cell office:value-type="float" office:value="2.2022253814708899" table:style-name="ce3">
            <text:p>2,202225381</text:p>
          </table:table-cell>
          <table:table-cell office:value-type="float" office:value="2.1045180354144599" table:style-name="ce3">
            <text:p>2,104518035</text:p>
          </table:table-cell>
          <table:table-cell table:number-columns-repeated="13" table:style-name="ce3"/>
          <table:table-cell office:value-type="float" office:value="-9.4685952639779796" table:style-name="ce3">
            <text:p>-9,468595264</text:p>
          </table:table-cell>
          <table:table-cell office:value-type="float" office:value="0.78537789123646096" table:style-name="ce3">
            <text:p>0,785377891</text:p>
          </table:table-cell>
          <table:table-cell office:value-type="float" office:value="-2.4592001209887999" table:style-name="ce3">
            <text:p>-2,459200121</text:p>
          </table:table-cell>
          <table:table-cell office:value-type="float" office:value="1.3213199021002999" table:style-name="ce3">
            <text:p>1,321319902</text:p>
          </table:table-cell>
          <table:table-cell office:value-type="float" office:value="0.41588200742079801" table:style-name="ce3">
            <text:p>0,415882007</text:p>
          </table:table-cell>
          <table:table-cell office:value-type="float" office:value="-0.95256669202863098" table:style-name="ce3">
            <text:p>-0,952566692</text:p>
          </table:table-cell>
          <table:table-cell office:value-type="float" office:value="-1.6514395585619099" table:style-name="ce3">
            <text:p>-1,651439559</text:p>
          </table:table-cell>
          <table:table-cell office:value-type="float" office:value="0.69577589936314099" table:style-name="ce3">
            <text:p>0,695775899</text:p>
          </table:table-cell>
          <table:table-cell office:value-type="float" office:value="0.90435615109928302" table:style-name="ce3">
            <text:p>0,90435615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CB39C9</text:p>
          </table:table-cell>
          <table:table-cell office:value-type="float" office:value="53" table:style-name="ce3">
            <text:p>53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8" table:style-name="ce3">
            <text:p>18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3.49" table:style-name="ce3">
            <text:p>23,49</text:p>
          </table:table-cell>
          <table:table-cell office:value-type="float" office:value="26.19" table:style-name="ce3">
            <text:p>26,19</text:p>
          </table:table-cell>
          <table:table-cell office:value-type="float" office:value="2.7" table:style-name="ce3">
            <text:p>2,7</text:p>
          </table:table-cell>
          <table:table-cell office:value-type="float" office:value="10" table:style-name="ce3">
            <text:p>10</text:p>
          </table:table-cell>
          <table:table-cell office:value-type="float" office:value="-28.283333333333299" table:style-name="ce3">
            <text:p>-28,28333333</text:p>
          </table:table-cell>
          <table:table-cell office:value-type="float" office:value="10" table:style-name="ce3">
            <text:p>10</text:p>
          </table:table-cell>
          <table:table-cell office:value-type="float" office:value="-26.448412698412699" table:style-name="ce3">
            <text:p>-26,4484127</text:p>
          </table:table-cell>
          <table:table-cell office:value-type="float" office:value="0.43070309538588802" table:style-name="ce3">
            <text:p>0,430703095</text:p>
          </table:table-cell>
          <table:table-cell office:value-type="float" office:value="0.58567499622626595" table:style-name="ce3">
            <text:p>0,585674996</text:p>
          </table:table-cell>
          <table:table-cell table:number-columns-repeated="17" table:style-name="ce3"/>
          <table:table-cell office:value-type="float" office:value="3593.4714285714299" table:style-name="ce3">
            <text:p>3593,471429</text:p>
          </table:table-cell>
          <table:table-cell office:value-type="float" office:value="1.26569608767012" table:style-name="ce3">
            <text:p>1,265696088</text:p>
          </table:table-cell>
          <table:table-cell office:value-type="float" office:value="0.236317448706583" table:style-name="ce3">
            <text:p>0,236317449</text:p>
          </table:table-cell>
          <table:table-cell office:value-type="float" office:value="-2.55013046500979" table:style-name="ce3">
            <text:p>-2,550130465</text:p>
          </table:table-cell>
          <table:table-cell office:value-type="float" office:value="-1.15134659569333" table:style-name="ce3">
            <text:p>-1,151346596</text:p>
          </table:table-cell>
          <table:table-cell office:value-type="float" office:value="1.47695568102578" table:style-name="ce3">
            <text:p>1,476955681</text:p>
          </table:table-cell>
          <table:table-cell office:value-type="float" office:value="-1.14573875044815" table:style-name="ce3">
            <text:p>-1,14573875</text:p>
          </table:table-cell>
          <table:table-cell office:value-type="float" office:value="-3.3557320993737401" table:style-name="ce3">
            <text:p>-3,355732099</text:p>
          </table:table-cell>
          <table:table-cell office:value-type="float" office:value="3.1571399372934899" table:style-name="ce3">
            <text:p>3,157139937</text:p>
          </table:table-cell>
          <table:table-cell office:value-type="float" office:value="-0.51028561636390501" table:style-name="ce3">
            <text:p>-0,510285616</text:p>
          </table:table-cell>
          <table:table-cell office:value-type="float" office:value="-0.26285133798079802" table:style-name="ce3">
            <text:p>-0,262851338</text:p>
          </table:table-cell>
          <table:table-cell office:value-type="float" office:value="-0.768668790555882" table:style-name="ce3">
            <text:p>-0,768668791</text:p>
          </table:table-cell>
          <table:table-cell office:value-type="float" office:value="-1.2617403111437899" table:style-name="ce3">
            <text:p>-1,261740311</text:p>
          </table:table-cell>
          <table:table-cell office:value-type="float" office:value="1.1545427366752301" table:style-name="ce3">
            <text:p>1,154542737</text:p>
          </table:table-cell>
          <table:table-cell table:number-columns-repeated="13" table:style-name="ce3"/>
          <table:table-cell office:value-type="float" office:value="2.20585688294836" table:style-name="ce3">
            <text:p>2,205856883</text:p>
          </table:table-cell>
          <table:table-cell office:value-type="float" office:value="5.1356818220526499" table:style-name="ce3">
            <text:p>5,135681822</text:p>
          </table:table-cell>
          <table:table-cell office:value-type="float" office:value="-3.1880285130391099" table:style-name="ce3">
            <text:p>-3,188028513</text:p>
          </table:table-cell>
          <table:table-cell office:value-type="float" office:value="1.03598107703217" table:style-name="ce3">
            <text:p>1,035981077</text:p>
          </table:table-cell>
          <table:table-cell office:value-type="float" office:value="-1.2823188619111301" table:style-name="ce3">
            <text:p>-1,282318862</text:p>
          </table:table-cell>
          <table:table-cell office:value-type="float" office:value="4.5049447877523896" table:style-name="ce3">
            <text:p>4,504944788</text:p>
          </table:table-cell>
          <table:table-cell office:value-type="float" office:value="-1.3199105114587499" table:style-name="ce3">
            <text:p>-1,319910511</text:p>
          </table:table-cell>
          <table:table-cell office:value-type="float" office:value="-0.982416799369487" table:style-name="ce3">
            <text:p>-0,982416799</text:p>
          </table:table-cell>
          <table:table-cell office:value-type="float" office:value="1.25168990943805" table:style-name="ce3">
            <text:p>1,25168990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CB321B</text:p>
          </table:table-cell>
          <table:table-cell office:value-type="float" office:value="52" table:style-name="ce3">
            <text:p>52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8" table:style-name="ce3">
            <text:p>18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61" table:style-name="ce3">
            <text:p>26,61</text:p>
          </table:table-cell>
          <table:table-cell office:value-type="float" office:value="26.56" table:style-name="ce3">
            <text:p>26,56</text:p>
          </table:table-cell>
          <table:table-cell office:value-type="float" office:value="-5.0000000000000697E-2" table:style-name="ce3">
            <text:p>-0,05</text:p>
          </table:table-cell>
          <table:table-cell office:value-type="float" office:value="7" table:style-name="ce3">
            <text:p>7</text:p>
          </table:table-cell>
          <table:table-cell office:value-type="float" office:value="-6.5" table:style-name="ce3">
            <text:p>-6,5</text:p>
          </table:table-cell>
          <table:table-cell office:value-type="float" office:value="9" table:style-name="ce3">
            <text:p>9</text:p>
          </table:table-cell>
          <table:table-cell office:value-type="float" office:value="-23.0833333333333" table:style-name="ce3">
            <text:p>-23,08333333</text:p>
          </table:table-cell>
          <table:table-cell office:value-type="float" office:value="-1.3628455905313099" table:style-name="ce3">
            <text:p>-1,362845591</text:p>
          </table:table-cell>
          <table:table-cell office:value-type="float" office:value="0.30940005911201701" table:style-name="ce3">
            <text:p>0,309400059</text:p>
          </table:table-cell>
          <table:table-cell table:number-columns-repeated="17" table:style-name="ce3"/>
          <table:table-cell office:value-type="float" office:value="2388.0571428571402" table:style-name="ce3">
            <text:p>2388,057143</text:p>
          </table:table-cell>
          <table:table-cell office:value-type="float" office:value="1.7016480432808101" table:style-name="ce3">
            <text:p>1,701648043</text:p>
          </table:table-cell>
          <table:table-cell office:value-type="float" office:value="0.18280849943767799" table:style-name="ce3">
            <text:p>0,182808499</text:p>
          </table:table-cell>
          <table:table-cell office:value-type="float" office:value="-3.2801323758763301" table:style-name="ce3">
            <text:p>-3,280132376</text:p>
          </table:table-cell>
          <table:table-cell office:value-type="float" office:value="-3.4705344568625498" table:style-name="ce3">
            <text:p>-3,470534457</text:p>
          </table:table-cell>
          <table:table-cell office:value-type="float" office:value="-3.0708935826814101" table:style-name="ce3">
            <text:p>-3,070893583</text:p>
          </table:table-cell>
          <table:table-cell office:value-type="float" office:value="-1.95830053662632" table:style-name="ce3">
            <text:p>-1,958300537</text:p>
          </table:table-cell>
          <table:table-cell office:value-type="float" office:value="-3.5318809389208998" table:style-name="ce3">
            <text:p>-3,531880939</text:p>
          </table:table-cell>
          <table:table-cell office:value-type="float" office:value="-1.18006262019855" table:style-name="ce3">
            <text:p>-1,18006262</text:p>
          </table:table-cell>
          <table:table-cell office:value-type="float" office:value="-0.53079960880558397" table:style-name="ce3">
            <text:p>-0,530799609</text:p>
          </table:table-cell>
          <table:table-cell office:value-type="float" office:value="-0.24102533988663799" table:style-name="ce3">
            <text:p>-0,24102534</text:p>
          </table:table-cell>
          <table:table-cell office:value-type="float" office:value="-0.913065516678225" table:style-name="ce3">
            <text:p>-0,913065517</text:p>
          </table:table-cell>
          <table:table-cell office:value-type="float" office:value="-2.4064123101383901" table:style-name="ce3">
            <text:p>-2,40641231</text:p>
          </table:table-cell>
          <table:table-cell office:value-type="float" office:value="0.56613387657836001" table:style-name="ce3">
            <text:p>0,566133877</text:p>
          </table:table-cell>
          <table:table-cell table:number-columns-repeated="13" table:style-name="ce3"/>
          <table:table-cell office:value-type="float" office:value="3.2219572248856201" table:style-name="ce3">
            <text:p>3,221957225</text:p>
          </table:table-cell>
          <table:table-cell office:value-type="float" office:value="1.2144587318916999" table:style-name="ce3">
            <text:p>1,214458732</text:p>
          </table:table-cell>
          <table:table-cell office:value-type="float" office:value="-7.2989435611177296" table:style-name="ce3">
            <text:p>-7,298943561</text:p>
          </table:table-cell>
          <table:table-cell office:value-type="float" office:value="-1.2732661013419899" table:style-name="ce3">
            <text:p>-1,273266101</text:p>
          </table:table-cell>
          <table:table-cell office:value-type="float" office:value="-3.4597250519139502" table:style-name="ce3">
            <text:p>-3,459725052</text:p>
          </table:table-cell>
          <table:table-cell office:value-type="float" office:value="1.9186354513933801" table:style-name="ce3">
            <text:p>1,918635451</text:p>
          </table:table-cell>
          <table:table-cell office:value-type="float" office:value="-3.3843235242515401" table:style-name="ce3">
            <text:p>-3,384323524</text:p>
          </table:table-cell>
          <table:table-cell office:value-type="float" office:value="1.04060812740405" table:style-name="ce3">
            <text:p>1,040608127</text:p>
          </table:table-cell>
          <table:table-cell office:value-type="float" office:value="-1.1989369421437801" table:style-name="ce3">
            <text:p>-1,19893694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CB464C</text:p>
          </table:table-cell>
          <table:table-cell office:value-type="float" office:value="56" table:style-name="ce3">
            <text:p>56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6" table:style-name="ce3">
            <text:p>16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7.25" table:style-name="ce3">
            <text:p>27,25</text:p>
          </table:table-cell>
          <table:table-cell office:value-type="float" office:value="30.01" table:style-name="ce3">
            <text:p>30,01</text:p>
          </table:table-cell>
          <table:table-cell office:value-type="float" office:value="2.76" table:style-name="ce3">
            <text:p>2,76</text:p>
          </table:table-cell>
          <table:table-cell office:value-type="float" office:value="9" table:style-name="ce3">
            <text:p>9</text:p>
          </table:table-cell>
          <table:table-cell office:value-type="float" office:value="-15.6666666666667" table:style-name="ce3">
            <text:p>-15,66666667</text:p>
          </table:table-cell>
          <table:table-cell office:value-type="float" office:value="4" table:style-name="ce3">
            <text:p>4</text:p>
          </table:table-cell>
          <table:table-cell office:value-type="float" office:value="12.3567660409766" table:style-name="ce3">
            <text:p>12,35676604</text:p>
          </table:table-cell>
          <table:table-cell office:value-type="float" office:value="1.3642806353101899" table:style-name="ce3">
            <text:p>1,364280635</text:p>
          </table:table-cell>
          <table:table-cell office:value-type="float" office:value="0.47749053295563798" table:style-name="ce3">
            <text:p>0,477490533</text:p>
          </table:table-cell>
          <table:table-cell table:number-columns-repeated="17" table:style-name="ce3"/>
          <table:table-cell office:value-type="float" office:value="4681.9404761904798" table:style-name="ce3">
            <text:p>4681,940476</text:p>
          </table:table-cell>
          <table:table-cell office:value-type="float" office:value="2.14588141335514" table:style-name="ce3">
            <text:p>2,145881413</text:p>
          </table:table-cell>
          <table:table-cell office:value-type="float" office:value="0.221500547951475" table:style-name="ce3">
            <text:p>0,221500548</text:p>
          </table:table-cell>
          <table:table-cell office:value-type="float" office:value="1.69624252827329" table:style-name="ce3">
            <text:p>1,696242528</text:p>
          </table:table-cell>
          <table:table-cell office:value-type="float" office:value="-1.3650002424096901" table:style-name="ce3">
            <text:p>-1,365000242</text:p>
          </table:table-cell>
          <table:table-cell office:value-type="float" office:value="2.2674424282915502" table:style-name="ce3">
            <text:p>2,267442428</text:p>
          </table:table-cell>
          <table:table-cell office:value-type="float" office:value="-0.65202010026337898" table:style-name="ce3">
            <text:p>-0,6520201</text:p>
          </table:table-cell>
          <table:table-cell office:value-type="float" office:value="-0.49383385329919899" table:style-name="ce3">
            <text:p>-0,493833853</text:p>
          </table:table-cell>
          <table:table-cell office:value-type="float" office:value="-1.6899318654686899" table:style-name="ce3">
            <text:p>-1,689931865</text:p>
          </table:table-cell>
          <table:table-cell office:value-type="float" office:value="-1.1014795325376201" table:style-name="ce3">
            <text:p>-1,101479533</text:p>
          </table:table-cell>
          <table:table-cell office:value-type="float" office:value="-0.67724582741209904" table:style-name="ce3">
            <text:p>-0,677245827</text:p>
          </table:table-cell>
          <table:table-cell office:value-type="float" office:value="-4.4051954703330398E-2" table:style-name="ce3">
            <text:p>-0,044051955</text:p>
          </table:table-cell>
          <table:table-cell office:value-type="float" office:value="1.2720088624414401" table:style-name="ce3">
            <text:p>1,272008862</text:p>
          </table:table-cell>
          <table:table-cell office:value-type="float" office:value="0.59577199436418504" table:style-name="ce3">
            <text:p>0,595771994</text:p>
          </table:table-cell>
          <table:table-cell table:number-columns-repeated="13" table:style-name="ce3"/>
          <table:table-cell office:value-type="float" office:value="-2.8245208954571299" table:style-name="ce3">
            <text:p>-2,824520895</text:p>
          </table:table-cell>
          <table:table-cell office:value-type="float" office:value="0.68443716763643103" table:style-name="ce3">
            <text:p>0,684437168</text:p>
          </table:table-cell>
          <table:table-cell office:value-type="float" office:value="-3.6054808386100898" table:style-name="ce3">
            <text:p>-3,605480839</text:p>
          </table:table-cell>
          <table:table-cell office:value-type="float" office:value="2.2400312731061001" table:style-name="ce3">
            <text:p>2,240031273</text:p>
          </table:table-cell>
          <table:table-cell office:value-type="float" office:value="1.64316509656107" table:style-name="ce3">
            <text:p>1,643165097</text:p>
          </table:table-cell>
          <table:table-cell office:value-type="float" office:value="-8.9167729050633998E-2" table:style-name="ce3">
            <text:p>-0,089167729</text:p>
          </table:table-cell>
          <table:table-cell office:value-type="float" office:value="-1.5890942735051501" table:style-name="ce3">
            <text:p>-1,589094274</text:p>
          </table:table-cell>
          <table:table-cell office:value-type="float" office:value="-0.85757330661431397" table:style-name="ce3">
            <text:p>-0,857573307</text:p>
          </table:table-cell>
          <table:table-cell office:value-type="float" office:value="0.23145672245558899" table:style-name="ce3">
            <text:p>0,23145672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F2B770</text:p>
          </table:table-cell>
          <table:table-cell office:value-type="float" office:value="64" table:style-name="ce3">
            <text:p>64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7" table:style-name="ce3">
            <text:p>17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7.57" table:style-name="ce3">
            <text:p>27,57</text:p>
          </table:table-cell>
          <table:table-cell office:value-type="float" office:value="27.18" table:style-name="ce3">
            <text:p>27,18</text:p>
          </table:table-cell>
          <table:table-cell office:value-type="float" office:value="-0.39000000000000101" table:style-name="ce3">
            <text:p>-0,39</text:p>
          </table:table-cell>
          <table:table-cell office:value-type="float" office:value="5" table:style-name="ce3">
            <text:p>5</text:p>
          </table:table-cell>
          <table:table-cell office:value-type="float" office:value="-0.75" table:style-name="ce3">
            <text:p>-0,75</text:p>
          </table:table-cell>
          <table:table-cell office:value-type="float" office:value="8" table:style-name="ce3">
            <text:p>8</text:p>
          </table:table-cell>
          <table:table-cell office:value-type="float" office:value="-12.3611111111111" table:style-name="ce3">
            <text:p>-12,36111111</text:p>
          </table:table-cell>
          <table:table-cell office:value-type="float" office:value="0.443803564087837" table:style-name="ce3">
            <text:p>0,443803564</text:p>
          </table:table-cell>
          <table:table-cell office:value-type="float" office:value="1.20967980832864" table:style-name="ce3">
            <text:p>1,209679808</text:p>
          </table:table-cell>
          <table:table-cell table:number-columns-repeated="17" table:style-name="ce3"/>
          <table:table-cell office:value-type="float" office:value="2523.5214285714301" table:style-name="ce3">
            <text:p>2523,521429</text:p>
          </table:table-cell>
          <table:table-cell office:value-type="float" office:value="1.8941781263819699" table:style-name="ce3">
            <text:p>1,894178126</text:p>
          </table:table-cell>
          <table:table-cell office:value-type="float" office:value="0.25787094564568203" table:style-name="ce3">
            <text:p>0,257870946</text:p>
          </table:table-cell>
          <table:table-cell office:value-type="float" office:value="-1.2012449038945601" table:style-name="ce3">
            <text:p>-1,201244904</text:p>
          </table:table-cell>
          <table:table-cell office:value-type="float" office:value="-2.2103442683285399" table:style-name="ce3">
            <text:p>-2,210344268</text:p>
          </table:table-cell>
          <table:table-cell office:value-type="float" office:value="-2.8917968682958999" table:style-name="ce3">
            <text:p>-2,891796868</text:p>
          </table:table-cell>
          <table:table-cell office:value-type="float" office:value="-1.12314979528559" table:style-name="ce3">
            <text:p>-1,123149795</text:p>
          </table:table-cell>
          <table:table-cell office:value-type="float" office:value="-1.76849069869048" table:style-name="ce3">
            <text:p>-1,768490699</text:p>
          </table:table-cell>
          <table:table-cell office:value-type="float" office:value="-1.7895750201645599" table:style-name="ce3">
            <text:p>-1,78957502</text:p>
          </table:table-cell>
          <table:table-cell office:value-type="float" office:value="-1.9835917173262501" table:style-name="ce3">
            <text:p>-1,983591717</text:p>
          </table:table-cell>
          <table:table-cell office:value-type="float" office:value="0.66898854268646302" table:style-name="ce3">
            <text:p>0,668988543</text:p>
          </table:table-cell>
          <table:table-cell office:value-type="float" office:value="-0.268519885890456" table:style-name="ce3">
            <text:p>-0,268519886</text:p>
          </table:table-cell>
          <table:table-cell office:value-type="float" office:value="-0.50382331762729504" table:style-name="ce3">
            <text:p>-0,503823318</text:p>
          </table:table-cell>
          <table:table-cell office:value-type="float" office:value="1.4174982963370799" table:style-name="ce3">
            <text:p>1,417498296</text:p>
          </table:table-cell>
          <table:table-cell table:number-columns-repeated="13" table:style-name="ce3"/>
          <table:table-cell office:value-type="float" office:value="1.47027201734121" table:style-name="ce3">
            <text:p>1,470272017</text:p>
          </table:table-cell>
          <table:table-cell office:value-type="float" office:value="2.0058165054517998" table:style-name="ce3">
            <text:p>2,005816505</text:p>
          </table:table-cell>
          <table:table-cell office:value-type="float" office:value="-5.6637491553696799" table:style-name="ce3">
            <text:p>-5,663749155</text:p>
          </table:table-cell>
          <table:table-cell office:value-type="float" office:value="-1.43368407023783" table:style-name="ce3">
            <text:p>-1,43368407</text:p>
          </table:table-cell>
          <table:table-cell office:value-type="float" office:value="-1.9233013516899" table:style-name="ce3">
            <text:p>-1,923301352</text:p>
          </table:table-cell>
          <table:table-cell office:value-type="float" office:value="0.59114681341044395" table:style-name="ce3">
            <text:p>0,591146813</text:p>
          </table:table-cell>
          <table:table-cell office:value-type="float" office:value="-2.1654120680546001" table:style-name="ce3">
            <text:p>-2,165412068</text:p>
          </table:table-cell>
          <table:table-cell office:value-type="float" office:value="1.42491898479799" table:style-name="ce3">
            <text:p>1,424918985</text:p>
          </table:table-cell>
          <table:table-cell office:value-type="float" office:value="-1.0425148005406699" table:style-name="ce3">
            <text:p>-1,04251480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F2B957</text:p>
          </table:table-cell>
          <table:table-cell office:value-type="float" office:value="68" table:style-name="ce3">
            <text:p>68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18" table:style-name="ce3">
            <text:p>18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8.45" table:style-name="ce3">
            <text:p>28,45</text:p>
          </table:table-cell>
          <table:table-cell office:value-type="float" office:value="29.56" table:style-name="ce3">
            <text:p>29,56</text:p>
          </table:table-cell>
          <table:table-cell office:value-type="float" office:value="1.1100000000000001" table:style-name="ce3">
            <text:p>1,11</text:p>
          </table:table-cell>
          <table:table-cell office:value-type="float" office:value="3" table:style-name="ce3">
            <text:p>3</text:p>
          </table:table-cell>
          <table:table-cell office:value-type="float" office:value="15.9166666666667" table:style-name="ce3">
            <text:p>15,91666667</text:p>
          </table:table-cell>
          <table:table-cell office:value-type="float" office:value="6" table:style-name="ce3">
            <text:p>6</text:p>
          </table:table-cell>
          <table:table-cell office:value-type="float" office:value="-5.6196581196581201" table:style-name="ce3">
            <text:p>-5,61965812</text:p>
          </table:table-cell>
          <table:table-cell office:value-type="float" office:value="1.15125609432293" table:style-name="ce3">
            <text:p>1,151256094</text:p>
          </table:table-cell>
          <table:table-cell office:value-type="float" office:value="0.43556031376351201" table:style-name="ce3">
            <text:p>0,435560314</text:p>
          </table:table-cell>
          <table:table-cell table:number-columns-repeated="17" table:style-name="ce3"/>
          <table:table-cell office:value-type="float" office:value="7061.7880952381001" table:style-name="ce3">
            <text:p>7061,788095</text:p>
          </table:table-cell>
          <table:table-cell office:value-type="float" office:value="1.74795801669932" table:style-name="ce3">
            <text:p>1,747958017</text:p>
          </table:table-cell>
          <table:table-cell office:value-type="float" office:value="0.26182226206704001" table:style-name="ce3">
            <text:p>0,261822262</text:p>
          </table:table-cell>
          <table:table-cell office:value-type="float" office:value="6.1088855462396001" table:style-name="ce3">
            <text:p>6,108885546</text:p>
          </table:table-cell>
          <table:table-cell office:value-type="float" office:value="-0.92861148232116097" table:style-name="ce3">
            <text:p>-0,928611482</text:p>
          </table:table-cell>
          <table:table-cell office:value-type="float" office:value="2.5538217679440902" table:style-name="ce3">
            <text:p>2,553821768</text:p>
          </table:table-cell>
          <table:table-cell office:value-type="float" office:value="-0.75624304830455302" table:style-name="ce3">
            <text:p>-0,756243048</text:p>
          </table:table-cell>
          <table:table-cell office:value-type="float" office:value="1.21202577141106" table:style-name="ce3">
            <text:p>1,212025771</text:p>
          </table:table-cell>
          <table:table-cell office:value-type="float" office:value="-0.35958030721515" table:style-name="ce3">
            <text:p>-0,359580307</text:p>
          </table:table-cell>
          <table:table-cell office:value-type="float" office:value="-2.18356688792008" table:style-name="ce3">
            <text:p>-2,183566888</text:p>
          </table:table-cell>
          <table:table-cell office:value-type="float" office:value="-0.39486664696861601" table:style-name="ce3">
            <text:p>-0,394866647</text:p>
          </table:table-cell>
          <table:table-cell office:value-type="float" office:value="0.83526412722085197" table:style-name="ce3">
            <text:p>0,835264127</text:p>
          </table:table-cell>
          <table:table-cell office:value-type="float" office:value="0.66700115709878705" table:style-name="ce3">
            <text:p>0,667001157</text:p>
          </table:table-cell>
          <table:table-cell office:value-type="float" office:value="0.88364640884401302" table:style-name="ce3">
            <text:p>0,883646409</text:p>
          </table:table-cell>
          <table:table-cell table:number-columns-repeated="13" table:style-name="ce3"/>
          <table:table-cell office:value-type="float" office:value="-7.0257093774616903" table:style-name="ce3">
            <text:p>-7,025709377</text:p>
          </table:table-cell>
          <table:table-cell office:value-type="float" office:value="1.74334200762856" table:style-name="ce3">
            <text:p>1,743342008</text:p>
          </table:table-cell>
          <table:table-cell office:value-type="float" office:value="-2.0679375598273801" table:style-name="ce3">
            <text:p>-2,06793756</text:p>
          </table:table-cell>
          <table:table-cell office:value-type="float" office:value="1.4792100724105599" table:style-name="ce3">
            <text:p>1,479210072</text:p>
          </table:table-cell>
          <table:table-cell office:value-type="float" office:value="2.33278389741468" table:style-name="ce3">
            <text:p>2,332783897</text:p>
          </table:table-cell>
          <table:table-cell office:value-type="float" office:value="-0.48452842713805599" table:style-name="ce3">
            <text:p>-0,484528427</text:p>
          </table:table-cell>
          <table:table-cell office:value-type="float" office:value="0.33313738708459301" table:style-name="ce3">
            <text:p>0,333137387</text:p>
          </table:table-cell>
          <table:table-cell office:value-type="float" office:value="0.48827829132608602" table:style-name="ce3">
            <text:p>0,488278291</text:p>
          </table:table-cell>
          <table:table-cell office:value-type="float" office:value="0.63851403671458096" table:style-name="ce3">
            <text:p>0,63851403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F2BA9B</text:p>
          </table:table-cell>
          <table:table-cell office:value-type="float" office:value="70" table:style-name="ce3">
            <text:p>70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8" table:style-name="ce3">
            <text:p>18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04" table:style-name="ce3">
            <text:p>26,04</text:p>
          </table:table-cell>
          <table:table-cell office:value-type="float" office:value="25.34" table:style-name="ce3">
            <text:p>25,34</text:p>
          </table:table-cell>
          <table:table-cell office:value-type="float" office:value="-0.69999999999999896" table:style-name="ce3">
            <text:p>-0,7</text:p>
          </table:table-cell>
          <table:table-cell office:value-type="float" office:value="4" table:style-name="ce3">
            <text:p>4</text:p>
          </table:table-cell>
          <table:table-cell office:value-type="float" office:value="7.6666666666666599" table:style-name="ce3">
            <text:p>7,666666667</text:p>
          </table:table-cell>
          <table:table-cell office:value-type="float" office:value="3" table:style-name="ce3">
            <text:p>3</text:p>
          </table:table-cell>
          <table:table-cell office:value-type="float" office:value="12.615381575827801" table:style-name="ce3">
            <text:p>12,61538158</text:p>
          </table:table-cell>
          <table:table-cell office:value-type="float" office:value="0.98434308663032499" table:style-name="ce3">
            <text:p>0,984343087</text:p>
          </table:table-cell>
          <table:table-cell office:value-type="float" office:value="1.22822922955382" table:style-name="ce3">
            <text:p>1,22822923</text:p>
          </table:table-cell>
          <table:table-cell table:number-columns-repeated="17" table:style-name="ce3"/>
          <table:table-cell office:value-type="float" office:value="2691.1095238095199" table:style-name="ce3">
            <text:p>2691,109524</text:p>
          </table:table-cell>
          <table:table-cell office:value-type="float" office:value="1.22140449602211" table:style-name="ce3">
            <text:p>1,221404496</text:p>
          </table:table-cell>
          <table:table-cell office:value-type="float" office:value="8.6851236788508202E-2" table:style-name="ce3">
            <text:p>0,086851237</text:p>
          </table:table-cell>
          <table:table-cell office:value-type="float" office:value="-11.265888757332601" table:style-name="ce3">
            <text:p>-11,26588876</text:p>
          </table:table-cell>
          <table:table-cell office:value-type="float" office:value="2.0293500191569001" table:style-name="ce3">
            <text:p>2,029350019</text:p>
          </table:table-cell>
          <table:table-cell office:value-type="float" office:value="-1.0914810169193501" table:style-name="ce3">
            <text:p>-1,091481017</text:p>
          </table:table-cell>
          <table:table-cell office:value-type="float" office:value="3.1168653914428202" table:style-name="ce3">
            <text:p>3,116865391</text:p>
          </table:table-cell>
          <table:table-cell office:value-type="float" office:value="-1.8512101806814301" table:style-name="ce3">
            <text:p>-1,851210181</text:p>
          </table:table-cell>
          <table:table-cell office:value-type="float" office:value="-2.28763570604786" table:style-name="ce3">
            <text:p>-2,287635706</text:p>
          </table:table-cell>
          <table:table-cell office:value-type="float" office:value="1.10410564670387E-2" table:style-name="ce3">
            <text:p>0,011041056</text:p>
          </table:table-cell>
          <table:table-cell office:value-type="float" office:value="0.40069864062169203" table:style-name="ce3">
            <text:p>0,400698641</text:p>
          </table:table-cell>
          <table:table-cell office:value-type="float" office:value="-1.9662555302434399" table:style-name="ce3">
            <text:p>-1,96625553</text:p>
          </table:table-cell>
          <table:table-cell office:value-type="float" office:value="1.49174549129648" table:style-name="ce3">
            <text:p>1,491745491</text:p>
          </table:table-cell>
          <table:table-cell office:value-type="float" office:value="0.99352529137736301" table:style-name="ce3">
            <text:p>0,993525291</text:p>
          </table:table-cell>
          <table:table-cell table:number-columns-repeated="13" table:style-name="ce3"/>
          <table:table-cell office:value-type="float" office:value="10.236778236812301" table:style-name="ce3">
            <text:p>10,23677824</text:p>
          </table:table-cell>
          <table:table-cell office:value-type="float" office:value="-7.1416419106646902" table:style-name="ce3">
            <text:p>-7,141641911</text:p>
          </table:table-cell>
          <table:table-cell office:value-type="float" office:value="-3.45138981040752" table:style-name="ce3">
            <text:p>-3,45138981</text:p>
          </table:table-cell>
          <table:table-cell office:value-type="float" office:value="6.9470249567261" table:style-name="ce3">
            <text:p>6,947024957</text:p>
          </table:table-cell>
          <table:table-cell office:value-type="float" office:value="-5.8694229032373899" table:style-name="ce3">
            <text:p>-5,869422903</text:p>
          </table:table-cell>
          <table:table-cell office:value-type="float" office:value="0.88891261350784101" table:style-name="ce3">
            <text:p>0,888912614</text:p>
          </table:table-cell>
          <table:table-cell office:value-type="float" office:value="-3.4102029685020998" table:style-name="ce3">
            <text:p>-3,410202969</text:p>
          </table:table-cell>
          <table:table-cell office:value-type="float" office:value="-1.4022658577148299" table:style-name="ce3">
            <text:p>-1,402265858</text:p>
          </table:table-cell>
          <table:table-cell office:value-type="float" office:value="-0.79886542852421605" table:style-name="ce3">
            <text:p>-0,798865429</text:p>
          </table:table-cell>
          <table:table-cell table:number-columns-repeated="16315"/>
        </table:table-row>
        <table:table-row table:style-name="ro2">
          <table:table-cell office:value-type="string" table:style-name="ce8">
            <text:p>0007F2CA05</text:p>
          </table:table-cell>
          <table:table-cell office:value-type="float" office:value="72" table:style-name="ce9">
            <text:p>72</text:p>
          </table:table-cell>
          <table:table-cell office:value-type="float" office:value="12" table:style-name="ce9">
            <text:p>12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float" office:value="18" table:style-name="ce9">
            <text:p>18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25.31" table:style-name="ce9">
            <text:p>25,31</text:p>
          </table:table-cell>
          <table:table-cell office:value-type="float" office:value="24.85" table:style-name="ce9">
            <text:p>24,85</text:p>
          </table:table-cell>
          <table:table-cell office:value-type="float" office:value="-0.45999999999999702" table:style-name="ce9">
            <text:p>-0,46</text:p>
          </table:table-cell>
          <table:table-cell office:value-type="float" office:value="8" table:style-name="ce9">
            <text:p>8</text:p>
          </table:table-cell>
          <table:table-cell office:value-type="float" office:value="-10.8333333333333" table:style-name="ce9">
            <text:p>-10,83333333</text:p>
          </table:table-cell>
          <table:table-cell office:value-type="float" office:value="7" table:style-name="ce9">
            <text:p>7</text:p>
          </table:table-cell>
          <table:table-cell office:value-type="float" office:value="-10.3238265002971" table:style-name="ce9">
            <text:p>-10,3238265</text:p>
          </table:table-cell>
          <table:table-cell office:value-type="float" office:value="1.0337448044175901" table:style-name="ce9">
            <text:p>1,033744804</text:p>
          </table:table-cell>
          <table:table-cell office:value-type="float" office:value="1.07947265746168" table:style-name="ce9">
            <text:p>1,079472657</text:p>
          </table:table-cell>
          <table:table-cell table:number-columns-repeated="17" table:style-name="ce9"/>
          <table:table-cell office:value-type="float" office:value="3430.6857142857202" table:style-name="ce9">
            <text:p>3430,685714</text:p>
          </table:table-cell>
          <table:table-cell office:value-type="float" office:value="1.48258238840254" table:style-name="ce9">
            <text:p>1,482582388</text:p>
          </table:table-cell>
          <table:table-cell office:value-type="float" office:value="0.167838166464014" table:style-name="ce9">
            <text:p>0,167838166</text:p>
          </table:table-cell>
          <table:table-cell office:value-type="float" office:value="-2.3707050011992798" table:style-name="ce9">
            <text:p>-2,370705001</text:p>
          </table:table-cell>
          <table:table-cell office:value-type="float" office:value="-1.34471169818619" table:style-name="ce9">
            <text:p>-1,344711698</text:p>
          </table:table-cell>
          <table:table-cell office:value-type="float" office:value="-1.22584049330255" table:style-name="ce9">
            <text:p>-1,225840493</text:p>
          </table:table-cell>
          <table:table-cell office:value-type="float" office:value="-1.437107525004" table:style-name="ce9">
            <text:p>-1,437107525</text:p>
          </table:table-cell>
          <table:table-cell office:value-type="float" office:value="-3.5021047577414399" table:style-name="ce9">
            <text:p>-3,502104758</text:p>
          </table:table-cell>
          <table:table-cell office:value-type="float" office:value="-0.68450371296256096" table:style-name="ce9">
            <text:p>-0,684503713</text:p>
          </table:table-cell>
          <table:table-cell office:value-type="float" office:value="-1.68268243424686" table:style-name="ce9">
            <text:p>-1,682682434</text:p>
          </table:table-cell>
          <table:table-cell office:value-type="float" office:value="-0.74134775195457603" table:style-name="ce9">
            <text:p>-0,741347752</text:p>
          </table:table-cell>
          <table:table-cell office:value-type="float" office:value="-0.53361890698193004" table:style-name="ce9">
            <text:p>-0,533618907</text:p>
          </table:table-cell>
          <table:table-cell office:value-type="float" office:value="0.88294062680660201" table:style-name="ce9">
            <text:p>0,882940627</text:p>
          </table:table-cell>
          <table:table-cell office:value-type="float" office:value="1.39422275550658" table:style-name="ce9">
            <text:p>1,394222756</text:p>
          </table:table-cell>
          <table:table-cell table:number-columns-repeated="13" table:style-name="ce9"/>
          <table:table-cell office:value-type="float" office:value="2.8925648268807498" table:style-name="ce9">
            <text:p>2,892564827</text:p>
          </table:table-cell>
          <table:table-cell office:value-type="float" office:value="2.3196752800730498" table:style-name="ce9">
            <text:p>2,31967528</text:p>
          </table:table-cell>
          <table:table-cell office:value-type="float" office:value="-5.0319574804140803" table:style-name="ce9">
            <text:p>-5,03195748</text:p>
          </table:table-cell>
          <table:table-cell office:value-type="float" office:value="1.8666197881359901" table:style-name="ce9">
            <text:p>1,866619788</text:p>
          </table:table-cell>
          <table:table-cell office:value-type="float" office:value="-1.5571349732937501" table:style-name="ce9">
            <text:p>-1,557134973</text:p>
          </table:table-cell>
          <table:table-cell office:value-type="float" office:value="-1.61094332711387" table:style-name="ce9">
            <text:p>-1,610943327</text:p>
          </table:table-cell>
          <table:table-cell office:value-type="float" office:value="-7.4891323531275894E-2" table:style-name="ce9">
            <text:p>-0,074891324</text:p>
          </table:table-cell>
          <table:table-cell office:value-type="float" office:value="1.8894787209152399" table:style-name="ce9">
            <text:p>1,889478721</text:p>
          </table:table-cell>
          <table:table-cell office:value-type="float" office:value="0.28887476852775101" table:style-name="ce9">
            <text:p>0,288874769</text:p>
          </table:table-cell>
          <table:table-cell table:number-columns-repeated="16315" table:style-name="ce10"/>
        </table:table-row>
        <table:table-row table:style-name="ro1">
          <table:table-cell office:value-type="string" table:style-name="ce21">
            <text:p>0007F2E455</text:p>
          </table:table-cell>
          <table:table-cell office:value-type="float" office:value="76" table:style-name="ce6">
            <text:p>76</text:p>
          </table:table-cell>
          <table:table-cell office:value-type="float" office:value="13" table:style-name="ce6">
            <text:p>13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8" table:style-name="ce6">
            <text:p>18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float" office:value="24.72" table:style-name="ce6">
            <text:p>24,72</text:p>
          </table:table-cell>
          <table:table-cell office:value-type="float" office:value="24.97" table:style-name="ce6">
            <text:p>24,97</text:p>
          </table:table-cell>
          <table:table-cell office:value-type="float" office:value="0.25" table:style-name="ce6">
            <text:p>0,25</text:p>
          </table:table-cell>
          <table:table-cell office:value-type="float" office:value="8" table:style-name="ce6">
            <text:p>8</text:p>
          </table:table-cell>
          <table:table-cell office:value-type="float" office:value="-16.9166666666667" table:style-name="ce6">
            <text:p>-16,91666667</text:p>
          </table:table-cell>
          <table:table-cell office:value-type="float" office:value="9" table:style-name="ce6">
            <text:p>9</text:p>
          </table:table-cell>
          <table:table-cell office:value-type="float" office:value="-26.3095238095238" table:style-name="ce6">
            <text:p>-26,30952381</text:p>
          </table:table-cell>
          <table:table-cell office:value-type="float" office:value="-3.4833613076164398" table:style-name="ce6">
            <text:p>-3,483361308</text:p>
          </table:table-cell>
          <table:table-cell office:value-type="float" office:value="0.315033416560907" table:style-name="ce6">
            <text:p>0,315033417</text:p>
          </table:table-cell>
          <table:table-cell table:number-columns-repeated="17" table:style-name="ce6"/>
          <table:table-cell office:value-type="float" office:value="2006.73799384155" table:style-name="ce6">
            <text:p>2006,737994</text:p>
          </table:table-cell>
          <table:table-cell office:value-type="float" office:value="1.61630408816438" table:style-name="ce6">
            <text:p>1,616304088</text:p>
          </table:table-cell>
          <table:table-cell office:value-type="float" office:value="9.5649079805100901E-2" table:style-name="ce6">
            <text:p>0,09564908</text:p>
          </table:table-cell>
          <table:table-cell office:value-type="float" office:value="-1.43030411636873" table:style-name="ce6">
            <text:p>-1,430304116</text:p>
          </table:table-cell>
          <table:table-cell office:value-type="float" office:value="-0.41827955306466402" table:style-name="ce6">
            <text:p>-0,418279553</text:p>
          </table:table-cell>
          <table:table-cell office:value-type="float" office:value="8.6242122160028994E-2" table:style-name="ce6">
            <text:p>0,086242122</text:p>
          </table:table-cell>
          <table:table-cell office:value-type="float" office:value="0.78843429982993396" table:style-name="ce6">
            <text:p>0,7884343</text:p>
          </table:table-cell>
          <table:table-cell office:value-type="float" office:value="0.41113002698022599" table:style-name="ce6">
            <text:p>0,411130027</text:p>
          </table:table-cell>
          <table:table-cell office:value-type="float" office:value="0.40513495266199101" table:style-name="ce6">
            <text:p>0,405134953</text:p>
          </table:table-cell>
          <table:table-cell office:value-type="float" office:value="2.1386148871899202" table:style-name="ce6">
            <text:p>2,138614887</text:p>
          </table:table-cell>
          <table:table-cell office:value-type="float" office:value="1.24559870699339" table:style-name="ce6">
            <text:p>1,245598707</text:p>
          </table:table-cell>
          <table:table-cell office:value-type="float" office:value="2.2447709334004" table:style-name="ce6">
            <text:p>2,244770933</text:p>
          </table:table-cell>
          <table:table-cell office:value-type="float" office:value="-4.6429030656382597" table:style-name="ce6">
            <text:p>-4,642903066</text:p>
          </table:table-cell>
          <table:table-cell office:value-type="float" office:value="-0.204428442184898" table:style-name="ce6">
            <text:p>-0,204428442</text:p>
          </table:table-cell>
          <table:table-cell table:number-columns-repeated="13" table:style-name="ce6"/>
          <table:table-cell office:value-type="float" office:value="2.3867486151249802" table:style-name="ce6">
            <text:p>2,386748615</text:p>
          </table:table-cell>
          <table:table-cell office:value-type="float" office:value="2.7112033595785499" table:style-name="ce6">
            <text:p>2,71120336</text:p>
          </table:table-cell>
          <table:table-cell office:value-type="float" office:value="2.0182434341017701" table:style-name="ce6">
            <text:p>2,018243434</text:p>
          </table:table-cell>
          <table:table-cell office:value-type="float" office:value="-3.1093528056612101" table:style-name="ce6">
            <text:p>-3,109352806</text:p>
          </table:table-cell>
          <table:table-cell office:value-type="float" office:value="3.4810517013955198" table:style-name="ce6">
            <text:p>3,481051701</text:p>
          </table:table-cell>
          <table:table-cell office:value-type="float" office:value="-1.41624330566488" table:style-name="ce6">
            <text:p>-1,416243306</text:p>
          </table:table-cell>
          <table:table-cell office:value-type="float" office:value="-2.2916504396108501" table:style-name="ce6">
            <text:p>-2,29165044</text:p>
          </table:table-cell>
          <table:table-cell office:value-type="float" office:value="1.5034333247780101" table:style-name="ce6">
            <text:p>1,503433325</text:p>
          </table:table-cell>
          <table:table-cell office:value-type="float" office:value="-1.7384803998698" table:style-name="ce6">
            <text:p>-1,7384804</text:p>
          </table:table-cell>
          <table:table-cell table:number-columns-repeated="16315" table:style-name="ce6"/>
        </table:table-row>
        <table:table-row table:style-name="ro1">
          <table:table-cell office:value-type="string" table:style-name="ce11">
            <text:p>0007CA3B1C</text:p>
          </table:table-cell>
          <table:table-cell office:value-type="float" office:value="40" table:style-name="ce12">
            <text:p>40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2">
            <text:p>4</text:p>
          </table:table-cell>
          <table:table-cell office:value-type="float" office:value="17" table:style-name="ce12">
            <text:p>17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24.43" table:style-name="ce12">
            <text:p>24,43</text:p>
          </table:table-cell>
          <table:table-cell office:value-type="float" office:value="26.58" table:style-name="ce12">
            <text:p>26,58</text:p>
          </table:table-cell>
          <table:table-cell office:value-type="float" office:value="2.15" table:style-name="ce12">
            <text:p>2,15</text:p>
          </table:table-cell>
          <table:table-cell office:value-type="float" office:value="2" table:style-name="ce12">
            <text:p>2</text:p>
          </table:table-cell>
          <table:table-cell office:value-type="float" office:value="11.283333333333299" table:style-name="ce12">
            <text:p>11,28333333</text:p>
          </table:table-cell>
          <table:table-cell office:value-type="float" office:value="1" table:style-name="ce12">
            <text:p>1</text:p>
          </table:table-cell>
          <table:table-cell office:value-type="float" office:value="28.2773856578204" table:style-name="ce12">
            <text:p>28,27738566</text:p>
          </table:table-cell>
          <table:table-cell office:value-type="float" office:value="5.4007652579962998E-2" table:style-name="ce12">
            <text:p>0,054007653</text:p>
          </table:table-cell>
          <table:table-cell office:value-type="float" office:value="-1.6356531624328301" table:style-name="ce12">
            <text:p>-1,635653162</text:p>
          </table:table-cell>
          <table:table-cell table:number-columns-repeated="17" table:style-name="ce12"/>
          <table:table-cell office:value-type="float" office:value="2857.8182959287301" table:style-name="ce12">
            <text:p>2857,818296</text:p>
          </table:table-cell>
          <table:table-cell office:value-type="float" office:value="1.4779358305343" table:style-name="ce12">
            <text:p>1,477935831</text:p>
          </table:table-cell>
          <table:table-cell office:value-type="float" office:value="6.9378875304398097E-2" table:style-name="ce12">
            <text:p>0,069378875</text:p>
          </table:table-cell>
          <table:table-cell office:value-type="float" office:value="-1.7054421837177101" table:style-name="ce12">
            <text:p>-1,705442184</text:p>
          </table:table-cell>
          <table:table-cell office:value-type="float" office:value="3.5114614108899" table:style-name="ce12">
            <text:p>3,511461411</text:p>
          </table:table-cell>
          <table:table-cell office:value-type="float" office:value="0.224764384073668" table:style-name="ce12">
            <text:p>0,224764384</text:p>
          </table:table-cell>
          <table:table-cell office:value-type="float" office:value="3.30753993086162" table:style-name="ce12">
            <text:p>3,307539931</text:p>
          </table:table-cell>
          <table:table-cell office:value-type="float" office:value="-1.75200996828174" table:style-name="ce12">
            <text:p>-1,752009968</text:p>
          </table:table-cell>
          <table:table-cell office:value-type="float" office:value="-0.65063557315903398" table:style-name="ce12">
            <text:p>-0,650635573</text:p>
          </table:table-cell>
          <table:table-cell office:value-type="float" office:value="2.2904508854890002" table:style-name="ce12">
            <text:p>2,290450885</text:p>
          </table:table-cell>
          <table:table-cell office:value-type="float" office:value="-0.47778412747320598" table:style-name="ce12">
            <text:p>-0,477784127</text:p>
          </table:table-cell>
          <table:table-cell office:value-type="float" office:value="5.7730029536558203E-2" table:style-name="ce12">
            <text:p>0,05773003</text:p>
          </table:table-cell>
          <table:table-cell office:value-type="float" office:value="2.06626857385023" table:style-name="ce12">
            <text:p>2,066268574</text:p>
          </table:table-cell>
          <table:table-cell office:value-type="float" office:value="-2.16470392724105" table:style-name="ce12">
            <text:p>-2,164703927</text:p>
          </table:table-cell>
          <table:table-cell table:number-columns-repeated="13" table:style-name="ce12"/>
          <table:table-cell office:value-type="float" office:value="2.22580128115536" table:style-name="ce12">
            <text:p>2,225801281</text:p>
          </table:table-cell>
          <table:table-cell office:value-type="float" office:value="-2.5409032631264998" table:style-name="ce12">
            <text:p>-2,540903263</text:p>
          </table:table-cell>
          <table:table-cell office:value-type="float" office:value="5.7479081639225402" table:style-name="ce12">
            <text:p>5,747908164</text:p>
          </table:table-cell>
          <table:table-cell office:value-type="float" office:value="4.9931230938738898" table:style-name="ce12">
            <text:p>4,993123094</text:p>
          </table:table-cell>
          <table:table-cell office:value-type="float" office:value="-0.89351765817048401" table:style-name="ce12">
            <text:p>-0,893517658</text:p>
          </table:table-cell>
          <table:table-cell office:value-type="float" office:value="-1.1943527451425799" table:style-name="ce12">
            <text:p>-1,194352745</text:p>
          </table:table-cell>
          <table:table-cell office:value-type="float" office:value="0.47501179744406802" table:style-name="ce12">
            <text:p>0,475011797</text:p>
          </table:table-cell>
          <table:table-cell office:value-type="float" office:value="2.4621519320959999" table:style-name="ce12">
            <text:p>2,462151932</text:p>
          </table:table-cell>
          <table:table-cell office:value-type="float" office:value="-4.3767866042933496" table:style-name="ce12">
            <text:p>-4,376786604</text:p>
          </table:table-cell>
          <table:table-cell table:number-columns-repeated="16315" table:style-name="ce12"/>
        </table:table-row>
        <table:table-row table:style-name="ro1">
          <table:table-cell office:value-type="string" table:style-name="ce11">
            <text:p>0007CB1E1F</text:p>
          </table:table-cell>
          <table:table-cell office:value-type="float" office:value="47" table:style-name="ce12">
            <text:p>47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2">
            <text:p>1</text:p>
          </table:table-cell>
          <table:table-cell office:value-type="float" office:value="9" table:style-name="ce12">
            <text:p>9</text:p>
          </table:table-cell>
          <table:table-cell office:value-type="float" office:value="18" table:style-name="ce12">
            <text:p>18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28.15" table:style-name="ce12">
            <text:p>28,15</text:p>
          </table:table-cell>
          <table:table-cell office:value-type="float" office:value="27.81" table:style-name="ce12">
            <text:p>27,81</text:p>
          </table:table-cell>
          <table:table-cell office:value-type="float" office:value="-0.34" table:style-name="ce12">
            <text:p>-0,34</text:p>
          </table:table-cell>
          <table:table-cell office:value-type="float" office:value="6" table:style-name="ce12">
            <text:p>6</text:p>
          </table:table-cell>
          <table:table-cell office:value-type="float" office:value="2.1166666666666698" table:style-name="ce12">
            <text:p>2,116666667</text:p>
          </table:table-cell>
          <table:table-cell office:value-type="float" office:value="4" table:style-name="ce12">
            <text:p>4</text:p>
          </table:table-cell>
          <table:table-cell office:value-type="float" office:value="10.8492063492063" table:style-name="ce12">
            <text:p>10,84920635</text:p>
          </table:table-cell>
          <table:table-cell office:value-type="float" office:value="1.6633076216984499" table:style-name="ce12">
            <text:p>1,663307622</text:p>
          </table:table-cell>
          <table:table-cell office:value-type="float" office:value="-0.73121318104283195" table:style-name="ce12">
            <text:p>-0,731213181</text:p>
          </table:table-cell>
          <table:table-cell table:number-columns-repeated="17" table:style-name="ce12"/>
          <table:table-cell office:value-type="float" office:value="3422.6597224161301" table:style-name="ce12">
            <text:p>3422,659722</text:p>
          </table:table-cell>
          <table:table-cell office:value-type="float" office:value="1.11625343359032" table:style-name="ce12">
            <text:p>1,116253434</text:p>
          </table:table-cell>
          <table:table-cell office:value-type="float" office:value="6.3305354480998499E-2" table:style-name="ce12">
            <text:p>0,063305354</text:p>
          </table:table-cell>
          <table:table-cell office:value-type="float" office:value="1.55164982623003" table:style-name="ce12">
            <text:p>1,551649826</text:p>
          </table:table-cell>
          <table:table-cell office:value-type="float" office:value="2.6325923179570099" table:style-name="ce12">
            <text:p>2,632592318</text:p>
          </table:table-cell>
          <table:table-cell office:value-type="float" office:value="0.85483007703149105" table:style-name="ce12">
            <text:p>0,854830077</text:p>
          </table:table-cell>
          <table:table-cell office:value-type="float" office:value="1.83672508790787" table:style-name="ce12">
            <text:p>1,836725088</text:p>
          </table:table-cell>
          <table:table-cell office:value-type="float" office:value="-1.7822600826150701" table:style-name="ce12">
            <text:p>-1,782260083</text:p>
          </table:table-cell>
          <table:table-cell office:value-type="float" office:value="3.5980920867164699" table:style-name="ce12">
            <text:p>3,598092087</text:p>
          </table:table-cell>
          <table:table-cell office:value-type="float" office:value="1.28294128327699" table:style-name="ce12">
            <text:p>1,282941283</text:p>
          </table:table-cell>
          <table:table-cell office:value-type="float" office:value="0.86663153031323503" table:style-name="ce12">
            <text:p>0,86663153</text:p>
          </table:table-cell>
          <table:table-cell office:value-type="float" office:value="-1.1492960391157401" table:style-name="ce12">
            <text:p>-1,149296039</text:p>
          </table:table-cell>
          <table:table-cell office:value-type="float" office:value="1.80369431043284" table:style-name="ce12">
            <text:p>1,80369431</text:p>
          </table:table-cell>
          <table:table-cell office:value-type="float" office:value="-0.518293347262893" table:style-name="ce12">
            <text:p>-0,518293347</text:p>
          </table:table-cell>
          <table:table-cell table:number-columns-repeated="13" table:style-name="ce12"/>
          <table:table-cell office:value-type="float" office:value="-0.39784292060493098" table:style-name="ce12">
            <text:p>-0,397842921</text:p>
          </table:table-cell>
          <table:table-cell office:value-type="float" office:value="5.5152780419839997" table:style-name="ce12">
            <text:p>5,515278042</text:p>
          </table:table-cell>
          <table:table-cell office:value-type="float" office:value="4.4282782435452903" table:style-name="ce12">
            <text:p>4,428278244</text:p>
          </table:table-cell>
          <table:table-cell office:value-type="float" office:value="-0.96634769683250699" table:style-name="ce12">
            <text:p>-0,966347697</text:p>
          </table:table-cell>
          <table:table-cell office:value-type="float" office:value="-0.68734264910368703" table:style-name="ce12">
            <text:p>-0,687342649</text:p>
          </table:table-cell>
          <table:table-cell office:value-type="float" office:value="-6.5772501610872003E-2" table:style-name="ce12">
            <text:p>-0,065772502</text:p>
          </table:table-cell>
          <table:table-cell office:value-type="float" office:value="-3.2947502096888099" table:style-name="ce12">
            <text:p>-3,29475021</text:p>
          </table:table-cell>
          <table:table-cell office:value-type="float" office:value="1.2207979048778901" table:style-name="ce12">
            <text:p>1,220797905</text:p>
          </table:table-cell>
          <table:table-cell office:value-type="float" office:value="-6.7694410025424798E-2" table:style-name="ce12">
            <text:p>-0,06769441</text:p>
          </table:table-cell>
          <table:table-cell table:number-columns-repeated="16315" table:style-name="ce12"/>
        </table:table-row>
        <table:table-row table:style-name="ro1">
          <table:table-cell office:value-type="string" table:style-name="ce11">
            <text:p>0007CB3D9B</text:p>
          </table:table-cell>
          <table:table-cell office:value-type="float" office:value="54" table:style-name="ce12">
            <text:p>54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2">
            <text:p>1</text:p>
          </table:table-cell>
          <table:table-cell office:value-type="float" office:value="8" table:style-name="ce12">
            <text:p>8</text:p>
          </table:table-cell>
          <table:table-cell office:value-type="float" office:value="18" table:style-name="ce12">
            <text:p>18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24.12" table:style-name="ce12">
            <text:p>24,12</text:p>
          </table:table-cell>
          <table:table-cell office:value-type="float" office:value="25.88" table:style-name="ce12">
            <text:p>25,88</text:p>
          </table:table-cell>
          <table:table-cell office:value-type="float" office:value="1.76" table:style-name="ce12">
            <text:p>1,76</text:p>
          </table:table-cell>
          <table:table-cell office:value-type="float" office:value="7" table:style-name="ce12">
            <text:p>7</text:p>
          </table:table-cell>
          <table:table-cell office:value-type="float" office:value="-7.6500000000000101" table:style-name="ce12">
            <text:p>-7,65</text:p>
          </table:table-cell>
          <table:table-cell office:value-type="float" office:value="7" table:style-name="ce12">
            <text:p>7</text:p>
          </table:table-cell>
          <table:table-cell office:value-type="float" office:value="0.92427379383901098" table:style-name="ce12">
            <text:p>0,924273794</text:p>
          </table:table-cell>
          <table:table-cell office:value-type="float" office:value="1.0271780319654" table:style-name="ce12">
            <text:p>1,027178032</text:p>
          </table:table-cell>
          <table:table-cell office:value-type="float" office:value="-0.61110443336892295" table:style-name="ce12">
            <text:p>-0,611104433</text:p>
          </table:table-cell>
          <table:table-cell table:number-columns-repeated="17" table:style-name="ce12"/>
          <table:table-cell office:value-type="float" office:value="2102.6323759864699" table:style-name="ce12">
            <text:p>2102,632376</text:p>
          </table:table-cell>
          <table:table-cell office:value-type="float" office:value="2.5500309876612701" table:style-name="ce12">
            <text:p>2,550030988</text:p>
          </table:table-cell>
          <table:table-cell office:value-type="float" office:value="9.3894093007842905E-2" table:style-name="ce12">
            <text:p>0,093894093</text:p>
          </table:table-cell>
          <table:table-cell office:value-type="float" office:value="-3.6415814296822799" table:style-name="ce12">
            <text:p>-3,64158143</text:p>
          </table:table-cell>
          <table:table-cell office:value-type="float" office:value="0.18623805494276199" table:style-name="ce12">
            <text:p>0,186238055</text:p>
          </table:table-cell>
          <table:table-cell office:value-type="float" office:value="1.15374935171078" table:style-name="ce12">
            <text:p>1,153749352</text:p>
          </table:table-cell>
          <table:table-cell office:value-type="float" office:value="0.17071463054106401" table:style-name="ce12">
            <text:p>0,170714631</text:p>
          </table:table-cell>
          <table:table-cell office:value-type="float" office:value="3.5328448806660702" table:style-name="ce12">
            <text:p>3,532844881</text:p>
          </table:table-cell>
          <table:table-cell office:value-type="float" office:value="-1.2181917841679299" table:style-name="ce12">
            <text:p>-1,218191784</text:p>
          </table:table-cell>
          <table:table-cell office:value-type="float" office:value="3.0020592908967099" table:style-name="ce12">
            <text:p>3,002059291</text:p>
          </table:table-cell>
          <table:table-cell office:value-type="float" office:value="2.2251349599594801" table:style-name="ce12">
            <text:p>2,22513496</text:p>
          </table:table-cell>
          <table:table-cell office:value-type="float" office:value="1.31116051787935" table:style-name="ce12">
            <text:p>1,311160518</text:p>
          </table:table-cell>
          <table:table-cell office:value-type="float" office:value="1.9125171870837501" table:style-name="ce12">
            <text:p>1,912517187</text:p>
          </table:table-cell>
          <table:table-cell office:value-type="float" office:value="-0.18807449984378999" table:style-name="ce12">
            <text:p>-0,1880745</text:p>
          </table:table-cell>
          <table:table-cell table:number-columns-repeated="13" table:style-name="ce12"/>
          <table:table-cell office:value-type="float" office:value="3.9296878690686698" table:style-name="ce12">
            <text:p>3,929687869</text:p>
          </table:table-cell>
          <table:table-cell office:value-type="float" office:value="-3.8489926030407799" table:style-name="ce12">
            <text:p>-3,848992603</text:p>
          </table:table-cell>
          <table:table-cell office:value-type="float" office:value="3.7655440112350802" table:style-name="ce12">
            <text:p>3,765544011</text:p>
          </table:table-cell>
          <table:table-cell office:value-type="float" office:value="-1.88796566604572" table:style-name="ce12">
            <text:p>-1,887965666</text:p>
          </table:table-cell>
          <table:table-cell office:value-type="float" office:value="2.6243332468706102" table:style-name="ce12">
            <text:p>2,624333247</text:p>
          </table:table-cell>
          <table:table-cell office:value-type="float" office:value="0.33266985235228602" table:style-name="ce12">
            <text:p>0,332669852</text:p>
          </table:table-cell>
          <table:table-cell office:value-type="float" office:value="-3.17541296941274" table:style-name="ce12">
            <text:p>-3,175412969</text:p>
          </table:table-cell>
          <table:table-cell office:value-type="float" office:value="0.47985760543028499" table:style-name="ce12">
            <text:p>0,479857605</text:p>
          </table:table-cell>
          <table:table-cell office:value-type="float" office:value="4.8692601167456599" table:style-name="ce12">
            <text:p>4,869260117</text:p>
          </table:table-cell>
          <table:table-cell table:number-columns-repeated="16315" table:style-name="ce12"/>
        </table:table-row>
        <table:table-row table:style-name="ro1">
          <table:table-cell office:value-type="string" table:style-name="ce11">
            <text:p>0007CB3F5E</text:p>
          </table:table-cell>
          <table:table-cell office:value-type="float" office:value="55" table:style-name="ce12">
            <text:p>55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18" table:style-name="ce12">
            <text:p>18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25.26" table:style-name="ce12">
            <text:p>25,26</text:p>
          </table:table-cell>
          <table:table-cell office:value-type="float" office:value="26.89" table:style-name="ce12">
            <text:p>26,89</text:p>
          </table:table-cell>
          <table:table-cell office:value-type="float" office:value="1.63" table:style-name="ce12">
            <text:p>1,63</text:p>
          </table:table-cell>
          <table:table-cell office:value-type="float" office:value="5" table:style-name="ce12">
            <text:p>5</text:p>
          </table:table-cell>
          <table:table-cell office:value-type="float" office:value="2.3333333333333299" table:style-name="ce12">
            <text:p>2,333333333</text:p>
          </table:table-cell>
          <table:table-cell office:value-type="float" office:value="6" table:style-name="ce12">
            <text:p>6</text:p>
          </table:table-cell>
          <table:table-cell office:value-type="float" office:value="1.0909090909090899" table:style-name="ce12">
            <text:p>1,090909091</text:p>
          </table:table-cell>
          <table:table-cell office:value-type="float" office:value="0.99850512377837397" table:style-name="ce12">
            <text:p>0,998505124</text:p>
          </table:table-cell>
          <table:table-cell office:value-type="float" office:value="-1.4071787326290299" table:style-name="ce12">
            <text:p>-1,407178733</text:p>
          </table:table-cell>
          <table:table-cell table:number-columns-repeated="17" table:style-name="ce12"/>
          <table:table-cell office:value-type="float" office:value="2097.0220785505298" table:style-name="ce12">
            <text:p>2097,022079</text:p>
          </table:table-cell>
          <table:table-cell office:value-type="float" office:value="1.6330143624724101" table:style-name="ce12">
            <text:p>1,633014362</text:p>
          </table:table-cell>
          <table:table-cell office:value-type="float" office:value="0.102616616801779" table:style-name="ce12">
            <text:p>0,102616617</text:p>
          </table:table-cell>
          <table:table-cell office:value-type="float" office:value="0.76639299311410203" table:style-name="ce12">
            <text:p>0,766392993</text:p>
          </table:table-cell>
          <table:table-cell office:value-type="float" office:value="-0.203326128482338" table:style-name="ce12">
            <text:p>-0,203326128</text:p>
          </table:table-cell>
          <table:table-cell office:value-type="float" office:value="0.38910295394417199" table:style-name="ce12">
            <text:p>0,389102954</text:p>
          </table:table-cell>
          <table:table-cell office:value-type="float" office:value="-6.4664060114495103E-2" table:style-name="ce12">
            <text:p>-0,06466406</text:p>
          </table:table-cell>
          <table:table-cell office:value-type="float" office:value="2.8526731197976001" table:style-name="ce12">
            <text:p>2,85267312</text:p>
          </table:table-cell>
          <table:table-cell office:value-type="float" office:value="-2.5573922200937198" table:style-name="ce12">
            <text:p>-2,55739222</text:p>
          </table:table-cell>
          <table:table-cell office:value-type="float" office:value="2.76275492646971" table:style-name="ce12">
            <text:p>2,762754926</text:p>
          </table:table-cell>
          <table:table-cell office:value-type="float" office:value="0.147763309191278" table:style-name="ce12">
            <text:p>0,147763309</text:p>
          </table:table-cell>
          <table:table-cell office:value-type="float" office:value="-0.83820215540536303" table:style-name="ce12">
            <text:p>-0,838202155</text:p>
          </table:table-cell>
          <table:table-cell office:value-type="float" office:value="5.9487469044906798E-3" table:style-name="ce12">
            <text:p>0,005948747</text:p>
          </table:table-cell>
          <table:table-cell office:value-type="float" office:value="-1.2124479227954601" table:style-name="ce12">
            <text:p>-1,212447923</text:p>
          </table:table-cell>
          <table:table-cell table:number-columns-repeated="13" table:style-name="ce12"/>
          <table:table-cell office:value-type="float" office:value="-1.17620557126539" table:style-name="ce12">
            <text:p>-1,176205571</text:p>
          </table:table-cell>
          <table:table-cell office:value-type="float" office:value="-4.4454727215958796" table:style-name="ce12">
            <text:p>-4,445472722</text:p>
          </table:table-cell>
          <table:table-cell office:value-type="float" office:value="2.4025199211961499" table:style-name="ce12">
            <text:p>2,402519921</text:p>
          </table:table-cell>
          <table:table-cell office:value-type="float" office:value="-2.0561706952151" table:style-name="ce12">
            <text:p>-2,056170695</text:p>
          </table:table-cell>
          <table:table-cell office:value-type="float" office:value="-0.58533729324612804" table:style-name="ce12">
            <text:p>-0,585337293</text:p>
          </table:table-cell>
          <table:table-cell office:value-type="float" office:value="2.5971403281722798E-2" table:style-name="ce12">
            <text:p>0,025971403</text:p>
          </table:table-cell>
          <table:table-cell office:value-type="float" office:value="-2.6000150369097699" table:style-name="ce12">
            <text:p>-2,600015037</text:p>
          </table:table-cell>
          <table:table-cell office:value-type="float" office:value="-3.6415256240132399" table:style-name="ce12">
            <text:p>-3,641525624</text:p>
          </table:table-cell>
          <table:table-cell office:value-type="float" office:value="0.51668524679378103" table:style-name="ce12">
            <text:p>0,516685247</text:p>
          </table:table-cell>
          <table:table-cell table:number-columns-repeated="16315" table:style-name="ce12"/>
        </table:table-row>
        <table:table-row table:style-name="ro1">
          <table:table-cell office:value-type="string" table:style-name="ce11">
            <text:p>0007CB6BC3</text:p>
          </table:table-cell>
          <table:table-cell office:value-type="float" office:value="58" table:style-name="ce12">
            <text:p>58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6" table:style-name="ce12">
            <text:p>16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23.81" table:style-name="ce12">
            <text:p>23,81</text:p>
          </table:table-cell>
          <table:table-cell office:value-type="float" office:value="27.71" table:style-name="ce12">
            <text:p>27,71</text:p>
          </table:table-cell>
          <table:table-cell office:value-type="float" office:value="3.9" table:style-name="ce12">
            <text:p>3,9</text:p>
          </table:table-cell>
          <table:table-cell office:value-type="float" office:value="9" table:style-name="ce12">
            <text:p>9</text:p>
          </table:table-cell>
          <table:table-cell office:value-type="float" office:value="-20.6666666666667" table:style-name="ce12">
            <text:p>-20,66666667</text:p>
          </table:table-cell>
          <table:table-cell office:value-type="float" office:value="5" table:style-name="ce12">
            <text:p>5</text:p>
          </table:table-cell>
          <table:table-cell office:value-type="float" office:value="10.4166666666667" table:style-name="ce12">
            <text:p>10,41666667</text:p>
          </table:table-cell>
          <table:table-cell office:value-type="float" office:value="0.44944131779072499" table:style-name="ce12">
            <text:p>0,449441318</text:p>
          </table:table-cell>
          <table:table-cell office:value-type="float" office:value="-2.1359213052019901" table:style-name="ce12">
            <text:p>-2,135921305</text:p>
          </table:table-cell>
          <table:table-cell table:number-columns-repeated="17" table:style-name="ce12"/>
          <table:table-cell office:value-type="float" office:value="2687.8499700377101" table:style-name="ce12">
            <text:p>2687,84997</text:p>
          </table:table-cell>
          <table:table-cell office:value-type="float" office:value="1.5989076756838401" table:style-name="ce12">
            <text:p>1,598907676</text:p>
          </table:table-cell>
          <table:table-cell office:value-type="float" office:value="0.107419877570578" table:style-name="ce12">
            <text:p>0,107419878</text:p>
          </table:table-cell>
          <table:table-cell office:value-type="float" office:value="5.7660594434519901" table:style-name="ce12">
            <text:p>5,766059443</text:p>
          </table:table-cell>
          <table:table-cell office:value-type="float" office:value="-2.0032882108635501" table:style-name="ce12">
            <text:p>-2,003288211</text:p>
          </table:table-cell>
          <table:table-cell office:value-type="float" office:value="-2.8941333026879299" table:style-name="ce12">
            <text:p>-2,894133303</text:p>
          </table:table-cell>
          <table:table-cell office:value-type="float" office:value="-1.40839866658929" table:style-name="ce12">
            <text:p>-1,408398667</text:p>
          </table:table-cell>
          <table:table-cell office:value-type="float" office:value="2.46119901662356" table:style-name="ce12">
            <text:p>2,461199017</text:p>
          </table:table-cell>
          <table:table-cell office:value-type="float" office:value="0.55800776072003699" table:style-name="ce12">
            <text:p>0,558007761</text:p>
          </table:table-cell>
          <table:table-cell office:value-type="float" office:value="2.37515325263989" table:style-name="ce12">
            <text:p>2,375153253</text:p>
          </table:table-cell>
          <table:table-cell office:value-type="float" office:value="1.3896004052053701" table:style-name="ce12">
            <text:p>1,389600405</text:p>
          </table:table-cell>
          <table:table-cell office:value-type="float" office:value="1.6844258187651699" table:style-name="ce12">
            <text:p>1,684425819</text:p>
          </table:table-cell>
          <table:table-cell office:value-type="float" office:value="0.481489452259383" table:style-name="ce12">
            <text:p>0,481489452</text:p>
          </table:table-cell>
          <table:table-cell office:value-type="float" office:value="-2.1277790599307198" table:style-name="ce12">
            <text:p>-2,12777906</text:p>
          </table:table-cell>
          <table:table-cell table:number-columns-repeated="13" table:style-name="ce12"/>
          <table:table-cell office:value-type="float" office:value="-5.6356657918901503" table:style-name="ce12">
            <text:p>-5,635665792</text:p>
          </table:table-cell>
          <table:table-cell office:value-type="float" office:value="-2.9946107218755298" table:style-name="ce12">
            <text:p>-2,994610722</text:p>
          </table:table-cell>
          <table:table-cell office:value-type="float" office:value="1.8854904180813701" table:style-name="ce12">
            <text:p>1,885490418</text:p>
          </table:table-cell>
          <table:table-cell office:value-type="float" office:value="-5.7398230557365304" table:style-name="ce12">
            <text:p>-5,739823056</text:p>
          </table:table-cell>
          <table:table-cell office:value-type="float" office:value="-0.83197948008764" table:style-name="ce12">
            <text:p>-0,83197948</text:p>
          </table:table-cell>
          <table:table-cell office:value-type="float" office:value="1.4133087540632501" table:style-name="ce12">
            <text:p>1,413308754</text:p>
          </table:table-cell>
          <table:table-cell office:value-type="float" office:value="-1.67054698546376" table:style-name="ce12">
            <text:p>-1,670546985</text:p>
          </table:table-cell>
          <table:table-cell office:value-type="float" office:value="2.1266772269362599" table:style-name="ce12">
            <text:p>2,126677227</text:p>
          </table:table-cell>
          <table:table-cell office:value-type="float" office:value="-1.5361307487499201" table:style-name="ce12">
            <text:p>-1,536130749</text:p>
          </table:table-cell>
          <table:table-cell table:number-columns-repeated="16315" table:style-name="ce12"/>
        </table:table-row>
        <table:table-row table:style-name="ro1">
          <table:table-cell office:value-type="string" table:style-name="ce21">
            <text:p>0007CB2183</text:p>
          </table:table-cell>
          <table:table-cell office:value-type="float" office:value="48" table:style-name="ce6">
            <text:p>48</text:p>
          </table:table-cell>
          <table:table-cell office:value-type="float" office:value="13" table:style-name="ce6">
            <text:p>13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6">
            <text:p>17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float" office:value="25.32" table:style-name="ce6">
            <text:p>25,32</text:p>
          </table:table-cell>
          <table:table-cell office:value-type="float" office:value="25.93" table:style-name="ce6">
            <text:p>25,93</text:p>
          </table:table-cell>
          <table:table-cell office:value-type="float" office:value="0.60999999999999899" table:style-name="ce6">
            <text:p>0,61</text:p>
          </table:table-cell>
          <table:table-cell office:value-type="float" office:value="10" table:style-name="ce6">
            <text:p>10</text:p>
          </table:table-cell>
          <table:table-cell office:value-type="float" office:value="-23.9" table:style-name="ce6">
            <text:p>-23,9</text:p>
          </table:table-cell>
          <table:table-cell office:value-type="float" office:value="10" table:style-name="ce6">
            <text:p>10</text:p>
          </table:table-cell>
          <table:table-cell office:value-type="float" office:value="-27.3095238095238" table:style-name="ce6">
            <text:p>-27,30952381</text:p>
          </table:table-cell>
          <table:table-cell office:value-type="float" office:value="-4.8068170482733201" table:style-name="ce6">
            <text:p>-4,806817048</text:p>
          </table:table-cell>
          <table:table-cell office:value-type="float" office:value="0.91557150212374705" table:style-name="ce6">
            <text:p>0,915571502</text:p>
          </table:table-cell>
          <table:table-cell table:number-columns-repeated="17" table:style-name="ce6"/>
          <table:table-cell office:value-type="float" office:value="1708.59482400045" table:style-name="ce6">
            <text:p>1708,594824</text:p>
          </table:table-cell>
          <table:table-cell office:value-type="float" office:value="1.4834015360942101" table:style-name="ce6">
            <text:p>1,483401536</text:p>
          </table:table-cell>
          <table:table-cell office:value-type="float" office:value="7.8509346212703904E-2" table:style-name="ce6">
            <text:p>0,078509346</text:p>
          </table:table-cell>
          <table:table-cell office:value-type="float" office:value="-4.0188560523534598" table:style-name="ce6">
            <text:p>-4,018856052</text:p>
          </table:table-cell>
          <table:table-cell office:value-type="float" office:value="1.8109583504759901" table:style-name="ce6">
            <text:p>1,81095835</text:p>
          </table:table-cell>
          <table:table-cell office:value-type="float" office:value="-0.62282421595159099" table:style-name="ce6">
            <text:p>-0,622824216</text:p>
          </table:table-cell>
          <table:table-cell office:value-type="float" office:value="-0.41544034396914797" table:style-name="ce6">
            <text:p>-0,415440344</text:p>
          </table:table-cell>
          <table:table-cell office:value-type="float" office:value="-2.4258381667042102" table:style-name="ce6">
            <text:p>-2,425838167</text:p>
          </table:table-cell>
          <table:table-cell office:value-type="float" office:value="4.6128145624154602" table:style-name="ce6">
            <text:p>4,612814562</text:p>
          </table:table-cell>
          <table:table-cell office:value-type="float" office:value="1.82344654593023" table:style-name="ce6">
            <text:p>1,823446546</text:p>
          </table:table-cell>
          <table:table-cell office:value-type="float" office:value="-0.27475163224353999" table:style-name="ce6">
            <text:p>-0,274751632</text:p>
          </table:table-cell>
          <table:table-cell office:value-type="float" office:value="-0.40412459827886299" table:style-name="ce6">
            <text:p>-0,404124598</text:p>
          </table:table-cell>
          <table:table-cell office:value-type="float" office:value="-5.1399171640321901" table:style-name="ce6">
            <text:p>-5,139917164</text:p>
          </table:table-cell>
          <table:table-cell office:value-type="float" office:value="-0.207085117249585" table:style-name="ce6">
            <text:p>-0,207085117</text:p>
          </table:table-cell>
          <table:table-cell table:number-columns-repeated="13" table:style-name="ce6"/>
          <table:table-cell office:value-type="float" office:value="4.8117336648493598" table:style-name="ce6">
            <text:p>4,811733665</text:p>
          </table:table-cell>
          <table:table-cell office:value-type="float" office:value="5.4935038215559198" table:style-name="ce6">
            <text:p>5,493503822</text:p>
          </table:table-cell>
          <table:table-cell office:value-type="float" office:value="2.2228094565338701" table:style-name="ce6">
            <text:p>2,222809457</text:p>
          </table:table-cell>
          <table:table-cell office:value-type="float" office:value="-1.97239518573469" table:style-name="ce6">
            <text:p>-1,972395186</text:p>
          </table:table-cell>
          <table:table-cell office:value-type="float" office:value="-0.38091641658464997" table:style-name="ce6">
            <text:p>-0,380916417</text:p>
          </table:table-cell>
          <table:table-cell office:value-type="float" office:value="-2.0951563928886401" table:style-name="ce6">
            <text:p>-2,095156393</text:p>
          </table:table-cell>
          <table:table-cell office:value-type="float" office:value="-1.4316075552180101" table:style-name="ce6">
            <text:p>-1,431607555</text:p>
          </table:table-cell>
          <table:table-cell office:value-type="float" office:value="-0.52159614460052794" table:style-name="ce6">
            <text:p>-0,521596145</text:p>
          </table:table-cell>
          <table:table-cell office:value-type="float" office:value="-0.37112509184591103" table:style-name="ce6">
            <text:p>-0,371125092</text:p>
          </table:table-cell>
          <table:table-cell table:number-columns-repeated="16315" table:style-name="ce6"/>
        </table:table-row>
        <table:table-row table:style-name="ro1">
          <table:table-cell office:value-type="string" table:style-name="ce21">
            <text:p>0007CB2277</text:p>
          </table:table-cell>
          <table:table-cell office:value-type="float" office:value="49" table:style-name="ce6">
            <text:p>49</text:p>
          </table:table-cell>
          <table:table-cell office:value-type="float" office:value="13" table:style-name="ce6">
            <text:p>13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18" table:style-name="ce6">
            <text:p>18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float" office:value="26.24" table:style-name="ce6">
            <text:p>26,24</text:p>
          </table:table-cell>
          <table:table-cell office:value-type="float" office:value="26.28" table:style-name="ce6">
            <text:p>26,28</text:p>
          </table:table-cell>
          <table:table-cell office:value-type="float" office:value="4.00000000000027E-2" table:style-name="ce6">
            <text:p>0,04</text:p>
          </table:table-cell>
          <table:table-cell office:value-type="float" office:value="4" table:style-name="ce6">
            <text:p>4</text:p>
          </table:table-cell>
          <table:table-cell office:value-type="float" office:value="6.2" table:style-name="ce6">
            <text:p>6,2</text:p>
          </table:table-cell>
          <table:table-cell office:value-type="float" office:value="2" table:style-name="ce6">
            <text:p>2</text:p>
          </table:table-cell>
          <table:table-cell office:value-type="float" office:value="14.608225108225099" table:style-name="ce6">
            <text:p>14,60822511</text:p>
          </table:table-cell>
          <table:table-cell office:value-type="float" office:value="0.93530917644381595" table:style-name="ce6">
            <text:p>0,935309176</text:p>
          </table:table-cell>
          <table:table-cell office:value-type="float" office:value="-1.7063184218746801" table:style-name="ce6">
            <text:p>-1,706318422</text:p>
          </table:table-cell>
          <table:table-cell table:number-columns-repeated="17" table:style-name="ce6"/>
          <table:table-cell office:value-type="float" office:value="2713.4005793290298" table:style-name="ce6">
            <text:p>2713,400579</text:p>
          </table:table-cell>
          <table:table-cell office:value-type="float" office:value="2.1632914044161402" table:style-name="ce6">
            <text:p>2,163291404</text:p>
          </table:table-cell>
          <table:table-cell office:value-type="float" office:value="0.101502931466408" table:style-name="ce6">
            <text:p>0,101502931</text:p>
          </table:table-cell>
          <table:table-cell office:value-type="float" office:value="3.20773244816086" table:style-name="ce6">
            <text:p>3,207732448</text:p>
          </table:table-cell>
          <table:table-cell office:value-type="float" office:value="1.50568704978317" table:style-name="ce6">
            <text:p>1,50568705</text:p>
          </table:table-cell>
          <table:table-cell office:value-type="float" office:value="3.3090004675223499" table:style-name="ce6">
            <text:p>3,309000468</text:p>
          </table:table-cell>
          <table:table-cell office:value-type="float" office:value="0.61381976033289298" table:style-name="ce6">
            <text:p>0,61381976</text:p>
          </table:table-cell>
          <table:table-cell office:value-type="float" office:value="2.4185118926380098" table:style-name="ce6">
            <text:p>2,418511893</text:p>
          </table:table-cell>
          <table:table-cell office:value-type="float" office:value="-1.7600976828661401" table:style-name="ce6">
            <text:p>-1,760097683</text:p>
          </table:table-cell>
          <table:table-cell office:value-type="float" office:value="2.7362752640881398" table:style-name="ce6">
            <text:p>2,736275264</text:p>
          </table:table-cell>
          <table:table-cell office:value-type="float" office:value="-0.86529200123737704" table:style-name="ce6">
            <text:p>-0,865292001</text:p>
          </table:table-cell>
          <table:table-cell office:value-type="float" office:value="0.11294181411854499" table:style-name="ce6">
            <text:p>0,112941814</text:p>
          </table:table-cell>
          <table:table-cell office:value-type="float" office:value="1.2907751634584801" table:style-name="ce6">
            <text:p>1,290775163</text:p>
          </table:table-cell>
          <table:table-cell office:value-type="float" office:value="-1.6885354156277499" table:style-name="ce6">
            <text:p>-1,688535416</text:p>
          </table:table-cell>
          <table:table-cell table:number-columns-repeated="13" table:style-name="ce6"/>
          <table:table-cell office:value-type="float" office:value="-3.3957983372085798" table:style-name="ce6">
            <text:p>-3,395798337</text:p>
          </table:table-cell>
          <table:table-cell office:value-type="float" office:value="-1.8142029219786" table:style-name="ce6">
            <text:p>-1,814202922</text:p>
          </table:table-cell>
          <table:table-cell office:value-type="float" office:value="4.1690564722557504" table:style-name="ce6">
            <text:p>4,169056472</text:p>
          </table:table-cell>
          <table:table-cell office:value-type="float" office:value="0.240227416078511" table:style-name="ce6">
            <text:p>0,240227416</text:p>
          </table:table-cell>
          <table:table-cell office:value-type="float" office:value="2.2685003643006598" table:style-name="ce6">
            <text:p>2,268500364</text:p>
          </table:table-cell>
          <table:table-cell office:value-type="float" office:value="0.52429934463541805" table:style-name="ce6">
            <text:p>0,524299345</text:p>
          </table:table-cell>
          <table:table-cell office:value-type="float" office:value="-3.4785688624587201" table:style-name="ce6">
            <text:p>-3,478568862</text:p>
          </table:table-cell>
          <table:table-cell office:value-type="float" office:value="-1.3837205378823301" table:style-name="ce6">
            <text:p>-1,383720538</text:p>
          </table:table-cell>
          <table:table-cell office:value-type="float" office:value="0.69824894318792596" table:style-name="ce6">
            <text:p>0,698248943</text:p>
          </table:table-cell>
          <table:table-cell table:number-columns-repeated="16315" table:style-name="ce6"/>
        </table:table-row>
        <table:table-row table:style-name="ro1">
          <table:table-cell office:value-type="string" table:style-name="ce21">
            <text:p>0007F2B8A6</text:p>
          </table:table-cell>
          <table:table-cell office:value-type="float" office:value="67" table:style-name="ce6">
            <text:p>67</text:p>
          </table:table-cell>
          <table:table-cell office:value-type="float" office:value="13" table:style-name="ce6">
            <text:p>13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17" table:style-name="ce6">
            <text:p>17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float" office:value="24.56" table:style-name="ce6">
            <text:p>24,56</text:p>
          </table:table-cell>
          <table:table-cell office:value-type="float" office:value="25.99" table:style-name="ce6">
            <text:p>25,99</text:p>
          </table:table-cell>
          <table:table-cell office:value-type="float" office:value="1.43" table:style-name="ce6">
            <text:p>1,43</text:p>
          </table:table-cell>
          <table:table-cell office:value-type="float" office:value="1" table:style-name="ce6">
            <text:p>1</text:p>
          </table:table-cell>
          <table:table-cell office:value-type="float" office:value="37.466666666666697" table:style-name="ce6">
            <text:p>37,46666667</text:p>
          </table:table-cell>
          <table:table-cell office:value-type="float" office:value="3" table:style-name="ce6">
            <text:p>3</text:p>
          </table:table-cell>
          <table:table-cell office:value-type="float" office:value="13.3571428571429" table:style-name="ce6">
            <text:p>13,35714286</text:p>
          </table:table-cell>
          <table:table-cell office:value-type="float" office:value="1.22459520339755" table:style-name="ce6">
            <text:p>1,224595203</text:p>
          </table:table-cell>
          <table:table-cell office:value-type="float" office:value="-1.9450271295764201" table:style-name="ce6">
            <text:p>-1,94502713</text:p>
          </table:table-cell>
          <table:table-cell table:number-columns-repeated="17" table:style-name="ce6"/>
          <table:table-cell office:value-type="float" office:value="2189.3483653048902" table:style-name="ce6">
            <text:p>2189,348365</text:p>
          </table:table-cell>
          <table:table-cell office:value-type="float" office:value="1.7867480683538901" table:style-name="ce6">
            <text:p>1,786748068</text:p>
          </table:table-cell>
          <table:table-cell office:value-type="float" office:value="7.68886819128657E-2" table:style-name="ce6">
            <text:p>0,076888682</text:p>
          </table:table-cell>
          <table:table-cell office:value-type="float" office:value="-4.5740503152462697" table:style-name="ce6">
            <text:p>-4,574050315</text:p>
          </table:table-cell>
          <table:table-cell office:value-type="float" office:value="2.07991111470306" table:style-name="ce6">
            <text:p>2,079911115</text:p>
          </table:table-cell>
          <table:table-cell office:value-type="float" office:value="0.22332019860618699" table:style-name="ce6">
            <text:p>0,223320199</text:p>
          </table:table-cell>
          <table:table-cell office:value-type="float" office:value="0.74666033658146402" table:style-name="ce6">
            <text:p>0,746660337</text:p>
          </table:table-cell>
          <table:table-cell office:value-type="float" office:value="-0.30993515471976602" table:style-name="ce6">
            <text:p>-0,309935155</text:p>
          </table:table-cell>
          <table:table-cell office:value-type="float" office:value="-2.3676405720674601E-2" table:style-name="ce6">
            <text:p>-0,023676406</text:p>
          </table:table-cell>
          <table:table-cell office:value-type="float" office:value="3.2137050004522698" table:style-name="ce6">
            <text:p>3,213705</text:p>
          </table:table-cell>
          <table:table-cell office:value-type="float" office:value="0.96458182191471697" table:style-name="ce6">
            <text:p>0,964581822</text:p>
          </table:table-cell>
          <table:table-cell office:value-type="float" office:value="1.2458368605351" table:style-name="ce6">
            <text:p>1,245836861</text:p>
          </table:table-cell>
          <table:table-cell office:value-type="float" office:value="1.3959311317526499" table:style-name="ce6">
            <text:p>1,395931132</text:p>
          </table:table-cell>
          <table:table-cell office:value-type="float" office:value="-1.7968889656645499" table:style-name="ce6">
            <text:p>-1,796888966</text:p>
          </table:table-cell>
          <table:table-cell table:number-columns-repeated="13" table:style-name="ce6"/>
          <table:table-cell office:value-type="float" office:value="5.3319782706398096" table:style-name="ce6">
            <text:p>5,331978271</text:p>
          </table:table-cell>
          <table:table-cell office:value-type="float" office:value="-0.32582778475827601" table:style-name="ce6">
            <text:p>-0,325827785</text:p>
          </table:table-cell>
          <table:table-cell office:value-type="float" office:value="3.9686937591346001" table:style-name="ce6">
            <text:p>3,968693759</text:p>
          </table:table-cell>
          <table:table-cell office:value-type="float" office:value="-0.84005584547147505" table:style-name="ce6">
            <text:p>-0,840055845</text:p>
          </table:table-cell>
          <table:table-cell office:value-type="float" office:value="1.50033081553495" table:style-name="ce6">
            <text:p>1,500330816</text:p>
          </table:table-cell>
          <table:table-cell office:value-type="float" office:value="1.1353808412633699" table:style-name="ce6">
            <text:p>1,135380841</text:p>
          </table:table-cell>
          <table:table-cell office:value-type="float" office:value="-1.1383334597685399" table:style-name="ce6">
            <text:p>-1,13833346</text:p>
          </table:table-cell>
          <table:table-cell office:value-type="float" office:value="1.03910605667121" table:style-name="ce6">
            <text:p>1,039106057</text:p>
          </table:table-cell>
          <table:table-cell office:value-type="float" office:value="1.54881578400676" table:style-name="ce6">
            <text:p>1,548815784</text:p>
          </table:table-cell>
          <table:table-cell table:number-columns-repeated="16315" table:style-name="ce6"/>
        </table:table-row>
        <table:table-row table:style-name="ro2">
          <table:table-cell office:value-type="string" table:style-name="ce13">
            <text:p>0007F2945F</text:p>
          </table:table-cell>
          <table:table-cell office:value-type="float" office:value="60" table:style-name="ce14">
            <text:p>60</text:p>
          </table:table-cell>
          <table:table-cell office:value-type="float" office:value="13" table:style-name="ce14">
            <text:p>13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18" table:style-name="ce14">
            <text:p>18</text:p>
          </table:table-cell>
          <table:table-cell office:value-type="boolean" office:boolean-value="false" table:formula="of:=FALSE()" table:style-name="ce14">
            <text:p>FALSE</text:p>
          </table:table-cell>
          <table:table-cell office:value-type="float" office:value="23.81" table:style-name="ce14">
            <text:p>23,81</text:p>
          </table:table-cell>
          <table:table-cell office:value-type="float" office:value="24.25" table:style-name="ce14">
            <text:p>24,25</text:p>
          </table:table-cell>
          <table:table-cell office:value-type="float" office:value="0.440000000000001" table:style-name="ce14">
            <text:p>0,44</text:p>
          </table:table-cell>
          <table:table-cell office:value-type="float" office:value="3" table:style-name="ce14">
            <text:p>3</text:p>
          </table:table-cell>
          <table:table-cell office:value-type="float" office:value="9.7333333333333307" table:style-name="ce14">
            <text:p>9,733333333</text:p>
          </table:table-cell>
          <table:table-cell office:value-type="float" office:value="8" table:style-name="ce14">
            <text:p>8</text:p>
          </table:table-cell>
          <table:table-cell office:value-type="float" office:value="-25.904761904761902" table:style-name="ce14">
            <text:p>-25,9047619</text:p>
          </table:table-cell>
          <table:table-cell office:value-type="float" office:value="-3.4892854715308999" table:style-name="ce14">
            <text:p>-3,489285472</text:p>
          </table:table-cell>
          <table:table-cell office:value-type="float" office:value="0.30469496447317501" table:style-name="ce14">
            <text:p>0,304694964</text:p>
          </table:table-cell>
          <table:table-cell table:number-columns-repeated="17" table:style-name="ce14"/>
          <table:table-cell office:value-type="float" office:value="2390.8705122569199" table:style-name="ce14">
            <text:p>2390,870512</text:p>
          </table:table-cell>
          <table:table-cell office:value-type="float" office:value="1.2559669164293401" table:style-name="ce14">
            <text:p>1,255966916</text:p>
          </table:table-cell>
          <table:table-cell office:value-type="float" office:value="7.7978249212813197E-2" table:style-name="ce14">
            <text:p>0,077978249</text:p>
          </table:table-cell>
          <table:table-cell office:value-type="float" office:value="-0.90109599260539797" table:style-name="ce14">
            <text:p>-0,901095993</text:p>
          </table:table-cell>
          <table:table-cell office:value-type="float" office:value="-0.23088820699856399" table:style-name="ce14">
            <text:p>-0,230888207</text:p>
          </table:table-cell>
          <table:table-cell office:value-type="float" office:value="-0.80883404002143899" table:style-name="ce14">
            <text:p>-0,80883404</text:p>
          </table:table-cell>
          <table:table-cell office:value-type="float" office:value="-0.33482412279733698" table:style-name="ce14">
            <text:p>-0,334824123</text:p>
          </table:table-cell>
          <table:table-cell office:value-type="float" office:value="1.1150299823922401E-3" table:style-name="ce14">
            <text:p>0,00111503</text:p>
          </table:table-cell>
          <table:table-cell office:value-type="float" office:value="-1.4610921809998101" table:style-name="ce14">
            <text:p>-1,461092181</text:p>
          </table:table-cell>
          <table:table-cell office:value-type="float" office:value="2.25534347479653" table:style-name="ce14">
            <text:p>2,255343475</text:p>
          </table:table-cell>
          <table:table-cell office:value-type="float" office:value="-0.32572305415484298" table:style-name="ce14">
            <text:p>-0,325723054</text:p>
          </table:table-cell>
          <table:table-cell office:value-type="float" office:value="0.74486935780775299" table:style-name="ce14">
            <text:p>0,744869358</text:p>
          </table:table-cell>
          <table:table-cell office:value-type="float" office:value="-4.1443669477137401" table:style-name="ce14">
            <text:p>-4,144366948</text:p>
          </table:table-cell>
          <table:table-cell office:value-type="float" office:value="-0.29649100192647398" table:style-name="ce14">
            <text:p>-0,296491002</text:p>
          </table:table-cell>
          <table:table-cell table:number-columns-repeated="13" table:style-name="ce14"/>
          <table:table-cell office:value-type="float" office:value="4.0888877140153497E-2" table:style-name="ce14">
            <text:p>0,040888877</text:p>
          </table:table-cell>
          <table:table-cell office:value-type="float" office:value="-4.6569068361134898" table:style-name="ce14">
            <text:p>-4,656906836</text:p>
          </table:table-cell>
          <table:table-cell office:value-type="float" office:value="2.5295664634184498" table:style-name="ce14">
            <text:p>2,529566463</text:p>
          </table:table-cell>
          <table:table-cell office:value-type="float" office:value="-1.0022220539212501" table:style-name="ce14">
            <text:p>-1,002222054</text:p>
          </table:table-cell>
          <table:table-cell office:value-type="float" office:value="-1.00918353480167" table:style-name="ce14">
            <text:p>-1,009183535</text:p>
          </table:table-cell>
          <table:table-cell office:value-type="float" office:value="1.29484102019166" table:style-name="ce14">
            <text:p>1,29484102</text:p>
          </table:table-cell>
          <table:table-cell office:value-type="float" office:value="0.241989702875053" table:style-name="ce14">
            <text:p>0,241989703</text:p>
          </table:table-cell>
          <table:table-cell office:value-type="float" office:value="0.82930966789556704" table:style-name="ce14">
            <text:p>0,829309668</text:p>
          </table:table-cell>
          <table:table-cell office:value-type="float" office:value="-1.06367571660572" table:style-name="ce14">
            <text:p>-1,063675717</text:p>
          </table:table-cell>
          <table:table-cell table:number-columns-repeated="16315" table:style-name="ce14"/>
        </table:table-row>
        <table:table-row table:style-name="ro1">
          <table:table-cell office:value-type="string" table:style-name="ce11">
            <text:p>0007CB0CDD</text:p>
          </table:table-cell>
          <table:table-cell office:value-type="float" office:value="44" table:style-name="ce12">
            <text:p>44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2">
            <text:p>1</text:p>
          </table:table-cell>
          <table:table-cell office:value-type="float" office:value="9" table:style-name="ce12">
            <text:p>9</text:p>
          </table:table-cell>
          <table:table-cell office:value-type="float" office:value="16" table:style-name="ce12">
            <text:p>16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23.82" table:style-name="ce12">
            <text:p>23,82</text:p>
          </table:table-cell>
          <table:table-cell office:value-type="float" office:value="25.88" table:style-name="ce12">
            <text:p>25,88</text:p>
          </table:table-cell>
          <table:table-cell office:value-type="float" office:value="2.06" table:style-name="ce12">
            <text:p>2,06</text:p>
          </table:table-cell>
          <table:table-cell office:value-type="float" office:value="10" table:style-name="ce12">
            <text:p>10</text:p>
          </table:table-cell>
          <table:table-cell office:value-type="float" office:value="-20.483333333333299" table:style-name="ce12">
            <text:p>-20,48333333</text:p>
          </table:table-cell>
          <table:table-cell office:value-type="float" office:value="5" table:style-name="ce12">
            <text:p>5</text:p>
          </table:table-cell>
          <table:table-cell office:value-type="float" office:value="7.3333333333333304" table:style-name="ce12">
            <text:p>7,333333333</text:p>
          </table:table-cell>
          <table:table-cell office:value-type="float" office:value="1.28663936775509" table:style-name="ce12">
            <text:p>1,286639368</text:p>
          </table:table-cell>
          <table:table-cell office:value-type="float" office:value="-3.7443776536199298" table:style-name="ce12">
            <text:p>-3,744377654</text:p>
          </table:table-cell>
          <table:table-cell table:number-columns-repeated="17" table:style-name="ce12"/>
          <table:table-cell office:value-type="float" office:value="3545.8996031746001" table:style-name="ce12">
            <text:p>3545,899603</text:p>
          </table:table-cell>
          <table:table-cell office:value-type="float" office:value="1.4050996358244701" table:style-name="ce12">
            <text:p>1,405099636</text:p>
          </table:table-cell>
          <table:table-cell office:value-type="float" office:value="7.0226850441047095E-2" table:style-name="ce12">
            <text:p>0,07022685</text:p>
          </table:table-cell>
          <table:table-cell office:value-type="float" office:value="0.231073931075434" table:style-name="ce12">
            <text:p>0,231073931</text:p>
          </table:table-cell>
          <table:table-cell office:value-type="float" office:value="-0.284620141591652" table:style-name="ce12">
            <text:p>-0,284620142</text:p>
          </table:table-cell>
          <table:table-cell office:value-type="float" office:value="2.2476488242556498" table:style-name="ce12">
            <text:p>2,247648824</text:p>
          </table:table-cell>
          <table:table-cell office:value-type="float" office:value="2.3764352173683001" table:style-name="ce12">
            <text:p>2,376435217</text:p>
          </table:table-cell>
          <table:table-cell office:value-type="float" office:value="3.20181944142313" table:style-name="ce12">
            <text:p>3,201819441</text:p>
          </table:table-cell>
          <table:table-cell office:value-type="float" office:value="0.49255072706362102" table:style-name="ce12">
            <text:p>0,492550727</text:p>
          </table:table-cell>
          <table:table-cell office:value-type="float" office:value="3.9262621198983201" table:style-name="ce12">
            <text:p>3,92626212</text:p>
          </table:table-cell>
          <table:table-cell office:value-type="float" office:value="-1.8343559582284501" table:style-name="ce12">
            <text:p>-1,834355958</text:p>
          </table:table-cell>
          <table:table-cell office:value-type="float" office:value="2.7563227911408301" table:style-name="ce12">
            <text:p>2,756322791</text:p>
          </table:table-cell>
          <table:table-cell office:value-type="float" office:value="0.93111159876431204" table:style-name="ce12">
            <text:p>0,931111599</text:p>
          </table:table-cell>
          <table:table-cell office:value-type="float" office:value="-2.7474465330234401" table:style-name="ce12">
            <text:p>-2,747446533</text:p>
          </table:table-cell>
          <table:table-cell table:number-columns-repeated="13" table:style-name="ce12"/>
          <table:table-cell office:value-type="float" office:value="-0.80492586493829299" table:style-name="ce12">
            <text:p>-0,804925865</text:p>
          </table:table-cell>
          <table:table-cell office:value-type="float" office:value="-2.0148163148015001" table:style-name="ce12">
            <text:p>-2,014816315</text:p>
          </table:table-cell>
          <table:table-cell office:value-type="float" office:value="3.9778918303050999" table:style-name="ce12">
            <text:p>3,97789183</text:p>
          </table:table-cell>
          <table:table-cell office:value-type="float" office:value="-1.50601191925456" table:style-name="ce12">
            <text:p>-1,506011919</text:p>
          </table:table-cell>
          <table:table-cell office:value-type="float" office:value="3.7584040035540598" table:style-name="ce12">
            <text:p>3,758404004</text:p>
          </table:table-cell>
          <table:table-cell office:value-type="float" office:value="4.5035647319866703" table:style-name="ce12">
            <text:p>4,503564732</text:p>
          </table:table-cell>
          <table:table-cell office:value-type="float" office:value="-1.9069261696790401" table:style-name="ce12">
            <text:p>-1,90692617</text:p>
          </table:table-cell>
          <table:table-cell office:value-type="float" office:value="-3.0747746292514302" table:style-name="ce12">
            <text:p>-3,074774629</text:p>
          </table:table-cell>
          <table:table-cell office:value-type="float" office:value="-1.9169455694423001" table:style-name="ce12">
            <text:p>-1,916945569</text:p>
          </table:table-cell>
          <table:table-cell table:number-columns-repeated="16315" table:style-name="ce12"/>
        </table:table-row>
        <table:table-row table:style-name="ro1">
          <table:table-cell office:value-type="string" table:style-name="ce21">
            <text:p>0007CB0F67</text:p>
          </table:table-cell>
          <table:table-cell office:value-type="float" office:value="46" table:style-name="ce6">
            <text:p>46</text:p>
          </table:table-cell>
          <table:table-cell office:value-type="float" office:value="14" table:style-name="ce6">
            <text:p>1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6" table:style-name="ce6">
            <text:p>16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float" office:value="27.03" table:style-name="ce6">
            <text:p>27,03</text:p>
          </table:table-cell>
          <table:table-cell office:value-type="float" office:value="28.47" table:style-name="ce6">
            <text:p>28,47</text:p>
          </table:table-cell>
          <table:table-cell office:value-type="float" office:value="1.44" table:style-name="ce6">
            <text:p>1,44</text:p>
          </table:table-cell>
          <table:table-cell office:value-type="float" office:value="4" table:style-name="ce6">
            <text:p>4</text:p>
          </table:table-cell>
          <table:table-cell office:value-type="float" office:value="2.56666666666667" table:style-name="ce6">
            <text:p>2,566666667</text:p>
          </table:table-cell>
          <table:table-cell office:value-type="float" office:value="4" table:style-name="ce6">
            <text:p>4</text:p>
          </table:table-cell>
          <table:table-cell office:value-type="float" office:value="9.2440476190476204" table:style-name="ce6">
            <text:p>9,244047619</text:p>
          </table:table-cell>
          <table:table-cell office:value-type="float" office:value="-0.93905085636893804" table:style-name="ce6">
            <text:p>-0,939050856</text:p>
          </table:table-cell>
          <table:table-cell office:value-type="float" office:value="-3.7271566702359999" table:style-name="ce6">
            <text:p>-3,72715667</text:p>
          </table:table-cell>
          <table:table-cell table:number-columns-repeated="17" table:style-name="ce6"/>
          <table:table-cell office:value-type="float" office:value="1346.7738095238101" table:style-name="ce6">
            <text:p>1346,77381</text:p>
          </table:table-cell>
          <table:table-cell office:value-type="float" office:value="2.7066460231413298" table:style-name="ce6">
            <text:p>2,706646023</text:p>
          </table:table-cell>
          <table:table-cell office:value-type="float" office:value="0.11124173878198" table:style-name="ce6">
            <text:p>0,111241739</text:p>
          </table:table-cell>
          <table:table-cell office:value-type="float" office:value="-4.7053230054965702" table:style-name="ce6">
            <text:p>-4,705323005</text:p>
          </table:table-cell>
          <table:table-cell office:value-type="float" office:value="1.79269115294111" table:style-name="ce6">
            <text:p>1,792691153</text:p>
          </table:table-cell>
          <table:table-cell office:value-type="float" office:value="-6.1094410437766697" table:style-name="ce6">
            <text:p>-6,109441044</text:p>
          </table:table-cell>
          <table:table-cell office:value-type="float" office:value="1.4161092262603201" table:style-name="ce6">
            <text:p>1,416109226</text:p>
          </table:table-cell>
          <table:table-cell office:value-type="float" office:value="1.2439569502977099" table:style-name="ce6">
            <text:p>1,24395695</text:p>
          </table:table-cell>
          <table:table-cell office:value-type="float" office:value="1.3317265193729799" table:style-name="ce6">
            <text:p>1,331726519</text:p>
          </table:table-cell>
          <table:table-cell office:value-type="float" office:value="0.60425207074926901" table:style-name="ce6">
            <text:p>0,604252071</text:p>
          </table:table-cell>
          <table:table-cell office:value-type="float" office:value="3.6195972005855999" table:style-name="ce6">
            <text:p>3,619597201</text:p>
          </table:table-cell>
          <table:table-cell office:value-type="float" office:value="-4.7317689694456801E-2" table:style-name="ce6">
            <text:p>-0,04731769</text:p>
          </table:table-cell>
          <table:table-cell office:value-type="float" office:value="3.4264286687319498E-2" table:style-name="ce6">
            <text:p>0,034264287</text:p>
          </table:table-cell>
          <table:table-cell office:value-type="float" office:value="-3.7987784142259202" table:style-name="ce6">
            <text:p>-3,798778414</text:p>
          </table:table-cell>
          <table:table-cell table:number-columns-repeated="13" table:style-name="ce6"/>
          <table:table-cell office:value-type="float" office:value="6.6742097665207103" table:style-name="ce6">
            <text:p>6,674209767</text:p>
          </table:table-cell>
          <table:table-cell office:value-type="float" office:value="1.2528408561761499" table:style-name="ce6">
            <text:p>1,252840856</text:p>
          </table:table-cell>
          <table:table-cell office:value-type="float" office:value="3.6377681482947599" table:style-name="ce6">
            <text:p>3,637768148</text:p>
          </table:table-cell>
          <table:table-cell office:value-type="float" office:value="-4.0560545989116896" table:style-name="ce6">
            <text:p>-4,056054599</text:p>
          </table:table-cell>
          <table:table-cell office:value-type="float" office:value="-3.9378171287811199" table:style-name="ce6">
            <text:p>-3,937817129</text:p>
          </table:table-cell>
          <table:table-cell office:value-type="float" office:value="2.08969982222087" table:style-name="ce6">
            <text:p>2,089699822</text:p>
          </table:table-cell>
          <table:table-cell office:value-type="float" office:value="4.0820473826983896" table:style-name="ce6">
            <text:p>4,082047383</text:p>
          </table:table-cell>
          <table:table-cell office:value-type="float" office:value="2.40355308540093E-2" table:style-name="ce6">
            <text:p>0,024035531</text:p>
          </table:table-cell>
          <table:table-cell office:value-type="float" office:value="2.6075624034169902" table:style-name="ce6">
            <text:p>2,607562403</text:p>
          </table:table-cell>
          <table:table-cell table:number-columns-repeated="16315" table:style-name="ce6"/>
        </table:table-row>
        <table:table-row table:style-name="ro1">
          <table:table-cell office:value-type="string" table:style-name="ce21">
            <text:p>0007CB6DFA</text:p>
          </table:table-cell>
          <table:table-cell office:value-type="float" office:value="59" table:style-name="ce6">
            <text:p>59</text:p>
          </table:table-cell>
          <table:table-cell office:value-type="float" office:value="14" table:style-name="ce6">
            <text:p>14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16" table:style-name="ce6">
            <text:p>16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float" office:value="24.81" table:style-name="ce6">
            <text:p>24,81</text:p>
          </table:table-cell>
          <table:table-cell office:value-type="float" office:value="26.58" table:style-name="ce6">
            <text:p>26,58</text:p>
          </table:table-cell>
          <table:table-cell office:value-type="float" office:value="1.77" table:style-name="ce6">
            <text:p>1,77</text:p>
          </table:table-cell>
          <table:table-cell office:value-type="float" office:value="9" table:style-name="ce6">
            <text:p>9</text:p>
          </table:table-cell>
          <table:table-cell office:value-type="float" office:value="-14.616666666666699" table:style-name="ce6">
            <text:p>-14,61666667</text:p>
          </table:table-cell>
          <table:table-cell office:value-type="float" office:value="7" table:style-name="ce6">
            <text:p>7</text:p>
          </table:table-cell>
          <table:table-cell office:value-type="float" office:value="-13.8804945054945" table:style-name="ce6">
            <text:p>-13,88049451</text:p>
          </table:table-cell>
          <table:table-cell office:value-type="float" office:value="-8.3945576235884491" table:style-name="ce6">
            <text:p>-8,394557624</text:p>
          </table:table-cell>
          <table:table-cell office:value-type="float" office:value="1.00566554005722E-2" table:style-name="ce6">
            <text:p>0,010056655</text:p>
          </table:table-cell>
          <table:table-cell table:number-columns-repeated="17" table:style-name="ce6"/>
          <table:table-cell office:value-type="float" office:value="3173.31845238095" table:style-name="ce6">
            <text:p>3173,318452</text:p>
          </table:table-cell>
          <table:table-cell office:value-type="float" office:value="1.6746438985551999" table:style-name="ce6">
            <text:p>1,674643899</text:p>
          </table:table-cell>
          <table:table-cell office:value-type="float" office:value="6.3334630733374905E-2" table:style-name="ce6">
            <text:p>0,063334631</text:p>
          </table:table-cell>
          <table:table-cell office:value-type="float" office:value="-1.2588306216134999" table:style-name="ce6">
            <text:p>-1,258830622</text:p>
          </table:table-cell>
          <table:table-cell office:value-type="float" office:value="1.6219443960347599" table:style-name="ce6">
            <text:p>1,621944396</text:p>
          </table:table-cell>
          <table:table-cell office:value-type="float" office:value="-0.15998004591055301" table:style-name="ce6">
            <text:p>-0,159980046</text:p>
          </table:table-cell>
          <table:table-cell office:value-type="float" office:value="1.81819255754695" table:style-name="ce6">
            <text:p>1,818192558</text:p>
          </table:table-cell>
          <table:table-cell office:value-type="float" office:value="2.2191701883433601" table:style-name="ce6">
            <text:p>2,219170188</text:p>
          </table:table-cell>
          <table:table-cell office:value-type="float" office:value="0.43133020428831698" table:style-name="ce6">
            <text:p>0,431330204</text:p>
          </table:table-cell>
          <table:table-cell office:value-type="float" office:value="0.36730344381868502" table:style-name="ce6">
            <text:p>0,367303444</text:p>
          </table:table-cell>
          <table:table-cell office:value-type="float" office:value="-1.05105123282207" table:style-name="ce6">
            <text:p>-1,051051233</text:p>
          </table:table-cell>
          <table:table-cell office:value-type="float" office:value="-1.8604243138218099" table:style-name="ce6">
            <text:p>-1,860424314</text:p>
          </table:table-cell>
          <table:table-cell office:value-type="float" office:value="-6.7298148983727204" table:style-name="ce6">
            <text:p>-6,729814898</text:p>
          </table:table-cell>
          <table:table-cell office:value-type="float" office:value="-2.5622191206005702" table:style-name="ce6">
            <text:p>-2,562219121</text:p>
          </table:table-cell>
          <table:table-cell table:number-columns-repeated="13" table:style-name="ce6"/>
          <table:table-cell office:value-type="float" office:value="0.32460218733632901" table:style-name="ce6">
            <text:p>0,324602187</text:p>
          </table:table-cell>
          <table:table-cell office:value-type="float" office:value="-5.60776522641389" table:style-name="ce6">
            <text:p>-5,607765226</text:p>
          </table:table-cell>
          <table:table-cell office:value-type="float" office:value="4.1210036651498401" table:style-name="ce6">
            <text:p>4,121003665</text:p>
          </table:table-cell>
          <table:table-cell office:value-type="float" office:value="3.45610325308885" table:style-name="ce6">
            <text:p>3,456103253</text:p>
          </table:table-cell>
          <table:table-cell office:value-type="float" office:value="-3.3643555879478302" table:style-name="ce6">
            <text:p>-3,364355588</text:p>
          </table:table-cell>
          <table:table-cell office:value-type="float" office:value="-4.2800514818421203" table:style-name="ce6">
            <text:p>-4,280051482</text:p>
          </table:table-cell>
          <table:table-cell office:value-type="float" office:value="-2.0319517363813899" table:style-name="ce6">
            <text:p>-2,031951736</text:p>
          </table:table-cell>
          <table:table-cell office:value-type="float" office:value="2.8710327295694298" table:style-name="ce6">
            <text:p>2,87103273</text:p>
          </table:table-cell>
          <table:table-cell office:value-type="float" office:value="2.6755783057785099" table:style-name="ce6">
            <text:p>2,675578306</text:p>
          </table:table-cell>
          <table:table-cell table:number-columns-repeated="16315" table:style-name="ce6"/>
        </table:table-row>
        <table:table-row table:style-name="ro1">
          <table:table-cell office:value-type="string" table:style-name="ce11">
            <text:p>0007CB48B4</text:p>
          </table:table-cell>
          <table:table-cell office:value-type="float" office:value="57" table:style-name="ce12">
            <text:p>57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16" table:style-name="ce12">
            <text:p>16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27.09" table:style-name="ce12">
            <text:p>27,09</text:p>
          </table:table-cell>
          <table:table-cell office:value-type="float" office:value="26.48" table:style-name="ce12">
            <text:p>26,48</text:p>
          </table:table-cell>
          <table:table-cell office:value-type="float" office:value="-0.60999999999999899" table:style-name="ce12">
            <text:p>-0,61</text:p>
          </table:table-cell>
          <table:table-cell office:value-type="float" office:value="8" table:style-name="ce12">
            <text:p>8</text:p>
          </table:table-cell>
          <table:table-cell office:value-type="float" office:value="-7.0833333333333304" table:style-name="ce12">
            <text:p>-7,083333333</text:p>
          </table:table-cell>
          <table:table-cell office:value-type="float" office:value="3" table:style-name="ce12">
            <text:p>3</text:p>
          </table:table-cell>
          <table:table-cell office:value-type="float" office:value="18.571428571428601" table:style-name="ce12">
            <text:p>18,57142857</text:p>
          </table:table-cell>
          <table:table-cell office:value-type="float" office:value="0.63661918732643896" table:style-name="ce12">
            <text:p>0,636619187</text:p>
          </table:table-cell>
          <table:table-cell office:value-type="float" office:value="-2.2597218348111001" table:style-name="ce12">
            <text:p>-2,259721835</text:p>
          </table:table-cell>
          <table:table-cell table:number-columns-repeated="17" table:style-name="ce12"/>
          <table:table-cell office:value-type="float" office:value="3804.1077380952402" table:style-name="ce12">
            <text:p>3804,107738</text:p>
          </table:table-cell>
          <table:table-cell office:value-type="float" office:value="1.4218449002631599" table:style-name="ce12">
            <text:p>1,4218449</text:p>
          </table:table-cell>
          <table:table-cell office:value-type="float" office:value="6.1985600048151797E-2" table:style-name="ce12">
            <text:p>0,0619856</text:p>
          </table:table-cell>
          <table:table-cell office:value-type="float" office:value="1.9134583021311999" table:style-name="ce12">
            <text:p>1,913458302</text:p>
          </table:table-cell>
          <table:table-cell office:value-type="float" office:value="3.9067875509253498" table:style-name="ce12">
            <text:p>3,906787551</text:p>
          </table:table-cell>
          <table:table-cell office:value-type="float" office:value="1.29153263451999" table:style-name="ce12">
            <text:p>1,291532635</text:p>
          </table:table-cell>
          <table:table-cell office:value-type="float" office:value="4.3411483218071698" table:style-name="ce12">
            <text:p>4,341148322</text:p>
          </table:table-cell>
          <table:table-cell office:value-type="float" office:value="0.384487422856162" table:style-name="ce12">
            <text:p>0,384487423</text:p>
          </table:table-cell>
          <table:table-cell office:value-type="float" office:value="0.69818663158959104" table:style-name="ce12">
            <text:p>0,698186632</text:p>
          </table:table-cell>
          <table:table-cell office:value-type="float" office:value="2.4612018505798501" table:style-name="ce12">
            <text:p>2,461201851</text:p>
          </table:table-cell>
          <table:table-cell office:value-type="float" office:value="-1.1097268478511599" table:style-name="ce12">
            <text:p>-1,109726848</text:p>
          </table:table-cell>
          <table:table-cell office:value-type="float" office:value="-1.1189026010713901" table:style-name="ce12">
            <text:p>-1,118902601</text:p>
          </table:table-cell>
          <table:table-cell office:value-type="float" office:value="2.4765341476844598" table:style-name="ce12">
            <text:p>2,476534148</text:p>
          </table:table-cell>
          <table:table-cell office:value-type="float" office:value="-2.1083204935701998" table:style-name="ce12">
            <text:p>-2,108320494</text:p>
          </table:table-cell>
          <table:table-cell table:number-columns-repeated="13" table:style-name="ce12"/>
          <table:table-cell office:value-type="float" office:value="-1.4153746891341901" table:style-name="ce12">
            <text:p>-1,415374689</text:p>
          </table:table-cell>
          <table:table-cell office:value-type="float" office:value="2.71744703935319" table:style-name="ce12">
            <text:p>2,717447039</text:p>
          </table:table-cell>
          <table:table-cell office:value-type="float" office:value="6.2607912640812602" table:style-name="ce12">
            <text:p>6,260791264</text:p>
          </table:table-cell>
          <table:table-cell office:value-type="float" office:value="3.3769921881751399" table:style-name="ce12">
            <text:p>3,376992188</text:p>
          </table:table-cell>
          <table:table-cell office:value-type="float" office:value="-1.0163765364154" table:style-name="ce12">
            <text:p>-1,016376536</text:p>
          </table:table-cell>
          <table:table-cell office:value-type="float" office:value="9.3640234842615799E-2" table:style-name="ce12">
            <text:p>0,093640235</text:p>
          </table:table-cell>
          <table:table-cell office:value-type="float" office:value="-3.5973002741227198" table:style-name="ce12">
            <text:p>-3,597300274</text:p>
          </table:table-cell>
          <table:table-cell office:value-type="float" office:value="-2.5213160026520902" table:style-name="ce12">
            <text:p>-2,521316003</text:p>
          </table:table-cell>
          <table:table-cell office:value-type="float" office:value="-3.5402517765602899" table:style-name="ce12">
            <text:p>-3,540251777</text:p>
          </table:table-cell>
          <table:table-cell table:number-columns-repeated="16315" table:style-name="ce12"/>
        </table:table-row>
        <table:table-row table:style-name="ro1">
          <table:table-cell office:value-type="string" table:style-name="ce11">
            <text:p>0007F2B88A</text:p>
          </table:table-cell>
          <table:table-cell office:value-type="float" office:value="65" table:style-name="ce12">
            <text:p>65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2">
            <text:p>1</text:p>
          </table:table-cell>
          <table:table-cell office:value-type="float" office:value="8" table:style-name="ce12">
            <text:p>8</text:p>
          </table:table-cell>
          <table:table-cell office:value-type="float" office:value="17" table:style-name="ce12">
            <text:p>17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24.38" table:style-name="ce12">
            <text:p>24,38</text:p>
          </table:table-cell>
          <table:table-cell office:value-type="float" office:value="24.49" table:style-name="ce12">
            <text:p>24,49</text:p>
          </table:table-cell>
          <table:table-cell office:value-type="float" office:value="0.109999999999999" table:style-name="ce12">
            <text:p>0,11</text:p>
          </table:table-cell>
          <table:table-cell office:value-type="float" office:value="1" table:style-name="ce12">
            <text:p>1</text:p>
          </table:table-cell>
          <table:table-cell office:value-type="float" office:value="18.1666666666667" table:style-name="ce12">
            <text:p>18,16666667</text:p>
          </table:table-cell>
          <table:table-cell office:value-type="float" office:value="8" table:style-name="ce12">
            <text:p>8</text:p>
          </table:table-cell>
          <table:table-cell office:value-type="float" office:value="-18.291208791208799" table:style-name="ce12">
            <text:p>-18,29120879</text:p>
          </table:table-cell>
          <table:table-cell office:value-type="float" office:value="-5.0204740543954696" table:style-name="ce12">
            <text:p>-5,020474054</text:p>
          </table:table-cell>
          <table:table-cell office:value-type="float" office:value="0.787378002114417" table:style-name="ce12">
            <text:p>0,787378002</text:p>
          </table:table-cell>
          <table:table-cell table:number-columns-repeated="17" table:style-name="ce12"/>
          <table:table-cell office:value-type="float" office:value="1225.8157738095199" table:style-name="ce12">
            <text:p>1225,815774</text:p>
          </table:table-cell>
          <table:table-cell office:value-type="float" office:value="1.9480471382335001" table:style-name="ce12">
            <text:p>1,948047138</text:p>
          </table:table-cell>
          <table:table-cell office:value-type="float" office:value="0.103565061912528" table:style-name="ce12">
            <text:p>0,103565062</text:p>
          </table:table-cell>
          <table:table-cell office:value-type="float" office:value="-7.0101628635672304" table:style-name="ce12">
            <text:p>-7,010162864</text:p>
          </table:table-cell>
          <table:table-cell office:value-type="float" office:value="-0.47697244176972597" table:style-name="ce12">
            <text:p>-0,476972442</text:p>
          </table:table-cell>
          <table:table-cell office:value-type="float" office:value="-3.2539359839964401" table:style-name="ce12">
            <text:p>-3,253935984</text:p>
          </table:table-cell>
          <table:table-cell office:value-type="float" office:value="1.5106607621332899E-2" table:style-name="ce12">
            <text:p>0,015106608</text:p>
          </table:table-cell>
          <table:table-cell office:value-type="float" office:value="1.3446805663243699" table:style-name="ce12">
            <text:p>1,344680566</text:p>
          </table:table-cell>
          <table:table-cell office:value-type="float" office:value="0.93773030063979601" table:style-name="ce12">
            <text:p>0,937730301</text:p>
          </table:table-cell>
          <table:table-cell office:value-type="float" office:value="1.9683650708254701" table:style-name="ce12">
            <text:p>1,968365071</text:p>
          </table:table-cell>
          <table:table-cell office:value-type="float" office:value="0.33401081912284802" table:style-name="ce12">
            <text:p>0,334010819</text:p>
          </table:table-cell>
          <table:table-cell office:value-type="float" office:value="2.3719453191811701" table:style-name="ce12">
            <text:p>2,371945319</text:p>
          </table:table-cell>
          <table:table-cell office:value-type="float" office:value="-4.1388702306328602" table:style-name="ce12">
            <text:p>-4,138870231</text:p>
          </table:table-cell>
          <table:table-cell office:value-type="float" office:value="-0.46105818465834503" table:style-name="ce12">
            <text:p>-0,461058185</text:p>
          </table:table-cell>
          <table:table-cell table:number-columns-repeated="13" table:style-name="ce12"/>
          <table:table-cell office:value-type="float" office:value="8.0061559151007504" table:style-name="ce12">
            <text:p>8,006155915</text:p>
          </table:table-cell>
          <table:table-cell office:value-type="float" office:value="-0.82269154276492695" table:style-name="ce12">
            <text:p>-0,822691543</text:p>
          </table:table-cell>
          <table:table-cell office:value-type="float" office:value="-0.204819655664608" table:style-name="ce12">
            <text:p>-0,204819656</text:p>
          </table:table-cell>
          <table:table-cell office:value-type="float" office:value="-5.4608220430785002" table:style-name="ce12">
            <text:p>-5,460822043</text:p>
          </table:table-cell>
          <table:table-cell office:value-type="float" office:value="2.76525724545579" table:style-name="ce12">
            <text:p>2,765257245</text:p>
          </table:table-cell>
          <table:table-cell office:value-type="float" office:value="-1.54198654394114" table:style-name="ce12">
            <text:p>-1,541986544</text:p>
          </table:table-cell>
          <table:table-cell office:value-type="float" office:value="6.3341152259875896E-2" table:style-name="ce12">
            <text:p>0,063341152</text:p>
          </table:table-cell>
          <table:table-cell office:value-type="float" office:value="-0.73768699953924599" table:style-name="ce12">
            <text:p>-0,737687</text:p>
          </table:table-cell>
          <table:table-cell office:value-type="float" office:value="-3.3834115758486698" table:style-name="ce12">
            <text:p>-3,383411576</text:p>
          </table:table-cell>
          <table:table-cell table:number-columns-repeated="16315" table:style-name="ce12"/>
        </table:table-row>
        <table:table-row table:style-name="ro1">
          <table:table-cell office:value-type="string" table:style-name="ce11">
            <text:p>0007F2C687</text:p>
          </table:table-cell>
          <table:table-cell office:value-type="float" office:value="71" table:style-name="ce12">
            <text:p>71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2">
            <text:p>1</text:p>
          </table:table-cell>
          <table:table-cell office:value-type="float" office:value="10" table:style-name="ce12">
            <text:p>10</text:p>
          </table:table-cell>
          <table:table-cell office:value-type="float" office:value="18" table:style-name="ce12">
            <text:p>18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26.08" table:style-name="ce12">
            <text:p>26,08</text:p>
          </table:table-cell>
          <table:table-cell office:value-type="float" office:value="26.97" table:style-name="ce12">
            <text:p>26,97</text:p>
          </table:table-cell>
          <table:table-cell office:value-type="float" office:value="0.89000000000000101" table:style-name="ce12">
            <text:p>0,89</text:p>
          </table:table-cell>
          <table:table-cell office:value-type="float" office:value="5" table:style-name="ce12">
            <text:p>5</text:p>
          </table:table-cell>
          <table:table-cell office:value-type="float" office:value="0.93333333333333202" table:style-name="ce12">
            <text:p>0,933333333</text:p>
          </table:table-cell>
          <table:table-cell office:value-type="float" office:value="10" table:style-name="ce12">
            <text:p>10</text:p>
          </table:table-cell>
          <table:table-cell office:value-type="float" office:value="-26.897435897435901" table:style-name="ce12">
            <text:p>-26,8974359</text:p>
          </table:table-cell>
          <table:table-cell office:value-type="float" office:value="-3.8994616222852798" table:style-name="ce12">
            <text:p>-3,899461622</text:p>
          </table:table-cell>
          <table:table-cell office:value-type="float" office:value="0.81133375587797796" table:style-name="ce12">
            <text:p>0,811333756</text:p>
          </table:table-cell>
          <table:table-cell table:number-columns-repeated="17" table:style-name="ce12"/>
          <table:table-cell office:value-type="float" office:value="2800.0259920634899" table:style-name="ce12">
            <text:p>2800,025992</text:p>
          </table:table-cell>
          <table:table-cell office:value-type="float" office:value="1.5454542392970201" table:style-name="ce12">
            <text:p>1,545454239</text:p>
          </table:table-cell>
          <table:table-cell office:value-type="float" office:value="8.2142590654806197E-2" table:style-name="ce12">
            <text:p>0,082142591</text:p>
          </table:table-cell>
          <table:table-cell office:value-type="float" office:value="2.7384061635682202" table:style-name="ce12">
            <text:p>2,738406164</text:p>
          </table:table-cell>
          <table:table-cell office:value-type="float" office:value="0.96258737389675997" table:style-name="ce12">
            <text:p>0,962587374</text:p>
          </table:table-cell>
          <table:table-cell office:value-type="float" office:value="-2.9926855755130601" table:style-name="ce12">
            <text:p>-2,992685576</text:p>
          </table:table-cell>
          <table:table-cell office:value-type="float" office:value="-0.112778774805798" table:style-name="ce12">
            <text:p>-0,112778775</text:p>
          </table:table-cell>
          <table:table-cell office:value-type="float" office:value="1.93493443845869" table:style-name="ce12">
            <text:p>1,934934438</text:p>
          </table:table-cell>
          <table:table-cell office:value-type="float" office:value="1.5403823193000501" table:style-name="ce12">
            <text:p>1,540382319</text:p>
          </table:table-cell>
          <table:table-cell office:value-type="float" office:value="0.15094447279210299" table:style-name="ce12">
            <text:p>0,150944473</text:p>
          </table:table-cell>
          <table:table-cell office:value-type="float" office:value="-5.6522657595115697E-2" table:style-name="ce12">
            <text:p>-0,056522658</text:p>
          </table:table-cell>
          <table:table-cell office:value-type="float" office:value="-0.284869773561363" table:style-name="ce12">
            <text:p>-0,284869774</text:p>
          </table:table-cell>
          <table:table-cell office:value-type="float" office:value="-4.4582288226892599" table:style-name="ce12">
            <text:p>-4,458228823</text:p>
          </table:table-cell>
          <table:table-cell office:value-type="float" office:value="-5.9756151236000102E-2" table:style-name="ce12">
            <text:p>-0,059756151</text:p>
          </table:table-cell>
          <table:table-cell table:number-columns-repeated="13" table:style-name="ce12"/>
          <table:table-cell office:value-type="float" office:value="-1.86137671607397" table:style-name="ce12">
            <text:p>-1,861376716</text:p>
          </table:table-cell>
          <table:table-cell office:value-type="float" office:value="1.8654537290120601" table:style-name="ce12">
            <text:p>1,865453729</text:p>
          </table:table-cell>
          <table:table-cell office:value-type="float" office:value="2.6815676036109499" table:style-name="ce12">
            <text:p>2,681567604</text:p>
          </table:table-cell>
          <table:table-cell office:value-type="float" office:value="-3.4613194426673801" table:style-name="ce12">
            <text:p>-3,461319443</text:p>
          </table:table-cell>
          <table:table-cell office:value-type="float" office:value="-2.4253513901707402" table:style-name="ce12">
            <text:p>-2,42535139</text:p>
          </table:table-cell>
          <table:table-cell office:value-type="float" office:value="0.95082141786463303" table:style-name="ce12">
            <text:p>0,950821418</text:p>
          </table:table-cell>
          <table:table-cell office:value-type="float" office:value="0.33815161121357101" table:style-name="ce12">
            <text:p>0,338151611</text:p>
          </table:table-cell>
          <table:table-cell office:value-type="float" office:value="1.45176888618918" table:style-name="ce12">
            <text:p>1,451768886</text:p>
          </table:table-cell>
          <table:table-cell office:value-type="float" office:value="-0.233488131036972" table:style-name="ce12">
            <text:p>-0,233488131</text:p>
          </table:table-cell>
          <table:table-cell table:number-columns-repeated="16315" table:style-name="ce12"/>
        </table:table-row>
        <table:table-row table:style-name="ro1">
          <table:table-cell office:value-type="string" table:style-name="ce11">
            <text:p>0007F2EEFA</text:p>
          </table:table-cell>
          <table:table-cell office:value-type="float" office:value="77" table:style-name="ce12">
            <text:p>77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17" table:style-name="ce12">
            <text:p>17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24.78" table:style-name="ce12">
            <text:p>24,78</text:p>
          </table:table-cell>
          <table:table-cell office:value-type="float" office:value="25.91" table:style-name="ce12">
            <text:p>25,91</text:p>
          </table:table-cell>
          <table:table-cell office:value-type="float" office:value="1.1299999999999999" table:style-name="ce12">
            <text:p>1,13</text:p>
          </table:table-cell>
          <table:table-cell office:value-type="float" office:value="2" table:style-name="ce12">
            <text:p>2</text:p>
          </table:table-cell>
          <table:table-cell office:value-type="float" office:value="17.3333333333333" table:style-name="ce12">
            <text:p>17,33333333</text:p>
          </table:table-cell>
          <table:table-cell office:value-type="float" office:value="6" table:style-name="ce12">
            <text:p>6</text:p>
          </table:table-cell>
          <table:table-cell office:value-type="float" office:value="4.4642857142857197" table:style-name="ce12">
            <text:p>4,464285714</text:p>
          </table:table-cell>
          <table:table-cell office:value-type="float" office:value="0.69110100656999396" table:style-name="ce12">
            <text:p>0,691101007</text:p>
          </table:table-cell>
          <table:table-cell office:value-type="float" office:value="-2.6265320730916599" table:style-name="ce12">
            <text:p>-2,626532073</text:p>
          </table:table-cell>
          <table:table-cell table:number-columns-repeated="17" table:style-name="ce12"/>
          <table:table-cell office:value-type="float" office:value="2021.68591269841" table:style-name="ce12">
            <text:p>2021,685913</text:p>
          </table:table-cell>
          <table:table-cell office:value-type="float" office:value="1.48223465205145" table:style-name="ce12">
            <text:p>1,482234652</text:p>
          </table:table-cell>
          <table:table-cell office:value-type="float" office:value="7.4192851577493599E-2" table:style-name="ce12">
            <text:p>0,074192852</text:p>
          </table:table-cell>
          <table:table-cell office:value-type="float" office:value="-4.6337517671736501" table:style-name="ce12">
            <text:p>-4,633751767</text:p>
          </table:table-cell>
          <table:table-cell office:value-type="float" office:value="-0.45269277902819299" table:style-name="ce12">
            <text:p>-0,452692779</text:p>
          </table:table-cell>
          <table:table-cell office:value-type="float" office:value="-2.6788091928609399" table:style-name="ce12">
            <text:p>-2,678809193</text:p>
          </table:table-cell>
          <table:table-cell office:value-type="float" office:value="-0.26218286881049502" table:style-name="ce12">
            <text:p>-0,262182869</text:p>
          </table:table-cell>
          <table:table-cell office:value-type="float" office:value="1.8286573825421499" table:style-name="ce12">
            <text:p>1,828657383</text:p>
          </table:table-cell>
          <table:table-cell office:value-type="float" office:value="0.34351875885259298" table:style-name="ce12">
            <text:p>0,343518759</text:p>
          </table:table-cell>
          <table:table-cell office:value-type="float" office:value="0.62671757720481103" table:style-name="ce12">
            <text:p>0,626717577</text:p>
          </table:table-cell>
          <table:table-cell office:value-type="float" office:value="0.68857372965623698" table:style-name="ce12">
            <text:p>0,68857373</text:p>
          </table:table-cell>
          <table:table-cell office:value-type="float" office:value="-0.49943967874009698" table:style-name="ce12">
            <text:p>-0,499439679</text:p>
          </table:table-cell>
          <table:table-cell office:value-type="float" office:value="0.53759399466352198" table:style-name="ce12">
            <text:p>0,537593995</text:p>
          </table:table-cell>
          <table:table-cell office:value-type="float" office:value="-1.97671976358755" table:style-name="ce12">
            <text:p>-1,976719764</text:p>
          </table:table-cell>
          <table:table-cell table:number-columns-repeated="13" table:style-name="ce12"/>
          <table:table-cell office:value-type="float" office:value="5.42275157296302" table:style-name="ce12">
            <text:p>5,422751573</text:p>
          </table:table-cell>
          <table:table-cell office:value-type="float" office:value="-2.3698459518903299" table:style-name="ce12">
            <text:p>-2,369845952</text:p>
          </table:table-cell>
          <table:table-cell office:value-type="float" office:value="1.0826087535183" table:style-name="ce12">
            <text:p>1,082608754</text:p>
          </table:table-cell>
          <table:table-cell office:value-type="float" office:value="-2.0097657855017701" table:style-name="ce12">
            <text:p>-2,009765786</text:p>
          </table:table-cell>
          <table:table-cell office:value-type="float" office:value="-1.2346249002427001" table:style-name="ce12">
            <text:p>-1,2346249</text:p>
          </table:table-cell>
          <table:table-cell office:value-type="float" office:value="-3.9359399057726701" table:style-name="ce12">
            <text:p>-3,935939906</text:p>
          </table:table-cell>
          <table:table-cell office:value-type="float" office:value="-2.8925674724695498" table:style-name="ce12">
            <text:p>-2,892567472</text:p>
          </table:table-cell>
          <table:table-cell office:value-type="float" office:value="2.0499322365725301" table:style-name="ce12">
            <text:p>2,049932237</text:p>
          </table:table-cell>
          <table:table-cell office:value-type="float" office:value="3.2967774224945501" table:style-name="ce12">
            <text:p>3,296777422</text:p>
          </table:table-cell>
          <table:table-cell table:number-columns-repeated="16315" table:style-name="ce12"/>
        </table:table-row>
        <table:table-row table:style-name="ro1">
          <table:table-cell office:value-type="string" table:style-name="ce11">
            <text:p>0007F2F26A</text:p>
          </table:table-cell>
          <table:table-cell office:value-type="float" office:value="78" table:style-name="ce12">
            <text:p>78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2">
            <text:p>1</text:p>
          </table:table-cell>
          <table:table-cell office:value-type="float" office:value="7" table:style-name="ce12">
            <text:p>7</text:p>
          </table:table-cell>
          <table:table-cell office:value-type="float" office:value="18" table:style-name="ce12">
            <text:p>18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25.74" table:style-name="ce12">
            <text:p>25,74</text:p>
          </table:table-cell>
          <table:table-cell office:value-type="float" office:value="26.33" table:style-name="ce12">
            <text:p>26,33</text:p>
          </table:table-cell>
          <table:table-cell office:value-type="float" office:value="0.59" table:style-name="ce12">
            <text:p>0,59</text:p>
          </table:table-cell>
          <table:table-cell office:value-type="float" office:value="3" table:style-name="ce12">
            <text:p>3</text:p>
          </table:table-cell>
          <table:table-cell office:value-type="float" office:value="3.88333333333334" table:style-name="ce12">
            <text:p>3,883333333</text:p>
          </table:table-cell>
          <table:table-cell office:value-type="float" office:value="2" table:style-name="ce12">
            <text:p>2</text:p>
          </table:table-cell>
          <table:table-cell office:value-type="float" office:value="18.884615384615401" table:style-name="ce12">
            <text:p>18,88461538</text:p>
          </table:table-cell>
          <table:table-cell office:value-type="float" office:value="1.9000416954985999" table:style-name="ce12">
            <text:p>1,900041695</text:p>
          </table:table-cell>
          <table:table-cell office:value-type="float" office:value="-2.1552727045647799" table:style-name="ce12">
            <text:p>-2,155272705</text:p>
          </table:table-cell>
          <table:table-cell table:number-columns-repeated="17" table:style-name="ce12"/>
          <table:table-cell office:value-type="float" office:value="4193.5853174603199" table:style-name="ce12">
            <text:p>4193,585317</text:p>
          </table:table-cell>
          <table:table-cell office:value-type="float" office:value="2.0272574172923101" table:style-name="ce12">
            <text:p>2,027257417</text:p>
          </table:table-cell>
          <table:table-cell office:value-type="float" office:value="5.8853681950938902E-2" table:style-name="ce12">
            <text:p>0,058853682</text:p>
          </table:table-cell>
          <table:table-cell office:value-type="float" office:value="4.4070110703021204" table:style-name="ce12">
            <text:p>4,40701107</text:p>
          </table:table-cell>
          <table:table-cell office:value-type="float" office:value="1.02567845129679" table:style-name="ce12">
            <text:p>1,025678451</text:p>
          </table:table-cell>
          <table:table-cell office:value-type="float" office:value="-0.82966654782418403" table:style-name="ce12">
            <text:p>-0,829666548</text:p>
          </table:table-cell>
          <table:table-cell office:value-type="float" office:value="0.131906793203308" table:style-name="ce12">
            <text:p>0,131906793</text:p>
          </table:table-cell>
          <table:table-cell office:value-type="float" office:value="3.2565109943279702" table:style-name="ce12">
            <text:p>3,256510994</text:p>
          </table:table-cell>
          <table:table-cell office:value-type="float" office:value="1.3227083654460201" table:style-name="ce12">
            <text:p>1,322708365</text:p>
          </table:table-cell>
          <table:table-cell office:value-type="float" office:value="0.73206798674019502" table:style-name="ce12">
            <text:p>0,732067987</text:p>
          </table:table-cell>
          <table:table-cell office:value-type="float" office:value="-2.0966856036289099" table:style-name="ce12">
            <text:p>-2,096685604</text:p>
          </table:table-cell>
          <table:table-cell office:value-type="float" office:value="-1.2981090599034799" table:style-name="ce12">
            <text:p>-1,29810906</text:p>
          </table:table-cell>
          <table:table-cell office:value-type="float" office:value="2.3759590580027101" table:style-name="ce12">
            <text:p>2,375959058</text:p>
          </table:table-cell>
          <table:table-cell office:value-type="float" office:value="-1.9362501186535701" table:style-name="ce12">
            <text:p>-1,936250119</text:p>
          </table:table-cell>
          <table:table-cell table:number-columns-repeated="13" table:style-name="ce12"/>
          <table:table-cell office:value-type="float" office:value="-4.7896479604189297" table:style-name="ce12">
            <text:p>-4,78964796</text:p>
          </table:table-cell>
          <table:table-cell office:value-type="float" office:value="-1.03805032889753" table:style-name="ce12">
            <text:p>-1,038050329</text:p>
          </table:table-cell>
          <table:table-cell office:value-type="float" office:value="2.8188471776899902" table:style-name="ce12">
            <text:p>2,818847178</text:p>
          </table:table-cell>
          <table:table-cell office:value-type="float" office:value="-2.3240461799065999" table:style-name="ce12">
            <text:p>-2,32404618</text:p>
          </table:table-cell>
          <table:table-cell office:value-type="float" office:value="-1.20225389408397" table:style-name="ce12">
            <text:p>-1,202253894</text:p>
          </table:table-cell>
          <table:table-cell office:value-type="float" office:value="-2.1966526400143298" table:style-name="ce12">
            <text:p>-2,19665264</text:p>
          </table:table-cell>
          <table:table-cell office:value-type="float" office:value="-0.54275934554861005" table:style-name="ce12">
            <text:p>-0,542759346</text:p>
          </table:table-cell>
          <table:table-cell office:value-type="float" office:value="-2.43588950370716" table:style-name="ce12">
            <text:p>-2,435889504</text:p>
          </table:table-cell>
          <table:table-cell office:value-type="float" office:value="-1.7579917109172101" table:style-name="ce12">
            <text:p>-1,757991711</text:p>
          </table:table-cell>
          <table:table-cell table:number-columns-repeated="16315" table:style-name="ce12"/>
        </table:table-row>
        <table:table-row table:style-name="ro1">
          <table:table-cell office:value-type="string" table:style-name="ce21">
            <text:p>0007F2F283</text:p>
          </table:table-cell>
          <table:table-cell office:value-type="float" office:value="79" table:style-name="ce6">
            <text:p>79</text:p>
          </table:table-cell>
          <table:table-cell office:value-type="float" office:value="14" table:style-name="ce6">
            <text:p>14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6" table:style-name="ce6">
            <text:p>16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float" office:value="24.07" table:style-name="ce6">
            <text:p>24,07</text:p>
          </table:table-cell>
          <table:table-cell office:value-type="float" office:value="25.74" table:style-name="ce6">
            <text:p>25,74</text:p>
          </table:table-cell>
          <table:table-cell office:value-type="float" office:value="1.67" table:style-name="ce6">
            <text:p>1,67</text:p>
          </table:table-cell>
          <table:table-cell office:value-type="float" office:value="6" table:style-name="ce6">
            <text:p>6</text:p>
          </table:table-cell>
          <table:table-cell office:value-type="float" office:value="0.25" table:style-name="ce6">
            <text:p>0,25</text:p>
          </table:table-cell>
          <table:table-cell office:value-type="float" office:value="1" table:style-name="ce6">
            <text:p>1</text:p>
          </table:table-cell>
          <table:table-cell office:value-type="float" office:value="19.238095238095202" table:style-name="ce6">
            <text:p>19,23809524</text:p>
          </table:table-cell>
          <table:table-cell office:value-type="float" office:value="-0.21842415992925401" table:style-name="ce6">
            <text:p>-0,21842416</text:p>
          </table:table-cell>
          <table:table-cell office:value-type="float" office:value="-2.2997121081871099" table:style-name="ce6">
            <text:p>-2,299712108</text:p>
          </table:table-cell>
          <table:table-cell table:number-columns-repeated="17" table:style-name="ce6"/>
          <table:table-cell office:value-type="float" office:value="3105.4918650793602" table:style-name="ce6">
            <text:p>3105,491865</text:p>
          </table:table-cell>
          <table:table-cell office:value-type="float" office:value="0.87677390414075496" table:style-name="ce6">
            <text:p>0,876773904</text:p>
          </table:table-cell>
          <table:table-cell office:value-type="float" office:value="7.4417223864609E-2" table:style-name="ce6">
            <text:p>0,074417224</text:p>
          </table:table-cell>
          <table:table-cell office:value-type="float" office:value="0.57770648426043203" table:style-name="ce6">
            <text:p>0,577706484</text:p>
          </table:table-cell>
          <table:table-cell office:value-type="float" office:value="4.4367935681110797" table:style-name="ce6">
            <text:p>4,436793568</text:p>
          </table:table-cell>
          <table:table-cell office:value-type="float" office:value="-0.57062410028670496" table:style-name="ce6">
            <text:p>-0,5706241</text:p>
          </table:table-cell>
          <table:table-cell office:value-type="float" office:value="4.1660943241231099" table:style-name="ce6">
            <text:p>4,166094324</text:p>
          </table:table-cell>
          <table:table-cell office:value-type="float" office:value="1.7241025304700299" table:style-name="ce6">
            <text:p>1,72410253</text:p>
          </table:table-cell>
          <table:table-cell office:value-type="float" office:value="1.06096941239242" table:style-name="ce6">
            <text:p>1,060969412</text:p>
          </table:table-cell>
          <table:table-cell office:value-type="float" office:value="0.28434209627401302" table:style-name="ce6">
            <text:p>0,284342096</text:p>
          </table:table-cell>
          <table:table-cell office:value-type="float" office:value="1.9047961348418201" table:style-name="ce6">
            <text:p>1,904796135</text:p>
          </table:table-cell>
          <table:table-cell office:value-type="float" office:value="0.70446494128090797" table:style-name="ce6">
            <text:p>0,704464941</text:p>
          </table:table-cell>
          <table:table-cell office:value-type="float" office:value="0.79404522944567302" table:style-name="ce6">
            <text:p>0,794045229</text:p>
          </table:table-cell>
          <table:table-cell office:value-type="float" office:value="-2.5169581018090201" table:style-name="ce6">
            <text:p>-2,516958102</text:p>
          </table:table-cell>
          <table:table-cell table:number-columns-repeated="13" table:style-name="ce6"/>
          <table:table-cell office:value-type="float" office:value="1.0818881383305801" table:style-name="ce6">
            <text:p>1,081888138</text:p>
          </table:table-cell>
          <table:table-cell office:value-type="float" office:value="3.8336839581600102" table:style-name="ce6">
            <text:p>3,833683958</text:p>
          </table:table-cell>
          <table:table-cell office:value-type="float" office:value="6.6659773519819403" table:style-name="ce6">
            <text:p>6,665977352</text:p>
          </table:table-cell>
          <table:table-cell office:value-type="float" office:value="-0.297868597090581" table:style-name="ce6">
            <text:p>-0,297868597</text:p>
          </table:table-cell>
          <table:table-cell office:value-type="float" office:value="1.01521194174503" table:style-name="ce6">
            <text:p>1,015211942</text:p>
          </table:table-cell>
          <table:table-cell office:value-type="float" office:value="-1.84621901423852" table:style-name="ce6">
            <text:p>-1,846219014</text:p>
          </table:table-cell>
          <table:table-cell office:value-type="float" office:value="2.2941495169869" table:style-name="ce6">
            <text:p>2,294149517</text:p>
          </table:table-cell>
          <table:table-cell office:value-type="float" office:value="0.808108762611222" table:style-name="ce6">
            <text:p>0,808108763</text:p>
          </table:table-cell>
          <table:table-cell office:value-type="float" office:value="1.6463421311967901" table:style-name="ce6">
            <text:p>1,646342131</text:p>
          </table:table-cell>
          <table:table-cell table:number-columns-repeated="16315" table:style-name="ce6"/>
        </table:table-row>
        <table:table-row table:style-name="ro2">
          <table:table-cell office:value-type="string" table:style-name="ce13">
            <text:p>0007F29741</text:p>
          </table:table-cell>
          <table:table-cell office:value-type="float" office:value="61" table:style-name="ce14">
            <text:p>61</text:p>
          </table:table-cell>
          <table:table-cell office:value-type="float" office:value="14" table:style-name="ce14">
            <text:p>14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17" table:style-name="ce14">
            <text:p>17</text:p>
          </table:table-cell>
          <table:table-cell office:value-type="boolean" office:boolean-value="false" table:formula="of:=FALSE()" table:style-name="ce14">
            <text:p>FALSE</text:p>
          </table:table-cell>
          <table:table-cell office:value-type="float" office:value="25.78" table:style-name="ce14">
            <text:p>25,78</text:p>
          </table:table-cell>
          <table:table-cell office:value-type="float" office:value="26.26" table:style-name="ce14">
            <text:p>26,26</text:p>
          </table:table-cell>
          <table:table-cell office:value-type="float" office:value="0.48" table:style-name="ce14">
            <text:p>0,48</text:p>
          </table:table-cell>
          <table:table-cell office:value-type="float" office:value="7" table:style-name="ce14">
            <text:p>7</text:p>
          </table:table-cell>
          <table:table-cell office:value-type="float" office:value="-0.95" table:style-name="ce14">
            <text:p>-0,95</text:p>
          </table:table-cell>
          <table:table-cell office:value-type="float" office:value="9" table:style-name="ce14">
            <text:p>9</text:p>
          </table:table-cell>
          <table:table-cell office:value-type="float" office:value="-18.6666666666667" table:style-name="ce14">
            <text:p>-18,66666667</text:p>
          </table:table-cell>
          <table:table-cell office:value-type="float" office:value="-1.64969288269967" table:style-name="ce14">
            <text:p>-1,649692883</text:p>
          </table:table-cell>
          <table:table-cell office:value-type="float" office:value="-0.23186193391993801" table:style-name="ce14">
            <text:p>-0,231861934</text:p>
          </table:table-cell>
          <table:table-cell table:number-columns-repeated="17" table:style-name="ce14"/>
          <table:table-cell office:value-type="float" office:value="1568.09454365079" table:style-name="ce14">
            <text:p>1568,094544</text:p>
          </table:table-cell>
          <table:table-cell office:value-type="float" office:value="1.69011265116306" table:style-name="ce14">
            <text:p>1,690112651</text:p>
          </table:table-cell>
          <table:table-cell office:value-type="float" office:value="6.5646539346453106E-2" table:style-name="ce14">
            <text:p>0,065646539</text:p>
          </table:table-cell>
          <table:table-cell office:value-type="float" office:value="-2.8121302388743601" table:style-name="ce14">
            <text:p>-2,812130239</text:p>
          </table:table-cell>
          <table:table-cell office:value-type="float" office:value="0.82264580807488397" table:style-name="ce14">
            <text:p>0,822645808</text:p>
          </table:table-cell>
          <table:table-cell office:value-type="float" office:value="-4.8298429970191004" table:style-name="ce14">
            <text:p>-4,829842997</text:p>
          </table:table-cell>
          <table:table-cell office:value-type="float" office:value="-2.1991591619187498" table:style-name="ce14">
            <text:p>-2,199159162</text:p>
          </table:table-cell>
          <table:table-cell office:value-type="float" office:value="1.3211722523603699" table:style-name="ce14">
            <text:p>1,321172252</text:p>
          </table:table-cell>
          <table:table-cell office:value-type="float" office:value="0.33304443304164699" table:style-name="ce14">
            <text:p>0,333044433</text:p>
          </table:table-cell>
          <table:table-cell office:value-type="float" office:value="0.20485110288584801" table:style-name="ce14">
            <text:p>0,204851103</text:p>
          </table:table-cell>
          <table:table-cell office:value-type="float" office:value="-2.0250452769448199" table:style-name="ce14">
            <text:p>-2,025045277</text:p>
          </table:table-cell>
          <table:table-cell office:value-type="float" office:value="-3.2417487489435799" table:style-name="ce14">
            <text:p>-3,241748749</text:p>
          </table:table-cell>
          <table:table-cell office:value-type="float" office:value="-2.54707451830288" table:style-name="ce14">
            <text:p>-2,547074518</text:p>
          </table:table-cell>
          <table:table-cell office:value-type="float" office:value="-0.170159838356992" table:style-name="ce14">
            <text:p>-0,170159838</text:p>
          </table:table-cell>
          <table:table-cell table:number-columns-repeated="13" table:style-name="ce14"/>
          <table:table-cell office:value-type="float" office:value="3.9962717831553798" table:style-name="ce14">
            <text:p>3,996271783</text:p>
          </table:table-cell>
          <table:table-cell office:value-type="float" office:value="1.5147046949190199" table:style-name="ce14">
            <text:p>1,514704695</text:p>
          </table:table-cell>
          <table:table-cell office:value-type="float" office:value="-1.4733086340630199" table:style-name="ce14">
            <text:p>-1,473308634</text:p>
          </table:table-cell>
          <table:table-cell office:value-type="float" office:value="-5.08990720709114" table:style-name="ce14">
            <text:p>-5,089907207</text:p>
          </table:table-cell>
          <table:table-cell office:value-type="float" office:value="-5.4457768580397801" table:style-name="ce14">
            <text:p>-5,445776858</text:p>
          </table:table-cell>
          <table:table-cell office:value-type="float" office:value="-9.1529260288908105" table:style-name="ce14">
            <text:p>-9,152926029</text:p>
          </table:table-cell>
          <table:table-cell office:value-type="float" office:value="1.6762650787326201" table:style-name="ce14">
            <text:p>1,676265079</text:p>
          </table:table-cell>
          <table:table-cell office:value-type="float" office:value="-5.7284709231513604" table:style-name="ce14">
            <text:p>-5,728470923</text:p>
          </table:table-cell>
          <table:table-cell office:value-type="float" office:value="-0.70406264677283803" table:style-name="ce14">
            <text:p>-0,704062647</text:p>
          </table:table-cell>
          <table:table-cell table:number-columns-repeated="16315" table:style-name="ce14"/>
        </table:table-row>
        <table:table-row table:style-name="ro1">
          <table:table-cell office:value-type="string" table:style-name="ce2">
            <text:p>0007F2B3FF</text:p>
          </table:table-cell>
          <table:table-cell office:value-type="float" office:value="62" table:style-name="ce3">
            <text:p>62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18" table:style-name="ce3">
            <text:p>26,18</text:p>
          </table:table-cell>
          <table:table-cell office:value-type="float" office:value="26.72" table:style-name="ce3">
            <text:p>26,72</text:p>
          </table:table-cell>
          <table:table-cell office:value-type="float" office:value="0.53999999999999904" table:style-name="ce3">
            <text:p>0,54</text:p>
          </table:table-cell>
          <table:table-cell office:value-type="float" office:value="6" table:style-name="ce3">
            <text:p>6</text:p>
          </table:table-cell>
          <table:table-cell office:value-type="float" office:value="-1" table:style-name="ce3">
            <text:p>-1</text:p>
          </table:table-cell>
          <table:table-cell office:value-type="float" office:value="10" table:style-name="ce3">
            <text:p>10</text:p>
          </table:table-cell>
          <table:table-cell office:value-type="float" office:value="-28.712418300653599" table:style-name="ce3">
            <text:p>-28,7124183</text:p>
          </table:table-cell>
          <table:table-cell office:value-type="float" office:value="-6.0513774396610501E-2" table:style-name="ce3">
            <text:p>-0,060513774</text:p>
          </table:table-cell>
          <table:table-cell office:value-type="float" office:value="1.86297731156047" table:style-name="ce3">
            <text:p>1,862977312</text:p>
          </table:table-cell>
          <table:table-cell table:number-columns-repeated="17" table:style-name="ce3"/>
          <table:table-cell office:value-type="float" office:value="3697.4338507625298" table:style-name="ce3">
            <text:p>3697,433851</text:p>
          </table:table-cell>
          <table:table-cell office:value-type="float" office:value="1.5283628199272401" table:style-name="ce3">
            <text:p>1,52836282</text:p>
          </table:table-cell>
          <table:table-cell office:value-type="float" office:value="0.30756055410891098" table:style-name="ce3">
            <text:p>0,307560554</text:p>
          </table:table-cell>
          <table:table-cell office:value-type="float" office:value="-5.6000352990355902" table:style-name="ce3">
            <text:p>-5,600035299</text:p>
          </table:table-cell>
          <table:table-cell office:value-type="float" office:value="-1.05630645960972" table:style-name="ce3">
            <text:p>-1,05630646</text:p>
          </table:table-cell>
          <table:table-cell office:value-type="float" office:value="0.84419127328084997" table:style-name="ce3">
            <text:p>0,844191273</text:p>
          </table:table-cell>
          <table:table-cell office:value-type="float" office:value="-0.59047993934852805" table:style-name="ce3">
            <text:p>-0,590479939</text:p>
          </table:table-cell>
          <table:table-cell office:value-type="float" office:value="1.8920854506696001" table:style-name="ce3">
            <text:p>1,892085451</text:p>
          </table:table-cell>
          <table:table-cell office:value-type="float" office:value="-3.60751274357707" table:style-name="ce3">
            <text:p>-3,607512744</text:p>
          </table:table-cell>
          <table:table-cell office:value-type="float" office:value="-0.75002208078074795" table:style-name="ce3">
            <text:p>-0,750022081</text:p>
          </table:table-cell>
          <table:table-cell office:value-type="float" office:value="6.5546764603188298E-2" table:style-name="ce3">
            <text:p>0,065546765</text:p>
          </table:table-cell>
          <table:table-cell office:value-type="float" office:value="0.69933168353911301" table:style-name="ce3">
            <text:p>0,699331684</text:p>
          </table:table-cell>
          <table:table-cell office:value-type="float" office:value="-1.2456287838669899" table:style-name="ce3">
            <text:p>-1,245628784</text:p>
          </table:table-cell>
          <table:table-cell office:value-type="float" office:value="2.1853226299922999" table:style-name="ce3">
            <text:p>2,18532263</text:p>
          </table:table-cell>
          <table:table-cell table:number-columns-repeated="13" table:style-name="ce3"/>
          <table:table-cell office:value-type="float" office:value="5.1424559312970404" table:style-name="ce3">
            <text:p>5,142455931</text:p>
          </table:table-cell>
          <table:table-cell office:value-type="float" office:value="-4.1312538314343303" table:style-name="ce3">
            <text:p>-4,131253831</text:p>
          </table:table-cell>
          <table:table-cell office:value-type="float" office:value="-1.5442827410800299" table:style-name="ce3">
            <text:p>-1,544282741</text:p>
          </table:table-cell>
          <table:table-cell office:value-type="float" office:value="1.2172416397886301" table:style-name="ce3">
            <text:p>1,21724164</text:p>
          </table:table-cell>
          <table:table-cell office:value-type="float" office:value="2.84222670415443" table:style-name="ce3">
            <text:p>2,842226704</text:p>
          </table:table-cell>
          <table:table-cell office:value-type="float" office:value="-1.48913931510294" table:style-name="ce3">
            <text:p>-1,489139315</text:p>
          </table:table-cell>
          <table:table-cell office:value-type="float" office:value="2.3879304333775599" table:style-name="ce3">
            <text:p>2,387930433</text:p>
          </table:table-cell>
          <table:table-cell office:value-type="float" office:value="-0.68991942143826601" table:style-name="ce3">
            <text:p>-0,689919421</text:p>
          </table:table-cell>
          <table:table-cell office:value-type="float" office:value="-0.25922609606626201" table:style-name="ce3">
            <text:p>-0,259226096</text:p>
          </table:table-cell>
          <table:table-cell table:number-columns-repeated="16315"/>
        </table:table-row>
        <table:table-row table:style-name="ro3">
          <table:table-cell office:value-type="string" table:style-name="ce2">
            <text:p>0007CA3A72</text:p>
          </table:table-cell>
          <table:table-cell office:value-type="float" office:value="39" table:style-name="ce3">
            <text:p>39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2" table:style-name="ce3">
            <text:p>22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6.26" table:style-name="ce3">
            <text:p>26,26</text:p>
          </table:table-cell>
          <table:table-cell office:value-type="float" office:value="27.98" table:style-name="ce3">
            <text:p>27,98</text:p>
          </table:table-cell>
          <table:table-cell office:value-type="float" office:value="1.72" table:style-name="ce3">
            <text:p>1,72</text:p>
          </table:table-cell>
          <table:table-cell office:value-type="float" office:value="10" table:style-name="ce3">
            <text:p>10</text:p>
          </table:table-cell>
          <table:table-cell office:value-type="float" office:value="-36" table:style-name="ce3">
            <text:p>-36</text:p>
          </table:table-cell>
          <table:table-cell office:value-type="float" office:value="9" table:style-name="ce3">
            <text:p>9</text:p>
          </table:table-cell>
          <table:table-cell office:value-type="float" office:value="-27.1666666666667" table:style-name="ce3">
            <text:p>-27,16666667</text:p>
          </table:table-cell>
          <table:table-cell office:value-type="float" office:value="-1.0714053226287501" table:style-name="ce3">
            <text:p>-1,071405323</text:p>
          </table:table-cell>
          <table:table-cell office:value-type="float" office:value="1.6142797370815001" table:style-name="ce3">
            <text:p>1,614279737</text:p>
          </table:table-cell>
          <table:table-cell table:number-columns-repeated="17" table:style-name="ce3"/>
          <table:table-cell office:value-type="float" office:value="2880.4023148148099" table:style-name="ce3">
            <text:p>2880,402315</text:p>
          </table:table-cell>
          <table:table-cell office:value-type="float" office:value="1.6903571392877801" table:style-name="ce3">
            <text:p>1,690357139</text:p>
          </table:table-cell>
          <table:table-cell office:value-type="float" office:value="0.28171093262444402" table:style-name="ce3">
            <text:p>0,281710933</text:p>
          </table:table-cell>
          <table:table-cell office:value-type="float" office:value="-7.8269989366275601" table:style-name="ce3">
            <text:p>-7,826998937</text:p>
          </table:table-cell>
          <table:table-cell office:value-type="float" office:value="-2.7821077900514899" table:style-name="ce3">
            <text:p>-2,78210779</text:p>
          </table:table-cell>
          <table:table-cell office:value-type="float" office:value="-0.78670914454267404" table:style-name="ce3">
            <text:p>-0,786709145</text:p>
          </table:table-cell>
          <table:table-cell office:value-type="float" office:value="-3.0264617161229799" table:style-name="ce3">
            <text:p>-3,026461716</text:p>
          </table:table-cell>
          <table:table-cell office:value-type="float" office:value="0.170253023329277" table:style-name="ce3">
            <text:p>0,170253023</text:p>
          </table:table-cell>
          <table:table-cell office:value-type="float" office:value="-0.170459094036614" table:style-name="ce3">
            <text:p>-0,170459094</text:p>
          </table:table-cell>
          <table:table-cell office:value-type="float" office:value="-0.22869481327396199" table:style-name="ce3">
            <text:p>-0,228694813</text:p>
          </table:table-cell>
          <table:table-cell office:value-type="float" office:value="-2.1096058036099001" table:style-name="ce3">
            <text:p>-2,109605804</text:p>
          </table:table-cell>
          <table:table-cell office:value-type="float" office:value="1.67957391554032" table:style-name="ce3">
            <text:p>1,679573916</text:p>
          </table:table-cell>
          <table:table-cell office:value-type="float" office:value="-2.3624030450295401" table:style-name="ce3">
            <text:p>-2,362403045</text:p>
          </table:table-cell>
          <table:table-cell office:value-type="float" office:value="1.5258213153769" table:style-name="ce3">
            <text:p>1,525821315</text:p>
          </table:table-cell>
          <table:table-cell table:number-columns-repeated="13" table:style-name="ce3"/>
          <table:table-cell office:value-type="float" office:value="7.7166120944145096" table:style-name="ce3">
            <text:p>7,716612094</text:p>
          </table:table-cell>
          <table:table-cell office:value-type="float" office:value="-2.6259062337696002" table:style-name="ce3">
            <text:p>-2,625906234</text:p>
          </table:table-cell>
          <table:table-cell office:value-type="float" office:value="-3.5943943931586899" table:style-name="ce3">
            <text:p>-3,594394393</text:p>
          </table:table-cell>
          <table:table-cell office:value-type="float" office:value="-0.66523709038189704" table:style-name="ce3">
            <text:p>-0,66523709</text:p>
          </table:table-cell>
          <table:table-cell office:value-type="float" office:value="1.1741312358796601" table:style-name="ce3">
            <text:p>1,174131236</text:p>
          </table:table-cell>
          <table:table-cell office:value-type="float" office:value="-0.18252720856745799" table:style-name="ce3">
            <text:p>-0,182527209</text:p>
          </table:table-cell>
          <table:table-cell office:value-type="float" office:value="-1.7134351344230501" table:style-name="ce3">
            <text:p>-1,713435134</text:p>
          </table:table-cell>
          <table:table-cell office:value-type="float" office:value="0.71683343765174101" table:style-name="ce3">
            <text:p>0,716833438</text:p>
          </table:table-cell>
          <table:table-cell office:value-type="float" office:value="-0.79156884055741294" table:style-name="ce3">
            <text:p>-0,791568841</text:p>
          </table:table-cell>
          <table:table-cell table:number-columns-repeated="16315"/>
        </table:table-row>
        <table:table-row table:style-name="ro3">
          <table:table-cell office:value-type="string" table:style-name="ce2">
            <text:p>0007CB0B74</text:p>
          </table:table-cell>
          <table:table-cell office:value-type="float" office:value="43" table:style-name="ce3">
            <text:p>43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2" table:style-name="ce3">
            <text:p>22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7.02" table:style-name="ce3">
            <text:p>27,02</text:p>
          </table:table-cell>
          <table:table-cell office:value-type="float" office:value="29.81" table:style-name="ce3">
            <text:p>29,81</text:p>
          </table:table-cell>
          <table:table-cell office:value-type="float" office:value="2.79" table:style-name="ce3">
            <text:p>2,79</text:p>
          </table:table-cell>
          <table:table-cell office:value-type="float" office:value="1" table:style-name="ce3">
            <text:p>1</text:p>
          </table:table-cell>
          <table:table-cell office:value-type="float" office:value="36" table:style-name="ce3">
            <text:p>36</text:p>
          </table:table-cell>
          <table:table-cell office:value-type="float" office:value="7" table:style-name="ce3">
            <text:p>7</text:p>
          </table:table-cell>
          <table:table-cell office:value-type="float" office:value="-11.4664502164502" table:style-name="ce3">
            <text:p>-11,46645022</text:p>
          </table:table-cell>
          <table:table-cell office:value-type="float" office:value="0.82192882207608897" table:style-name="ce3">
            <text:p>0,821928822</text:p>
          </table:table-cell>
          <table:table-cell office:value-type="float" office:value="0.12022004907438399" table:style-name="ce3">
            <text:p>0,120220049</text:p>
          </table:table-cell>
          <table:table-cell table:number-columns-repeated="17" table:style-name="ce3"/>
          <table:table-cell office:value-type="float" office:value="2959.7319172113298" table:style-name="ce3">
            <text:p>2959,731917</text:p>
          </table:table-cell>
          <table:table-cell office:value-type="float" office:value="1.5951708237689" table:style-name="ce3">
            <text:p>1,595170824</text:p>
          </table:table-cell>
          <table:table-cell office:value-type="float" office:value="0.41526888935761902" table:style-name="ce3">
            <text:p>0,415268889</text:p>
          </table:table-cell>
          <table:table-cell office:value-type="float" office:value="-4.78035412921614" table:style-name="ce3">
            <text:p>-4,780354129</text:p>
          </table:table-cell>
          <table:table-cell office:value-type="float" office:value="-2.9621893623928202" table:style-name="ce3">
            <text:p>-2,962189362</text:p>
          </table:table-cell>
          <table:table-cell office:value-type="float" office:value="-1.9904659861471301" table:style-name="ce3">
            <text:p>-1,990465986</text:p>
          </table:table-cell>
          <table:table-cell office:value-type="float" office:value="-2.3012338504074701" table:style-name="ce3">
            <text:p>-2,30123385</text:p>
          </table:table-cell>
          <table:table-cell office:value-type="float" office:value="0.49262224607953398" table:style-name="ce3">
            <text:p>0,492622246</text:p>
          </table:table-cell>
          <table:table-cell office:value-type="float" office:value="-1.98668236401244" table:style-name="ce3">
            <text:p>-1,986682364</text:p>
          </table:table-cell>
          <table:table-cell office:value-type="float" office:value="0.20842733580530001" table:style-name="ce3">
            <text:p>0,208427336</text:p>
          </table:table-cell>
          <table:table-cell office:value-type="float" office:value="0.42620639639212499" table:style-name="ce3">
            <text:p>0,426206396</text:p>
          </table:table-cell>
          <table:table-cell office:value-type="float" office:value="2.3439062109183202" table:style-name="ce3">
            <text:p>2,343906211</text:p>
          </table:table-cell>
          <table:table-cell office:value-type="float" office:value="-0.63660512342693198" table:style-name="ce3">
            <text:p>-0,636605123</text:p>
          </table:table-cell>
          <table:table-cell office:value-type="float" office:value="0.86429723548864601" table:style-name="ce3">
            <text:p>0,864297235</text:p>
          </table:table-cell>
          <table:table-cell table:number-columns-repeated="13" table:style-name="ce3"/>
          <table:table-cell office:value-type="float" office:value="4.4529541538969601" table:style-name="ce3">
            <text:p>4,452954154</text:p>
          </table:table-cell>
          <table:table-cell office:value-type="float" office:value="-4.1206752528686899" table:style-name="ce3">
            <text:p>-4,120675253</text:p>
          </table:table-cell>
          <table:table-cell office:value-type="float" office:value="-3.3325887835256598" table:style-name="ce3">
            <text:p>-3,332588784</text:p>
          </table:table-cell>
          <table:table-cell office:value-type="float" office:value="-2.9137754165744001" table:style-name="ce3">
            <text:p>-2,913775417</text:p>
          </table:table-cell>
          <table:table-cell office:value-type="float" office:value="2.4054071525374598" table:style-name="ce3">
            <text:p>2,405407153</text:p>
          </table:table-cell>
          <table:table-cell office:value-type="float" office:value="1.70911233542796" table:style-name="ce3">
            <text:p>1,709112335</text:p>
          </table:table-cell>
          <table:table-cell office:value-type="float" office:value="3.326913970338" table:style-name="ce3">
            <text:p>3,32691397</text:p>
          </table:table-cell>
          <table:table-cell office:value-type="float" office:value="0.282584562743599" table:style-name="ce3">
            <text:p>0,282584563</text:p>
          </table:table-cell>
          <table:table-cell office:value-type="float" office:value="-3.8701836122356799" table:style-name="ce3">
            <text:p>-3,870183612</text:p>
          </table:table-cell>
          <table:table-cell table:number-columns-repeated="16315"/>
        </table:table-row>
        <table:table-row table:style-name="ro3">
          <table:table-cell office:value-type="string" table:style-name="ce2">
            <text:p>0007CB0DBC</text:p>
          </table:table-cell>
          <table:table-cell office:value-type="float" office:value="45" table:style-name="ce3">
            <text:p>45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22" table:style-name="ce3">
            <text:p>22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8.11" table:style-name="ce3">
            <text:p>28,11</text:p>
          </table:table-cell>
          <table:table-cell office:value-type="float" office:value="30.11" table:style-name="ce3">
            <text:p>30,11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-11" table:style-name="ce3">
            <text:p>-11</text:p>
          </table:table-cell>
          <table:table-cell office:value-type="float" office:value="2" table:style-name="ce3">
            <text:p>2</text:p>
          </table:table-cell>
          <table:table-cell office:value-type="float" office:value="37.133333333333297" table:style-name="ce3">
            <text:p>37,13333333</text:p>
          </table:table-cell>
          <table:table-cell office:value-type="float" office:value="-0.84743070801905895" table:style-name="ce3">
            <text:p>-0,847430708</text:p>
          </table:table-cell>
          <table:table-cell office:value-type="float" office:value="-3.8960403984509901" table:style-name="ce3">
            <text:p>-3,896040398</text:p>
          </table:table-cell>
          <table:table-cell table:number-columns-repeated="17" table:style-name="ce3"/>
          <table:table-cell office:value-type="float" office:value="10197.002832243999" table:style-name="ce3">
            <text:p>10197,00283</text:p>
          </table:table-cell>
          <table:table-cell office:value-type="float" office:value="2.2838279324081299" table:style-name="ce3">
            <text:p>2,283827932</text:p>
          </table:table-cell>
          <table:table-cell office:value-type="float" office:value="0.31531342681901697" table:style-name="ce3">
            <text:p>0,315313427</text:p>
          </table:table-cell>
          <table:table-cell office:value-type="float" office:value="7.10171625481434" table:style-name="ce3">
            <text:p>7,101716255</text:p>
          </table:table-cell>
          <table:table-cell office:value-type="float" office:value="0.45629413906314198" table:style-name="ce3">
            <text:p>0,456294139</text:p>
          </table:table-cell>
          <table:table-cell office:value-type="float" office:value="0.65287235050625902" table:style-name="ce3">
            <text:p>0,652872351</text:p>
          </table:table-cell>
          <table:table-cell office:value-type="float" office:value="-0.297561746440969" table:style-name="ce3">
            <text:p>-0,297561746</text:p>
          </table:table-cell>
          <table:table-cell office:value-type="float" office:value="2.8766455729406402" table:style-name="ce3">
            <text:p>2,876645573</text:p>
          </table:table-cell>
          <table:table-cell office:value-type="float" office:value="0.41741259475491399" table:style-name="ce3">
            <text:p>0,417412595</text:p>
          </table:table-cell>
          <table:table-cell office:value-type="float" office:value="-0.41594178152094402" table:style-name="ce3">
            <text:p>-0,415941782</text:p>
          </table:table-cell>
          <table:table-cell office:value-type="float" office:value="-0.60576130216790702" table:style-name="ce3">
            <text:p>-0,605761302</text:p>
          </table:table-cell>
          <table:table-cell office:value-type="float" office:value="-0.45686122628843601" table:style-name="ce3">
            <text:p>-0,456861226</text:p>
          </table:table-cell>
          <table:table-cell office:value-type="float" office:value="1.5459830743793199" table:style-name="ce3">
            <text:p>1,545983074</text:p>
          </table:table-cell>
          <table:table-cell office:value-type="float" office:value="-3.9469025343729598" table:style-name="ce3">
            <text:p>-3,946902534</text:p>
          </table:table-cell>
          <table:table-cell table:number-columns-repeated="13" table:style-name="ce3"/>
          <table:table-cell office:value-type="float" office:value="-7.79675662549002" table:style-name="ce3">
            <text:p>-7,796756625</text:p>
          </table:table-cell>
          <table:table-cell office:value-type="float" office:value="-1.3259951859607899" table:style-name="ce3">
            <text:p>-1,325995186</text:p>
          </table:table-cell>
          <table:table-cell office:value-type="float" office:value="0.71051776212079698" table:style-name="ce3">
            <text:p>0,710517762</text:p>
          </table:table-cell>
          <table:table-cell office:value-type="float" office:value="-1.2888898580266499" table:style-name="ce3">
            <text:p>-1,288889858</text:p>
          </table:table-cell>
          <table:table-cell office:value-type="float" office:value="-0.64654276108820596" table:style-name="ce3">
            <text:p>-0,646542761</text:p>
          </table:table-cell>
          <table:table-cell office:value-type="float" office:value="0.48534169416738399" table:style-name="ce3">
            <text:p>0,485341694</text:p>
          </table:table-cell>
          <table:table-cell office:value-type="float" office:value="-0.743785116533766" table:style-name="ce3">
            <text:p>-0,743785117</text:p>
          </table:table-cell>
          <table:table-cell office:value-type="float" office:value="-1.36739615567009" table:style-name="ce3">
            <text:p>-1,367396156</text:p>
          </table:table-cell>
          <table:table-cell office:value-type="float" office:value="-0.45693345048770001" table:style-name="ce3">
            <text:p>-0,45693345</text:p>
          </table:table-cell>
          <table:table-cell table:number-columns-repeated="16315"/>
        </table:table-row>
        <table:table-row table:style-name="ro3">
          <table:table-cell office:value-type="string" table:style-name="ce2">
            <text:p>0007CB2407</text:p>
          </table:table-cell>
          <table:table-cell office:value-type="float" office:value="50" table:style-name="ce3">
            <text:p>50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22" table:style-name="ce3">
            <text:p>22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4.43" table:style-name="ce3">
            <text:p>24,43</text:p>
          </table:table-cell>
          <table:table-cell office:value-type="float" office:value="25.47" table:style-name="ce3">
            <text:p>25,47</text:p>
          </table:table-cell>
          <table:table-cell office:value-type="float" office:value="1.04" table:style-name="ce3">
            <text:p>1,04</text:p>
          </table:table-cell>
          <table:table-cell office:value-type="float" office:value="5" table:style-name="ce3">
            <text:p>5</text:p>
          </table:table-cell>
          <table:table-cell office:value-type="float" office:value="2.1333333333333302" table:style-name="ce3">
            <text:p>2,133333333</text:p>
          </table:table-cell>
          <table:table-cell office:value-type="float" office:value="6" table:style-name="ce3">
            <text:p>6</text:p>
          </table:table-cell>
          <table:table-cell office:value-type="float" office:value="-11.2202505349057" table:style-name="ce3">
            <text:p>-11,22025053</text:p>
          </table:table-cell>
          <table:table-cell office:value-type="float" office:value="0.94998146485961699" table:style-name="ce3">
            <text:p>0,949981465</text:p>
          </table:table-cell>
          <table:table-cell office:value-type="float" office:value="2.0025704211473099" table:style-name="ce3">
            <text:p>2,002570421</text:p>
          </table:table-cell>
          <table:table-cell table:number-columns-repeated="17" table:style-name="ce3"/>
          <table:table-cell office:value-type="float" office:value="5391.7561819172197" table:style-name="ce3">
            <text:p>5391,756182</text:p>
          </table:table-cell>
          <table:table-cell office:value-type="float" office:value="2.4917484587892802" table:style-name="ce3">
            <text:p>2,491748459</text:p>
          </table:table-cell>
          <table:table-cell office:value-type="float" office:value="0.30775440904353601" table:style-name="ce3">
            <text:p>0,307754409</text:p>
          </table:table-cell>
          <table:table-cell office:value-type="float" office:value="0.487100420402237" table:style-name="ce3">
            <text:p>0,48710042</text:p>
          </table:table-cell>
          <table:table-cell office:value-type="float" office:value="0.92077573628596099" table:style-name="ce3">
            <text:p>0,920775736</text:p>
          </table:table-cell>
          <table:table-cell office:value-type="float" office:value="1.81767555820551" table:style-name="ce3">
            <text:p>1,817675558</text:p>
          </table:table-cell>
          <table:table-cell office:value-type="float" office:value="-0.68041122242038998" table:style-name="ce3">
            <text:p>-0,680411222</text:p>
          </table:table-cell>
          <table:table-cell office:value-type="float" office:value="-0.99207319549177897" table:style-name="ce3">
            <text:p>-0,992073195</text:p>
          </table:table-cell>
          <table:table-cell office:value-type="float" office:value="-0.16574227790219401" table:style-name="ce3">
            <text:p>-0,165742278</text:p>
          </table:table-cell>
          <table:table-cell office:value-type="float" office:value="0.76559807495691601" table:style-name="ce3">
            <text:p>0,765598075</text:p>
          </table:table-cell>
          <table:table-cell office:value-type="float" office:value="-1.9344470773154501" table:style-name="ce3">
            <text:p>-1,934447077</text:p>
          </table:table-cell>
          <table:table-cell office:value-type="float" office:value="-0.79343929412901504" table:style-name="ce3">
            <text:p>-0,793439294</text:p>
          </table:table-cell>
          <table:table-cell office:value-type="float" office:value="0.15225725817302399" table:style-name="ce3">
            <text:p>0,152257258</text:p>
          </table:table-cell>
          <table:table-cell office:value-type="float" office:value="2.1407084128895" table:style-name="ce3">
            <text:p>2,140708413</text:p>
          </table:table-cell>
          <table:table-cell table:number-columns-repeated="13" table:style-name="ce3"/>
          <table:table-cell office:value-type="float" office:value="-0.96239858974193404" table:style-name="ce3">
            <text:p>-0,96239859</text:p>
          </table:table-cell>
          <table:table-cell office:value-type="float" office:value="0.65810623101955101" table:style-name="ce3">
            <text:p>0,658106231</text:p>
          </table:table-cell>
          <table:table-cell office:value-type="float" office:value="-8.30562360835949E-2" table:style-name="ce3">
            <text:p>-0,083056236</text:p>
          </table:table-cell>
          <table:table-cell office:value-type="float" office:value="3.05168341854541" table:style-name="ce3">
            <text:p>3,051683419</text:p>
          </table:table-cell>
          <table:table-cell office:value-type="float" office:value="0.76739759755175696" table:style-name="ce3">
            <text:p>0,767397598</text:p>
          </table:table-cell>
          <table:table-cell office:value-type="float" office:value="0.224014762384626" table:style-name="ce3">
            <text:p>0,224014762</text:p>
          </table:table-cell>
          <table:table-cell office:value-type="float" office:value="-0.448981482195693" table:style-name="ce3">
            <text:p>-0,448981482</text:p>
          </table:table-cell>
          <table:table-cell office:value-type="float" office:value="-2.0649835849534299" table:style-name="ce3">
            <text:p>-2,064983585</text:p>
          </table:table-cell>
          <table:table-cell office:value-type="float" office:value="-3.4896352249259102" table:style-name="ce3">
            <text:p>-3,489635225</text:p>
          </table:table-cell>
          <table:table-cell table:number-columns-repeated="16315"/>
        </table:table-row>
        <table:table-row table:style-name="ro3">
          <table:table-cell office:value-type="string" table:style-name="ce2">
            <text:p>0007F2B8A2</text:p>
          </table:table-cell>
          <table:table-cell office:value-type="float" office:value="66" table:style-name="ce3">
            <text:p>66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22" table:style-name="ce3">
            <text:p>22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6.42" table:style-name="ce3">
            <text:p>26,42</text:p>
          </table:table-cell>
          <table:table-cell office:value-type="float" office:value="28.22" table:style-name="ce3">
            <text:p>28,22</text:p>
          </table:table-cell>
          <table:table-cell office:value-type="float" office:value="1.8" table:style-name="ce3">
            <text:p>1,8</text:p>
          </table:table-cell>
          <table:table-cell office:value-type="float" office:value="7" table:style-name="ce3">
            <text:p>7</text:p>
          </table:table-cell>
          <table:table-cell office:value-type="float" office:value="-7.9166666666666696" table:style-name="ce3">
            <text:p>-7,916666667</text:p>
          </table:table-cell>
          <table:table-cell office:value-type="float" office:value="4" table:style-name="ce3">
            <text:p>4</text:p>
          </table:table-cell>
          <table:table-cell office:value-type="float" office:value="6.6746309246309297" table:style-name="ce3">
            <text:p>6,674630925</text:p>
          </table:table-cell>
          <table:table-cell office:value-type="float" office:value="-1.67586291967688E-2" table:style-name="ce3">
            <text:p>-0,016758629</text:p>
          </table:table-cell>
          <table:table-cell office:value-type="float" office:value="1.20246766131873" table:style-name="ce3">
            <text:p>1,202467661</text:p>
          </table:table-cell>
          <table:table-cell table:number-columns-repeated="17" table:style-name="ce3"/>
          <table:table-cell office:value-type="float" office:value="5004.7790849673202" table:style-name="ce3">
            <text:p>5004,779085</text:p>
          </table:table-cell>
          <table:table-cell office:value-type="float" office:value="2.2303364277826701" table:style-name="ce3">
            <text:p>2,230336428</text:p>
          </table:table-cell>
          <table:table-cell office:value-type="float" office:value="0.24773216763271499" table:style-name="ce3">
            <text:p>0,247732168</text:p>
          </table:table-cell>
          <table:table-cell office:value-type="float" office:value="-2.4657175940970499" table:style-name="ce3">
            <text:p>-2,465717594</text:p>
          </table:table-cell>
          <table:table-cell office:value-type="float" office:value="1.1792106531507001" table:style-name="ce3">
            <text:p>1,179210653</text:p>
          </table:table-cell>
          <table:table-cell office:value-type="float" office:value="2.0519951315956102" table:style-name="ce3">
            <text:p>2,051995132</text:p>
          </table:table-cell>
          <table:table-cell office:value-type="float" office:value="0.61721133852891297" table:style-name="ce3">
            <text:p>0,617211339</text:p>
          </table:table-cell>
          <table:table-cell office:value-type="float" office:value="0.49421144801745198" table:style-name="ce3">
            <text:p>0,494211448</text:p>
          </table:table-cell>
          <table:table-cell office:value-type="float" office:value="-1.19713343318178" table:style-name="ce3">
            <text:p>-1,197133433</text:p>
          </table:table-cell>
          <table:table-cell office:value-type="float" office:value="-0.10655658527600401" table:style-name="ce3">
            <text:p>-0,106556585</text:p>
          </table:table-cell>
          <table:table-cell office:value-type="float" office:value="-0.75603383141453395" table:style-name="ce3">
            <text:p>-0,756033831</text:p>
          </table:table-cell>
          <table:table-cell office:value-type="float" office:value="-0.86633926396094896" table:style-name="ce3">
            <text:p>-0,866339264</text:p>
          </table:table-cell>
          <table:table-cell office:value-type="float" office:value="0.64963291719342298" table:style-name="ce3">
            <text:p>0,649632917</text:p>
          </table:table-cell>
          <table:table-cell office:value-type="float" office:value="0.88310244859695697" table:style-name="ce3">
            <text:p>0,883102449</text:p>
          </table:table-cell>
          <table:table-cell table:number-columns-repeated="13" table:style-name="ce3"/>
          <table:table-cell office:value-type="float" office:value="3.0952660006788602" table:style-name="ce3">
            <text:p>3,095266001</text:p>
          </table:table-cell>
          <table:table-cell office:value-type="float" office:value="0.23821930723499599" table:style-name="ce3">
            <text:p>0,238219307</text:p>
          </table:table-cell>
          <table:table-cell office:value-type="float" office:value="1.0561762076338901" table:style-name="ce3">
            <text:p>1,056176208</text:p>
          </table:table-cell>
          <table:table-cell office:value-type="float" office:value="2.4696922594108401" table:style-name="ce3">
            <text:p>2,469692259</text:p>
          </table:table-cell>
          <table:table-cell office:value-type="float" office:value="2.6150533244433198" table:style-name="ce3">
            <text:p>2,615053324</text:p>
          </table:table-cell>
          <table:table-cell office:value-type="float" office:value="-0.73068695188942501" table:style-name="ce3">
            <text:p>-0,730686952</text:p>
          </table:table-cell>
          <table:table-cell office:value-type="float" office:value="1.53345891268163" table:style-name="ce3">
            <text:p>1,533458913</text:p>
          </table:table-cell>
          <table:table-cell office:value-type="float" office:value="-1.7815491346188199" table:style-name="ce3">
            <text:p>-1,781549135</text:p>
          </table:table-cell>
          <table:table-cell office:value-type="float" office:value="0.91378280618618501" table:style-name="ce3">
            <text:p>0,913782806</text:p>
          </table:table-cell>
          <table:table-cell table:number-columns-repeated="16315"/>
        </table:table-row>
        <table:table-row table:style-name="ro3">
          <table:table-cell office:value-type="string" table:style-name="ce2">
            <text:p>0007F2B9FC</text:p>
          </table:table-cell>
          <table:table-cell office:value-type="float" office:value="69" table:style-name="ce3">
            <text:p>69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22" table:style-name="ce3">
            <text:p>22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52" table:style-name="ce3">
            <text:p>26,52</text:p>
          </table:table-cell>
          <table:table-cell office:value-type="float" office:value="28.12" table:style-name="ce3">
            <text:p>28,12</text:p>
          </table:table-cell>
          <table:table-cell office:value-type="float" office:value="1.6" table:style-name="ce3">
            <text:p>1,6</text:p>
          </table:table-cell>
          <table:table-cell office:value-type="float" office:value="9" table:style-name="ce3">
            <text:p>9</text:p>
          </table:table-cell>
          <table:table-cell office:value-type="float" office:value="-19.25" table:style-name="ce3">
            <text:p>-19,25</text:p>
          </table:table-cell>
          <table:table-cell office:value-type="float" office:value="8" table:style-name="ce3">
            <text:p>8</text:p>
          </table:table-cell>
          <table:table-cell office:value-type="float" office:value="-17.280683280683299" table:style-name="ce3">
            <text:p>-17,28068328</text:p>
          </table:table-cell>
          <table:table-cell office:value-type="float" office:value="0.228770116281409" table:style-name="ce3">
            <text:p>0,228770116</text:p>
          </table:table-cell>
          <table:table-cell office:value-type="float" office:value="1.9391376270005201" table:style-name="ce3">
            <text:p>1,939137627</text:p>
          </table:table-cell>
          <table:table-cell table:number-columns-repeated="17" table:style-name="ce3"/>
          <table:table-cell office:value-type="float" office:value="6821.3943899782098" table:style-name="ce3">
            <text:p>6821,39439</text:p>
          </table:table-cell>
          <table:table-cell office:value-type="float" office:value="1.50951919086231" table:style-name="ce3">
            <text:p>1,509519191</text:p>
          </table:table-cell>
          <table:table-cell office:value-type="float" office:value="0.21197960479348901" table:style-name="ce3">
            <text:p>0,211979605</text:p>
          </table:table-cell>
          <table:table-cell office:value-type="float" office:value="0.65595389131783799" table:style-name="ce3">
            <text:p>0,655953891</text:p>
          </table:table-cell>
          <table:table-cell office:value-type="float" office:value="1.31998176859212" table:style-name="ce3">
            <text:p>1,319981769</text:p>
          </table:table-cell>
          <table:table-cell office:value-type="float" office:value="-1.46361410283344" table:style-name="ce3">
            <text:p>-1,463614103</text:p>
          </table:table-cell>
          <table:table-cell office:value-type="float" office:value="4.3246627468282603E-2" table:style-name="ce3">
            <text:p>0,043246627</text:p>
          </table:table-cell>
          <table:table-cell office:value-type="float" office:value="0.75087222025818501" table:style-name="ce3">
            <text:p>0,75087222</text:p>
          </table:table-cell>
          <table:table-cell office:value-type="float" office:value="9.5957409570754104E-2" table:style-name="ce3">
            <text:p>0,09595741</text:p>
          </table:table-cell>
          <table:table-cell office:value-type="float" office:value="-0.31658144457724002" table:style-name="ce3">
            <text:p>-0,316581445</text:p>
          </table:table-cell>
          <table:table-cell office:value-type="float" office:value="1.2187786502670701" table:style-name="ce3">
            <text:p>1,21877865</text:p>
          </table:table-cell>
          <table:table-cell office:value-type="float" office:value="-0.29252476611523098" table:style-name="ce3">
            <text:p>-0,292524766</text:p>
          </table:table-cell>
          <table:table-cell office:value-type="float" office:value="-0.64505423700617504" table:style-name="ce3">
            <text:p>-0,645054237</text:p>
          </table:table-cell>
          <table:table-cell office:value-type="float" office:value="2.14475017100819" table:style-name="ce3">
            <text:p>2,144750171</text:p>
          </table:table-cell>
          <table:table-cell table:number-columns-repeated="13" table:style-name="ce3"/>
          <table:table-cell office:value-type="float" office:value="0.19667399793312099" table:style-name="ce3">
            <text:p>0,196673998</text:p>
          </table:table-cell>
          <table:table-cell office:value-type="float" office:value="1.2564267999685601" table:style-name="ce3">
            <text:p>1,2564268</text:p>
          </table:table-cell>
          <table:table-cell office:value-type="float" office:value="1.27745008767565" table:style-name="ce3">
            <text:p>1,277450088</text:p>
          </table:table-cell>
          <table:table-cell office:value-type="float" office:value="-0.384166028305926" table:style-name="ce3">
            <text:p>-0,384166028</text:p>
          </table:table-cell>
          <table:table-cell office:value-type="float" office:value="-7.0255976190350497E-2" table:style-name="ce3">
            <text:p>-0,070255976</text:p>
          </table:table-cell>
          <table:table-cell office:value-type="float" office:value="0.56356036891045902" table:style-name="ce3">
            <text:p>0,563560369</text:p>
          </table:table-cell>
          <table:table-cell office:value-type="float" office:value="3.5841278018764999" table:style-name="ce3">
            <text:p>3,584127802</text:p>
          </table:table-cell>
          <table:table-cell office:value-type="float" office:value="-0.15759200965560299" table:style-name="ce3">
            <text:p>-0,15759201</text:p>
          </table:table-cell>
          <table:table-cell office:value-type="float" office:value="-1.1980416651203001" table:style-name="ce3">
            <text:p>-1,198041665</text:p>
          </table:table-cell>
          <table:table-cell table:number-columns-repeated="16315"/>
        </table:table-row>
        <table:table-row table:style-name="ro3">
          <table:table-cell office:value-type="string" table:style-name="ce2">
            <text:p>0007F2B59E</text:p>
          </table:table-cell>
          <table:table-cell office:value-type="float" office:value="63" table:style-name="ce3">
            <text:p>63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20" table:style-name="ce3">
            <text:p>20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8.52" table:style-name="ce3">
            <text:p>28,52</text:p>
          </table:table-cell>
          <table:table-cell office:value-type="float" office:value="30.64" table:style-name="ce3">
            <text:p>30,64</text:p>
          </table:table-cell>
          <table:table-cell office:value-type="float" office:value="2.12" table:style-name="ce3">
            <text:p>2,12</text:p>
          </table:table-cell>
          <table:table-cell office:value-type="float" office:value="3" table:style-name="ce3">
            <text:p>3</text:p>
          </table:table-cell>
          <table:table-cell office:value-type="float" office:value="11.75" table:style-name="ce3">
            <text:p>11,75</text:p>
          </table:table-cell>
          <table:table-cell office:value-type="float" office:value="1" table:style-name="ce3">
            <text:p>1</text:p>
          </table:table-cell>
          <table:table-cell office:value-type="float" office:value="40.572033898305101" table:style-name="ce3">
            <text:p>40,5720339</text:p>
          </table:table-cell>
          <table:table-cell office:value-type="float" office:value="0.17524256153801701" table:style-name="ce3">
            <text:p>0,175242562</text:p>
          </table:table-cell>
          <table:table-cell office:value-type="float" office:value="-3.3030179147960901" table:style-name="ce3">
            <text:p>-3,303017915</text:p>
          </table:table-cell>
          <table:table-cell table:number-columns-repeated="17" table:style-name="ce3"/>
          <table:table-cell office:value-type="float" office:value="5872.36015795207" table:style-name="ce3">
            <text:p>5872,360158</text:p>
          </table:table-cell>
          <table:table-cell office:value-type="float" office:value="1.6148432595615401" table:style-name="ce3">
            <text:p>1,61484326</text:p>
          </table:table-cell>
          <table:table-cell office:value-type="float" office:value="0.15557027861195599" table:style-name="ce3">
            <text:p>0,155570279</text:p>
          </table:table-cell>
          <table:table-cell office:value-type="float" office:value="-0.34429926402616201" table:style-name="ce3">
            <text:p>-0,344299264</text:p>
          </table:table-cell>
          <table:table-cell office:value-type="float" office:value="3.14051578095859" table:style-name="ce3">
            <text:p>3,140515781</text:p>
          </table:table-cell>
          <table:table-cell office:value-type="float" office:value="1.31318359686811" table:style-name="ce3">
            <text:p>1,313183597</text:p>
          </table:table-cell>
          <table:table-cell office:value-type="float" office:value="1.2645420290785401" table:style-name="ce3">
            <text:p>1,264542029</text:p>
          </table:table-cell>
          <table:table-cell office:value-type="float" office:value="-2.2682383568104401" table:style-name="ce3">
            <text:p>-2,268238357</text:p>
          </table:table-cell>
          <table:table-cell office:value-type="float" office:value="3.4910476970796598" table:style-name="ce3">
            <text:p>3,491047697</text:p>
          </table:table-cell>
          <table:table-cell office:value-type="float" office:value="-1.94764109201869" table:style-name="ce3">
            <text:p>-1,947641092</text:p>
          </table:table-cell>
          <table:table-cell office:value-type="float" office:value="-0.37061974098398598" table:style-name="ce3">
            <text:p>-0,370619741</text:p>
          </table:table-cell>
          <table:table-cell office:value-type="float" office:value="-1.1280804110907301" table:style-name="ce3">
            <text:p>-1,128080411</text:p>
          </table:table-cell>
          <table:table-cell office:value-type="float" office:value="2.2407107240033999" table:style-name="ce3">
            <text:p>2,240710724</text:p>
          </table:table-cell>
          <table:table-cell office:value-type="float" office:value="-3.41279645045568" table:style-name="ce3">
            <text:p>-3,41279645</text:p>
          </table:table-cell>
          <table:table-cell table:number-columns-repeated="13" table:style-name="ce3"/>
          <table:table-cell office:value-type="float" office:value="1.1086234864130899" table:style-name="ce3">
            <text:p>1,108623486</text:p>
          </table:table-cell>
          <table:table-cell office:value-type="float" office:value="9.9979959231657407" table:style-name="ce3">
            <text:p>9,997995923</text:p>
          </table:table-cell>
          <table:table-cell office:value-type="float" office:value="1.7050058581332901" table:style-name="ce3">
            <text:p>1,705005858</text:p>
          </table:table-cell>
          <table:table-cell office:value-type="float" office:value="2.1550290476735299" table:style-name="ce3">
            <text:p>2,155029048</text:p>
          </table:table-cell>
          <table:table-cell office:value-type="float" office:value="-8.9357616618923205E-2" table:style-name="ce3">
            <text:p>-0,089357617</text:p>
          </table:table-cell>
          <table:table-cell office:value-type="float" office:value="0.21898166930916599" table:style-name="ce3">
            <text:p>0,218981669</text:p>
          </table:table-cell>
          <table:table-cell office:value-type="float" office:value="0.24683832761192401" table:style-name="ce3">
            <text:p>0,246838328</text:p>
          </table:table-cell>
          <table:table-cell office:value-type="float" office:value="-1.4835191103197001" table:style-name="ce3">
            <text:p>-1,48351911</text:p>
          </table:table-cell>
          <table:table-cell office:value-type="float" office:value="-2.3933516478086099" table:style-name="ce3">
            <text:p>-2,39335164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F2E3D4</text:p>
          </table:table-cell>
          <table:table-cell office:value-type="float" office:value="74" table:style-name="ce3">
            <text:p>74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22" table:style-name="ce3">
            <text:p>22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56" table:style-name="ce3">
            <text:p>26,56</text:p>
          </table:table-cell>
          <table:table-cell office:value-type="float" office:value="28.73" table:style-name="ce3">
            <text:p>28,73</text:p>
          </table:table-cell>
          <table:table-cell office:value-type="float" office:value="2.17" table:style-name="ce3">
            <text:p>2,17</text:p>
          </table:table-cell>
          <table:table-cell office:value-type="float" office:value="4" table:style-name="ce3">
            <text:p>4</text:p>
          </table:table-cell>
          <table:table-cell office:value-type="float" office:value="10.0833333333333" table:style-name="ce3">
            <text:p>10,08333333</text:p>
          </table:table-cell>
          <table:table-cell office:value-type="float" office:value="5" table:style-name="ce3">
            <text:p>5</text:p>
          </table:table-cell>
          <table:table-cell office:value-type="float" office:value="-4.5831807081807101" table:style-name="ce3">
            <text:p>-4,583180708</text:p>
          </table:table-cell>
          <table:table-cell office:value-type="float" office:value="0.31582954193319601" table:style-name="ce3">
            <text:p>0,315829542</text:p>
          </table:table-cell>
          <table:table-cell office:value-type="float" office:value="1.93055938469169" table:style-name="ce3">
            <text:p>1,930559385</text:p>
          </table:table-cell>
          <table:table-cell table:number-columns-repeated="17" table:style-name="ce3"/>
          <table:table-cell office:value-type="float" office:value="5447.2033496732001" table:style-name="ce3">
            <text:p>5447,20335</text:p>
          </table:table-cell>
          <table:table-cell office:value-type="float" office:value="1.3006562291794901" table:style-name="ce3">
            <text:p>1,300656229</text:p>
          </table:table-cell>
          <table:table-cell office:value-type="float" office:value="0.45297415739814201" table:style-name="ce3">
            <text:p>0,452974157</text:p>
          </table:table-cell>
          <table:table-cell office:value-type="float" office:value="2.9369492169098401" table:style-name="ce3">
            <text:p>2,936949217</text:p>
          </table:table-cell>
          <table:table-cell office:value-type="float" office:value="1.04891361018921" table:style-name="ce3">
            <text:p>1,04891361</text:p>
          </table:table-cell>
          <table:table-cell office:value-type="float" office:value="-2.6220160227137299" table:style-name="ce3">
            <text:p>-2,622016023</text:p>
          </table:table-cell>
          <table:table-cell office:value-type="float" office:value="-0.26750914045367302" table:style-name="ce3">
            <text:p>-0,26750914</text:p>
          </table:table-cell>
          <table:table-cell office:value-type="float" office:value="1.53580418501772" table:style-name="ce3">
            <text:p>1,535804185</text:p>
          </table:table-cell>
          <table:table-cell office:value-type="float" office:value="-0.406236171160194" table:style-name="ce3">
            <text:p>-0,406236171</text:p>
          </table:table-cell>
          <table:table-cell office:value-type="float" office:value="0.97064014306746205" table:style-name="ce3">
            <text:p>0,970640143</text:p>
          </table:table-cell>
          <table:table-cell office:value-type="float" office:value="0.52203746742568902" table:style-name="ce3">
            <text:p>0,522037467</text:p>
          </table:table-cell>
          <table:table-cell office:value-type="float" office:value="0.51455756525805296" table:style-name="ce3">
            <text:p>0,514557565</text:p>
          </table:table-cell>
          <table:table-cell office:value-type="float" office:value="0.53676408545324295" table:style-name="ce3">
            <text:p>0,536764085</text:p>
          </table:table-cell>
          <table:table-cell office:value-type="float" office:value="1.7210681626586199" table:style-name="ce3">
            <text:p>1,721068163</text:p>
          </table:table-cell>
          <table:table-cell table:number-columns-repeated="13" table:style-name="ce3"/>
          <table:table-cell office:value-type="float" office:value="-3.19350691595581" table:style-name="ce3">
            <text:p>-3,193506916</text:p>
          </table:table-cell>
          <table:table-cell office:value-type="float" office:value="-6.0201869508227697" table:style-name="ce3">
            <text:p>-6,020186951</text:p>
          </table:table-cell>
          <table:table-cell office:value-type="float" office:value="1.8639610120160499" table:style-name="ce3">
            <text:p>1,863961012</text:p>
          </table:table-cell>
          <table:table-cell office:value-type="float" office:value="-1.8926127133108299" table:style-name="ce3">
            <text:p>-1,892612713</text:p>
          </table:table-cell>
          <table:table-cell office:value-type="float" office:value="-3.0911813663922101" table:style-name="ce3">
            <text:p>-3,091181366</text:p>
          </table:table-cell>
          <table:table-cell office:value-type="float" office:value="2.8128304695259398" table:style-name="ce3">
            <text:p>2,81283047</text:p>
          </table:table-cell>
          <table:table-cell office:value-type="float" office:value="3.36850350452697" table:style-name="ce3">
            <text:p>3,368503505</text:p>
          </table:table-cell>
          <table:table-cell office:value-type="float" office:value="-1.47905436645441" table:style-name="ce3">
            <text:p>-1,479054366</text:p>
          </table:table-cell>
          <table:table-cell office:value-type="float" office:value="-0.18288498384502699" table:style-name="ce3">
            <text:p>-0,182884984</text:p>
          </table:table-cell>
          <table:table-cell table:number-columns-repeated="16315"/>
        </table:table-row>
        <table:table-row table:style-name="ro2">
          <table:table-cell office:value-type="string" table:style-name="ce8">
            <text:p>0007F2E37E</text:p>
          </table:table-cell>
          <table:table-cell office:value-type="float" office:value="73" table:style-name="ce9">
            <text:p>73</text:p>
          </table:table-cell>
          <table:table-cell office:value-type="float" office:value="15" table:style-name="ce9">
            <text:p>15</text:p>
          </table:table-cell>
          <table:table-cell office:value-type="float" office:value="2" table:style-name="ce9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22" table:style-name="ce9">
            <text:p>22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8.04" table:style-name="ce9">
            <text:p>28,04</text:p>
          </table:table-cell>
          <table:table-cell office:value-type="float" office:value="30.49" table:style-name="ce9">
            <text:p>30,49</text:p>
          </table:table-cell>
          <table:table-cell office:value-type="float" office:value="2.4500000000000002" table:style-name="ce9">
            <text:p>2,45</text:p>
          </table:table-cell>
          <table:table-cell office:value-type="float" office:value="2" table:style-name="ce9">
            <text:p>2</text:p>
          </table:table-cell>
          <table:table-cell office:value-type="float" office:value="15.2" table:style-name="ce9">
            <text:p>15,2</text:p>
          </table:table-cell>
          <table:table-cell office:value-type="float" office:value="3" table:style-name="ce9">
            <text:p>3</text:p>
          </table:table-cell>
          <table:table-cell office:value-type="float" office:value="16.049651551270799" table:style-name="ce9">
            <text:p>16,04965155</text:p>
          </table:table-cell>
          <table:table-cell office:value-type="float" office:value="2.4009953330479501" table:style-name="ce9">
            <text:p>2,400995333</text:p>
          </table:table-cell>
          <table:table-cell office:value-type="float" office:value="1.73816077648277" table:style-name="ce9">
            <text:p>1,738160776</text:p>
          </table:table-cell>
          <table:table-cell table:number-columns-repeated="17" table:style-name="ce9"/>
          <table:table-cell office:value-type="float" office:value="7204.0718681917197" table:style-name="ce9">
            <text:p>7204,071868</text:p>
          </table:table-cell>
          <table:table-cell office:value-type="float" office:value="1.9186992701416601" table:style-name="ce9">
            <text:p>1,91869927</text:p>
          </table:table-cell>
          <table:table-cell office:value-type="float" office:value="0.28392153207624299" table:style-name="ce9">
            <text:p>0,283921532</text:p>
          </table:table-cell>
          <table:table-cell office:value-type="float" office:value="2.3477654741684901" table:style-name="ce9">
            <text:p>2,347765474</text:p>
          </table:table-cell>
          <table:table-cell office:value-type="float" office:value="2.6292560098377602" table:style-name="ce9">
            <text:p>2,62925601</text:p>
          </table:table-cell>
          <table:table-cell office:value-type="float" office:value="1.67402173072281" table:style-name="ce9">
            <text:p>1,674021731</text:p>
          </table:table-cell>
          <table:table-cell office:value-type="float" office:value="1.33605646783772" table:style-name="ce9">
            <text:p>1,336056468</text:p>
          </table:table-cell>
          <table:table-cell office:value-type="float" office:value="0.34572425840315002" table:style-name="ce9">
            <text:p>0,345724258</text:p>
          </table:table-cell>
          <table:table-cell office:value-type="float" office:value="-2.0005761754120202" table:style-name="ce9">
            <text:p>-2,000576175</text:p>
          </table:table-cell>
          <table:table-cell office:value-type="float" office:value="-0.38969763593229001" table:style-name="ce9">
            <text:p>-0,389697636</text:p>
          </table:table-cell>
          <table:table-cell office:value-type="float" office:value="1.37498303627162" table:style-name="ce9">
            <text:p>1,374983036</text:p>
          </table:table-cell>
          <table:table-cell office:value-type="float" office:value="-1.80577297124828" table:style-name="ce9">
            <text:p>-1,805772971</text:p>
          </table:table-cell>
          <table:table-cell office:value-type="float" office:value="2.7623464078040998" table:style-name="ce9">
            <text:p>2,762346408</text:p>
          </table:table-cell>
          <table:table-cell office:value-type="float" office:value="2.0679390040815" table:style-name="ce9">
            <text:p>2,067939004</text:p>
          </table:table-cell>
          <table:table-cell table:number-columns-repeated="13" table:style-name="ce9"/>
          <table:table-cell office:value-type="float" office:value="-2.97821821295652" table:style-name="ce9">
            <text:p>-2,978218213</text:p>
          </table:table-cell>
          <table:table-cell office:value-type="float" office:value="-1.48374019235079" table:style-name="ce9">
            <text:p>-1,483740192</text:p>
          </table:table-cell>
          <table:table-cell office:value-type="float" office:value="2.3579565180273701" table:style-name="ce9">
            <text:p>2,357956518</text:p>
          </table:table-cell>
          <table:table-cell office:value-type="float" office:value="4.5250293316686498" table:style-name="ce9">
            <text:p>4,525029332</text:p>
          </table:table-cell>
          <table:table-cell office:value-type="float" office:value="-1.3648000781316001" table:style-name="ce9">
            <text:p>-1,364800078</text:p>
          </table:table-cell>
          <table:table-cell office:value-type="float" office:value="0.71070856892107104" table:style-name="ce9">
            <text:p>0,710708569</text:p>
          </table:table-cell>
          <table:table-cell office:value-type="float" office:value="1.0183307830794499" table:style-name="ce9">
            <text:p>1,018330783</text:p>
          </table:table-cell>
          <table:table-cell office:value-type="float" office:value="-2.01370827419424" table:style-name="ce9">
            <text:p>-2,013708274</text:p>
          </table:table-cell>
          <table:table-cell office:value-type="float" office:value="0.77090810347527305" table:style-name="ce9">
            <text:p>0,770908103</text:p>
          </table:table-cell>
          <table:table-cell table:number-columns-repeated="16315" table:style-name="ce10"/>
        </table:table-row>
        <table:table-row table:style-name="ro1">
          <table:table-cell office:value-type="string" table:style-name="ce4">
            <text:p>0007F2E455</text:p>
          </table:table-cell>
          <table:table-cell office:value-type="float" office:value="76" table:style-name="ce5">
            <text:p>76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22" table:style-name="ce5">
            <text:p>22</text:p>
          </table:table-cell>
          <table:table-cell office:value-type="boolean" office:boolean-value="true" table:formula="of:=TRUE()" table:style-name="ce5">
            <text:p>TRUE</text:p>
          </table:table-cell>
          <table:table-cell office:value-type="float" office:value="25.24" table:style-name="ce5">
            <text:p>25,24</text:p>
          </table:table-cell>
          <table:table-cell office:value-type="float" office:value="25.51" table:style-name="ce5">
            <text:p>25,51</text:p>
          </table:table-cell>
          <table:table-cell office:value-type="float" office:value="0.27000000000000302" table:style-name="ce5">
            <text:p>0,27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-21.685714285714301" table:style-name="ce5">
            <text:p>-21,68571429</text:p>
          </table:table-cell>
          <table:table-cell office:value-type="float" office:value="-3.7413306046626298" table:style-name="ce5">
            <text:p>-3,741330605</text:p>
          </table:table-cell>
          <table:table-cell office:value-type="float" office:value="0.18795905326988799" table:style-name="ce5">
            <text:p>0,187959053</text:p>
          </table:table-cell>
          <table:table-cell office:value-type="float" office:value="0.15482404099470201" table:style-name="ce5">
            <text:p>0,154824041</text:p>
          </table:table-cell>
          <table:table-cell office:value-type="float" office:value="0.45" table:style-name="ce5">
            <text:p>0,45</text:p>
          </table:table-cell>
          <table:table-cell office:value-type="float" office:value="1" table:style-name="ce5">
            <text:p>1</text:p>
          </table:table-cell>
          <table:table-cell office:value-type="float" office:value="0.66666666666666696" table:style-name="ce5">
            <text:p>0,666666667</text:p>
          </table:table-cell>
          <table:table-cell office:value-type="float" office:value="0.79354003691826203" table:style-name="ce5">
            <text:p>0,793540037</text:p>
          </table:table-cell>
          <table:table-cell office:value-type="float" office:value="0.67094725871446204" table:style-name="ce5">
            <text:p>0,670947259</text:p>
          </table:table-cell>
          <table:table-cell office:value-type="float" office:value="0.29416914356833801" table:style-name="ce5">
            <text:p>0,294169144</text:p>
          </table:table-cell>
          <table:table-cell office:value-type="float" office:value="-1.9788963163800799E-2" table:style-name="ce5">
            <text:p>-0,019788963</text:p>
          </table:table-cell>
          <table:table-cell office:value-type="float" office:value="3.4351998917022399" table:style-name="ce5">
            <text:p>3,435199892</text:p>
          </table:table-cell>
          <table:table-cell office:value-type="float" office:value="1.34537685953662" table:style-name="ce5">
            <text:p>1,34537686</text:p>
          </table:table-cell>
          <table:table-cell office:value-type="float" office:value="0.75272006392713398" table:style-name="ce5">
            <text:p>0,752720064</text:p>
          </table:table-cell>
          <table:table-cell office:value-type="float" office:value="1.1846500424540201" table:style-name="ce5">
            <text:p>1,184650042</text:p>
          </table:table-cell>
          <table:table-cell office:value-type="float" office:value="1.7245404533978199" table:style-name="ce5">
            <text:p>1,724540453</text:p>
          </table:table-cell>
          <table:table-cell office:value-type="float" office:value="-2.0566254708212699" table:style-name="ce5">
            <text:p>-2,056625471</text:p>
          </table:table-cell>
          <table:table-cell office:value-type="float" office:value="-1.7624682565545" table:style-name="ce5">
            <text:p>-1,762468257</text:p>
          </table:table-cell>
          <table:table-cell office:value-type="float" office:value="3.57453718800455" table:style-name="ce5">
            <text:p>3,574537188</text:p>
          </table:table-cell>
          <table:table-cell office:value-type="float" office:value="-0.1626604868596" table:style-name="ce5">
            <text:p>-0,162660487</text:p>
          </table:table-cell>
          <table:table-cell office:value-type="float" office:value="4430.5688888888899" table:style-name="ce5">
            <text:p>4430,568889</text:p>
          </table:table-cell>
          <table:table-cell office:value-type="float" office:value="1.77861569054155" table:style-name="ce5">
            <text:p>1,778615691</text:p>
          </table:table-cell>
          <table:table-cell office:value-type="float" office:value="0.36703387977265001" table:style-name="ce5">
            <text:p>0,36703388</text:p>
          </table:table-cell>
          <table:table-cell office:value-type="float" office:value="5.5883174669079603" table:style-name="ce5">
            <text:p>5,588317467</text:p>
          </table:table-cell>
          <table:table-cell office:value-type="float" office:value="-2.72856089477292E-2" table:style-name="ce5">
            <text:p>-0,027285609</text:p>
          </table:table-cell>
          <table:table-cell office:value-type="float" office:value="1.29669611732641E-2" table:style-name="ce5">
            <text:p>0,012966961</text:p>
          </table:table-cell>
          <table:table-cell office:value-type="float" office:value="-0.13561500450724701" table:style-name="ce5">
            <text:p>-0,135615005</text:p>
          </table:table-cell>
          <table:table-cell office:value-type="float" office:value="1.1620748790611799" table:style-name="ce5">
            <text:p>1,162074879</text:p>
          </table:table-cell>
          <table:table-cell office:value-type="float" office:value="-1.4774600892536101" table:style-name="ce5">
            <text:p>-1,477460089</text:p>
          </table:table-cell>
          <table:table-cell office:value-type="float" office:value="0.19015014837001901" table:style-name="ce5">
            <text:p>0,190150148</text:p>
          </table:table-cell>
          <table:table-cell office:value-type="float" office:value="0.492688372698041" table:style-name="ce5">
            <text:p>0,492688373</text:p>
          </table:table-cell>
          <table:table-cell office:value-type="float" office:value="0.32866049916503898" table:style-name="ce5">
            <text:p>0,328660499</text:p>
          </table:table-cell>
          <table:table-cell office:value-type="float" office:value="-4.2871055649733396" table:style-name="ce5">
            <text:p>-4,287105565</text:p>
          </table:table-cell>
          <table:table-cell office:value-type="float" office:value="-0.39436801817615402" table:style-name="ce5">
            <text:p>-0,394368018</text:p>
          </table:table-cell>
          <table:table-cell office:value-type="float" office:value="1.01938318971121" table:style-name="ce5">
            <text:p>1,01938319</text:p>
          </table:table-cell>
          <table:table-cell office:value-type="float" office:value="0.176562368292106" table:style-name="ce5">
            <text:p>0,176562368</text:p>
          </table:table-cell>
          <table:table-cell office:value-type="float" office:value="0.53166355800193299" table:style-name="ce5">
            <text:p>0,531663558</text:p>
          </table:table-cell>
          <table:table-cell office:value-type="float" office:value="0.34010323385670899" table:style-name="ce5">
            <text:p>0,340103234</text:p>
          </table:table-cell>
          <table:table-cell office:value-type="float" office:value="4.6420576588698799" table:style-name="ce5">
            <text:p>4,642057659</text:p>
          </table:table-cell>
          <table:table-cell office:value-type="float" office:value="1.98988876844964" table:style-name="ce5">
            <text:p>1,989888768</text:p>
          </table:table-cell>
          <table:table-cell office:value-type="float" office:value="-1.18920359672369" table:style-name="ce5">
            <text:p>-1,189203597</text:p>
          </table:table-cell>
          <table:table-cell office:value-type="float" office:value="0.43139725813042401" table:style-name="ce5">
            <text:p>0,431397258</text:p>
          </table:table-cell>
          <table:table-cell office:value-type="float" office:value="0.53619101702709504" table:style-name="ce5">
            <text:p>0,536191017</text:p>
          </table:table-cell>
          <table:table-cell office:value-type="float" office:value="1.71279040058598" table:style-name="ce5">
            <text:p>1,712790401</text:p>
          </table:table-cell>
          <table:table-cell office:value-type="float" office:value="-2.9470804667006498" table:style-name="ce5">
            <text:p>-2,947080467</text:p>
          </table:table-cell>
          <table:table-cell office:value-type="float" office:value="2.2481524734384899" table:style-name="ce5">
            <text:p>2,248152473</text:p>
          </table:table-cell>
          <table:table-cell office:value-type="float" office:value="0.19791620941250301" table:style-name="ce5">
            <text:p>0,197916209</text:p>
          </table:table-cell>
          <table:table-cell office:value-type="float" office:value="-5.9905658411019704" table:style-name="ce5">
            <text:p>-5,990565841</text:p>
          </table:table-cell>
          <table:table-cell office:value-type="float" office:value="-4.9313431261556104" table:style-name="ce5">
            <text:p>-4,931343126</text:p>
          </table:table-cell>
          <table:table-cell office:value-type="float" office:value="0.96417043811585701" table:style-name="ce5">
            <text:p>0,964170438</text:p>
          </table:table-cell>
          <table:table-cell office:value-type="float" office:value="1.0488409985518401" table:style-name="ce5">
            <text:p>1,048840999</text:p>
          </table:table-cell>
          <table:table-cell office:value-type="float" office:value="-1.8017336575027001" table:style-name="ce5">
            <text:p>-1,801733658</text:p>
          </table:table-cell>
          <table:table-cell office:value-type="float" office:value="1.5571237232098001" table:style-name="ce5">
            <text:p>1,557123723</text:p>
          </table:table-cell>
          <table:table-cell office:value-type="float" office:value="0.242640557994423" table:style-name="ce5">
            <text:p>0,242640558</text:p>
          </table:table-cell>
          <table:table-cell office:value-type="float" office:value="1.1952718232342401" table:style-name="ce5">
            <text:p>1,195271823</text:p>
          </table:table-cell>
          <table:table-cell office:value-type="float" office:value="0.195402535572786" table:style-name="ce5">
            <text:p>0,195402536</text:p>
          </table:table-cell>
          <table:table-cell table:number-columns-repeated="16315" table:style-name="ce7"/>
        </table:table-row>
        <table:table-row table:style-name="ro1">
          <table:table-cell office:value-type="string" table:style-name="ce15">
            <text:p>0007CA3B1C</text:p>
          </table:table-cell>
          <table:table-cell office:value-type="float" office:value="40" table:style-name="ce16">
            <text:p>40</text:p>
          </table:table-cell>
          <table:table-cell office:value-type="float" office:value="16" table:style-name="ce12">
            <text:p>16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21" table:style-name="ce16">
            <text:p>21</text:p>
          </table:table-cell>
          <table:table-cell office:value-type="boolean" office:boolean-value="false" table:formula="of:=FALSE()" table:style-name="ce16">
            <text:p>FALSE</text:p>
          </table:table-cell>
          <table:table-cell office:value-type="float" office:value="26.49" table:style-name="ce16">
            <text:p>26,49</text:p>
          </table:table-cell>
          <table:table-cell office:value-type="float" office:value="27.79" table:style-name="ce16">
            <text:p>27,79</text:p>
          </table:table-cell>
          <table:table-cell office:value-type="float" office:value="1.3" table:style-name="ce16">
            <text:p>1,3</text:p>
          </table:table-cell>
          <table:table-cell office:value-type="float" office:value="1" table:style-name="ce16">
            <text:p>1</text:p>
          </table:table-cell>
          <table:table-cell office:value-type="float" office:value="9.5" table:style-name="ce16">
            <text:p>9,5</text:p>
          </table:table-cell>
          <table:table-cell office:value-type="float" office:value="3" table:style-name="ce16">
            <text:p>3</text:p>
          </table:table-cell>
          <table:table-cell office:value-type="float" office:value="19.8205128205128" table:style-name="ce16">
            <text:p>19,82051282</text:p>
          </table:table-cell>
          <table:table-cell office:value-type="float" office:value="1.1048153056671699" table:style-name="ce16">
            <text:p>1,104815306</text:p>
          </table:table-cell>
          <table:table-cell office:value-type="float" office:value="-1.6832567500609801" table:style-name="ce16">
            <text:p>-1,68325675</text:p>
          </table:table-cell>
          <table:table-cell office:value-type="float" office:value="-0.48207634618525602" table:style-name="ce16">
            <text:p>-0,482076346</text:p>
          </table:table-cell>
          <table:table-cell office:value-type="float" office:value="0.3" table:style-name="ce16">
            <text:p>0,3</text:p>
          </table:table-cell>
          <table:table-cell office:value-type="float" office:value="1.28571428571429" table:style-name="ce16">
            <text:p>1,285714286</text:p>
          </table:table-cell>
          <table:table-cell office:value-type="float" office:value="1.1428571428571399" table:style-name="ce16">
            <text:p>1,142857143</text:p>
          </table:table-cell>
          <table:table-cell office:value-type="float" office:value="2.46716365509561" table:style-name="ce16">
            <text:p>2,467163655</text:p>
          </table:table-cell>
          <table:table-cell office:value-type="float" office:value="0.41288989030645501" table:style-name="ce16">
            <text:p>0,41288989</text:p>
          </table:table-cell>
          <table:table-cell office:value-type="float" office:value="5.1459587815420003" table:style-name="ce16">
            <text:p>5,145958782</text:p>
          </table:table-cell>
          <table:table-cell office:value-type="float" office:value="-1.40495444550091" table:style-name="ce16">
            <text:p>-1,404954446</text:p>
          </table:table-cell>
          <table:table-cell office:value-type="float" office:value="0.103760104385809" table:style-name="ce16">
            <text:p>0,103760104</text:p>
          </table:table-cell>
          <table:table-cell office:value-type="float" office:value="-4.2907439171746304" table:style-name="ce16">
            <text:p>-4,290743917</text:p>
          </table:table-cell>
          <table:table-cell office:value-type="float" office:value="-1.17333363619498" table:style-name="ce16">
            <text:p>-1,173333636</text:p>
          </table:table-cell>
          <table:table-cell office:value-type="float" office:value="-1.01394080772395" table:style-name="ce16">
            <text:p>-1,013940808</text:p>
          </table:table-cell>
          <table:table-cell office:value-type="float" office:value="1.4987568258252599" table:style-name="ce16">
            <text:p>1,498756826</text:p>
          </table:table-cell>
          <table:table-cell office:value-type="float" office:value="3.0895851983782099E-2" table:style-name="ce16">
            <text:p>0,030895852</text:p>
          </table:table-cell>
          <table:table-cell office:value-type="float" office:value="-0.623019689156877" table:style-name="ce16">
            <text:p>-0,623019689</text:p>
          </table:table-cell>
          <table:table-cell office:value-type="float" office:value="2.01977774633185" table:style-name="ce16">
            <text:p>2,019777746</text:p>
          </table:table-cell>
          <table:table-cell office:value-type="float" office:value="-0.43965061138215" table:style-name="ce16">
            <text:p>-0,439650611</text:p>
          </table:table-cell>
          <table:table-cell office:value-type="float" office:value="2977.1311111111099" table:style-name="ce16">
            <text:p>2977,131111</text:p>
          </table:table-cell>
          <table:table-cell office:value-type="float" office:value="1.64210062505265" table:style-name="ce16">
            <text:p>1,642100625</text:p>
          </table:table-cell>
          <table:table-cell office:value-type="float" office:value="0.18366003363416999" table:style-name="ce16">
            <text:p>0,183660034</text:p>
          </table:table-cell>
          <table:table-cell office:value-type="float" office:value="-6.0398549711851803" table:style-name="ce16">
            <text:p>-6,039854971</text:p>
          </table:table-cell>
          <table:table-cell office:value-type="float" office:value="0.67738938087787204" table:style-name="ce16">
            <text:p>0,677389381</text:p>
          </table:table-cell>
          <table:table-cell office:value-type="float" office:value="1.33640416601235" table:style-name="ce16">
            <text:p>1,336404166</text:p>
          </table:table-cell>
          <table:table-cell office:value-type="float" office:value="1.85366741138552" table:style-name="ce16">
            <text:p>1,853667411</text:p>
          </table:table-cell>
          <table:table-cell office:value-type="float" office:value="-2.0926545785586801" table:style-name="ce16">
            <text:p>-2,092654579</text:p>
          </table:table-cell>
          <table:table-cell office:value-type="float" office:value="-0.679857756687685" table:style-name="ce16">
            <text:p>-0,679857757</text:p>
          </table:table-cell>
          <table:table-cell office:value-type="float" office:value="-0.23345104146287601" table:style-name="ce16">
            <text:p>-0,233451041</text:p>
          </table:table-cell>
          <table:table-cell office:value-type="float" office:value="0.32703338495786399" table:style-name="ce16">
            <text:p>0,327033385</text:p>
          </table:table-cell>
          <table:table-cell office:value-type="float" office:value="0.98318651568813598" table:style-name="ce16">
            <text:p>0,983186516</text:p>
          </table:table-cell>
          <table:table-cell office:value-type="float" office:value="1.86631195175411" table:style-name="ce16">
            <text:p>1,866311952</text:p>
          </table:table-cell>
          <table:table-cell office:value-type="float" office:value="-1.2916715281751401" table:style-name="ce16">
            <text:p>-1,291671528</text:p>
          </table:table-cell>
          <table:table-cell office:value-type="float" office:value="2.7276313694203602" table:style-name="ce16">
            <text:p>2,727631369</text:p>
          </table:table-cell>
          <table:table-cell office:value-type="float" office:value="-0.543793465215616" table:style-name="ce16">
            <text:p>-0,543793465</text:p>
          </table:table-cell>
          <table:table-cell office:value-type="float" office:value="4.7295056246953697" table:style-name="ce16">
            <text:p>4,729505625</text:p>
          </table:table-cell>
          <table:table-cell office:value-type="float" office:value="2.4230454475251002" table:style-name="ce16">
            <text:p>2,423045448</text:p>
          </table:table-cell>
          <table:table-cell office:value-type="float" office:value="-4.1545484757866798E-2" table:style-name="ce16">
            <text:p>-0,041545485</text:p>
          </table:table-cell>
          <table:table-cell office:value-type="float" office:value="-2.7864578563360598" table:style-name="ce16">
            <text:p>-2,786457856</text:p>
          </table:table-cell>
          <table:table-cell office:value-type="float" office:value="-4.0603407811516803" table:style-name="ce16">
            <text:p>-4,060340781</text:p>
          </table:table-cell>
          <table:table-cell office:value-type="float" office:value="-1.72409510209962" table:style-name="ce16">
            <text:p>-1,724095102</text:p>
          </table:table-cell>
          <table:table-cell office:value-type="float" office:value="1.1550933265108101" table:style-name="ce16">
            <text:p>1,155093327</text:p>
          </table:table-cell>
          <table:table-cell office:value-type="float" office:value="0.80099190461893399" table:style-name="ce16">
            <text:p>0,800991905</text:p>
          </table:table-cell>
          <table:table-cell office:value-type="float" office:value="-1.3849287567591499" table:style-name="ce16">
            <text:p>-1,384928757</text:p>
          </table:table-cell>
          <table:table-cell office:value-type="float" office:value="2.0014278173703901" table:style-name="ce16">
            <text:p>2,001427817</text:p>
          </table:table-cell>
          <table:table-cell office:value-type="float" office:value="-0.57409490015606601" table:style-name="ce16">
            <text:p>-0,5740949</text:p>
          </table:table-cell>
          <table:table-cell office:value-type="float" office:value="6.5793058498694803" table:style-name="ce16">
            <text:p>6,57930585</text:p>
          </table:table-cell>
          <table:table-cell office:value-type="float" office:value="0.43895731032308499" table:style-name="ce16">
            <text:p>0,43895731</text:p>
          </table:table-cell>
          <table:table-cell office:value-type="float" office:value="1.4022218926143999" table:style-name="ce16">
            <text:p>1,402221893</text:p>
          </table:table-cell>
          <table:table-cell office:value-type="float" office:value="3.3467855245034102" table:style-name="ce16">
            <text:p>3,346785525</text:p>
          </table:table-cell>
          <table:table-cell office:value-type="float" office:value="2.0603840727184601" table:style-name="ce16">
            <text:p>2,060384073</text:p>
          </table:table-cell>
          <table:table-cell office:value-type="float" office:value="0.46904886743025598" table:style-name="ce16">
            <text:p>0,469048867</text:p>
          </table:table-cell>
          <table:table-cell office:value-type="float" office:value="0.723036485271082" table:style-name="ce16">
            <text:p>0,723036485</text:p>
          </table:table-cell>
          <table:table-cell office:value-type="float" office:value="2.4918014068593202" table:style-name="ce16">
            <text:p>2,491801407</text:p>
          </table:table-cell>
          <table:table-cell office:value-type="float" office:value="0.17213248934831599" table:style-name="ce16">
            <text:p>0,172132489</text:p>
          </table:table-cell>
          <table:table-cell table:number-columns-repeated="16315" table:style-name="ce17"/>
        </table:table-row>
        <table:table-row table:style-name="ro1">
          <table:table-cell office:value-type="string" table:style-name="ce15">
            <text:p>0007CB1E1F</text:p>
          </table:table-cell>
          <table:table-cell office:value-type="float" office:value="47" table:style-name="ce16">
            <text:p>47</text:p>
          </table:table-cell>
          <table:table-cell office:value-type="float" office:value="16" table:style-name="ce12">
            <text:p>16</text:p>
          </table:table-cell>
          <table:table-cell office:value-type="float" office:value="2" table:style-name="ce16">
            <text:p>2</text:p>
          </table:table-cell>
          <table:table-cell office:value-type="float" office:value="9" table:style-name="ce16">
            <text:p>9</text:p>
          </table:table-cell>
          <table:table-cell office:value-type="float" office:value="22" table:style-name="ce16">
            <text:p>22</text:p>
          </table:table-cell>
          <table:table-cell office:value-type="boolean" office:boolean-value="false" table:formula="of:=FALSE()" table:style-name="ce16">
            <text:p>FALSE</text:p>
          </table:table-cell>
          <table:table-cell office:value-type="float" office:value="28.75" table:style-name="ce16">
            <text:p>28,75</text:p>
          </table:table-cell>
          <table:table-cell office:value-type="float" office:value="29.53" table:style-name="ce16">
            <text:p>29,53</text:p>
          </table:table-cell>
          <table:table-cell office:value-type="float" office:value="0.78000000000000103" table:style-name="ce16">
            <text:p>0,78</text:p>
          </table:table-cell>
          <table:table-cell office:value-type="float" office:value="7" table:style-name="ce16">
            <text:p>7</text:p>
          </table:table-cell>
          <table:table-cell office:value-type="float" office:value="-5" table:style-name="ce16">
            <text:p>-5</text:p>
          </table:table-cell>
          <table:table-cell office:value-type="float" office:value="4" table:style-name="ce16">
            <text:p>4</text:p>
          </table:table-cell>
          <table:table-cell office:value-type="float" office:value="15.000987316776801" table:style-name="ce16">
            <text:p>15,00098732</text:p>
          </table:table-cell>
          <table:table-cell office:value-type="float" office:value="2.03200345374397" table:style-name="ce16">
            <text:p>2,032003454</text:p>
          </table:table-cell>
          <table:table-cell office:value-type="float" office:value="-0.77685514117758103" table:style-name="ce16">
            <text:p>-0,776855141</text:p>
          </table:table-cell>
          <table:table-cell office:value-type="float" office:value="-0.25813791926521401" table:style-name="ce16">
            <text:p>-0,258137919</text:p>
          </table:table-cell>
          <table:table-cell office:value-type="float" office:value="0.45" table:style-name="ce16">
            <text:p>0,45</text:p>
          </table:table-cell>
          <table:table-cell office:value-type="float" office:value="0.9" table:style-name="ce16">
            <text:p>0,9</text:p>
          </table:table-cell>
          <table:table-cell office:value-type="float" office:value="0.90909090909090895" table:style-name="ce16">
            <text:p>0,909090909</text:p>
          </table:table-cell>
          <table:table-cell office:value-type="float" office:value="1.7316137297262" table:style-name="ce16">
            <text:p>1,73161373</text:p>
          </table:table-cell>
          <table:table-cell office:value-type="float" office:value="0.76400885085610704" table:style-name="ce16">
            <text:p>0,764008851</text:p>
          </table:table-cell>
          <table:table-cell office:value-type="float" office:value="3.9776057409565899" table:style-name="ce16">
            <text:p>3,977605741</text:p>
          </table:table-cell>
          <table:table-cell office:value-type="float" office:value="-1.4049783902641599" table:style-name="ce16">
            <text:p>-1,40497839</text:p>
          </table:table-cell>
          <table:table-cell office:value-type="float" office:value="3.2795144842511399" table:style-name="ce16">
            <text:p>3,279514484</text:p>
          </table:table-cell>
          <table:table-cell office:value-type="float" office:value="-0.90448023946096201" table:style-name="ce16">
            <text:p>-0,904480239</text:p>
          </table:table-cell>
          <table:table-cell office:value-type="float" office:value="0.17172139548516999" table:style-name="ce16">
            <text:p>0,171721395</text:p>
          </table:table-cell>
          <table:table-cell office:value-type="float" office:value="3.0630857561421001" table:style-name="ce16">
            <text:p>3,063085756</text:p>
          </table:table-cell>
          <table:table-cell office:value-type="float" office:value="0.975115474818948" table:style-name="ce16">
            <text:p>0,975115475</text:p>
          </table:table-cell>
          <table:table-cell office:value-type="float" office:value="-0.70490511978858506" table:style-name="ce16">
            <text:p>-0,70490512</text:p>
          </table:table-cell>
          <table:table-cell office:value-type="float" office:value="-2.9943763286416698" table:style-name="ce16">
            <text:p>-2,994376329</text:p>
          </table:table-cell>
          <table:table-cell office:value-type="float" office:value="2.5823062350663699" table:style-name="ce16">
            <text:p>2,582306235</text:p>
          </table:table-cell>
          <table:table-cell office:value-type="float" office:value="-1.28622182091835" table:style-name="ce16">
            <text:p>-1,286221821</text:p>
          </table:table-cell>
          <table:table-cell office:value-type="float" office:value="3543.9577777777799" table:style-name="ce16">
            <text:p>3543,957778</text:p>
          </table:table-cell>
          <table:table-cell office:value-type="float" office:value="1.21262866476883" table:style-name="ce16">
            <text:p>1,212628665</text:p>
          </table:table-cell>
          <table:table-cell office:value-type="float" office:value="0.19646145771739201" table:style-name="ce16">
            <text:p>0,196461458</text:p>
          </table:table-cell>
          <table:table-cell office:value-type="float" office:value="0.79891829409376303" table:style-name="ce16">
            <text:p>0,798918294</text:p>
          </table:table-cell>
          <table:table-cell office:value-type="float" office:value="-1.6258863939731301" table:style-name="ce16">
            <text:p>-1,625886394</text:p>
          </table:table-cell>
          <table:table-cell office:value-type="float" office:value="0.27809511872866299" table:style-name="ce16">
            <text:p>0,278095119</text:p>
          </table:table-cell>
          <table:table-cell office:value-type="float" office:value="-1.9028984096875201" table:style-name="ce16">
            <text:p>-1,90289841</text:p>
          </table:table-cell>
          <table:table-cell office:value-type="float" office:value="-0.96347386531368295" table:style-name="ce16">
            <text:p>-0,963473865</text:p>
          </table:table-cell>
          <table:table-cell office:value-type="float" office:value="-0.81013785262007099" table:style-name="ce16">
            <text:p>-0,810137853</text:p>
          </table:table-cell>
          <table:table-cell office:value-type="float" office:value="-0.73670377733668702" table:style-name="ce16">
            <text:p>-0,736703777</text:p>
          </table:table-cell>
          <table:table-cell office:value-type="float" office:value="-1.19230921452093" table:style-name="ce16">
            <text:p>-1,192309215</text:p>
          </table:table-cell>
          <table:table-cell office:value-type="float" office:value="-0.75667208392545104" table:style-name="ce16">
            <text:p>-0,756672084</text:p>
          </table:table-cell>
          <table:table-cell office:value-type="float" office:value="1.68669951485217" table:style-name="ce16">
            <text:p>1,686699515</text:p>
          </table:table-cell>
          <table:table-cell office:value-type="float" office:value="-0.65396602506110502" table:style-name="ce16">
            <text:p>-0,653966025</text:p>
          </table:table-cell>
          <table:table-cell office:value-type="float" office:value="2.07289149583274" table:style-name="ce16">
            <text:p>2,072891496</text:p>
          </table:table-cell>
          <table:table-cell office:value-type="float" office:value="-5.2767694876704803E-2" table:style-name="ce16">
            <text:p>-0,052767695</text:p>
          </table:table-cell>
          <table:table-cell office:value-type="float" office:value="3.5876103212543899" table:style-name="ce16">
            <text:p>3,587610321</text:p>
          </table:table-cell>
          <table:table-cell office:value-type="float" office:value="2.2154546589748501" table:style-name="ce16">
            <text:p>2,215454659</text:p>
          </table:table-cell>
          <table:table-cell office:value-type="float" office:value="4.2852652151800497" table:style-name="ce16">
            <text:p>4,285265215</text:p>
          </table:table-cell>
          <table:table-cell office:value-type="float" office:value="-0.31343522855970501" table:style-name="ce16">
            <text:p>-0,313435229</text:p>
          </table:table-cell>
          <table:table-cell office:value-type="float" office:value="-2.7046507690859398" table:style-name="ce16">
            <text:p>-2,704650769</text:p>
          </table:table-cell>
          <table:table-cell office:value-type="float" office:value="2.3802875805061698" table:style-name="ce16">
            <text:p>2,380287581</text:p>
          </table:table-cell>
          <table:table-cell office:value-type="float" office:value="0.68681157546808302" table:style-name="ce16">
            <text:p>0,686811575</text:p>
          </table:table-cell>
          <table:table-cell office:value-type="float" office:value="0.34086856308293101" table:style-name="ce16">
            <text:p>0,340868563</text:p>
          </table:table-cell>
          <table:table-cell office:value-type="float" office:value="-4.0267091808201201" table:style-name="ce16">
            <text:p>-4,026709181</text:p>
          </table:table-cell>
          <table:table-cell office:value-type="float" office:value="1.9466924476102001" table:style-name="ce16">
            <text:p>1,946692448</text:p>
          </table:table-cell>
          <table:table-cell office:value-type="float" office:value="-0.74842240372195001" table:style-name="ce16">
            <text:p>-0,748422404</text:p>
          </table:table-cell>
          <table:table-cell office:value-type="float" office:value="-1.4806654282554801" table:style-name="ce16">
            <text:p>-1,480665428</text:p>
          </table:table-cell>
          <table:table-cell office:value-type="float" office:value="-0.23623155099095999" table:style-name="ce16">
            <text:p>-0,236231551</text:p>
          </table:table-cell>
          <table:table-cell office:value-type="float" office:value="-2.08841885558174" table:style-name="ce16">
            <text:p>-2,088418856</text:p>
          </table:table-cell>
          <table:table-cell office:value-type="float" office:value="0.54204832071334896" table:style-name="ce16">
            <text:p>0,542048321</text:p>
          </table:table-cell>
          <table:table-cell office:value-type="float" office:value="0.183408795843779" table:style-name="ce16">
            <text:p>0,183408796</text:p>
          </table:table-cell>
          <table:table-cell office:value-type="float" office:value="-1.8722679033568901" table:style-name="ce16">
            <text:p>-1,872267903</text:p>
          </table:table-cell>
          <table:table-cell office:value-type="float" office:value="-1.3075837879560099" table:style-name="ce16">
            <text:p>-1,307583788</text:p>
          </table:table-cell>
          <table:table-cell office:value-type="float" office:value="3.3532451222308399" table:style-name="ce16">
            <text:p>3,353245122</text:p>
          </table:table-cell>
          <table:table-cell office:value-type="float" office:value="-0.38330566321349502" table:style-name="ce16">
            <text:p>-0,383305663</text:p>
          </table:table-cell>
          <table:table-cell table:number-columns-repeated="16315" table:style-name="ce17"/>
        </table:table-row>
        <table:table-row table:style-name="ro1">
          <table:table-cell office:value-type="string" table:style-name="ce15">
            <text:p>0007CB3D9B</text:p>
          </table:table-cell>
          <table:table-cell office:value-type="float" office:value="54" table:style-name="ce16">
            <text:p>54</text:p>
          </table:table-cell>
          <table:table-cell office:value-type="float" office:value="16" table:style-name="ce12">
            <text:p>16</text:p>
          </table:table-cell>
          <table:table-cell office:value-type="float" office:value="2" table:style-name="ce16">
            <text:p>2</text:p>
          </table:table-cell>
          <table:table-cell office:value-type="float" office:value="8" table:style-name="ce16">
            <text:p>8</text:p>
          </table:table-cell>
          <table:table-cell office:value-type="float" office:value="22" table:style-name="ce16">
            <text:p>22</text:p>
          </table:table-cell>
          <table:table-cell office:value-type="boolean" office:boolean-value="false" table:formula="of:=FALSE()" table:style-name="ce16">
            <text:p>FALSE</text:p>
          </table:table-cell>
          <table:table-cell office:value-type="float" office:value="25.72" table:style-name="ce16">
            <text:p>25,72</text:p>
          </table:table-cell>
          <table:table-cell office:value-type="float" office:value="27.61" table:style-name="ce16">
            <text:p>27,61</text:p>
          </table:table-cell>
          <table:table-cell office:value-type="float" office:value="1.89" table:style-name="ce16">
            <text:p>1,89</text:p>
          </table:table-cell>
          <table:table-cell office:value-type="float" office:value="3" table:style-name="ce16">
            <text:p>3</text:p>
          </table:table-cell>
          <table:table-cell office:value-type="float" office:value="6.8333333333333304" table:style-name="ce16">
            <text:p>6,833333333</text:p>
          </table:table-cell>
          <table:table-cell office:value-type="float" office:value="2" table:style-name="ce16">
            <text:p>2</text:p>
          </table:table-cell>
          <table:table-cell office:value-type="float" office:value="21.932523616734098" table:style-name="ce16">
            <text:p>21,93252362</text:p>
          </table:table-cell>
          <table:table-cell office:value-type="float" office:value="-0.168006766929399" table:style-name="ce16">
            <text:p>-0,168006767</text:p>
          </table:table-cell>
          <table:table-cell office:value-type="float" office:value="-0.95076228009973696" table:style-name="ce16">
            <text:p>-0,95076228</text:p>
          </table:table-cell>
          <table:table-cell office:value-type="float" office:value="0.66043096657278799" table:style-name="ce16">
            <text:p>0,660430967</text:p>
          </table:table-cell>
          <table:table-cell office:value-type="float" office:value="0.35" table:style-name="ce16">
            <text:p>0,35</text:p>
          </table:table-cell>
          <table:table-cell office:value-type="float" office:value="1.1428571428571399" table:style-name="ce16">
            <text:p>1,142857143</text:p>
          </table:table-cell>
          <table:table-cell office:value-type="float" office:value="1.4" table:style-name="ce16">
            <text:p>1,4</text:p>
          </table:table-cell>
          <table:table-cell office:value-type="float" office:value="-0.85502150493774298" table:style-name="ce16">
            <text:p>-0,855021505</text:p>
          </table:table-cell>
          <table:table-cell office:value-type="float" office:value="0.60511182845066602" table:style-name="ce16">
            <text:p>0,605111828</text:p>
          </table:table-cell>
          <table:table-cell office:value-type="float" office:value="-3.16699753812581" table:style-name="ce16">
            <text:p>-3,166997538</text:p>
          </table:table-cell>
          <table:table-cell office:value-type="float" office:value="-0.56314398022475798" table:style-name="ce16">
            <text:p>-0,56314398</text:p>
          </table:table-cell>
          <table:table-cell office:value-type="float" office:value="-2.5280363860028201" table:style-name="ce16">
            <text:p>-2,528036386</text:p>
          </table:table-cell>
          <table:table-cell office:value-type="float" office:value="-2.5624656486476001" table:style-name="ce16">
            <text:p>-2,562465649</text:p>
          </table:table-cell>
          <table:table-cell office:value-type="float" office:value="0.234706957288153" table:style-name="ce16">
            <text:p>0,234706957</text:p>
          </table:table-cell>
          <table:table-cell office:value-type="float" office:value="-0.723614430204085" table:style-name="ce16">
            <text:p>-0,72361443</text:p>
          </table:table-cell>
          <table:table-cell office:value-type="float" office:value="-0.37879435726613198" table:style-name="ce16">
            <text:p>-0,378794357</text:p>
          </table:table-cell>
          <table:table-cell office:value-type="float" office:value="-0.15369720540736201" table:style-name="ce16">
            <text:p>-0,153697205</text:p>
          </table:table-cell>
          <table:table-cell office:value-type="float" office:value="-0.43438542747310899" table:style-name="ce16">
            <text:p>-0,434385427</text:p>
          </table:table-cell>
          <table:table-cell office:value-type="float" office:value="-0.48921786977989101" table:style-name="ce16">
            <text:p>-0,48921787</text:p>
          </table:table-cell>
          <table:table-cell office:value-type="float" office:value="-3.4553452411540703E-2" table:style-name="ce16">
            <text:p>-0,034553452</text:p>
          </table:table-cell>
          <table:table-cell office:value-type="float" office:value="4785.6388888888896" table:style-name="ce16">
            <text:p>4785,638889</text:p>
          </table:table-cell>
          <table:table-cell office:value-type="float" office:value="1.88943175065196" table:style-name="ce16">
            <text:p>1,889431751</text:p>
          </table:table-cell>
          <table:table-cell office:value-type="float" office:value="0.21519337369328401" table:style-name="ce16">
            <text:p>0,215193374</text:p>
          </table:table-cell>
          <table:table-cell office:value-type="float" office:value="1.1247173968105" table:style-name="ce16">
            <text:p>1,124717397</text:p>
          </table:table-cell>
          <table:table-cell office:value-type="float" office:value="-2.3763622634700301" table:style-name="ce16">
            <text:p>-2,376362263</text:p>
          </table:table-cell>
          <table:table-cell office:value-type="float" office:value="3.01222236447349" table:style-name="ce16">
            <text:p>3,012222364</text:p>
          </table:table-cell>
          <table:table-cell office:value-type="float" office:value="-0.94305778678798702" table:style-name="ce16">
            <text:p>-0,943057787</text:p>
          </table:table-cell>
          <table:table-cell office:value-type="float" office:value="1.4841241462171699" table:style-name="ce16">
            <text:p>1,484124146</text:p>
          </table:table-cell>
          <table:table-cell office:value-type="float" office:value="-0.96752899871545195" table:style-name="ce16">
            <text:p>-0,967528999</text:p>
          </table:table-cell>
          <table:table-cell office:value-type="float" office:value="1.38958183182277" table:style-name="ce16">
            <text:p>1,389581832</text:p>
          </table:table-cell>
          <table:table-cell office:value-type="float" office:value="0.72770242099946703" table:style-name="ce16">
            <text:p>0,727702421</text:p>
          </table:table-cell>
          <table:table-cell office:value-type="float" office:value="2.4432968332268499" table:style-name="ce16">
            <text:p>2,443296833</text:p>
          </table:table-cell>
          <table:table-cell office:value-type="float" office:value="1.71139746153974" table:style-name="ce16">
            <text:p>1,711397462</text:p>
          </table:table-cell>
          <table:table-cell office:value-type="float" office:value="-1.42737168532814" table:style-name="ce16">
            <text:p>-1,427371685</text:p>
          </table:table-cell>
          <table:table-cell office:value-type="float" office:value="-0.40563983828856598" table:style-name="ce16">
            <text:p>-0,405639838</text:p>
          </table:table-cell>
          <table:table-cell office:value-type="float" office:value="0.98622292909574905" table:style-name="ce16">
            <text:p>0,986222929</text:p>
          </table:table-cell>
          <table:table-cell office:value-type="float" office:value="-3.0943847637649902" table:style-name="ce16">
            <text:p>-3,094384764</text:p>
          </table:table-cell>
          <table:table-cell office:value-type="float" office:value="2.72735933385688E-2" table:style-name="ce16">
            <text:p>0,027273593</text:p>
          </table:table-cell>
          <table:table-cell office:value-type="float" office:value="-2.9749908216950698" table:style-name="ce16">
            <text:p>-2,974990822</text:p>
          </table:table-cell>
          <table:table-cell office:value-type="float" office:value="-1.8914997528413899" table:style-name="ce16">
            <text:p>-1,891499753</text:p>
          </table:table-cell>
          <table:table-cell office:value-type="float" office:value="-1.27050717300048" table:style-name="ce16">
            <text:p>-1,270507173</text:p>
          </table:table-cell>
          <table:table-cell office:value-type="float" office:value="0.37549176136471701" table:style-name="ce16">
            <text:p>0,375491761</text:p>
          </table:table-cell>
          <table:table-cell office:value-type="float" office:value="0.32625322194186201" table:style-name="ce16">
            <text:p>0,326253222</text:p>
          </table:table-cell>
          <table:table-cell office:value-type="float" office:value="1.39610324437512" table:style-name="ce16">
            <text:p>1,396103244</text:p>
          </table:table-cell>
          <table:table-cell office:value-type="float" office:value="-6.4083546883964601E-2" table:style-name="ce16">
            <text:p>-0,064083547</text:p>
          </table:table-cell>
          <table:table-cell office:value-type="float" office:value="-0.66525186563304695" table:style-name="ce16">
            <text:p>-0,665251866</text:p>
          </table:table-cell>
          <table:table-cell office:value-type="float" office:value="-0.40125503200814699" table:style-name="ce16">
            <text:p>-0,401255032</text:p>
          </table:table-cell>
          <table:table-cell office:value-type="float" office:value="-1.2391132677376999" table:style-name="ce16">
            <text:p>-1,239113268</text:p>
          </table:table-cell>
          <table:table-cell office:value-type="float" office:value="-2.59764900212561" table:style-name="ce16">
            <text:p>-2,597649002</text:p>
          </table:table-cell>
          <table:table-cell office:value-type="float" office:value="0.43338830963574199" table:style-name="ce16">
            <text:p>0,43338831</text:p>
          </table:table-cell>
          <table:table-cell office:value-type="float" office:value="-1.43712545843747" table:style-name="ce16">
            <text:p>-1,437125458</text:p>
          </table:table-cell>
          <table:table-cell office:value-type="float" office:value="5.0413608505122403" table:style-name="ce16">
            <text:p>5,041360851</text:p>
          </table:table-cell>
          <table:table-cell office:value-type="float" office:value="2.27705095195383" table:style-name="ce16">
            <text:p>2,277050952</text:p>
          </table:table-cell>
          <table:table-cell office:value-type="float" office:value="1.8547040221850399" table:style-name="ce16">
            <text:p>1,854704022</text:p>
          </table:table-cell>
          <table:table-cell office:value-type="float" office:value="-0.26526155164271398" table:style-name="ce16">
            <text:p>-0,265261552</text:p>
          </table:table-cell>
          <table:table-cell office:value-type="float" office:value="1.7066149442613701" table:style-name="ce16">
            <text:p>1,706614944</text:p>
          </table:table-cell>
          <table:table-cell table:number-columns-repeated="16315" table:style-name="ce17"/>
        </table:table-row>
        <table:table-row table:style-name="ro1">
          <table:table-cell office:value-type="string" table:style-name="ce15">
            <text:p>0007CB3F5E</text:p>
          </table:table-cell>
          <table:table-cell office:value-type="float" office:value="55" table:style-name="ce16">
            <text:p>55</text:p>
          </table:table-cell>
          <table:table-cell office:value-type="float" office:value="16" table:style-name="ce12">
            <text:p>16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2" table:style-name="ce16">
            <text:p>22</text:p>
          </table:table-cell>
          <table:table-cell office:value-type="boolean" office:boolean-value="false" table:formula="of:=FALSE()" table:style-name="ce16">
            <text:p>FALSE</text:p>
          </table:table-cell>
          <table:table-cell office:value-type="float" office:value="26.67" table:style-name="ce16">
            <text:p>26,67</text:p>
          </table:table-cell>
          <table:table-cell office:value-type="float" office:value="27.86" table:style-name="ce16">
            <text:p>27,86</text:p>
          </table:table-cell>
          <table:table-cell office:value-type="float" office:value="1.19" table:style-name="ce16">
            <text:p>1,19</text:p>
          </table:table-cell>
          <table:table-cell office:value-type="float" office:value="6" table:style-name="ce16">
            <text:p>6</text:p>
          </table:table-cell>
          <table:table-cell office:value-type="float" office:value="-1.1666666666666701" table:style-name="ce16">
            <text:p>-1,166666667</text:p>
          </table:table-cell>
          <table:table-cell office:value-type="float" office:value="1" table:style-name="ce16">
            <text:p>1</text:p>
          </table:table-cell>
          <table:table-cell office:value-type="float" office:value="41.54329004329" table:style-name="ce16">
            <text:p>41,54329004</text:p>
          </table:table-cell>
          <table:table-cell office:value-type="float" office:value="-0.486477670324647" table:style-name="ce16">
            <text:p>-0,48647767</text:p>
          </table:table-cell>
          <table:table-cell office:value-type="float" office:value="-4.2892711089274398" table:style-name="ce16">
            <text:p>-4,289271109</text:p>
          </table:table-cell>
          <table:table-cell office:value-type="float" office:value="0.65757131354293596" table:style-name="ce16">
            <text:p>0,657571314</text:p>
          </table:table-cell>
          <table:table-cell office:value-type="float" office:value="0.3" table:style-name="ce16">
            <text:p>0,3</text:p>
          </table:table-cell>
          <table:table-cell office:value-type="float" office:value="0.4" table:style-name="ce16">
            <text:p>0,4</text:p>
          </table:table-cell>
          <table:table-cell office:value-type="float" office:value="1.4" table:style-name="ce16">
            <text:p>1,4</text:p>
          </table:table-cell>
          <table:table-cell office:value-type="float" office:value="-0.71885100454232997" table:style-name="ce16">
            <text:p>-0,718851005</text:p>
          </table:table-cell>
          <table:table-cell office:value-type="float" office:value="0.60813502039030498" table:style-name="ce16">
            <text:p>0,60813502</text:p>
          </table:table-cell>
          <table:table-cell office:value-type="float" office:value="1.30067840779549" table:style-name="ce16">
            <text:p>1,300678408</text:p>
          </table:table-cell>
          <table:table-cell office:value-type="float" office:value="1.2561492122861599" table:style-name="ce16">
            <text:p>1,256149212</text:p>
          </table:table-cell>
          <table:table-cell office:value-type="float" office:value="-4.2781086216459903" table:style-name="ce16">
            <text:p>-4,278108622</text:p>
          </table:table-cell>
          <table:table-cell office:value-type="float" office:value="-1.7630815576316301" table:style-name="ce16">
            <text:p>-1,763081558</text:p>
          </table:table-cell>
          <table:table-cell office:value-type="float" office:value="0.59643421959701604" table:style-name="ce16">
            <text:p>0,59643422</text:p>
          </table:table-cell>
          <table:table-cell office:value-type="float" office:value="-0.62855521838022399" table:style-name="ce16">
            <text:p>-0,628555218</text:p>
          </table:table-cell>
          <table:table-cell office:value-type="float" office:value="-0.64192411735837296" table:style-name="ce16">
            <text:p>-0,641924117</text:p>
          </table:table-cell>
          <table:table-cell office:value-type="float" office:value="7.9406364508388103E-2" table:style-name="ce16">
            <text:p>0,079406365</text:p>
          </table:table-cell>
          <table:table-cell office:value-type="float" office:value="-0.35573509770823403" table:style-name="ce16">
            <text:p>-0,355735098</text:p>
          </table:table-cell>
          <table:table-cell office:value-type="float" office:value="-0.36529699668840299" table:style-name="ce16">
            <text:p>-0,365296997</text:p>
          </table:table-cell>
          <table:table-cell office:value-type="float" office:value="0.709524486363735" table:style-name="ce16">
            <text:p>0,709524486</text:p>
          </table:table-cell>
          <table:table-cell office:value-type="float" office:value="4073.6777777777802" table:style-name="ce16">
            <text:p>4073,677778</text:p>
          </table:table-cell>
          <table:table-cell office:value-type="float" office:value="1.4627637304532" table:style-name="ce16">
            <text:p>1,46276373</text:p>
          </table:table-cell>
          <table:table-cell office:value-type="float" office:value="0.23649391349885901" table:style-name="ce16">
            <text:p>0,236493913</text:p>
          </table:table-cell>
          <table:table-cell office:value-type="float" office:value="6.42689926574384" table:style-name="ce16">
            <text:p>6,426899266</text:p>
          </table:table-cell>
          <table:table-cell office:value-type="float" office:value="0.47720524441922202" table:style-name="ce16">
            <text:p>0,477205244</text:p>
          </table:table-cell>
          <table:table-cell office:value-type="float" office:value="-3.4334808924670299" table:style-name="ce16">
            <text:p>-3,433480892</text:p>
          </table:table-cell>
          <table:table-cell office:value-type="float" office:value="-0.39140082684844602" table:style-name="ce16">
            <text:p>-0,391400827</text:p>
          </table:table-cell>
          <table:table-cell office:value-type="float" office:value="-0.87479271949258497" table:style-name="ce16">
            <text:p>-0,874792719</text:p>
          </table:table-cell>
          <table:table-cell office:value-type="float" office:value="7.1744068735283106E-2" table:style-name="ce16">
            <text:p>0,071744069</text:p>
          </table:table-cell>
          <table:table-cell office:value-type="float" office:value="-1.7131104633732801" table:style-name="ce16">
            <text:p>-1,713110463</text:p>
          </table:table-cell>
          <table:table-cell office:value-type="float" office:value="1.5641922635210901" table:style-name="ce16">
            <text:p>1,564192264</text:p>
          </table:table-cell>
          <table:table-cell office:value-type="float" office:value="-0.625935737692631" table:style-name="ce16">
            <text:p>-0,625935738</text:p>
          </table:table-cell>
          <table:table-cell office:value-type="float" office:value="1.3120706455147699" table:style-name="ce16">
            <text:p>1,312070646</text:p>
          </table:table-cell>
          <table:table-cell office:value-type="float" office:value="-4.9879595749493202" table:style-name="ce16">
            <text:p>-4,987959575</text:p>
          </table:table-cell>
          <table:table-cell office:value-type="float" office:value="-0.30983891153820498" table:style-name="ce16">
            <text:p>-0,309838912</text:p>
          </table:table-cell>
          <table:table-cell office:value-type="float" office:value="0.90083253121252005" table:style-name="ce16">
            <text:p>0,900832531</text:p>
          </table:table-cell>
          <table:table-cell office:value-type="float" office:value="1.5294422289225" table:style-name="ce16">
            <text:p>1,529442229</text:p>
          </table:table-cell>
          <table:table-cell office:value-type="float" office:value="-0.98943487452391898" table:style-name="ce16">
            <text:p>-0,989434875</text:p>
          </table:table-cell>
          <table:table-cell office:value-type="float" office:value="-4.94222533086102" table:style-name="ce16">
            <text:p>-4,942225331</text:p>
          </table:table-cell>
          <table:table-cell office:value-type="float" office:value="-1.1680468436120099" table:style-name="ce16">
            <text:p>-1,168046844</text:p>
          </table:table-cell>
          <table:table-cell office:value-type="float" office:value="-0.73369168986882805" table:style-name="ce16">
            <text:p>-0,73369169</text:p>
          </table:table-cell>
          <table:table-cell office:value-type="float" office:value="0.49974787648518398" table:style-name="ce16">
            <text:p>0,499747876</text:p>
          </table:table-cell>
          <table:table-cell office:value-type="float" office:value="0.15493822390922601" table:style-name="ce16">
            <text:p>0,154938224</text:p>
          </table:table-cell>
          <table:table-cell office:value-type="float" office:value="0.53983796747229196" table:style-name="ce16">
            <text:p>0,539837967</text:p>
          </table:table-cell>
          <table:table-cell office:value-type="float" office:value="-5.0538691650425897E-2" table:style-name="ce16">
            <text:p>-0,050538692</text:p>
          </table:table-cell>
          <table:table-cell office:value-type="float" office:value="-0.70892329131083998" table:style-name="ce16">
            <text:p>-0,708923291</text:p>
          </table:table-cell>
          <table:table-cell office:value-type="float" office:value="0.46289983047990702" table:style-name="ce16">
            <text:p>0,46289983</text:p>
          </table:table-cell>
          <table:table-cell office:value-type="float" office:value="-6.2069670997048698" table:style-name="ce16">
            <text:p>-6,2069671</text:p>
          </table:table-cell>
          <table:table-cell office:value-type="float" office:value="1.7186656873887201" table:style-name="ce16">
            <text:p>1,718665687</text:p>
          </table:table-cell>
          <table:table-cell office:value-type="float" office:value="0.88196040940019205" table:style-name="ce16">
            <text:p>0,881960409</text:p>
          </table:table-cell>
          <table:table-cell office:value-type="float" office:value="-0.74718324531618097" table:style-name="ce16">
            <text:p>-0,747183245</text:p>
          </table:table-cell>
          <table:table-cell office:value-type="float" office:value="-4.5539508418579704" table:style-name="ce16">
            <text:p>-4,553950842</text:p>
          </table:table-cell>
          <table:table-cell office:value-type="float" office:value="1.7969055931789299" table:style-name="ce16">
            <text:p>1,796905593</text:p>
          </table:table-cell>
          <table:table-cell office:value-type="float" office:value="0.80710471650943405" table:style-name="ce16">
            <text:p>0,807104717</text:p>
          </table:table-cell>
          <table:table-cell office:value-type="float" office:value="3.8692718053569699" table:style-name="ce16">
            <text:p>3,869271805</text:p>
          </table:table-cell>
          <table:table-cell office:value-type="float" office:value="-1.89470450390096" table:style-name="ce16">
            <text:p>-1,894704504</text:p>
          </table:table-cell>
          <table:table-cell table:number-columns-repeated="16315" table:style-name="ce17"/>
        </table:table-row>
        <table:table-row table:style-name="ro1">
          <table:table-cell office:value-type="string" table:style-name="ce15">
            <text:p>0007CB6BC3</text:p>
          </table:table-cell>
          <table:table-cell office:value-type="float" office:value="58" table:style-name="ce16">
            <text:p>58</text:p>
          </table:table-cell>
          <table:table-cell office:value-type="float" office:value="16" table:style-name="ce12">
            <text:p>16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20" table:style-name="ce16">
            <text:p>20</text:p>
          </table:table-cell>
          <table:table-cell office:value-type="boolean" office:boolean-value="false" table:formula="of:=FALSE()" table:style-name="ce16">
            <text:p>FALSE</text:p>
          </table:table-cell>
          <table:table-cell office:value-type="float" office:value="26.87" table:style-name="ce16">
            <text:p>26,87</text:p>
          </table:table-cell>
          <table:table-cell office:value-type="float" office:value="28.28" table:style-name="ce16">
            <text:p>28,28</text:p>
          </table:table-cell>
          <table:table-cell office:value-type="float" office:value="1.41" table:style-name="ce16">
            <text:p>1,41</text:p>
          </table:table-cell>
          <table:table-cell office:value-type="float" office:value="8" table:style-name="ce16">
            <text:p>8</text:p>
          </table:table-cell>
          <table:table-cell office:value-type="float" office:value="-5.6666666666666696" table:style-name="ce16">
            <text:p>-5,666666667</text:p>
          </table:table-cell>
          <table:table-cell office:value-type="float" office:value="7" table:style-name="ce16">
            <text:p>7</text:p>
          </table:table-cell>
          <table:table-cell office:value-type="float" office:value="-12.4444444444444" table:style-name="ce16">
            <text:p>-12,44444444</text:p>
          </table:table-cell>
          <table:table-cell office:value-type="float" office:value="0.1349235251226" table:style-name="ce16">
            <text:p>0,134923525</text:p>
          </table:table-cell>
          <table:table-cell office:value-type="float" office:value="-0.22896994016571101" table:style-name="ce16">
            <text:p>-0,22896994</text:p>
          </table:table-cell>
          <table:table-cell office:value-type="float" office:value="6.5516067894631894E-2" table:style-name="ce16">
            <text:p>0,065516068</text:p>
          </table:table-cell>
          <table:table-cell office:value-type="float" office:value="0.4" table:style-name="ce16">
            <text:p>0,4</text:p>
          </table:table-cell>
          <table:table-cell office:value-type="float" office:value="1" table:style-name="ce16">
            <text:p>1</text:p>
          </table:table-cell>
          <table:table-cell office:value-type="float" office:value="1.3333333333333299" table:style-name="ce16">
            <text:p>1,333333333</text:p>
          </table:table-cell>
          <table:table-cell office:value-type="float" office:value="1.0620329049063899" table:style-name="ce16">
            <text:p>1,062032905</text:p>
          </table:table-cell>
          <table:table-cell office:value-type="float" office:value="0.44819137102652801" table:style-name="ce16">
            <text:p>0,448191371</text:p>
          </table:table-cell>
          <table:table-cell office:value-type="float" office:value="1.8313611111425701" table:style-name="ce16">
            <text:p>1,831361111</text:p>
          </table:table-cell>
          <table:table-cell office:value-type="float" office:value="1.1244085162856399E-2" table:style-name="ce16">
            <text:p>0,011244085</text:p>
          </table:table-cell>
          <table:table-cell office:value-type="float" office:value="1.69435755682946" table:style-name="ce16">
            <text:p>1,694357557</text:p>
          </table:table-cell>
          <table:table-cell office:value-type="float" office:value="-1.9789399762500099" table:style-name="ce16">
            <text:p>-1,978939976</text:p>
          </table:table-cell>
          <table:table-cell office:value-type="float" office:value="-0.28255924155591799" table:style-name="ce16">
            <text:p>-0,282559242</text:p>
          </table:table-cell>
          <table:table-cell office:value-type="float" office:value="3.8216026764184399" table:style-name="ce16">
            <text:p>3,821602676</text:p>
          </table:table-cell>
          <table:table-cell office:value-type="float" office:value="7.5963901478377102E-2" table:style-name="ce16">
            <text:p>0,075963901</text:p>
          </table:table-cell>
          <table:table-cell office:value-type="float" office:value="1.44851933659326" table:style-name="ce16">
            <text:p>1,448519337</text:p>
          </table:table-cell>
          <table:table-cell office:value-type="float" office:value="-4.4498296017954599" table:style-name="ce16">
            <text:p>-4,449829602</text:p>
          </table:table-cell>
          <table:table-cell office:value-type="float" office:value="-0.49519654803123397" table:style-name="ce16">
            <text:p>-0,495196548</text:p>
          </table:table-cell>
          <table:table-cell office:value-type="float" office:value="-0.70140208674133098" table:style-name="ce16">
            <text:p>-0,701402087</text:p>
          </table:table-cell>
          <table:table-cell office:value-type="float" office:value="3753.44" table:style-name="ce16">
            <text:p>3753,44</text:p>
          </table:table-cell>
          <table:table-cell office:value-type="float" office:value="1.3427647239031" table:style-name="ce16">
            <text:p>1,342764724</text:p>
          </table:table-cell>
          <table:table-cell office:value-type="float" office:value="0.14672259166110099" table:style-name="ce16">
            <text:p>0,146722592</text:p>
          </table:table-cell>
          <table:table-cell office:value-type="float" office:value="-3.42716308614833" table:style-name="ce16">
            <text:p>-3,427163086</text:p>
          </table:table-cell>
          <table:table-cell office:value-type="float" office:value="0.45132394039027401" table:style-name="ce16">
            <text:p>0,45132394</text:p>
          </table:table-cell>
          <table:table-cell office:value-type="float" office:value="1.29442609507101" table:style-name="ce16">
            <text:p>1,294426095</text:p>
          </table:table-cell>
          <table:table-cell office:value-type="float" office:value="1.1569266445925599" table:style-name="ce16">
            <text:p>1,156926645</text:p>
          </table:table-cell>
          <table:table-cell office:value-type="float" office:value="-1.46387241687299" table:style-name="ce16">
            <text:p>-1,463872417</text:p>
          </table:table-cell>
          <table:table-cell office:value-type="float" office:value="2.05313474683562" table:style-name="ce16">
            <text:p>2,053134747</text:p>
          </table:table-cell>
          <table:table-cell office:value-type="float" office:value="0.37348745108686598" table:style-name="ce16">
            <text:p>0,373487451</text:p>
          </table:table-cell>
          <table:table-cell office:value-type="float" office:value="2.35772329397542" table:style-name="ce16">
            <text:p>2,357723294</text:p>
          </table:table-cell>
          <table:table-cell office:value-type="float" office:value="5.0084258321965898E-2" table:style-name="ce16">
            <text:p>0,050084258</text:p>
          </table:table-cell>
          <table:table-cell office:value-type="float" office:value="-0.67053286563615" table:style-name="ce16">
            <text:p>-0,670532866</text:p>
          </table:table-cell>
          <table:table-cell office:value-type="float" office:value="0.16361735083270201" table:style-name="ce16">
            <text:p>0,163617351</text:p>
          </table:table-cell>
          <table:table-cell office:value-type="float" office:value="1.3133713916246199" table:style-name="ce16">
            <text:p>1,313371392</text:p>
          </table:table-cell>
          <table:table-cell office:value-type="float" office:value="1.15727134235728E-3" table:style-name="ce16">
            <text:p>0,001157271</text:p>
          </table:table-cell>
          <table:table-cell office:value-type="float" office:value="2.0379279323228898" table:style-name="ce16">
            <text:p>2,037927932</text:p>
          </table:table-cell>
          <table:table-cell office:value-type="float" office:value="0.70766170479396795" table:style-name="ce16">
            <text:p>0,707661705</text:p>
          </table:table-cell>
          <table:table-cell office:value-type="float" office:value="2.0394739202722998" table:style-name="ce16">
            <text:p>2,03947392</text:p>
          </table:table-cell>
          <table:table-cell office:value-type="float" office:value="-1.0547714377600801" table:style-name="ce16">
            <text:p>-1,054771438</text:p>
          </table:table-cell>
          <table:table-cell office:value-type="float" office:value="-2.99676133969073" table:style-name="ce16">
            <text:p>-2,99676134</text:p>
          </table:table-cell>
          <table:table-cell office:value-type="float" office:value="3.5630102209297601" table:style-name="ce16">
            <text:p>3,563010221</text:p>
          </table:table-cell>
          <table:table-cell office:value-type="float" office:value="2.0802925865673698" table:style-name="ce16">
            <text:p>2,080292587</text:p>
          </table:table-cell>
          <table:table-cell office:value-type="float" office:value="-0.88266223801263699" table:style-name="ce16">
            <text:p>-0,882662238</text:p>
          </table:table-cell>
          <table:table-cell office:value-type="float" office:value="-4.1988424369073298" table:style-name="ce16">
            <text:p>-4,198842437</text:p>
          </table:table-cell>
          <table:table-cell office:value-type="float" office:value="-2.1271977678848502" table:style-name="ce16">
            <text:p>-2,127197768</text:p>
          </table:table-cell>
          <table:table-cell office:value-type="float" office:value="0.110627641608147" table:style-name="ce16">
            <text:p>0,110627642</text:p>
          </table:table-cell>
          <table:table-cell office:value-type="float" office:value="4.0429593757221403" table:style-name="ce16">
            <text:p>4,042959376</text:p>
          </table:table-cell>
          <table:table-cell office:value-type="float" office:value="4.6655910050757301" table:style-name="ce16">
            <text:p>4,665591005</text:p>
          </table:table-cell>
          <table:table-cell office:value-type="float" office:value="1.1683093234031601" table:style-name="ce16">
            <text:p>1,168309323</text:p>
          </table:table-cell>
          <table:table-cell office:value-type="float" office:value="-0.87614110870838902" table:style-name="ce16">
            <text:p>-0,876141109</text:p>
          </table:table-cell>
          <table:table-cell office:value-type="float" office:value="1.50029876323748" table:style-name="ce16">
            <text:p>1,500298763</text:p>
          </table:table-cell>
          <table:table-cell office:value-type="float" office:value="2.7155634473744601" table:style-name="ce16">
            <text:p>2,715563447</text:p>
          </table:table-cell>
          <table:table-cell office:value-type="float" office:value="-0.72911397547593304" table:style-name="ce16">
            <text:p>-0,729113975</text:p>
          </table:table-cell>
          <table:table-cell office:value-type="float" office:value="-0.33749721963851198" table:style-name="ce16">
            <text:p>-0,33749722</text:p>
          </table:table-cell>
          <table:table-cell office:value-type="float" office:value="1.1549099144585999" table:style-name="ce16">
            <text:p>1,154909914</text:p>
          </table:table-cell>
          <table:table-cell table:number-columns-repeated="16315" table:style-name="ce17"/>
        </table:table-row>
        <table:table-row table:style-name="ro1">
          <table:table-cell office:value-type="string" table:style-name="ce4">
            <text:p>0007CB2183</text:p>
          </table:table-cell>
          <table:table-cell office:value-type="float" office:value="48" table:style-name="ce5">
            <text:p>48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1" table:style-name="ce5">
            <text:p>21</text:p>
          </table:table-cell>
          <table:table-cell office:value-type="boolean" office:boolean-value="true" table:formula="of:=TRUE()" table:style-name="ce5">
            <text:p>TRUE</text:p>
          </table:table-cell>
          <table:table-cell office:value-type="float" office:value="25.83" table:style-name="ce5">
            <text:p>25,83</text:p>
          </table:table-cell>
          <table:table-cell office:value-type="float" office:value="26.26" table:style-name="ce5">
            <text:p>26,26</text:p>
          </table:table-cell>
          <table:table-cell office:value-type="float" office:value="0.43000000000000299" table:style-name="ce5">
            <text:p>0,43</text:p>
          </table:table-cell>
          <table:table-cell office:value-type="float" office:value="9" table:style-name="ce5">
            <text:p>9</text:p>
          </table:table-cell>
          <table:table-cell office:value-type="float" office:value="-6.8333333333333304" table:style-name="ce5">
            <text:p>-6,833333333</text:p>
          </table:table-cell>
          <table:table-cell office:value-type="float" office:value="9" table:style-name="ce5">
            <text:p>9</text:p>
          </table:table-cell>
          <table:table-cell office:value-type="float" office:value="-30.6428571428571" table:style-name="ce5">
            <text:p>-30,64285714</text:p>
          </table:table-cell>
          <table:table-cell office:value-type="float" office:value="-2.6813961469473" table:style-name="ce5">
            <text:p>-2,681396147</text:p>
          </table:table-cell>
          <table:table-cell office:value-type="float" office:value="1.3049646233702199" table:style-name="ce5">
            <text:p>1,304964623</text:p>
          </table:table-cell>
          <table:table-cell office:value-type="float" office:value="0.39966867206384399" table:style-name="ce5">
            <text:p>0,399668672</text:p>
          </table:table-cell>
          <table:table-cell office:value-type="float" office:value="0.3" table:style-name="ce5">
            <text:p>0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113218910128992" table:style-name="ce5">
            <text:p>0,11321891</text:p>
          </table:table-cell>
          <table:table-cell office:value-type="float" office:value="0.35367790400613303" table:style-name="ce5">
            <text:p>0,353677904</text:p>
          </table:table-cell>
          <table:table-cell office:value-type="float" office:value="0.69241818759882601" table:style-name="ce5">
            <text:p>0,692418188</text:p>
          </table:table-cell>
          <table:table-cell office:value-type="float" office:value="0.59040205870726903" table:style-name="ce5">
            <text:p>0,590402059</text:p>
          </table:table-cell>
          <table:table-cell office:value-type="float" office:value="-0.59252108712915896" table:style-name="ce5">
            <text:p>-0,592521087</text:p>
          </table:table-cell>
          <table:table-cell office:value-type="float" office:value="-2.3306772723486602" table:style-name="ce5">
            <text:p>-2,330677272</text:p>
          </table:table-cell>
          <table:table-cell office:value-type="float" office:value="-0.43085316314657701" table:style-name="ce5">
            <text:p>-0,430853163</text:p>
          </table:table-cell>
          <table:table-cell office:value-type="float" office:value="1.92240562482292" table:style-name="ce5">
            <text:p>1,922405625</text:p>
          </table:table-cell>
          <table:table-cell office:value-type="float" office:value="0.32835975258116501" table:style-name="ce5">
            <text:p>0,328359753</text:p>
          </table:table-cell>
          <table:table-cell office:value-type="float" office:value="-0.62641243505743904" table:style-name="ce5">
            <text:p>-0,626412435</text:p>
          </table:table-cell>
          <table:table-cell office:value-type="float" office:value="-1.21425811075069" table:style-name="ce5">
            <text:p>-1,214258111</text:p>
          </table:table-cell>
          <table:table-cell office:value-type="float" office:value="-0.21214612416044001" table:style-name="ce5">
            <text:p>-0,212146124</text:p>
          </table:table-cell>
          <table:table-cell office:value-type="float" office:value="1.4834468683225901" table:style-name="ce5">
            <text:p>1,483446868</text:p>
          </table:table-cell>
          <table:table-cell office:value-type="float" office:value="1745.21444444444" table:style-name="ce5">
            <text:p>1745,214444</text:p>
          </table:table-cell>
          <table:table-cell office:value-type="float" office:value="2.1394626333705" table:style-name="ce5">
            <text:p>2,139462633</text:p>
          </table:table-cell>
          <table:table-cell office:value-type="float" office:value="0.28890368773528602" table:style-name="ce5">
            <text:p>0,288903688</text:p>
          </table:table-cell>
          <table:table-cell office:value-type="float" office:value="-8.0623710678926201" table:style-name="ce5">
            <text:p>-8,062371068</text:p>
          </table:table-cell>
          <table:table-cell office:value-type="float" office:value="-1.1938555305888101" table:style-name="ce5">
            <text:p>-1,193855531</text:p>
          </table:table-cell>
          <table:table-cell office:value-type="float" office:value="-0.33868829284044499" table:style-name="ce5">
            <text:p>-0,338688293</text:p>
          </table:table-cell>
          <table:table-cell office:value-type="float" office:value="-0.72549626643744602" table:style-name="ce5">
            <text:p>-0,725496266</text:p>
          </table:table-cell>
          <table:table-cell office:value-type="float" office:value="-1.33918138889329" table:style-name="ce5">
            <text:p>-1,339181389</text:p>
          </table:table-cell>
          <table:table-cell office:value-type="float" office:value="-1.8290329868947199" table:style-name="ce5">
            <text:p>-1,829032987</text:p>
          </table:table-cell>
          <table:table-cell office:value-type="float" office:value="1.9651979557949599" table:style-name="ce5">
            <text:p>1,965197956</text:p>
          </table:table-cell>
          <table:table-cell office:value-type="float" office:value="-0.51852840185192695" table:style-name="ce5">
            <text:p>-0,518528402</text:p>
          </table:table-cell>
          <table:table-cell office:value-type="float" office:value="2.2560633535944699" table:style-name="ce5">
            <text:p>2,256063354</text:p>
          </table:table-cell>
          <table:table-cell office:value-type="float" office:value="-3.4300828506426702" table:style-name="ce5">
            <text:p>-3,430082851</text:p>
          </table:table-cell>
          <table:table-cell office:value-type="float" office:value="0.825725164086625" table:style-name="ce5">
            <text:p>0,825725164</text:p>
          </table:table-cell>
          <table:table-cell office:value-type="float" office:value="0.22271041744519501" table:style-name="ce5">
            <text:p>0,222710417</text:p>
          </table:table-cell>
          <table:table-cell office:value-type="float" office:value="0.21259806640697201" table:style-name="ce5">
            <text:p>0,212598066</text:p>
          </table:table-cell>
          <table:table-cell office:value-type="float" office:value="0.66731362716249498" table:style-name="ce5">
            <text:p>0,667313627</text:p>
          </table:table-cell>
          <table:table-cell office:value-type="float" office:value="-0.66227615465384104" table:style-name="ce5">
            <text:p>-0,662276155</text:p>
          </table:table-cell>
          <table:table-cell office:value-type="float" office:value="-0.561910909008139" table:style-name="ce5">
            <text:p>-0,561910909</text:p>
          </table:table-cell>
          <table:table-cell office:value-type="float" office:value="-1.35500812649892" table:style-name="ce5">
            <text:p>-1,355008126</text:p>
          </table:table-cell>
          <table:table-cell office:value-type="float" office:value="-2.52463632441125" table:style-name="ce5">
            <text:p>-2,524636324</text:p>
          </table:table-cell>
          <table:table-cell office:value-type="float" office:value="1.44662900973179" table:style-name="ce5">
            <text:p>1,44662901</text:p>
          </table:table-cell>
          <table:table-cell office:value-type="float" office:value="-6.6606847832751198E-2" table:style-name="ce5">
            <text:p>-0,066606848</text:p>
          </table:table-cell>
          <table:table-cell office:value-type="float" office:value="0.63409911698916599" table:style-name="ce5">
            <text:p>0,634099117</text:p>
          </table:table-cell>
          <table:table-cell office:value-type="float" office:value="-0.60775098668851302" table:style-name="ce5">
            <text:p>-0,607750987</text:p>
          </table:table-cell>
          <table:table-cell office:value-type="float" office:value="-1.3855182466134499" table:style-name="ce5">
            <text:p>-1,385518247</text:p>
          </table:table-cell>
          <table:table-cell office:value-type="float" office:value="0.97120256507924796" table:style-name="ce5">
            <text:p>0,971202565</text:p>
          </table:table-cell>
          <table:table-cell office:value-type="float" office:value="8.0950994403894292" table:style-name="ce5">
            <text:p>8,09509944</text:p>
          </table:table-cell>
          <table:table-cell office:value-type="float" office:value="-4.7126170867158699" table:style-name="ce5">
            <text:p>-4,712617087</text:p>
          </table:table-cell>
          <table:table-cell office:value-type="float" office:value="-1.6958052973031299" table:style-name="ce5">
            <text:p>-1,695805297</text:p>
          </table:table-cell>
          <table:table-cell office:value-type="float" office:value="0.47761832085563399" table:style-name="ce5">
            <text:p>0,477618321</text:p>
          </table:table-cell>
          <table:table-cell office:value-type="float" office:value="1.68212780264304" table:style-name="ce5">
            <text:p>1,682127803</text:p>
          </table:table-cell>
          <table:table-cell office:value-type="float" office:value="0.73822117162520995" table:style-name="ce5">
            <text:p>0,738221172</text:p>
          </table:table-cell>
          <table:table-cell office:value-type="float" office:value="0.50973146299001004" table:style-name="ce5">
            <text:p>0,509731463</text:p>
          </table:table-cell>
          <table:table-cell office:value-type="float" office:value="0.36752573445302" table:style-name="ce5">
            <text:p>0,367525734</text:p>
          </table:table-cell>
          <table:table-cell office:value-type="float" office:value="-0.82496728509975803" table:style-name="ce5">
            <text:p>-0,824967285</text:p>
          </table:table-cell>
          <table:table-cell table:number-columns-repeated="16315" table:style-name="ce7"/>
        </table:table-row>
        <table:table-row table:style-name="ro1">
          <table:table-cell office:value-type="string" table:style-name="ce4">
            <text:p>0007CB2277</text:p>
          </table:table-cell>
          <table:table-cell office:value-type="float" office:value="49" table:style-name="ce5">
            <text:p>49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22" table:style-name="ce5">
            <text:p>22</text:p>
          </table:table-cell>
          <table:table-cell office:value-type="boolean" office:boolean-value="true" table:formula="of:=TRUE()" table:style-name="ce5">
            <text:p>TRUE</text:p>
          </table:table-cell>
          <table:table-cell office:value-type="float" office:value="27.41" table:style-name="ce5">
            <text:p>27,41</text:p>
          </table:table-cell>
          <table:table-cell office:value-type="float" office:value="28.22" table:style-name="ce5">
            <text:p>28,22</text:p>
          </table:table-cell>
          <table:table-cell office:value-type="float" office:value="0.80999999999999905" table:style-name="ce5">
            <text:p>0,81</text:p>
          </table:table-cell>
          <table:table-cell office:value-type="float" office:value="2" table:style-name="ce5">
            <text:p>2</text:p>
          </table:table-cell>
          <table:table-cell office:value-type="float" office:value="7.8333333333333304" table:style-name="ce5">
            <text:p>7,833333333</text:p>
          </table:table-cell>
          <table:table-cell office:value-type="float" office:value="5" table:style-name="ce5">
            <text:p>5</text:p>
          </table:table-cell>
          <table:table-cell office:value-type="float" office:value="9.4453601953601893" table:style-name="ce5">
            <text:p>9,445360195</text:p>
          </table:table-cell>
          <table:table-cell office:value-type="float" office:value="1.2624330881634001" table:style-name="ce5">
            <text:p>1,262433088</text:p>
          </table:table-cell>
          <table:table-cell office:value-type="float" office:value="-1.17245873159546" table:style-name="ce5">
            <text:p>-1,172458732</text:p>
          </table:table-cell>
          <table:table-cell office:value-type="float" office:value="0.13215061191059699" table:style-name="ce5">
            <text:p>0,132150612</text:p>
          </table:table-cell>
          <table:table-cell office:value-type="float" office:value="0.35" table:style-name="ce5">
            <text:p>0,35</text:p>
          </table:table-cell>
          <table:table-cell office:value-type="float" office:value="1" table:style-name="ce5">
            <text:p>1</text:p>
          </table:table-cell>
          <table:table-cell office:value-type="float" office:value="1.4" table:style-name="ce5">
            <text:p>1,4</text:p>
          </table:table-cell>
          <table:table-cell office:value-type="float" office:value="0.86175890096997998" table:style-name="ce5">
            <text:p>0,861758901</text:p>
          </table:table-cell>
          <table:table-cell office:value-type="float" office:value="0.46802193649817803" table:style-name="ce5">
            <text:p>0,468021936</text:p>
          </table:table-cell>
          <table:table-cell office:value-type="float" office:value="1.34187182715874" table:style-name="ce5">
            <text:p>1,341871827</text:p>
          </table:table-cell>
          <table:table-cell office:value-type="float" office:value="0.21630216243848599" table:style-name="ce5">
            <text:p>0,216302162</text:p>
          </table:table-cell>
          <table:table-cell office:value-type="float" office:value="0.74352607483867295" table:style-name="ce5">
            <text:p>0,743526075</text:p>
          </table:table-cell>
          <table:table-cell office:value-type="float" office:value="-2.1148630604318099" table:style-name="ce5">
            <text:p>-2,11486306</text:p>
          </table:table-cell>
          <table:table-cell office:value-type="float" office:value="-1.25581221821385" table:style-name="ce5">
            <text:p>-1,255812218</text:p>
          </table:table-cell>
          <table:table-cell office:value-type="float" office:value="-0.57913885277003196" table:style-name="ce5">
            <text:p>-0,579138853</text:p>
          </table:table-cell>
          <table:table-cell office:value-type="float" office:value="1.5776862333842601" table:style-name="ce5">
            <text:p>1,577686233</text:p>
          </table:table-cell>
          <table:table-cell office:value-type="float" office:value="0.75041922047384202" table:style-name="ce5">
            <text:p>0,75041922</text:p>
          </table:table-cell>
          <table:table-cell office:value-type="float" office:value="-0.133365499510679" table:style-name="ce5">
            <text:p>-0,1333655</text:p>
          </table:table-cell>
          <table:table-cell office:value-type="float" office:value="1.76847080885154" table:style-name="ce5">
            <text:p>1,768470809</text:p>
          </table:table-cell>
          <table:table-cell office:value-type="float" office:value="0.84392372437402796" table:style-name="ce5">
            <text:p>0,843923724</text:p>
          </table:table-cell>
          <table:table-cell office:value-type="float" office:value="3741.9933333333302" table:style-name="ce5">
            <text:p>3741,993333</text:p>
          </table:table-cell>
          <table:table-cell office:value-type="float" office:value="1.28063748975823" table:style-name="ce5">
            <text:p>1,28063749</text:p>
          </table:table-cell>
          <table:table-cell office:value-type="float" office:value="0.24239190401788199" table:style-name="ce5">
            <text:p>0,242391904</text:p>
          </table:table-cell>
          <table:table-cell office:value-type="float" office:value="4.0698823586577602" table:style-name="ce5">
            <text:p>4,069882359</text:p>
          </table:table-cell>
          <table:table-cell office:value-type="float" office:value="-0.42073788568109599" table:style-name="ce5">
            <text:p>-0,420737886</text:p>
          </table:table-cell>
          <table:table-cell office:value-type="float" office:value="-2.6706230593320299" table:style-name="ce5">
            <text:p>-2,670623059</text:p>
          </table:table-cell>
          <table:table-cell office:value-type="float" office:value="-1.6200905758733499" table:style-name="ce5">
            <text:p>-1,620090576</text:p>
          </table:table-cell>
          <table:table-cell office:value-type="float" office:value="-0.42897271216429" table:style-name="ce5">
            <text:p>-0,428972712</text:p>
          </table:table-cell>
          <table:table-cell office:value-type="float" office:value="0.19271082916384399" table:style-name="ce5">
            <text:p>0,192710829</text:p>
          </table:table-cell>
          <table:table-cell office:value-type="float" office:value="-1.16322099546515" table:style-name="ce5">
            <text:p>-1,163220995</text:p>
          </table:table-cell>
          <table:table-cell office:value-type="float" office:value="0.37069945989936398" table:style-name="ce5">
            <text:p>0,37069946</text:p>
          </table:table-cell>
          <table:table-cell office:value-type="float" office:value="-0.59276896520433797" table:style-name="ce5">
            <text:p>-0,592768965</text:p>
          </table:table-cell>
          <table:table-cell office:value-type="float" office:value="1.49184581861285" table:style-name="ce5">
            <text:p>1,491845819</text:p>
          </table:table-cell>
          <table:table-cell office:value-type="float" office:value="-0.77970619524961005" table:style-name="ce5">
            <text:p>-0,779706195</text:p>
          </table:table-cell>
          <table:table-cell office:value-type="float" office:value="1.0650898826881601" table:style-name="ce5">
            <text:p>1,065089883</text:p>
          </table:table-cell>
          <table:table-cell office:value-type="float" office:value="5.1570356757726601E-2" table:style-name="ce5">
            <text:p>0,051570357</text:p>
          </table:table-cell>
          <table:table-cell office:value-type="float" office:value="1.64640179023408" table:style-name="ce5">
            <text:p>1,64640179</text:p>
          </table:table-cell>
          <table:table-cell office:value-type="float" office:value="0.421243815082749" table:style-name="ce5">
            <text:p>0,421243815</text:p>
          </table:table-cell>
          <table:table-cell office:value-type="float" office:value="0.66800583915466905" table:style-name="ce5">
            <text:p>0,668005839</text:p>
          </table:table-cell>
          <table:table-cell office:value-type="float" office:value="-1.0232198002997099" table:style-name="ce5">
            <text:p>-1,0232198</text:p>
          </table:table-cell>
          <table:table-cell office:value-type="float" office:value="-2.9687568723333602" table:style-name="ce5">
            <text:p>-2,968756872</text:p>
          </table:table-cell>
          <table:table-cell office:value-type="float" office:value="-1.4644643007031599" table:style-name="ce5">
            <text:p>-1,464464301</text:p>
          </table:table-cell>
          <table:table-cell office:value-type="float" office:value="1.1435639042261501" table:style-name="ce5">
            <text:p>1,143563904</text:p>
          </table:table-cell>
          <table:table-cell office:value-type="float" office:value="0.24135484017352199" table:style-name="ce5">
            <text:p>0,24135484</text:p>
          </table:table-cell>
          <table:table-cell office:value-type="float" office:value="-0.79704503424913797" table:style-name="ce5">
            <text:p>-0,797045034</text:p>
          </table:table-cell>
          <table:table-cell office:value-type="float" office:value="1.0354776797654299" table:style-name="ce5">
            <text:p>1,03547768</text:p>
          </table:table-cell>
          <table:table-cell office:value-type="float" office:value="1.0599595853901" table:style-name="ce5">
            <text:p>1,059959585</text:p>
          </table:table-cell>
          <table:table-cell office:value-type="float" office:value="-4.0887980684181704" table:style-name="ce5">
            <text:p>-4,088798068</text:p>
          </table:table-cell>
          <table:table-cell office:value-type="float" office:value="1.1756498232306201" table:style-name="ce5">
            <text:p>1,175649823</text:p>
          </table:table-cell>
          <table:table-cell office:value-type="float" office:value="-0.214754074394716" table:style-name="ce5">
            <text:p>-0,214754074</text:p>
          </table:table-cell>
          <table:table-cell office:value-type="float" office:value="-2.08335582439042" table:style-name="ce5">
            <text:p>-2,083355824</text:p>
          </table:table-cell>
          <table:table-cell office:value-type="float" office:value="-1.37229086974974" table:style-name="ce5">
            <text:p>-1,37229087</text:p>
          </table:table-cell>
          <table:table-cell office:value-type="float" office:value="0.65044324575921597" table:style-name="ce5">
            <text:p>0,650443246</text:p>
          </table:table-cell>
          <table:table-cell office:value-type="float" office:value="2.2523888160560701" table:style-name="ce5">
            <text:p>2,252388816</text:p>
          </table:table-cell>
          <table:table-cell office:value-type="float" office:value="2.3932916713713102" table:style-name="ce5">
            <text:p>2,393291671</text:p>
          </table:table-cell>
          <table:table-cell office:value-type="float" office:value="-2.6214099234182799" table:style-name="ce5">
            <text:p>-2,621409923</text:p>
          </table:table-cell>
          <table:table-cell table:number-columns-repeated="16315" table:style-name="ce7"/>
        </table:table-row>
        <table:table-row table:style-name="ro1">
          <table:table-cell office:value-type="string" table:style-name="ce4">
            <text:p>0007F2B8A6</text:p>
          </table:table-cell>
          <table:table-cell office:value-type="float" office:value="67" table:style-name="ce5">
            <text:p>67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21" table:style-name="ce5">
            <text:p>21</text:p>
          </table:table-cell>
          <table:table-cell office:value-type="boolean" office:boolean-value="true" table:formula="of:=TRUE()" table:style-name="ce5">
            <text:p>TRUE</text:p>
          </table:table-cell>
          <table:table-cell office:value-type="float" office:value="26.76" table:style-name="ce5">
            <text:p>26,76</text:p>
          </table:table-cell>
          <table:table-cell office:value-type="float" office:value="27.33" table:style-name="ce5">
            <text:p>27,33</text:p>
          </table:table-cell>
          <table:table-cell office:value-type="float" office:value="0.56999999999999695" table:style-name="ce5">
            <text:p>0,57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-8.9696581196581207" table:style-name="ce5">
            <text:p>-8,96965812</text:p>
          </table:table-cell>
          <table:table-cell office:value-type="float" office:value="0.45761408758046002" table:style-name="ce5">
            <text:p>0,457614088</text:p>
          </table:table-cell>
          <table:table-cell office:value-type="float" office:value="-0.43203053901996102" table:style-name="ce5">
            <text:p>-0,432030539</text:p>
          </table:table-cell>
          <table:table-cell office:value-type="float" office:value="9.2330131554186304E-2" table:style-name="ce5">
            <text:p>0,092330132</text:p>
          </table:table-cell>
          <table:table-cell office:value-type="float" office:value="0.1" table:style-name="ce5">
            <text:p>0,1</text:p>
          </table:table-cell>
          <table:table-cell office:value-type="float" office:value="2.5" table:style-name="ce5">
            <text:p>2,5</text:p>
          </table:table-cell>
          <table:table-cell office:value-type="float" office:value="0.5" table:style-name="ce5">
            <text:p>0,5</text:p>
          </table:table-cell>
          <table:table-cell office:value-type="float" office:value="0.50291103089439704" table:style-name="ce5">
            <text:p>0,502911031</text:p>
          </table:table-cell>
          <table:table-cell office:value-type="float" office:value="0.87087060667244498" table:style-name="ce5">
            <text:p>0,870870607</text:p>
          </table:table-cell>
          <table:table-cell office:value-type="float" office:value="0.71299778382944101" table:style-name="ce5">
            <text:p>0,712997784</text:p>
          </table:table-cell>
          <table:table-cell office:value-type="float" office:value="-5.1091535081821099E-2" table:style-name="ce5">
            <text:p>-0,051091535</text:p>
          </table:table-cell>
          <table:table-cell office:value-type="float" office:value="-0.49823519898190199" table:style-name="ce5">
            <text:p>-0,498235199</text:p>
          </table:table-cell>
          <table:table-cell office:value-type="float" office:value="-2.2685529785601801" table:style-name="ce5">
            <text:p>-2,268552979</text:p>
          </table:table-cell>
          <table:table-cell office:value-type="float" office:value="0.70437822869313105" table:style-name="ce5">
            <text:p>0,704378229</text:p>
          </table:table-cell>
          <table:table-cell office:value-type="float" office:value="2.25268693198008" table:style-name="ce5">
            <text:p>2,252686932</text:p>
          </table:table-cell>
          <table:table-cell office:value-type="float" office:value="0.49388773624212901" table:style-name="ce5">
            <text:p>0,493887736</text:p>
          </table:table-cell>
          <table:table-cell office:value-type="float" office:value="2.8243458234424101E-2" table:style-name="ce5">
            <text:p>0,028243458</text:p>
          </table:table-cell>
          <table:table-cell office:value-type="float" office:value="-2.3096091627811202" table:style-name="ce5">
            <text:p>-2,309609163</text:p>
          </table:table-cell>
          <table:table-cell office:value-type="float" office:value="-0.25300184039788998" table:style-name="ce5">
            <text:p>-0,25300184</text:p>
          </table:table-cell>
          <table:table-cell office:value-type="float" office:value="-3.87598217412528" table:style-name="ce5">
            <text:p>-3,875982174</text:p>
          </table:table-cell>
          <table:table-cell office:value-type="float" office:value="3387.24444444444" table:style-name="ce5">
            <text:p>3387,244444</text:p>
          </table:table-cell>
          <table:table-cell office:value-type="float" office:value="1.67439258743649" table:style-name="ce5">
            <text:p>1,674392587</text:p>
          </table:table-cell>
          <table:table-cell office:value-type="float" office:value="0.25925924711007298" table:style-name="ce5">
            <text:p>0,259259247</text:p>
          </table:table-cell>
          <table:table-cell office:value-type="float" office:value="1.50755570805518" table:style-name="ce5">
            <text:p>1,507555708</text:p>
          </table:table-cell>
          <table:table-cell office:value-type="float" office:value="-2.2908965992578199" table:style-name="ce5">
            <text:p>-2,290896599</text:p>
          </table:table-cell>
          <table:table-cell office:value-type="float" office:value="0.45109031922448101" table:style-name="ce5">
            <text:p>0,451090319</text:p>
          </table:table-cell>
          <table:table-cell office:value-type="float" office:value="-2.64120686650211" table:style-name="ce5">
            <text:p>-2,641206867</text:p>
          </table:table-cell>
          <table:table-cell office:value-type="float" office:value="-0.75043126774133795" table:style-name="ce5">
            <text:p>-0,750431268</text:p>
          </table:table-cell>
          <table:table-cell office:value-type="float" office:value="0.31055540888204503" table:style-name="ce5">
            <text:p>0,310555409</text:p>
          </table:table-cell>
          <table:table-cell office:value-type="float" office:value="5.3854422376376103E-2" table:style-name="ce5">
            <text:p>0,053854422</text:p>
          </table:table-cell>
          <table:table-cell office:value-type="float" office:value="-0.923980472972734" table:style-name="ce5">
            <text:p>-0,923980473</text:p>
          </table:table-cell>
          <table:table-cell office:value-type="float" office:value="0.84237941721952703" table:style-name="ce5">
            <text:p>0,842379417</text:p>
          </table:table-cell>
          <table:table-cell office:value-type="float" office:value="2.8870153744941299E-3" table:style-name="ce5">
            <text:p>0,002887015</text:p>
          </table:table-cell>
          <table:table-cell office:value-type="float" office:value="-1.0091325937290701E-3" table:style-name="ce5">
            <text:p>-0,001009133</text:p>
          </table:table-cell>
          <table:table-cell office:value-type="float" office:value="1.21139567663619" table:style-name="ce5">
            <text:p>1,211395677</text:p>
          </table:table-cell>
          <table:table-cell office:value-type="float" office:value="0.796366033440429" table:style-name="ce5">
            <text:p>0,796366033</text:p>
          </table:table-cell>
          <table:table-cell office:value-type="float" office:value="0.91630496265628203" table:style-name="ce5">
            <text:p>0,916304963</text:p>
          </table:table-cell>
          <table:table-cell office:value-type="float" office:value="0.48060992455676799" table:style-name="ce5">
            <text:p>0,480609925</text:p>
          </table:table-cell>
          <table:table-cell office:value-type="float" office:value="-0.63739695100109095" table:style-name="ce5">
            <text:p>-0,637396951</text:p>
          </table:table-cell>
          <table:table-cell office:value-type="float" office:value="-1.0714306562785001" table:style-name="ce5">
            <text:p>-1,071430656</text:p>
          </table:table-cell>
          <table:table-cell office:value-type="float" office:value="-2.3427719674335501" table:style-name="ce5">
            <text:p>-2,342771967</text:p>
          </table:table-cell>
          <table:table-cell office:value-type="float" office:value="2.8277009861578701" table:style-name="ce5">
            <text:p>2,827700986</text:p>
          </table:table-cell>
          <table:table-cell office:value-type="float" office:value="-0.311804148399559" table:style-name="ce5">
            <text:p>-0,311804148</text:p>
          </table:table-cell>
          <table:table-cell office:value-type="float" office:value="0.53837494334285096" table:style-name="ce5">
            <text:p>0,538374943</text:p>
          </table:table-cell>
          <table:table-cell office:value-type="float" office:value="-2.6405726381780101" table:style-name="ce5">
            <text:p>-2,640572638</text:p>
          </table:table-cell>
          <table:table-cell office:value-type="float" office:value="-0.85319502669215597" table:style-name="ce5">
            <text:p>-0,853195027</text:p>
          </table:table-cell>
          <table:table-cell office:value-type="float" office:value="-3.0145630512271802" table:style-name="ce5">
            <text:p>-3,014563051</text:p>
          </table:table-cell>
          <table:table-cell office:value-type="float" office:value="-1.4505483735863201" table:style-name="ce5">
            <text:p>-1,450548374</text:p>
          </table:table-cell>
          <table:table-cell office:value-type="float" office:value="7.2654021591477297E-2" table:style-name="ce5">
            <text:p>0,072654022</text:p>
          </table:table-cell>
          <table:table-cell office:value-type="float" office:value="-1.84418416144232" table:style-name="ce5">
            <text:p>-1,844184161</text:p>
          </table:table-cell>
          <table:table-cell office:value-type="float" office:value="-0.341116010287977" table:style-name="ce5">
            <text:p>-0,34111601</text:p>
          </table:table-cell>
          <table:table-cell office:value-type="float" office:value="2.4214073319981102" table:style-name="ce5">
            <text:p>2,421407332</text:p>
          </table:table-cell>
          <table:table-cell office:value-type="float" office:value="-1.3301477238161199" table:style-name="ce5">
            <text:p>-1,330147724</text:p>
          </table:table-cell>
          <table:table-cell office:value-type="float" office:value="-0.34255895177601198" table:style-name="ce5">
            <text:p>-0,342558952</text:p>
          </table:table-cell>
          <table:table-cell office:value-type="float" office:value="3.06268943731718" table:style-name="ce5">
            <text:p>3,062689437</text:p>
          </table:table-cell>
          <table:table-cell office:value-type="float" office:value="-1.76223134802387" table:style-name="ce5">
            <text:p>-1,762231348</text:p>
          </table:table-cell>
          <table:table-cell table:number-columns-repeated="16315" table:style-name="ce7"/>
        </table:table-row>
        <table:table-row table:style-name="ro2">
          <table:table-cell office:value-type="string" table:style-name="ce18">
            <text:p>0007F2945F</text:p>
          </table:table-cell>
          <table:table-cell office:value-type="float" office:value="60" table:style-name="ce19">
            <text:p>60</text:p>
          </table:table-cell>
          <table:table-cell office:value-type="float" office:value="16" table:style-name="ce14">
            <text:p>16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22" table:style-name="ce19">
            <text:p>22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24.34" table:style-name="ce19">
            <text:p>24,34</text:p>
          </table:table-cell>
          <table:table-cell office:value-type="float" office:value="25.13" table:style-name="ce19">
            <text:p>25,13</text:p>
          </table:table-cell>
          <table:table-cell office:value-type="float" office:value="0.78999999999999904" table:style-name="ce19">
            <text:p>0,79</text:p>
          </table:table-cell>
          <table:table-cell office:value-type="float" office:value="10" table:style-name="ce19">
            <text:p>10</text:p>
          </table:table-cell>
          <table:table-cell office:value-type="float" office:value="-13.5" table:style-name="ce19">
            <text:p>-13,5</text:p>
          </table:table-cell>
          <table:table-cell office:value-type="float" office:value="10" table:style-name="ce19">
            <text:p>10</text:p>
          </table:table-cell>
          <table:table-cell office:value-type="float" office:value="-34" table:style-name="ce19">
            <text:p>-34</text:p>
          </table:table-cell>
          <table:table-cell office:value-type="float" office:value="-2.6323473319419102" table:style-name="ce19">
            <text:p>-2,632347332</text:p>
          </table:table-cell>
          <table:table-cell office:value-type="float" office:value="1.0380725108695901" table:style-name="ce19">
            <text:p>1,038072511</text:p>
          </table:table-cell>
          <table:table-cell office:value-type="float" office:value="0.16613010027806699" table:style-name="ce19">
            <text:p>0,1661301</text:p>
          </table:table-cell>
          <table:table-cell office:value-type="float" office:value="0.35" table:style-name="ce19">
            <text:p>0,35</text:p>
          </table:table-cell>
          <table:table-cell office:value-type="float" office:value="1.3333333333333299" table:style-name="ce19">
            <text:p>1,333333333</text:p>
          </table:table-cell>
          <table:table-cell office:value-type="float" office:value="2.3333333333333299" table:style-name="ce19">
            <text:p>2,333333333</text:p>
          </table:table-cell>
          <table:table-cell office:value-type="float" office:value="-0.185384473666869" table:style-name="ce19">
            <text:p>-0,185384474</text:p>
          </table:table-cell>
          <table:table-cell office:value-type="float" office:value="0.340412408274754" table:style-name="ce19">
            <text:p>0,340412408</text:p>
          </table:table-cell>
          <table:table-cell office:value-type="float" office:value="1.3681800213225099" table:style-name="ce19">
            <text:p>1,368180021</text:p>
          </table:table-cell>
          <table:table-cell office:value-type="float" office:value="1.1235159694234199E-2" table:style-name="ce19">
            <text:p>0,01123516</text:p>
          </table:table-cell>
          <table:table-cell office:value-type="float" office:value="3.8321207046907602" table:style-name="ce19">
            <text:p>3,832120705</text:p>
          </table:table-cell>
          <table:table-cell office:value-type="float" office:value="0.31728448563446399" table:style-name="ce19">
            <text:p>0,317284486</text:p>
          </table:table-cell>
          <table:table-cell office:value-type="float" office:value="-0.21737651179770501" table:style-name="ce19">
            <text:p>-0,217376512</text:p>
          </table:table-cell>
          <table:table-cell office:value-type="float" office:value="1.6142219228930801" table:style-name="ce19">
            <text:p>1,614221923</text:p>
          </table:table-cell>
          <table:table-cell office:value-type="float" office:value="1.3710815352913801" table:style-name="ce19">
            <text:p>1,371081535</text:p>
          </table:table-cell>
          <table:table-cell office:value-type="float" office:value="-0.39078721204851902" table:style-name="ce19">
            <text:p>-0,390787212</text:p>
          </table:table-cell>
          <table:table-cell office:value-type="float" office:value="0.88176390890016498" table:style-name="ce19">
            <text:p>0,881763909</text:p>
          </table:table-cell>
          <table:table-cell office:value-type="float" office:value="-2.4034207912345602" table:style-name="ce19">
            <text:p>-2,403420791</text:p>
          </table:table-cell>
          <table:table-cell office:value-type="float" office:value="-0.414478598581494" table:style-name="ce19">
            <text:p>-0,414478599</text:p>
          </table:table-cell>
          <table:table-cell office:value-type="float" office:value="3185.9844444444402" table:style-name="ce19">
            <text:p>3185,984444</text:p>
          </table:table-cell>
          <table:table-cell office:value-type="float" office:value="1.3148656443212601" table:style-name="ce19">
            <text:p>1,314865644</text:p>
          </table:table-cell>
          <table:table-cell office:value-type="float" office:value="0.21262397179870399" table:style-name="ce19">
            <text:p>0,212623972</text:p>
          </table:table-cell>
          <table:table-cell office:value-type="float" office:value="-3.1633348756357801E-2" table:style-name="ce19">
            <text:p>-0,031633349</text:p>
          </table:table-cell>
          <table:table-cell office:value-type="float" office:value="-1.7054603720466299" table:style-name="ce19">
            <text:p>-1,705460372</text:p>
          </table:table-cell>
          <table:table-cell office:value-type="float" office:value="0.55642558101008599" table:style-name="ce19">
            <text:p>0,556425581</text:p>
          </table:table-cell>
          <table:table-cell office:value-type="float" office:value="-2.1797264522525301" table:style-name="ce19">
            <text:p>-2,179726452</text:p>
          </table:table-cell>
          <table:table-cell office:value-type="float" office:value="-1.2043584358306401" table:style-name="ce19">
            <text:p>-1,204358436</text:p>
          </table:table-cell>
          <table:table-cell office:value-type="float" office:value="-7.6460981909873799E-2" table:style-name="ce19">
            <text:p>-0,076460982</text:p>
          </table:table-cell>
          <table:table-cell office:value-type="float" office:value="0.58534632973888301" table:style-name="ce19">
            <text:p>0,58534633</text:p>
          </table:table-cell>
          <table:table-cell office:value-type="float" office:value="-1.2428336956239301" table:style-name="ce19">
            <text:p>-1,242833696</text:p>
          </table:table-cell>
          <table:table-cell office:value-type="float" office:value="-0.81046720755511203" table:style-name="ce19">
            <text:p>-0,810467208</text:p>
          </table:table-cell>
          <table:table-cell office:value-type="float" office:value="-3.8471007402807702" table:style-name="ce19">
            <text:p>-3,84710074</text:p>
          </table:table-cell>
          <table:table-cell office:value-type="float" office:value="0.57927790503436905" table:style-name="ce19">
            <text:p>0,579277905</text:p>
          </table:table-cell>
          <table:table-cell office:value-type="float" office:value="0.23896499610437899" table:style-name="ce19">
            <text:p>0,238964996</text:p>
          </table:table-cell>
          <table:table-cell office:value-type="float" office:value="0.58400401555259795" table:style-name="ce19">
            <text:p>0,584004016</text:p>
          </table:table-cell>
          <table:table-cell office:value-type="float" office:value="1.5832519694515499" table:style-name="ce19">
            <text:p>1,583251969</text:p>
          </table:table-cell>
          <table:table-cell office:value-type="float" office:value="0.60771639766044805" table:style-name="ce19">
            <text:p>0,607716398</text:p>
          </table:table-cell>
          <table:table-cell office:value-type="float" office:value="4.4821822183501299" table:style-name="ce19">
            <text:p>4,482182218</text:p>
          </table:table-cell>
          <table:table-cell office:value-type="float" office:value="-0.27234741804874202" table:style-name="ce19">
            <text:p>-0,272347418</text:p>
          </table:table-cell>
          <table:table-cell office:value-type="float" office:value="-4.2007124882269001E-2" table:style-name="ce19">
            <text:p>-0,042007125</text:p>
          </table:table-cell>
          <table:table-cell office:value-type="float" office:value="-0.20202262045199099" table:style-name="ce19">
            <text:p>-0,20202262</text:p>
          </table:table-cell>
          <table:table-cell office:value-type="float" office:value="-1.2633714931797899" table:style-name="ce19">
            <text:p>-1,263371493</text:p>
          </table:table-cell>
          <table:table-cell office:value-type="float" office:value="-2.5072949330219299" table:style-name="ce19">
            <text:p>-2,507294933</text:p>
          </table:table-cell>
          <table:table-cell office:value-type="float" office:value="2.2252658092868201" table:style-name="ce19">
            <text:p>2,225265809</text:p>
          </table:table-cell>
          <table:table-cell office:value-type="float" office:value="-2.4489537070663698" table:style-name="ce19">
            <text:p>-2,448953707</text:p>
          </table:table-cell>
          <table:table-cell office:value-type="float" office:value="-2.37824869330634" table:style-name="ce19">
            <text:p>-2,378248693</text:p>
          </table:table-cell>
          <table:table-cell office:value-type="float" office:value="-0.55129382279309702" table:style-name="ce19">
            <text:p>-0,551293823</text:p>
          </table:table-cell>
          <table:table-cell office:value-type="float" office:value="0.117838826825724" table:style-name="ce19">
            <text:p>0,117838827</text:p>
          </table:table-cell>
          <table:table-cell office:value-type="float" office:value="-1.6905852074174501" table:style-name="ce19">
            <text:p>-1,690585207</text:p>
          </table:table-cell>
          <table:table-cell office:value-type="float" office:value="7.5377306718300799E-2" table:style-name="ce19">
            <text:p>0,075377307</text:p>
          </table:table-cell>
          <table:table-cell office:value-type="float" office:value="0.54069455898616203" table:style-name="ce19">
            <text:p>0,540694559</text:p>
          </table:table-cell>
          <table:table-cell office:value-type="float" office:value="0.75891003796441203" table:style-name="ce19">
            <text:p>0,758910038</text:p>
          </table:table-cell>
          <table:table-cell office:value-type="float" office:value="-1.50118241237019" table:style-name="ce19">
            <text:p>-1,501182412</text:p>
          </table:table-cell>
          <table:table-cell office:value-type="float" office:value="0.39584712030730501" table:style-name="ce19">
            <text:p>0,39584712</text:p>
          </table:table-cell>
          <table:table-cell office:value-type="float" office:value="-1.7780243091485599" table:style-name="ce19">
            <text:p>-1,778024309</text:p>
          </table:table-cell>
          <table:table-cell table:number-columns-repeated="16315" table:style-name="ce20"/>
        </table:table-row>
        <table:table-row table:style-name="ro1">
          <table:table-cell office:value-type="string" table:style-name="ce2">
            <text:p>0007CB0CDD</text:p>
          </table:table-cell>
          <table:table-cell office:value-type="float" office:value="44" table:style-name="ce3">
            <text:p>44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20" table:style-name="ce3">
            <text:p>20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5.19" table:style-name="ce3">
            <text:p>25,19</text:p>
          </table:table-cell>
          <table:table-cell office:value-type="float" office:value="28.58" table:style-name="ce3">
            <text:p>28,58</text:p>
          </table:table-cell>
          <table:table-cell office:value-type="float" office:value="3.39" table:style-name="ce3">
            <text:p>3,39</text:p>
          </table:table-cell>
          <table:table-cell office:value-type="float" office:value="6" table:style-name="ce3">
            <text:p>6</text:p>
          </table:table-cell>
          <table:table-cell office:value-type="float" office:value="-1.68333333333333" table:style-name="ce3">
            <text:p>-1,683333333</text:p>
          </table:table-cell>
          <table:table-cell office:value-type="float" office:value="5" table:style-name="ce3">
            <text:p>5</text:p>
          </table:table-cell>
          <table:table-cell office:value-type="float" office:value="5.69119769119769" table:style-name="ce3">
            <text:p>5,691197691</text:p>
          </table:table-cell>
          <table:table-cell office:value-type="float" office:value="1.20278496255641" table:style-name="ce3">
            <text:p>1,202784963</text:p>
          </table:table-cell>
          <table:table-cell office:value-type="float" office:value="-5.3208402125631299E-2" table:style-name="ce3">
            <text:p>-0,053208402</text:p>
          </table:table-cell>
          <table:table-cell office:value-type="float" office:value="0.74521394936805097" table:style-name="ce3">
            <text:p>0,745213949</text:p>
          </table:table-cell>
          <table:table-cell table:style-name="ce3"/>
          <table:table-cell office:value-type="float" office:value="4.3333333333333304" table:style-name="ce3">
            <text:p>4,333333333</text:p>
          </table:table-cell>
          <table:table-cell office:value-type="float" office:value="0.375" table:style-name="ce3">
            <text:p>0,375</text:p>
          </table:table-cell>
          <table:table-cell office:value-type="float" office:value="-1.5244847872198499" table:style-name="ce3">
            <text:p>-1,524484787</text:p>
          </table:table-cell>
          <table:table-cell office:value-type="float" office:value="0.70191437640335197" table:style-name="ce3">
            <text:p>0,701914376</text:p>
          </table:table-cell>
          <table:table-cell office:value-type="float" office:value="1.2553155000577001" table:style-name="ce3">
            <text:p>1,2553155</text:p>
          </table:table-cell>
          <table:table-cell office:value-type="float" office:value="1.49332967754719" table:style-name="ce3">
            <text:p>1,493329678</text:p>
          </table:table-cell>
          <table:table-cell office:value-type="float" office:value="3.92489795783928" table:style-name="ce3">
            <text:p>3,924897958</text:p>
          </table:table-cell>
          <table:table-cell office:value-type="float" office:value="2.91204295455824" table:style-name="ce3">
            <text:p>2,912042955</text:p>
          </table:table-cell>
          <table:table-cell office:value-type="float" office:value="-0.121379224092107" table:style-name="ce3">
            <text:p>-0,121379224</text:p>
          </table:table-cell>
          <table:table-cell office:value-type="float" office:value="-1.0545355374997201" table:style-name="ce3">
            <text:p>-1,054535537</text:p>
          </table:table-cell>
          <table:table-cell office:value-type="float" office:value="2.7021430688786299" table:style-name="ce3">
            <text:p>2,702143069</text:p>
          </table:table-cell>
          <table:table-cell office:value-type="float" office:value="-1.2589601942420099" table:style-name="ce3">
            <text:p>-1,258960194</text:p>
          </table:table-cell>
          <table:table-cell office:value-type="float" office:value="-0.82819641804183197" table:style-name="ce3">
            <text:p>-0,828196418</text:p>
          </table:table-cell>
          <table:table-cell office:value-type="float" office:value="-1.0488857763726001" table:style-name="ce3">
            <text:p>-1,048885776</text:p>
          </table:table-cell>
          <table:table-cell office:value-type="float" office:value="1.51279660953864" table:style-name="ce3">
            <text:p>1,51279661</text:p>
          </table:table-cell>
          <table:table-cell office:value-type="float" office:value="5510.13" table:style-name="ce3">
            <text:p>5510,13</text:p>
          </table:table-cell>
          <table:table-cell office:value-type="float" office:value="1.7414366582762899" table:style-name="ce3">
            <text:p>1,741436658</text:p>
          </table:table-cell>
          <table:table-cell office:value-type="float" office:value="0.14150724816534899" table:style-name="ce3">
            <text:p>0,141507248</text:p>
          </table:table-cell>
          <table:table-cell office:value-type="float" office:value="4.1572643995153697" table:style-name="ce3">
            <text:p>4,1572644</text:p>
          </table:table-cell>
          <table:table-cell office:value-type="float" office:value="-2.5312061973887499" table:style-name="ce3">
            <text:p>-2,531206197</text:p>
          </table:table-cell>
          <table:table-cell office:value-type="float" office:value="0.66201017352552105" table:style-name="ce3">
            <text:p>0,662010174</text:p>
          </table:table-cell>
          <table:table-cell office:value-type="float" office:value="-0.669696326306502" table:style-name="ce3">
            <text:p>-0,669696326</text:p>
          </table:table-cell>
          <table:table-cell office:value-type="float" office:value="3.0635404290937802" table:style-name="ce3">
            <text:p>3,063540429</text:p>
          </table:table-cell>
          <table:table-cell office:value-type="float" office:value="-0.80740221774611498" table:style-name="ce3">
            <text:p>-0,807402218</text:p>
          </table:table-cell>
          <table:table-cell office:value-type="float" office:value="-0.34229529580766599" table:style-name="ce3">
            <text:p>-0,342295296</text:p>
          </table:table-cell>
          <table:table-cell office:value-type="float" office:value="-1.59149687600457" table:style-name="ce3">
            <text:p>-1,591496876</text:p>
          </table:table-cell>
          <table:table-cell office:value-type="float" office:value="2.2743241658887001" table:style-name="ce3">
            <text:p>2,274324166</text:p>
          </table:table-cell>
          <table:table-cell office:value-type="float" office:value="1.5240515772449601" table:style-name="ce3">
            <text:p>1,524051577</text:p>
          </table:table-cell>
          <table:table-cell office:value-type="float" office:value="0.195586112297784" table:style-name="ce3">
            <text:p>0,195586112</text:p>
          </table:table-cell>
          <table:table-cell office:value-type="float" office:value="-1.0797480944615001" table:style-name="ce3">
            <text:p>-1,079748094</text:p>
          </table:table-cell>
          <table:table-cell office:value-type="float" office:value="1.28807416047798" table:style-name="ce3">
            <text:p>1,28807416</text:p>
          </table:table-cell>
          <table:table-cell office:value-type="float" office:value="1.56906030869235" table:style-name="ce3">
            <text:p>1,569060309</text:p>
          </table:table-cell>
          <table:table-cell office:value-type="float" office:value="-1.14869982895291" table:style-name="ce3">
            <text:p>-1,148699829</text:p>
          </table:table-cell>
          <table:table-cell office:value-type="float" office:value="5.2576983133817397" table:style-name="ce3">
            <text:p>5,257698313</text:p>
          </table:table-cell>
          <table:table-cell office:value-type="float" office:value="4.5617162506388897" table:style-name="ce3">
            <text:p>4,561716251</text:p>
          </table:table-cell>
          <table:table-cell office:value-type="float" office:value="-0.67935028725639801" table:style-name="ce3">
            <text:p>-0,679350287</text:p>
          </table:table-cell>
          <table:table-cell office:value-type="float" office:value="-1.9160807873316601" table:style-name="ce3">
            <text:p>-1,916080787</text:p>
          </table:table-cell>
          <table:table-cell office:value-type="float" office:value="-6.5400639780951994E-2" table:style-name="ce3">
            <text:p>-0,06540064</text:p>
          </table:table-cell>
          <table:table-cell office:value-type="float" office:value="5.4437045663798598" table:style-name="ce3">
            <text:p>5,443704566</text:p>
          </table:table-cell>
          <table:table-cell office:value-type="float" office:value="-0.476407975517185" table:style-name="ce3">
            <text:p>-0,476407976</text:p>
          </table:table-cell>
          <table:table-cell office:value-type="float" office:value="-0.81069619860713604" table:style-name="ce3">
            <text:p>-0,810696199</text:p>
          </table:table-cell>
          <table:table-cell office:value-type="float" office:value="2.3164130764711501" table:style-name="ce3">
            <text:p>2,316413076</text:p>
          </table:table-cell>
          <table:table-cell office:value-type="float" office:value="-4.6634358732621504" table:style-name="ce3">
            <text:p>-4,663435873</text:p>
          </table:table-cell>
          <table:table-cell office:value-type="float" office:value="-3.6144478420430799" table:style-name="ce3">
            <text:p>-3,614447842</text:p>
          </table:table-cell>
          <table:table-cell office:value-type="float" office:value="-1.10686705629424" table:style-name="ce3">
            <text:p>-1,106867056</text:p>
          </table:table-cell>
          <table:table-cell office:value-type="float" office:value="-1.75760261124427" table:style-name="ce3">
            <text:p>-1,757602611</text:p>
          </table:table-cell>
          <table:table-cell office:value-type="float" office:value="2.88588321443271" table:style-name="ce3">
            <text:p>2,885883214</text:p>
          </table:table-cell>
          <table:table-cell office:value-type="float" office:value="-1.42077636724916" table:style-name="ce3">
            <text:p>-1,420776367</text:p>
          </table:table-cell>
          <table:table-cell office:value-type="float" office:value="-9.6077369023054804E-2" table:style-name="ce3">
            <text:p>-0,096077369</text:p>
          </table:table-cell>
          <table:table-cell office:value-type="float" office:value="2.1004820196740499" table:style-name="ce3">
            <text:p>2,10048202</text:p>
          </table:table-cell>
          <table:table-cell office:value-type="float" office:value="1.41103222769982" table:style-name="ce3">
            <text:p>1,411032228</text:p>
          </table:table-cell>
          <table:table-cell table:number-columns-repeated="16315"/>
        </table:table-row>
        <table:table-row table:style-name="ro3">
          <table:table-cell office:value-type="string" table:style-name="ce2">
            <text:p>0007CB0F67</text:p>
          </table:table-cell>
          <table:table-cell office:value-type="float" office:value="46" table:style-name="ce3">
            <text:p>46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9.21" table:style-name="ce3">
            <text:p>29,21</text:p>
          </table:table-cell>
          <table:table-cell office:value-type="float" office:value="29.88" table:style-name="ce3">
            <text:p>29,88</text:p>
          </table:table-cell>
          <table:table-cell office:value-type="float" office:value="0.66999999999999804" table:style-name="ce3">
            <text:p>0,67</text:p>
          </table:table-cell>
          <table:table-cell office:value-type="float" office:value="4" table:style-name="ce3">
            <text:p>4</text:p>
          </table:table-cell>
          <table:table-cell office:value-type="float" office:value="12.4333333333333" table:style-name="ce3">
            <text:p>12,43333333</text:p>
          </table:table-cell>
          <table:table-cell office:value-type="float" office:value="6" table:style-name="ce3">
            <text:p>6</text:p>
          </table:table-cell>
          <table:table-cell office:value-type="float" office:value="-3.1991744066047501" table:style-name="ce3">
            <text:p>-3,199174407</text:p>
          </table:table-cell>
          <table:table-cell office:value-type="float" office:value="1.10632695373217" table:style-name="ce3">
            <text:p>1,106326954</text:p>
          </table:table-cell>
          <table:table-cell office:value-type="float" office:value="0.25049136264733002" table:style-name="ce3">
            <text:p>0,250491363</text:p>
          </table:table-cell>
          <table:table-cell office:value-type="float" office:value="0.37691876396499902" table:style-name="ce3">
            <text:p>0,376918764</text:p>
          </table:table-cell>
          <table:table-cell office:value-type="float" office:value="0.35" table:style-name="ce3">
            <text:p>0,35</text:p>
          </table:table-cell>
          <table:table-cell office:value-type="float" office:value="0.75" table:style-name="ce3">
            <text:p>0,75</text:p>
          </table:table-cell>
          <table:table-cell office:value-type="float" office:value="0.66666666666666696" table:style-name="ce3">
            <text:p>0,666666667</text:p>
          </table:table-cell>
          <table:table-cell office:value-type="float" office:value="-1.0237891223633699" table:style-name="ce3">
            <text:p>-1,023789122</text:p>
          </table:table-cell>
          <table:table-cell office:value-type="float" office:value="0.45693477126648702" table:style-name="ce3">
            <text:p>0,456934771</text:p>
          </table:table-cell>
          <table:table-cell office:value-type="float" office:value="-2.2351291825577801" table:style-name="ce3">
            <text:p>-2,235129183</text:p>
          </table:table-cell>
          <table:table-cell office:value-type="float" office:value="-0.78504795789000203" table:style-name="ce3">
            <text:p>-0,785047958</text:p>
          </table:table-cell>
          <table:table-cell office:value-type="float" office:value="1.0842235227864101" table:style-name="ce3">
            <text:p>1,084223523</text:p>
          </table:table-cell>
          <table:table-cell office:value-type="float" office:value="-9.1646881715210293E-2" table:style-name="ce3">
            <text:p>-0,091646882</text:p>
          </table:table-cell>
          <table:table-cell office:value-type="float" office:value="-1.11470919798096" table:style-name="ce3">
            <text:p>-1,114709198</text:p>
          </table:table-cell>
          <table:table-cell office:value-type="float" office:value="-2.1181857731355498" table:style-name="ce3">
            <text:p>-2,118185773</text:p>
          </table:table-cell>
          <table:table-cell office:value-type="float" office:value="0.269758526885015" table:style-name="ce3">
            <text:p>0,269758527</text:p>
          </table:table-cell>
          <table:table-cell office:value-type="float" office:value="-0.62656598646279305" table:style-name="ce3">
            <text:p>-0,626565986</text:p>
          </table:table-cell>
          <table:table-cell office:value-type="float" office:value="2.5598687282202301" table:style-name="ce3">
            <text:p>2,559868728</text:p>
          </table:table-cell>
          <table:table-cell office:value-type="float" office:value="-0.18974625523851801" table:style-name="ce3">
            <text:p>-0,189746255</text:p>
          </table:table-cell>
          <table:table-cell office:value-type="float" office:value="0.80667187424768405" table:style-name="ce3">
            <text:p>0,806671874</text:p>
          </table:table-cell>
          <table:table-cell office:value-type="float" office:value="3523.8433333333301" table:style-name="ce3">
            <text:p>3523,843333</text:p>
          </table:table-cell>
          <table:table-cell office:value-type="float" office:value="1.34783269646976" table:style-name="ce3">
            <text:p>1,347832696</text:p>
          </table:table-cell>
          <table:table-cell office:value-type="float" office:value="0.116470369000514" table:style-name="ce3">
            <text:p>0,116470369</text:p>
          </table:table-cell>
          <table:table-cell office:value-type="float" office:value="1.4152200149215799" table:style-name="ce3">
            <text:p>1,415220015</text:p>
          </table:table-cell>
          <table:table-cell office:value-type="float" office:value="2.7957966708756299" table:style-name="ce3">
            <text:p>2,795796671</text:p>
          </table:table-cell>
          <table:table-cell office:value-type="float" office:value="0.15598789599545199" table:style-name="ce3">
            <text:p>0,155987896</text:p>
          </table:table-cell>
          <table:table-cell office:value-type="float" office:value="1.0213344779126901" table:style-name="ce3">
            <text:p>1,021334478</text:p>
          </table:table-cell>
          <table:table-cell office:value-type="float" office:value="-1.33578740408631" table:style-name="ce3">
            <text:p>-1,335787404</text:p>
          </table:table-cell>
          <table:table-cell office:value-type="float" office:value="0.41501150906747097" table:style-name="ce3">
            <text:p>0,415011509</text:p>
          </table:table-cell>
          <table:table-cell office:value-type="float" office:value="-0.54268752413793497" table:style-name="ce3">
            <text:p>-0,542687524</text:p>
          </table:table-cell>
          <table:table-cell office:value-type="float" office:value="0.96264529283094902" table:style-name="ce3">
            <text:p>0,962645293</text:p>
          </table:table-cell>
          <table:table-cell office:value-type="float" office:value="-1.6985828836702701" table:style-name="ce3">
            <text:p>-1,698582884</text:p>
          </table:table-cell>
          <table:table-cell office:value-type="float" office:value="1.27376847955693" table:style-name="ce3">
            <text:p>1,27376848</text:p>
          </table:table-cell>
          <table:table-cell office:value-type="float" office:value="0.63055289924381996" table:style-name="ce3">
            <text:p>0,630552899</text:p>
          </table:table-cell>
          <table:table-cell office:value-type="float" office:value="-0.61644623037831103" table:style-name="ce3">
            <text:p>-0,61644623</text:p>
          </table:table-cell>
          <table:table-cell office:value-type="float" office:value="0.94537431060926502" table:style-name="ce3">
            <text:p>0,945374311</text:p>
          </table:table-cell>
          <table:table-cell office:value-type="float" office:value="-2.2740894292173901" table:style-name="ce3">
            <text:p>-2,274089429</text:p>
          </table:table-cell>
          <table:table-cell office:value-type="float" office:value="0.38441386559563701" table:style-name="ce3">
            <text:p>0,384413866</text:p>
          </table:table-cell>
          <table:table-cell office:value-type="float" office:value="1.37871911001196" table:style-name="ce3">
            <text:p>1,37871911</text:p>
          </table:table-cell>
          <table:table-cell office:value-type="float" office:value="-0.95018347709310802" table:style-name="ce3">
            <text:p>-0,950183477</text:p>
          </table:table-cell>
          <table:table-cell office:value-type="float" office:value="0.698633874829234" table:style-name="ce3">
            <text:p>0,698633875</text:p>
          </table:table-cell>
          <table:table-cell office:value-type="float" office:value="-4.0183667182023104" table:style-name="ce3">
            <text:p>-4,018366718</text:p>
          </table:table-cell>
          <table:table-cell office:value-type="float" office:value="-2.1996395742542099" table:style-name="ce3">
            <text:p>-2,199639574</text:p>
          </table:table-cell>
          <table:table-cell office:value-type="float" office:value="-0.39045105850162498" table:style-name="ce3">
            <text:p>-0,390451059</text:p>
          </table:table-cell>
          <table:table-cell office:value-type="float" office:value="2.4007297854957201" table:style-name="ce3">
            <text:p>2,400729785</text:p>
          </table:table-cell>
          <table:table-cell office:value-type="float" office:value="1.1456828407992601" table:style-name="ce3">
            <text:p>1,145682841</text:p>
          </table:table-cell>
          <table:table-cell office:value-type="float" office:value="0.76426185999040497" table:style-name="ce3">
            <text:p>0,76426186</text:p>
          </table:table-cell>
          <table:table-cell office:value-type="float" office:value="-1.1321610724118201" table:style-name="ce3">
            <text:p>-1,132161072</text:p>
          </table:table-cell>
          <table:table-cell office:value-type="float" office:value="-1.0562418769735" table:style-name="ce3">
            <text:p>-1,056241877</text:p>
          </table:table-cell>
          <table:table-cell office:value-type="float" office:value="2.4512456864346501" table:style-name="ce3">
            <text:p>2,451245686</text:p>
          </table:table-cell>
          <table:table-cell office:value-type="float" office:value="2.55285283188964" table:style-name="ce3">
            <text:p>2,552852832</text:p>
          </table:table-cell>
          <table:table-cell office:value-type="float" office:value="-3.5048827185804901" table:style-name="ce3">
            <text:p>-3,504882719</text:p>
          </table:table-cell>
          <table:table-cell office:value-type="float" office:value="1.65600220808647" table:style-name="ce3">
            <text:p>1,656002208</text:p>
          </table:table-cell>
          <table:table-cell office:value-type="float" office:value="2.9578474966364601" table:style-name="ce3">
            <text:p>2,957847497</text:p>
          </table:table-cell>
          <table:table-cell office:value-type="float" office:value="-4.04505381854025E-2" table:style-name="ce3">
            <text:p>-0,040450538</text:p>
          </table:table-cell>
          <table:table-cell office:value-type="float" office:value="2.56656102456459" table:style-name="ce3">
            <text:p>2,566561025</text:p>
          </table:table-cell>
          <table:table-cell table:number-columns-repeated="16315"/>
        </table:table-row>
        <table:table-row table:style-name="ro3">
          <table:table-cell office:value-type="string" table:style-name="ce2">
            <text:p>0007CB6DFA</text:p>
          </table:table-cell>
          <table:table-cell office:value-type="float" office:value="59" table:style-name="ce3">
            <text:p>59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0" table:style-name="ce3">
            <text:p>20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5.86" table:style-name="ce3">
            <text:p>25,86</text:p>
          </table:table-cell>
          <table:table-cell office:value-type="float" office:value="28.04" table:style-name="ce3">
            <text:p>28,04</text:p>
          </table:table-cell>
          <table:table-cell office:value-type="float" office:value="2.1800000000000002" table:style-name="ce3">
            <text:p>2,18</text:p>
          </table:table-cell>
          <table:table-cell office:value-type="float" office:value="8" table:style-name="ce3">
            <text:p>8</text:p>
          </table:table-cell>
          <table:table-cell office:value-type="float" office:value="-13.516666666666699" table:style-name="ce3">
            <text:p>-13,51666667</text:p>
          </table:table-cell>
          <table:table-cell office:value-type="float" office:value="10" table:style-name="ce3">
            <text:p>10</text:p>
          </table:table-cell>
          <table:table-cell office:value-type="float" office:value="-33.3333333333333" table:style-name="ce3">
            <text:p>-33,33333333</text:p>
          </table:table-cell>
          <table:table-cell office:value-type="float" office:value="-3.3566482578820298" table:style-name="ce3">
            <text:p>-3,356648258</text:p>
          </table:table-cell>
          <table:table-cell office:value-type="float" office:value="1.11450753917933" table:style-name="ce3">
            <text:p>1,114507539</text:p>
          </table:table-cell>
          <table:table-cell office:value-type="float" office:value="0.76236798441585296" table:style-name="ce3">
            <text:p>0,762367984</text:p>
          </table:table-cell>
          <table:table-cell office:value-type="float" office:value="0.65" table:style-name="ce3">
            <text:p>0,65</text:p>
          </table:table-cell>
          <table:table-cell office:value-type="float" office:value="1.4285714285714299" table:style-name="ce3">
            <text:p>1,428571429</text:p>
          </table:table-cell>
          <table:table-cell office:value-type="float" office:value="1" table:style-name="ce3">
            <text:p>1</text:p>
          </table:table-cell>
          <table:table-cell office:value-type="float" office:value="-1.15034705274941" table:style-name="ce3">
            <text:p>-1,150347053</text:p>
          </table:table-cell>
          <table:table-cell office:value-type="float" office:value="0.75439661941913205" table:style-name="ce3">
            <text:p>0,754396619</text:p>
          </table:table-cell>
          <table:table-cell office:value-type="float" office:value="-5.9289154970488499E-2" table:style-name="ce3">
            <text:p>-0,059289155</text:p>
          </table:table-cell>
          <table:table-cell office:value-type="float" office:value="0.96777694735764297" table:style-name="ce3">
            <text:p>0,967776947</text:p>
          </table:table-cell>
          <table:table-cell office:value-type="float" office:value="-0.452030439809402" table:style-name="ce3">
            <text:p>-0,45203044</text:p>
          </table:table-cell>
          <table:table-cell office:value-type="float" office:value="2.2199449032857399" table:style-name="ce3">
            <text:p>2,219944903</text:p>
          </table:table-cell>
          <table:table-cell office:value-type="float" office:value="-1.30009869648794" table:style-name="ce3">
            <text:p>-1,300098696</text:p>
          </table:table-cell>
          <table:table-cell office:value-type="float" office:value="-1.18368661676916" table:style-name="ce3">
            <text:p>-1,183686617</text:p>
          </table:table-cell>
          <table:table-cell office:value-type="float" office:value="-1.45284376420457" table:style-name="ce3">
            <text:p>-1,452843764</text:p>
          </table:table-cell>
          <table:table-cell office:value-type="float" office:value="0.32330169743877002" table:style-name="ce3">
            <text:p>0,323301697</text:p>
          </table:table-cell>
          <table:table-cell office:value-type="float" office:value="2.25685136122532" table:style-name="ce3">
            <text:p>2,256851361</text:p>
          </table:table-cell>
          <table:table-cell office:value-type="float" office:value="1.04399633904645" table:style-name="ce3">
            <text:p>1,043996339</text:p>
          </table:table-cell>
          <table:table-cell office:value-type="float" office:value="1.19859485963976" table:style-name="ce3">
            <text:p>1,19859486</text:p>
          </table:table-cell>
          <table:table-cell office:value-type="float" office:value="3889.93" table:style-name="ce3">
            <text:p>3889,93</text:p>
          </table:table-cell>
          <table:table-cell office:value-type="float" office:value="1.7135812943845099" table:style-name="ce3">
            <text:p>1,713581294</text:p>
          </table:table-cell>
          <table:table-cell office:value-type="float" office:value="8.3378535517777103E-2" table:style-name="ce3">
            <text:p>0,083378536</text:p>
          </table:table-cell>
          <table:table-cell office:value-type="float" office:value="-2.0158003066293202" table:style-name="ce3">
            <text:p>-2,015800307</text:p>
          </table:table-cell>
          <table:table-cell office:value-type="float" office:value="-1.54382245239108" table:style-name="ce3">
            <text:p>-1,543822452</text:p>
          </table:table-cell>
          <table:table-cell office:value-type="float" office:value="0.635893356955057" table:style-name="ce3">
            <text:p>0,635893357</text:p>
          </table:table-cell>
          <table:table-cell office:value-type="float" office:value="-0.42210970797693598" table:style-name="ce3">
            <text:p>-0,422109708</text:p>
          </table:table-cell>
          <table:table-cell office:value-type="float" office:value="9.3321706759361994E-2" table:style-name="ce3">
            <text:p>0,093321707</text:p>
          </table:table-cell>
          <table:table-cell office:value-type="float" office:value="1.71081905059867" table:style-name="ce3">
            <text:p>1,710819051</text:p>
          </table:table-cell>
          <table:table-cell office:value-type="float" office:value="7.58851582513239E-2" table:style-name="ce3">
            <text:p>0,075885158</text:p>
          </table:table-cell>
          <table:table-cell office:value-type="float" office:value="0.31447733142386097" table:style-name="ce3">
            <text:p>0,314477331</text:p>
          </table:table-cell>
          <table:table-cell office:value-type="float" office:value="-1.5679682134795301" table:style-name="ce3">
            <text:p>-1,567968213</text:p>
          </table:table-cell>
          <table:table-cell office:value-type="float" office:value="-4.2950598248151701" table:style-name="ce3">
            <text:p>-4,295059825</text:p>
          </table:table-cell>
          <table:table-cell office:value-type="float" office:value="0.550085739204346" table:style-name="ce3">
            <text:p>0,550085739</text:p>
          </table:table-cell>
          <table:table-cell office:value-type="float" office:value="-0.68952634283470304" table:style-name="ce3">
            <text:p>-0,689526343</text:p>
          </table:table-cell>
          <table:table-cell office:value-type="float" office:value="1.1745650978701001" table:style-name="ce3">
            <text:p>1,174565098</text:p>
          </table:table-cell>
          <table:table-cell office:value-type="float" office:value="6.2349647443196397E-2" table:style-name="ce3">
            <text:p>0,062349647</text:p>
          </table:table-cell>
          <table:table-cell office:value-type="float" office:value="-1.01612378700051" table:style-name="ce3">
            <text:p>-1,016123787</text:p>
          </table:table-cell>
          <table:table-cell office:value-type="float" office:value="-0.53315473385826195" table:style-name="ce3">
            <text:p>-0,533154734</text:p>
          </table:table-cell>
          <table:table-cell office:value-type="float" office:value="0.27855203280070301" table:style-name="ce3">
            <text:p>0,278552033</text:p>
          </table:table-cell>
          <table:table-cell office:value-type="float" office:value="3.2207329118991401" table:style-name="ce3">
            <text:p>3,220732912</text:p>
          </table:table-cell>
          <table:table-cell office:value-type="float" office:value="-0.85499472253687903" table:style-name="ce3">
            <text:p>-0,854994723</text:p>
          </table:table-cell>
          <table:table-cell office:value-type="float" office:value="0.80398234132635105" table:style-name="ce3">
            <text:p>0,803982341</text:p>
          </table:table-cell>
          <table:table-cell office:value-type="float" office:value="1.8841881327624499" table:style-name="ce3">
            <text:p>1,884188133</text:p>
          </table:table-cell>
          <table:table-cell office:value-type="float" office:value="1.6803513364833" table:style-name="ce3">
            <text:p>1,680351336</text:p>
          </table:table-cell>
          <table:table-cell office:value-type="float" office:value="2.0998220532675602" table:style-name="ce3">
            <text:p>2,099822053</text:p>
          </table:table-cell>
          <table:table-cell office:value-type="float" office:value="1.5920588239617901" table:style-name="ce3">
            <text:p>1,592058824</text:p>
          </table:table-cell>
          <table:table-cell office:value-type="float" office:value="2.2880541293114098" table:style-name="ce3">
            <text:p>2,288054129</text:p>
          </table:table-cell>
          <table:table-cell office:value-type="float" office:value="1.5612866563240699" table:style-name="ce3">
            <text:p>1,561286656</text:p>
          </table:table-cell>
          <table:table-cell office:value-type="float" office:value="-1.63708748743925" table:style-name="ce3">
            <text:p>-1,637087487</text:p>
          </table:table-cell>
          <table:table-cell office:value-type="float" office:value="-2.6497621018275499" table:style-name="ce3">
            <text:p>-2,649762102</text:p>
          </table:table-cell>
          <table:table-cell office:value-type="float" office:value="2.1263305051851401E-2" table:style-name="ce3">
            <text:p>0,021263305</text:p>
          </table:table-cell>
          <table:table-cell office:value-type="float" office:value="2.4477559041735701" table:style-name="ce3">
            <text:p>2,447755904</text:p>
          </table:table-cell>
          <table:table-cell office:value-type="float" office:value="-1.8312853551449799" table:style-name="ce3">
            <text:p>-1,831285355</text:p>
          </table:table-cell>
          <table:table-cell office:value-type="float" office:value="-3.69119739989817" table:style-name="ce3">
            <text:p>-3,6911974</text:p>
          </table:table-cell>
          <table:table-cell office:value-type="float" office:value="2.0582429023426201" table:style-name="ce3">
            <text:p>2,058242902</text:p>
          </table:table-cell>
          <table:table-cell table:number-columns-repeated="16315"/>
        </table:table-row>
        <table:table-row table:style-name="ro3">
          <table:table-cell office:value-type="string" table:style-name="ce2">
            <text:p>0007CB48B4</text:p>
          </table:table-cell>
          <table:table-cell office:value-type="float" office:value="57" table:style-name="ce3">
            <text:p>57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20" table:style-name="ce3">
            <text:p>20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15" table:style-name="ce3">
            <text:p>26,15</text:p>
          </table:table-cell>
          <table:table-cell office:value-type="float" office:value="30.35" table:style-name="ce3">
            <text:p>30,35</text:p>
          </table:table-cell>
          <table:table-cell office:value-type="float" office:value="4.2" table:style-name="ce3">
            <text:p>4,2</text:p>
          </table:table-cell>
          <table:table-cell office:value-type="float" office:value="5" table:style-name="ce3">
            <text:p>5</text:p>
          </table:table-cell>
          <table:table-cell office:value-type="float" office:value="11.6666666666667" table:style-name="ce3">
            <text:p>11,66666667</text:p>
          </table:table-cell>
          <table:table-cell office:value-type="float" office:value="3" table:style-name="ce3">
            <text:p>3</text:p>
          </table:table-cell>
          <table:table-cell office:value-type="float" office:value="21.272885009727101" table:style-name="ce3">
            <text:p>21,27288501</text:p>
          </table:table-cell>
          <table:table-cell office:value-type="float" office:value="1.4387100089962199" table:style-name="ce3">
            <text:p>1,438710009</text:p>
          </table:table-cell>
          <table:table-cell office:value-type="float" office:value="0.56212707695645803" table:style-name="ce3">
            <text:p>0,562127077</text:p>
          </table:table-cell>
          <table:table-cell office:value-type="float" office:value="0.44165616791696499" table:style-name="ce3">
            <text:p>0,441656168</text:p>
          </table:table-cell>
          <table:table-cell office:value-type="float" office:value="0.35" table:style-name="ce3">
            <text:p>0,35</text:p>
          </table:table-cell>
          <table:table-cell office:value-type="float" office:value="4" table:style-name="ce3">
            <text:p>4</text:p>
          </table:table-cell>
          <table:table-cell office:value-type="float" office:value="0.5" table:style-name="ce3">
            <text:p>0,5</text:p>
          </table:table-cell>
          <table:table-cell office:value-type="float" office:value="-0.771371272150006" table:style-name="ce3">
            <text:p>-0,771371272</text:p>
          </table:table-cell>
          <table:table-cell office:value-type="float" office:value="0.18267982663597099" table:style-name="ce3">
            <text:p>0,182679827</text:p>
          </table:table-cell>
          <table:table-cell office:value-type="float" office:value="-0.99711109870975401" table:style-name="ce3">
            <text:p>-0,997111099</text:p>
          </table:table-cell>
          <table:table-cell office:value-type="float" office:value="-0.70451091506732999" table:style-name="ce3">
            <text:p>-0,704510915</text:p>
          </table:table-cell>
          <table:table-cell office:value-type="float" office:value="1.67537106844286" table:style-name="ce3">
            <text:p>1,675371068</text:p>
          </table:table-cell>
          <table:table-cell office:value-type="float" office:value="0.77055124881484305" table:style-name="ce3">
            <text:p>0,770551249</text:p>
          </table:table-cell>
          <table:table-cell office:value-type="float" office:value="-0.41834527433611401" table:style-name="ce3">
            <text:p>-0,418345274</text:p>
          </table:table-cell>
          <table:table-cell office:value-type="float" office:value="-1.1546596491664101" table:style-name="ce3">
            <text:p>-1,154659649</text:p>
          </table:table-cell>
          <table:table-cell office:value-type="float" office:value="0.95885283005563504" table:style-name="ce3">
            <text:p>0,95885283</text:p>
          </table:table-cell>
          <table:table-cell office:value-type="float" office:value="-0.70884515195508602" table:style-name="ce3">
            <text:p>-0,708845152</text:p>
          </table:table-cell>
          <table:table-cell office:value-type="float" office:value="1.58342714603997" table:style-name="ce3">
            <text:p>1,583427146</text:p>
          </table:table-cell>
          <table:table-cell office:value-type="float" office:value="-0.460200387967242" table:style-name="ce3">
            <text:p>-0,460200388</text:p>
          </table:table-cell>
          <table:table-cell office:value-type="float" office:value="0.29801633632594299" table:style-name="ce3">
            <text:p>0,298016336</text:p>
          </table:table-cell>
          <table:table-cell office:value-type="float" office:value="4778.4133333333302" table:style-name="ce3">
            <text:p>4778,413333</text:p>
          </table:table-cell>
          <table:table-cell office:value-type="float" office:value="1.55073221398716" table:style-name="ce3">
            <text:p>1,550732214</text:p>
          </table:table-cell>
          <table:table-cell office:value-type="float" office:value="0.12106668601293" table:style-name="ce3">
            <text:p>0,121066686</text:p>
          </table:table-cell>
          <table:table-cell office:value-type="float" office:value="5.8701037085825796" table:style-name="ce3">
            <text:p>5,870103709</text:p>
          </table:table-cell>
          <table:table-cell office:value-type="float" office:value="1.70292379452103" table:style-name="ce3">
            <text:p>1,702923795</text:p>
          </table:table-cell>
          <table:table-cell office:value-type="float" office:value="-0.86599194294359205" table:style-name="ce3">
            <text:p>-0,865991943</text:p>
          </table:table-cell>
          <table:table-cell office:value-type="float" office:value="3.5225407458048599E-2" table:style-name="ce3">
            <text:p>0,035225407</text:p>
          </table:table-cell>
          <table:table-cell office:value-type="float" office:value="4.4875804730285303E-2" table:style-name="ce3">
            <text:p>0,044875805</text:p>
          </table:table-cell>
          <table:table-cell office:value-type="float" office:value="0.93566833837401797" table:style-name="ce3">
            <text:p>0,935668338</text:p>
          </table:table-cell>
          <table:table-cell office:value-type="float" office:value="-1.4386797119072099" table:style-name="ce3">
            <text:p>-1,438679712</text:p>
          </table:table-cell>
          <table:table-cell office:value-type="float" office:value="0.39321964327001602" table:style-name="ce3">
            <text:p>0,393219643</text:p>
          </table:table-cell>
          <table:table-cell office:value-type="float" office:value="-1.36133347597356" table:style-name="ce3">
            <text:p>-1,361333476</text:p>
          </table:table-cell>
          <table:table-cell office:value-type="float" office:value="1.7781329551356899" table:style-name="ce3">
            <text:p>1,778132955</text:p>
          </table:table-cell>
          <table:table-cell office:value-type="float" office:value="0.24112434798110699" table:style-name="ce3">
            <text:p>0,241124348</text:p>
          </table:table-cell>
          <table:table-cell office:value-type="float" office:value="-0.61947641177302204" table:style-name="ce3">
            <text:p>-0,619476412</text:p>
          </table:table-cell>
          <table:table-cell office:value-type="float" office:value="0.504922436367926" table:style-name="ce3">
            <text:p>0,504922436</text:p>
          </table:table-cell>
          <table:table-cell office:value-type="float" office:value="-1.0264446736917201" table:style-name="ce3">
            <text:p>-1,026444674</text:p>
          </table:table-cell>
          <table:table-cell office:value-type="float" office:value="0.59132809820242405" table:style-name="ce3">
            <text:p>0,591328098</text:p>
          </table:table-cell>
          <table:table-cell office:value-type="float" office:value="2.4185934291995901" table:style-name="ce3">
            <text:p>2,418593429</text:p>
          </table:table-cell>
          <table:table-cell office:value-type="float" office:value="-2.4365328032028701E-2" table:style-name="ce3">
            <text:p>-0,024365328</text:p>
          </table:table-cell>
          <table:table-cell office:value-type="float" office:value="1.2237403080410501" table:style-name="ce3">
            <text:p>1,223740308</text:p>
          </table:table-cell>
          <table:table-cell office:value-type="float" office:value="-3.7256766225031299" table:style-name="ce3">
            <text:p>-3,725676623</text:p>
          </table:table-cell>
          <table:table-cell office:value-type="float" office:value="-2.3573078432337802" table:style-name="ce3">
            <text:p>-2,357307843</text:p>
          </table:table-cell>
          <table:table-cell office:value-type="float" office:value="0.99099782291458804" table:style-name="ce3">
            <text:p>0,990997823</text:p>
          </table:table-cell>
          <table:table-cell office:value-type="float" office:value="1.4181955647733799" table:style-name="ce3">
            <text:p>1,418195565</text:p>
          </table:table-cell>
          <table:table-cell office:value-type="float" office:value="0.50275422194193797" table:style-name="ce3">
            <text:p>0,502754222</text:p>
          </table:table-cell>
          <table:table-cell office:value-type="float" office:value="0.811390445517434" table:style-name="ce3">
            <text:p>0,811390446</text:p>
          </table:table-cell>
          <table:table-cell office:value-type="float" office:value="-6.0258396108235104" table:style-name="ce3">
            <text:p>-6,025839611</text:p>
          </table:table-cell>
          <table:table-cell office:value-type="float" office:value="1.5854170977040001" table:style-name="ce3">
            <text:p>1,585417098</text:p>
          </table:table-cell>
          <table:table-cell office:value-type="float" office:value="0.69613306699455202" table:style-name="ce3">
            <text:p>0,696133067</text:p>
          </table:table-cell>
          <table:table-cell office:value-type="float" office:value="0.67038818414378598" table:style-name="ce3">
            <text:p>0,670388184</text:p>
          </table:table-cell>
          <table:table-cell office:value-type="float" office:value="-2.4853632649830901" table:style-name="ce3">
            <text:p>-2,485363265</text:p>
          </table:table-cell>
          <table:table-cell office:value-type="float" office:value="-1.4496641586868899" table:style-name="ce3">
            <text:p>-1,449664159</text:p>
          </table:table-cell>
          <table:table-cell office:value-type="float" office:value="1.3975675001130801" table:style-name="ce3">
            <text:p>1,3975675</text:p>
          </table:table-cell>
          <table:table-cell office:value-type="float" office:value="1.3946047445719201" table:style-name="ce3">
            <text:p>1,394604745</text:p>
          </table:table-cell>
          <table:table-cell office:value-type="float" office:value="-0.65758307458887699" table:style-name="ce3">
            <text:p>-0,657583075</text:p>
          </table:table-cell>
          <table:table-cell table:number-columns-repeated="16315"/>
        </table:table-row>
        <table:table-row table:style-name="ro3">
          <table:table-cell office:value-type="string" table:style-name="ce2">
            <text:p>0007F2B88A</text:p>
          </table:table-cell>
          <table:table-cell office:value-type="float" office:value="65" table:style-name="ce3">
            <text:p>65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21" table:style-name="ce3">
            <text:p>21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5.22" table:style-name="ce3">
            <text:p>25,22</text:p>
          </table:table-cell>
          <table:table-cell office:value-type="float" office:value="27.35" table:style-name="ce3">
            <text:p>27,35</text:p>
          </table:table-cell>
          <table:table-cell office:value-type="float" office:value="2.13" table:style-name="ce3">
            <text:p>2,13</text:p>
          </table:table-cell>
          <table:table-cell office:value-type="float" office:value="7" table:style-name="ce3">
            <text:p>7</text:p>
          </table:table-cell>
          <table:table-cell office:value-type="float" office:value="-13" table:style-name="ce3">
            <text:p>-13</text:p>
          </table:table-cell>
          <table:table-cell office:value-type="float" office:value="7" table:style-name="ce3">
            <text:p>7</text:p>
          </table:table-cell>
          <table:table-cell office:value-type="float" office:value="-13.6666666666667" table:style-name="ce3">
            <text:p>-13,66666667</text:p>
          </table:table-cell>
          <table:table-cell office:value-type="float" office:value="-4.7687690565602799E-2" table:style-name="ce3">
            <text:p>-0,047687691</text:p>
          </table:table-cell>
          <table:table-cell office:value-type="float" office:value="0.29558798822120802" table:style-name="ce3">
            <text:p>0,295587988</text:p>
          </table:table-cell>
          <table:table-cell office:value-type="float" office:value="0.71071071844638001" table:style-name="ce3">
            <text:p>0,710710718</text:p>
          </table:table-cell>
          <table:table-cell office:value-type="float" office:value="0.45" table:style-name="ce3">
            <text:p>0,45</text:p>
          </table:table-cell>
          <table:table-cell office:value-type="float" office:value="1" table:style-name="ce3">
            <text:p>1</text:p>
          </table:table-cell>
          <table:table-cell office:value-type="float" office:value="3.5" table:style-name="ce3">
            <text:p>3,5</text:p>
          </table:table-cell>
          <table:table-cell office:value-type="float" office:value="-1.4212790040800101" table:style-name="ce3">
            <text:p>-1,421279004</text:p>
          </table:table-cell>
          <table:table-cell office:value-type="float" office:value="0.18075218826911699" table:style-name="ce3">
            <text:p>0,180752188</text:p>
          </table:table-cell>
          <table:table-cell office:value-type="float" office:value="-0.64643987065697295" table:style-name="ce3">
            <text:p>-0,646439871</text:p>
          </table:table-cell>
          <table:table-cell office:value-type="float" office:value="1.12936425630546" table:style-name="ce3">
            <text:p>1,129364256</text:p>
          </table:table-cell>
          <table:table-cell office:value-type="float" office:value="-1.6874294450587" table:style-name="ce3">
            <text:p>-1,687429445</text:p>
          </table:table-cell>
          <table:table-cell office:value-type="float" office:value="2.8839093354083798" table:style-name="ce3">
            <text:p>2,883909335</text:p>
          </table:table-cell>
          <table:table-cell office:value-type="float" office:value="0.79392285939894902" table:style-name="ce3">
            <text:p>0,793922859</text:p>
          </table:table-cell>
          <table:table-cell office:value-type="float" office:value="0.40145014998213002" table:style-name="ce3">
            <text:p>0,40145015</text:p>
          </table:table-cell>
          <table:table-cell office:value-type="float" office:value="-0.28794709088989101" table:style-name="ce3">
            <text:p>-0,287947091</text:p>
          </table:table-cell>
          <table:table-cell office:value-type="float" office:value="0.64371847204243704" table:style-name="ce3">
            <text:p>0,643718472</text:p>
          </table:table-cell>
          <table:table-cell office:value-type="float" office:value="0.50952490874866396" table:style-name="ce3">
            <text:p>0,509524909</text:p>
          </table:table-cell>
          <table:table-cell office:value-type="float" office:value="-0.28863322876428199" table:style-name="ce3">
            <text:p>-0,288633229</text:p>
          </table:table-cell>
          <table:table-cell office:value-type="float" office:value="0.48428553933298601" table:style-name="ce3">
            <text:p>0,484285539</text:p>
          </table:table-cell>
          <table:table-cell office:value-type="float" office:value="2892.8333333333298" table:style-name="ce3">
            <text:p>2892,833333</text:p>
          </table:table-cell>
          <table:table-cell office:value-type="float" office:value="1.26280524890929" table:style-name="ce3">
            <text:p>1,262805249</text:p>
          </table:table-cell>
          <table:table-cell office:value-type="float" office:value="8.4488102782738897E-2" table:style-name="ce3">
            <text:p>0,084488103</text:p>
          </table:table-cell>
          <table:table-cell office:value-type="float" office:value="-7.5906604525693204" table:style-name="ce3">
            <text:p>-7,590660453</text:p>
          </table:table-cell>
          <table:table-cell office:value-type="float" office:value="2.3509371443674199" table:style-name="ce3">
            <text:p>2,350937144</text:p>
          </table:table-cell>
          <table:table-cell office:value-type="float" office:value="-0.43651809581464501" table:style-name="ce3">
            <text:p>-0,436518096</text:p>
          </table:table-cell>
          <table:table-cell office:value-type="float" office:value="1.5990574190079201" table:style-name="ce3">
            <text:p>1,599057419</text:p>
          </table:table-cell>
          <table:table-cell office:value-type="float" office:value="-2.5066748231527498" table:style-name="ce3">
            <text:p>-2,506674823</text:p>
          </table:table-cell>
          <table:table-cell office:value-type="float" office:value="1.63011125879605" table:style-name="ce3">
            <text:p>1,630111259</text:p>
          </table:table-cell>
          <table:table-cell office:value-type="float" office:value="-0.448977686052422" table:style-name="ce3">
            <text:p>-0,448977686</text:p>
          </table:table-cell>
          <table:table-cell office:value-type="float" office:value="-0.48793906106422902" table:style-name="ce3">
            <text:p>-0,487939061</text:p>
          </table:table-cell>
          <table:table-cell office:value-type="float" office:value="-0.603285051654884" table:style-name="ce3">
            <text:p>-0,603285052</text:p>
          </table:table-cell>
          <table:table-cell office:value-type="float" office:value="-0.94744562423975698" table:style-name="ce3">
            <text:p>-0,947445624</text:p>
          </table:table-cell>
          <table:table-cell office:value-type="float" office:value="0.32279827149222801" table:style-name="ce3">
            <text:p>0,322798271</text:p>
          </table:table-cell>
          <table:table-cell office:value-type="float" office:value="-1.15231151977833" table:style-name="ce3">
            <text:p>-1,15231152</text:p>
          </table:table-cell>
          <table:table-cell office:value-type="float" office:value="0.86379664551354496" table:style-name="ce3">
            <text:p>0,863796646</text:p>
          </table:table-cell>
          <table:table-cell office:value-type="float" office:value="-0.444343337526795" table:style-name="ce3">
            <text:p>-0,444343338</text:p>
          </table:table-cell>
          <table:table-cell office:value-type="float" office:value="-1.3314618558099101" table:style-name="ce3">
            <text:p>-1,331461856</text:p>
          </table:table-cell>
          <table:table-cell office:value-type="float" office:value="-1.6089199549286199" table:style-name="ce3">
            <text:p>-1,608919955</text:p>
          </table:table-cell>
          <table:table-cell office:value-type="float" office:value="1.96909791797065" table:style-name="ce3">
            <text:p>1,969097918</text:p>
          </table:table-cell>
          <table:table-cell office:value-type="float" office:value="2.6051378230308302" table:style-name="ce3">
            <text:p>2,605137823</text:p>
          </table:table-cell>
          <table:table-cell office:value-type="float" office:value="0.87571506199709803" table:style-name="ce3">
            <text:p>0,875715062</text:p>
          </table:table-cell>
          <table:table-cell office:value-type="float" office:value="-1.2017865177812299" table:style-name="ce3">
            <text:p>-1,201786518</text:p>
          </table:table-cell>
          <table:table-cell office:value-type="float" office:value="1.2979569998646701" table:style-name="ce3">
            <text:p>1,297957</text:p>
          </table:table-cell>
          <table:table-cell office:value-type="float" office:value="0.417450311265047" table:style-name="ce3">
            <text:p>0,417450311</text:p>
          </table:table-cell>
          <table:table-cell office:value-type="float" office:value="0.22619965191529801" table:style-name="ce3">
            <text:p>0,226199652</text:p>
          </table:table-cell>
          <table:table-cell office:value-type="float" office:value="0.90365565442338602" table:style-name="ce3">
            <text:p>0,903655654</text:p>
          </table:table-cell>
          <table:table-cell office:value-type="float" office:value="7.9005154427606099" table:style-name="ce3">
            <text:p>7,900515443</text:p>
          </table:table-cell>
          <table:table-cell office:value-type="float" office:value="0.72062930038617301" table:style-name="ce3">
            <text:p>0,7206293</text:p>
          </table:table-cell>
          <table:table-cell office:value-type="float" office:value="1.5200079639844299" table:style-name="ce3">
            <text:p>1,520007964</text:p>
          </table:table-cell>
          <table:table-cell office:value-type="float" office:value="3.2398218852881802" table:style-name="ce3">
            <text:p>3,239821885</text:p>
          </table:table-cell>
          <table:table-cell office:value-type="float" office:value="-0.78450735450651998" table:style-name="ce3">
            <text:p>-0,784507355</text:p>
          </table:table-cell>
          <table:table-cell office:value-type="float" office:value="1.1050504879885701" table:style-name="ce3">
            <text:p>1,105050488</text:p>
          </table:table-cell>
          <table:table-cell office:value-type="float" office:value="2.7024071649440802" table:style-name="ce3">
            <text:p>2,702407165</text:p>
          </table:table-cell>
          <table:table-cell office:value-type="float" office:value="0.22332549561576101" table:style-name="ce3">
            <text:p>0,223325496</text:p>
          </table:table-cell>
          <table:table-cell office:value-type="float" office:value="-0.72649305767033301" table:style-name="ce3">
            <text:p>-0,726493058</text:p>
          </table:table-cell>
          <table:table-cell table:number-columns-repeated="16315"/>
        </table:table-row>
        <table:table-row table:style-name="ro3">
          <table:table-cell office:value-type="string" table:style-name="ce2">
            <text:p>0007F2C687</text:p>
          </table:table-cell>
          <table:table-cell office:value-type="float" office:value="71" table:style-name="ce3">
            <text:p>71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22" table:style-name="ce3">
            <text:p>22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5.96" table:style-name="ce3">
            <text:p>25,96</text:p>
          </table:table-cell>
          <table:table-cell office:value-type="float" office:value="28.14" table:style-name="ce3">
            <text:p>28,14</text:p>
          </table:table-cell>
          <table:table-cell office:value-type="float" office:value="2.1800000000000002" table:style-name="ce3">
            <text:p>2,18</text:p>
          </table:table-cell>
          <table:table-cell office:value-type="float" office:value="10" table:style-name="ce3">
            <text:p>10</text:p>
          </table:table-cell>
          <table:table-cell office:value-type="float" office:value="-34.5" table:style-name="ce3">
            <text:p>-34,5</text:p>
          </table:table-cell>
          <table:table-cell office:value-type="float" office:value="8" table:style-name="ce3">
            <text:p>8</text:p>
          </table:table-cell>
          <table:table-cell office:value-type="float" office:value="-18.628205128205099" table:style-name="ce3">
            <text:p>-18,62820513</text:p>
          </table:table-cell>
          <table:table-cell office:value-type="float" office:value="-0.94470596372270199" table:style-name="ce3">
            <text:p>-0,944705964</text:p>
          </table:table-cell>
          <table:table-cell office:value-type="float" office:value="0.15590776252503799" table:style-name="ce3">
            <text:p>0,155907763</text:p>
          </table:table-cell>
          <table:table-cell office:value-type="float" office:value="0.49239811526799598" table:style-name="ce3">
            <text:p>0,492398115</text:p>
          </table:table-cell>
          <table:table-cell office:value-type="float" office:value="0.4" table:style-name="ce3">
            <text:p>0,4</text:p>
          </table:table-cell>
          <table:table-cell office:value-type="float" office:value="0.875" table:style-name="ce3">
            <text:p>0,875</text:p>
          </table:table-cell>
          <table:table-cell office:value-type="float" office:value="1.6" table:style-name="ce3">
            <text:p>1,6</text:p>
          </table:table-cell>
          <table:table-cell office:value-type="float" office:value="-0.97668610555611901" table:style-name="ce3">
            <text:p>-0,976686106</text:p>
          </table:table-cell>
          <table:table-cell office:value-type="float" office:value="0.58966582609879203" table:style-name="ce3">
            <text:p>0,589665826</text:p>
          </table:table-cell>
          <table:table-cell office:value-type="float" office:value="-1.5424035793455899" table:style-name="ce3">
            <text:p>-1,542403579</text:p>
          </table:table-cell>
          <table:table-cell office:value-type="float" office:value="-0.79279640808957297" table:style-name="ce3">
            <text:p>-0,792796408</text:p>
          </table:table-cell>
          <table:table-cell office:value-type="float" office:value="2.2376780249019101" table:style-name="ce3">
            <text:p>2,237678025</text:p>
          </table:table-cell>
          <table:table-cell office:value-type="float" office:value="2.35766107116378" table:style-name="ce3">
            <text:p>2,357661071</text:p>
          </table:table-cell>
          <table:table-cell office:value-type="float" office:value="-0.96060776012104399" table:style-name="ce3">
            <text:p>-0,96060776</text:p>
          </table:table-cell>
          <table:table-cell office:value-type="float" office:value="-1.66808299487948" table:style-name="ce3">
            <text:p>-1,668082995</text:p>
          </table:table-cell>
          <table:table-cell office:value-type="float" office:value="-2.89344410370901" table:style-name="ce3">
            <text:p>-2,893444104</text:p>
          </table:table-cell>
          <table:table-cell office:value-type="float" office:value="-0.115169282192365" table:style-name="ce3">
            <text:p>-0,115169282</text:p>
          </table:table-cell>
          <table:table-cell office:value-type="float" office:value="2.3881506790696898" table:style-name="ce3">
            <text:p>2,388150679</text:p>
          </table:table-cell>
          <table:table-cell office:value-type="float" office:value="0.168108999421344" table:style-name="ce3">
            <text:p>0,168108999</text:p>
          </table:table-cell>
          <table:table-cell office:value-type="float" office:value="-0.74458161772361997" table:style-name="ce3">
            <text:p>-0,744581618</text:p>
          </table:table-cell>
          <table:table-cell office:value-type="float" office:value="4034.2633333333301" table:style-name="ce3">
            <text:p>4034,263333</text:p>
          </table:table-cell>
          <table:table-cell office:value-type="float" office:value="1.5579712937910699" table:style-name="ce3">
            <text:p>1,557971294</text:p>
          </table:table-cell>
          <table:table-cell office:value-type="float" office:value="0.126987248394792" table:style-name="ce3">
            <text:p>0,126987248</text:p>
          </table:table-cell>
          <table:table-cell office:value-type="float" office:value="1.99016458583265" table:style-name="ce3">
            <text:p>1,990164586</text:p>
          </table:table-cell>
          <table:table-cell office:value-type="float" office:value="0.43899340343609" table:style-name="ce3">
            <text:p>0,438993403</text:p>
          </table:table-cell>
          <table:table-cell office:value-type="float" office:value="-0.241065998980105" table:style-name="ce3">
            <text:p>-0,241065999</text:p>
          </table:table-cell>
          <table:table-cell office:value-type="float" office:value="9.2032435918265598E-2" table:style-name="ce3">
            <text:p>0,092032436</text:p>
          </table:table-cell>
          <table:table-cell office:value-type="float" office:value="0.53116400643434702" table:style-name="ce3">
            <text:p>0,531164006</text:p>
          </table:table-cell>
          <table:table-cell office:value-type="float" office:value="-0.88878519022996005" table:style-name="ce3">
            <text:p>-0,88878519</text:p>
          </table:table-cell>
          <table:table-cell office:value-type="float" office:value="-0.57354700726061603" table:style-name="ce3">
            <text:p>-0,573547007</text:p>
          </table:table-cell>
          <table:table-cell office:value-type="float" office:value="0.23106924608698701" table:style-name="ce3">
            <text:p>0,231069246</text:p>
          </table:table-cell>
          <table:table-cell office:value-type="float" office:value="-0.89790301823260299" table:style-name="ce3">
            <text:p>-0,897903018</text:p>
          </table:table-cell>
          <table:table-cell office:value-type="float" office:value="-2.0683363568015598" table:style-name="ce3">
            <text:p>-2,068336357</text:p>
          </table:table-cell>
          <table:table-cell office:value-type="float" office:value="0.30304066670095497" table:style-name="ce3">
            <text:p>0,303040667</text:p>
          </table:table-cell>
          <table:table-cell office:value-type="float" office:value="-0.64145165759938505" table:style-name="ce3">
            <text:p>-0,641451658</text:p>
          </table:table-cell>
          <table:table-cell office:value-type="float" office:value="0.92638385068700602" table:style-name="ce3">
            <text:p>0,926383851</text:p>
          </table:table-cell>
          <table:table-cell office:value-type="float" office:value="-1.59744521930441" table:style-name="ce3">
            <text:p>-1,597445219</text:p>
          </table:table-cell>
          <table:table-cell office:value-type="float" office:value="0.53686178340560997" table:style-name="ce3">
            <text:p>0,536861783</text:p>
          </table:table-cell>
          <table:table-cell office:value-type="float" office:value="1.83011181872782" table:style-name="ce3">
            <text:p>1,830111819</text:p>
          </table:table-cell>
          <table:table-cell office:value-type="float" office:value="-0.53440907294678397" table:style-name="ce3">
            <text:p>-0,534409073</text:p>
          </table:table-cell>
          <table:table-cell office:value-type="float" office:value="4.3872079486518896" table:style-name="ce3">
            <text:p>4,387207949</text:p>
          </table:table-cell>
          <table:table-cell office:value-type="float" office:value="-1.5630000201774099" table:style-name="ce3">
            <text:p>-1,56300002</text:p>
          </table:table-cell>
          <table:table-cell office:value-type="float" office:value="-0.71088412917184995" table:style-name="ce3">
            <text:p>-0,710884129</text:p>
          </table:table-cell>
          <table:table-cell office:value-type="float" office:value="2.3286323233395501" table:style-name="ce3">
            <text:p>2,328632323</text:p>
          </table:table-cell>
          <table:table-cell office:value-type="float" office:value="1.7874619164018" table:style-name="ce3">
            <text:p>1,787461916</text:p>
          </table:table-cell>
          <table:table-cell office:value-type="float" office:value="1.6054131412188699" table:style-name="ce3">
            <text:p>1,605413141</text:p>
          </table:table-cell>
          <table:table-cell office:value-type="float" office:value="-0.41499329677823399" table:style-name="ce3">
            <text:p>-0,414993297</text:p>
          </table:table-cell>
          <table:table-cell office:value-type="float" office:value="-2.0109472869165002" table:style-name="ce3">
            <text:p>-2,010947287</text:p>
          </table:table-cell>
          <table:table-cell office:value-type="float" office:value="-1.3694418472768199" table:style-name="ce3">
            <text:p>-1,369441847</text:p>
          </table:table-cell>
          <table:table-cell office:value-type="float" office:value="0.36813696917273803" table:style-name="ce3">
            <text:p>0,368136969</text:p>
          </table:table-cell>
          <table:table-cell office:value-type="float" office:value="0.35409260491412098" table:style-name="ce3">
            <text:p>0,354092605</text:p>
          </table:table-cell>
          <table:table-cell office:value-type="float" office:value="-0.43013605952165901" table:style-name="ce3">
            <text:p>-0,43013606</text:p>
          </table:table-cell>
          <table:table-cell office:value-type="float" office:value="-0.17574334028137401" table:style-name="ce3">
            <text:p>-0,17574334</text:p>
          </table:table-cell>
          <table:table-cell office:value-type="float" office:value="1.4686070211975699" table:style-name="ce3">
            <text:p>1,468607021</text:p>
          </table:table-cell>
          <table:table-cell office:value-type="float" office:value="-0.19248718304411999" table:style-name="ce3">
            <text:p>-0,192487183</text:p>
          </table:table-cell>
          <table:table-cell office:value-type="float" office:value="0.16451087602744899" table:style-name="ce3">
            <text:p>0,164510876</text:p>
          </table:table-cell>
          <table:table-cell table:number-columns-repeated="16315"/>
        </table:table-row>
        <table:table-row table:style-name="ro3">
          <table:table-cell office:value-type="string" table:style-name="ce2">
            <text:p>0007F2EEFA</text:p>
          </table:table-cell>
          <table:table-cell office:value-type="float" office:value="77" table:style-name="ce3">
            <text:p>77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1" table:style-name="ce3">
            <text:p>21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5.61" table:style-name="ce3">
            <text:p>25,61</text:p>
          </table:table-cell>
          <table:table-cell office:value-type="float" office:value="28.93" table:style-name="ce3">
            <text:p>28,93</text:p>
          </table:table-cell>
          <table:table-cell office:value-type="float" office:value="3.32" table:style-name="ce3">
            <text:p>3,32</text:p>
          </table:table-cell>
          <table:table-cell office:value-type="float" office:value="2" table:style-name="ce3">
            <text:p>2</text:p>
          </table:table-cell>
          <table:table-cell office:value-type="float" office:value="19.433333333333302" table:style-name="ce3">
            <text:p>19,43333333</text:p>
          </table:table-cell>
          <table:table-cell office:value-type="float" office:value="4" table:style-name="ce3">
            <text:p>4</text:p>
          </table:table-cell>
          <table:table-cell office:value-type="float" office:value="13.006759322548801" table:style-name="ce3">
            <text:p>13,00675932</text:p>
          </table:table-cell>
          <table:table-cell office:value-type="float" office:value="0.72826044628633502" table:style-name="ce3">
            <text:p>0,728260446</text:p>
          </table:table-cell>
          <table:table-cell office:value-type="float" office:value="0.37987803977985701" table:style-name="ce3">
            <text:p>0,37987804</text:p>
          </table:table-cell>
          <table:table-cell office:value-type="float" office:value="0.30562451646262401" table:style-name="ce3">
            <text:p>0,305624516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0.88888888888888895" table:style-name="ce3">
            <text:p>0,888888889</text:p>
          </table:table-cell>
          <table:table-cell office:value-type="float" office:value="0.8" table:style-name="ce3">
            <text:p>0,8</text:p>
          </table:table-cell>
          <table:table-cell office:value-type="float" office:value="0.37574133914906199" table:style-name="ce3">
            <text:p>0,375741339</text:p>
          </table:table-cell>
          <table:table-cell office:value-type="float" office:value="0.79832173293617104" table:style-name="ce3">
            <text:p>0,798321733</text:p>
          </table:table-cell>
          <table:table-cell office:value-type="float" office:value="-1.94879004417899" table:style-name="ce3">
            <text:p>-1,948790044</text:p>
          </table:table-cell>
          <table:table-cell office:value-type="float" office:value="-0.50702781524775198" table:style-name="ce3">
            <text:p>-0,507027815</text:p>
          </table:table-cell>
          <table:table-cell office:value-type="float" office:value="6.8322620522173603" table:style-name="ce3">
            <text:p>6,832262052</text:p>
          </table:table-cell>
          <table:table-cell office:value-type="float" office:value="0.60611381928360597" table:style-name="ce3">
            <text:p>0,606113819</text:p>
          </table:table-cell>
          <table:table-cell office:value-type="float" office:value="-0.49645618120713098" table:style-name="ce3">
            <text:p>-0,496456181</text:p>
          </table:table-cell>
          <table:table-cell office:value-type="float" office:value="3.49498906619921" table:style-name="ce3">
            <text:p>3,494989066</text:p>
          </table:table-cell>
          <table:table-cell office:value-type="float" office:value="-0.17731436481184401" table:style-name="ce3">
            <text:p>-0,177314365</text:p>
          </table:table-cell>
          <table:table-cell office:value-type="float" office:value="-2.9237913157605502" table:style-name="ce3">
            <text:p>-2,923791316</text:p>
          </table:table-cell>
          <table:table-cell office:value-type="float" office:value="-0.62274100203658" table:style-name="ce3">
            <text:p>-0,622741002</text:p>
          </table:table-cell>
          <table:table-cell office:value-type="float" office:value="0.104825771535971" table:style-name="ce3">
            <text:p>0,104825772</text:p>
          </table:table-cell>
          <table:table-cell office:value-type="float" office:value="1.9254866923187499" table:style-name="ce3">
            <text:p>1,925486692</text:p>
          </table:table-cell>
          <table:table-cell office:value-type="float" office:value="2554.61" table:style-name="ce3">
            <text:p>2554,61</text:p>
          </table:table-cell>
          <table:table-cell office:value-type="float" office:value="1.6225909154096301" table:style-name="ce3">
            <text:p>1,622590915</text:p>
          </table:table-cell>
          <table:table-cell office:value-type="float" office:value="0.15074838559832399" table:style-name="ce3">
            <text:p>0,150748386</text:p>
          </table:table-cell>
          <table:table-cell office:value-type="float" office:value="-4.6708877785322596" table:style-name="ce3">
            <text:p>-4,670887779</text:p>
          </table:table-cell>
          <table:table-cell office:value-type="float" office:value="0.58413507772957596" table:style-name="ce3">
            <text:p>0,584135078</text:p>
          </table:table-cell>
          <table:table-cell office:value-type="float" office:value="0.14130148857737099" table:style-name="ce3">
            <text:p>0,141301489</text:p>
          </table:table-cell>
          <table:table-cell office:value-type="float" office:value="2.1581699646716102" table:style-name="ce3">
            <text:p>2,158169965</text:p>
          </table:table-cell>
          <table:table-cell office:value-type="float" office:value="-1.1379303558421801" table:style-name="ce3">
            <text:p>-1,137930356</text:p>
          </table:table-cell>
          <table:table-cell office:value-type="float" office:value="0.198922627555043" table:style-name="ce3">
            <text:p>0,198922628</text:p>
          </table:table-cell>
          <table:table-cell office:value-type="float" office:value="3.75463155057962E-2" table:style-name="ce3">
            <text:p>0,037546316</text:p>
          </table:table-cell>
          <table:table-cell office:value-type="float" office:value="0.12509391883412899" table:style-name="ce3">
            <text:p>0,125093919</text:p>
          </table:table-cell>
          <table:table-cell office:value-type="float" office:value="2.6606237663301999" table:style-name="ce3">
            <text:p>2,660623766</text:p>
          </table:table-cell>
          <table:table-cell office:value-type="float" office:value="1.5777501296491001" table:style-name="ce3">
            <text:p>1,57775013</text:p>
          </table:table-cell>
          <table:table-cell office:value-type="float" office:value="0.340927261574068" table:style-name="ce3">
            <text:p>0,340927262</text:p>
          </table:table-cell>
          <table:table-cell office:value-type="float" office:value="0.576664980828683" table:style-name="ce3">
            <text:p>0,576664981</text:p>
          </table:table-cell>
          <table:table-cell office:value-type="float" office:value="0.36518901057222403" table:style-name="ce3">
            <text:p>0,365189011</text:p>
          </table:table-cell>
          <table:table-cell office:value-type="float" office:value="-1.88409509258439" table:style-name="ce3">
            <text:p>-1,884095093</text:p>
          </table:table-cell>
          <table:table-cell office:value-type="float" office:value="0.25186321150374502" table:style-name="ce3">
            <text:p>0,251863212</text:p>
          </table:table-cell>
          <table:table-cell office:value-type="float" office:value="7.6354714459823301" table:style-name="ce3">
            <text:p>7,635471446</text:p>
          </table:table-cell>
          <table:table-cell office:value-type="float" office:value="-1.02883300599238" table:style-name="ce3">
            <text:p>-1,028833006</text:p>
          </table:table-cell>
          <table:table-cell office:value-type="float" office:value="0.639465534659866" table:style-name="ce3">
            <text:p>0,639465535</text:p>
          </table:table-cell>
          <table:table-cell office:value-type="float" office:value="2.9461187496521299" table:style-name="ce3">
            <text:p>2,94611875</text:p>
          </table:table-cell>
          <table:table-cell office:value-type="float" office:value="-0.82386858725190104" table:style-name="ce3">
            <text:p>-0,823868587</text:p>
          </table:table-cell>
          <table:table-cell office:value-type="float" office:value="-0.276397547021701" table:style-name="ce3">
            <text:p>-0,276397547</text:p>
          </table:table-cell>
          <table:table-cell office:value-type="float" office:value="-0.48798737236683798" table:style-name="ce3">
            <text:p>-0,487987372</text:p>
          </table:table-cell>
          <table:table-cell office:value-type="float" office:value="-0.75773123176386303" table:style-name="ce3">
            <text:p>-0,757731232</text:p>
          </table:table-cell>
          <table:table-cell office:value-type="float" office:value="2.0690405282698001" table:style-name="ce3">
            <text:p>2,069040528</text:p>
          </table:table-cell>
          <table:table-cell office:value-type="float" office:value="5.7866097276030004" table:style-name="ce3">
            <text:p>5,786609728</text:p>
          </table:table-cell>
          <table:table-cell office:value-type="float" office:value="0.79699200948037596" table:style-name="ce3">
            <text:p>0,796992009</text:p>
          </table:table-cell>
          <table:table-cell office:value-type="float" office:value="0.17754232184205701" table:style-name="ce3">
            <text:p>0,177542322</text:p>
          </table:table-cell>
          <table:table-cell office:value-type="float" office:value="1.2345256966713001" table:style-name="ce3">
            <text:p>1,234525697</text:p>
          </table:table-cell>
          <table:table-cell office:value-type="float" office:value="4.4679363074541101" table:style-name="ce3">
            <text:p>4,467936307</text:p>
          </table:table-cell>
          <table:table-cell office:value-type="float" office:value="-2.7639900249276099" table:style-name="ce3">
            <text:p>-2,763990025</text:p>
          </table:table-cell>
          <table:table-cell office:value-type="float" office:value="2.61163661415722" table:style-name="ce3">
            <text:p>2,611636614</text:p>
          </table:table-cell>
          <table:table-cell office:value-type="float" office:value="1.62596362876681" table:style-name="ce3">
            <text:p>1,625963629</text:p>
          </table:table-cell>
          <table:table-cell office:value-type="float" office:value="-0.83869204588744095" table:style-name="ce3">
            <text:p>-0,838692046</text:p>
          </table:table-cell>
          <table:table-cell table:number-columns-repeated="16315"/>
        </table:table-row>
        <table:table-row table:style-name="ro3">
          <table:table-cell office:value-type="string" table:style-name="ce2">
            <text:p>0007F2F26A</text:p>
          </table:table-cell>
          <table:table-cell office:value-type="float" office:value="78" table:style-name="ce3">
            <text:p>78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22" table:style-name="ce3">
            <text:p>22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72" table:style-name="ce3">
            <text:p>26,72</text:p>
          </table:table-cell>
          <table:table-cell office:value-type="float" office:value="28.06" table:style-name="ce3">
            <text:p>28,06</text:p>
          </table:table-cell>
          <table:table-cell office:value-type="float" office:value="1.34" table:style-name="ce3">
            <text:p>1,34</text:p>
          </table:table-cell>
          <table:table-cell office:value-type="float" office:value="1" table:style-name="ce3">
            <text:p>1</text:p>
          </table:table-cell>
          <table:table-cell office:value-type="float" office:value="20.8333333333333" table:style-name="ce3">
            <text:p>20,83333333</text:p>
          </table:table-cell>
          <table:table-cell office:value-type="float" office:value="2" table:style-name="ce3">
            <text:p>2</text:p>
          </table:table-cell>
          <table:table-cell office:value-type="float" office:value="21.4905244394409" table:style-name="ce3">
            <text:p>21,49052444</text:p>
          </table:table-cell>
          <table:table-cell office:value-type="float" office:value="1.7419728813767399" table:style-name="ce3">
            <text:p>1,741972881</text:p>
          </table:table-cell>
          <table:table-cell office:value-type="float" office:value="0.83379479016788705" table:style-name="ce3">
            <text:p>0,83379479</text:p>
          </table:table-cell>
          <table:table-cell office:value-type="float" office:value="0.76635262336242005" table:style-name="ce3">
            <text:p>0,766352623</text:p>
          </table:table-cell>
          <table:table-cell office:value-type="float" office:value="0.4" table:style-name="ce3">
            <text:p>0,4</text:p>
          </table:table-cell>
          <table:table-cell office:value-type="float" office:value="1.28571428571429" table:style-name="ce3">
            <text:p>1,285714286</text:p>
          </table:table-cell>
          <table:table-cell office:value-type="float" office:value="1" table:style-name="ce3">
            <text:p>1</text:p>
          </table:table-cell>
          <table:table-cell office:value-type="float" office:value="-1.08049695581748" table:style-name="ce3">
            <text:p>-1,080496956</text:p>
          </table:table-cell>
          <table:table-cell office:value-type="float" office:value="0.63062799456274499" table:style-name="ce3">
            <text:p>0,630627995</text:p>
          </table:table-cell>
          <table:table-cell office:value-type="float" office:value="-0.741632022462684" table:style-name="ce3">
            <text:p>-0,741632022</text:p>
          </table:table-cell>
          <table:table-cell office:value-type="float" office:value="0.53623874417902895" table:style-name="ce3">
            <text:p>0,536238744</text:p>
          </table:table-cell>
          <table:table-cell office:value-type="float" office:value="0.14047250602775699" table:style-name="ce3">
            <text:p>0,140472506</text:p>
          </table:table-cell>
          <table:table-cell office:value-type="float" office:value="2.27644581657046" table:style-name="ce3">
            <text:p>2,276445817</text:p>
          </table:table-cell>
          <table:table-cell office:value-type="float" office:value="-0.90204011811973595" table:style-name="ce3">
            <text:p>-0,902040118</text:p>
          </table:table-cell>
          <table:table-cell office:value-type="float" office:value="-1.11817394102559" table:style-name="ce3">
            <text:p>-1,118173941</text:p>
          </table:table-cell>
          <table:table-cell office:value-type="float" office:value="-0.42189898871728798" table:style-name="ce3">
            <text:p>-0,421898989</text:p>
          </table:table-cell>
          <table:table-cell office:value-type="float" office:value="-0.87660524983532495" table:style-name="ce3">
            <text:p>-0,87660525</text:p>
          </table:table-cell>
          <table:table-cell office:value-type="float" office:value="2.2095685049143601" table:style-name="ce3">
            <text:p>2,209568505</text:p>
          </table:table-cell>
          <table:table-cell office:value-type="float" office:value="-6.7156534981435007E-2" table:style-name="ce3">
            <text:p>-0,067156535</text:p>
          </table:table-cell>
          <table:table-cell office:value-type="float" office:value="2.05388202066659" table:style-name="ce3">
            <text:p>2,053882021</text:p>
          </table:table-cell>
          <table:table-cell office:value-type="float" office:value="4188.2299999999996" table:style-name="ce3">
            <text:p>4188,23</text:p>
          </table:table-cell>
          <table:table-cell office:value-type="float" office:value="1.85654157684411" table:style-name="ce3">
            <text:p>1,856541577</text:p>
          </table:table-cell>
          <table:table-cell office:value-type="float" office:value="0.13367301541064699" table:style-name="ce3">
            <text:p>0,133673015</text:p>
          </table:table-cell>
          <table:table-cell office:value-type="float" office:value="2.9276063595453401" table:style-name="ce3">
            <text:p>2,92760636</text:p>
          </table:table-cell>
          <table:table-cell office:value-type="float" office:value="-1.3251184904125799" table:style-name="ce3">
            <text:p>-1,32511849</text:p>
          </table:table-cell>
          <table:table-cell office:value-type="float" office:value="-0.92906656786710395" table:style-name="ce3">
            <text:p>-0,929066568</text:p>
          </table:table-cell>
          <table:table-cell office:value-type="float" office:value="-0.31125586582986797" table:style-name="ce3">
            <text:p>-0,311255866</text:p>
          </table:table-cell>
          <table:table-cell office:value-type="float" office:value="1.12289195821017" table:style-name="ce3">
            <text:p>1,122891958</text:p>
          </table:table-cell>
          <table:table-cell office:value-type="float" office:value="-0.299349052511587" table:style-name="ce3">
            <text:p>-0,299349053</text:p>
          </table:table-cell>
          <table:table-cell office:value-type="float" office:value="-0.19077543255860999" table:style-name="ce3">
            <text:p>-0,190775433</text:p>
          </table:table-cell>
          <table:table-cell office:value-type="float" office:value="0.62422944499824695" table:style-name="ce3">
            <text:p>0,624229445</text:p>
          </table:table-cell>
          <table:table-cell office:value-type="float" office:value="-0.32224235261109302" table:style-name="ce3">
            <text:p>-0,322242353</text:p>
          </table:table-cell>
          <table:table-cell office:value-type="float" office:value="2.2230896297843201" table:style-name="ce3">
            <text:p>2,22308963</text:p>
          </table:table-cell>
          <table:table-cell office:value-type="float" office:value="0.57821924077892295" table:style-name="ce3">
            <text:p>0,578219241</text:p>
          </table:table-cell>
          <table:table-cell office:value-type="float" office:value="-0.68915930322929597" table:style-name="ce3">
            <text:p>-0,689159303</text:p>
          </table:table-cell>
          <table:table-cell office:value-type="float" office:value="1.0361688873700099" table:style-name="ce3">
            <text:p>1,036168887</text:p>
          </table:table-cell>
          <table:table-cell office:value-type="float" office:value="-0.782275124981615" table:style-name="ce3">
            <text:p>-0,782275125</text:p>
          </table:table-cell>
          <table:table-cell office:value-type="float" office:value="-0.86969511821690604" table:style-name="ce3">
            <text:p>-0,869695118</text:p>
          </table:table-cell>
          <table:table-cell office:value-type="float" office:value="0.39400931844371001" table:style-name="ce3">
            <text:p>0,394009318</text:p>
          </table:table-cell>
          <table:table-cell office:value-type="float" office:value="1.4446234793892201" table:style-name="ce3">
            <text:p>1,444623479</text:p>
          </table:table-cell>
          <table:table-cell office:value-type="float" office:value="2.2433333828426498" table:style-name="ce3">
            <text:p>2,243333383</text:p>
          </table:table-cell>
          <table:table-cell office:value-type="float" office:value="-0.345302400642576" table:style-name="ce3">
            <text:p>-0,345302401</text:p>
          </table:table-cell>
          <table:table-cell office:value-type="float" office:value="-0.16007031052899101" table:style-name="ce3">
            <text:p>-0,160070311</text:p>
          </table:table-cell>
          <table:table-cell office:value-type="float" office:value="1.826712337132" table:style-name="ce3">
            <text:p>1,826712337</text:p>
          </table:table-cell>
          <table:table-cell office:value-type="float" office:value="2.3264553715344598" table:style-name="ce3">
            <text:p>2,326455372</text:p>
          </table:table-cell>
          <table:table-cell office:value-type="float" office:value="1.05853159874628" table:style-name="ce3">
            <text:p>1,058531599</text:p>
          </table:table-cell>
          <table:table-cell office:value-type="float" office:value="1.8295245719783499" table:style-name="ce3">
            <text:p>1,829524572</text:p>
          </table:table-cell>
          <table:table-cell office:value-type="float" office:value="-3.6488484638896299" table:style-name="ce3">
            <text:p>-3,648848464</text:p>
          </table:table-cell>
          <table:table-cell office:value-type="float" office:value="-1.81741453484412" table:style-name="ce3">
            <text:p>-1,817414535</text:p>
          </table:table-cell>
          <table:table-cell office:value-type="float" office:value="-0.99719453516983303" table:style-name="ce3">
            <text:p>-0,997194535</text:p>
          </table:table-cell>
          <table:table-cell office:value-type="float" office:value="-2.4314776143572701" table:style-name="ce3">
            <text:p>-2,431477614</text:p>
          </table:table-cell>
          <table:table-cell office:value-type="float" office:value="-0.99482804343797604" table:style-name="ce3">
            <text:p>-0,994828043</text:p>
          </table:table-cell>
          <table:table-cell office:value-type="float" office:value="1.24802851520986" table:style-name="ce3">
            <text:p>1,248028515</text:p>
          </table:table-cell>
          <table:table-cell office:value-type="float" office:value="0.58393493210256797" table:style-name="ce3">
            <text:p>0,583934932</text:p>
          </table:table-cell>
          <table:table-cell office:value-type="float" office:value="-1.0143346731467799" table:style-name="ce3">
            <text:p>-1,014334673</text:p>
          </table:table-cell>
          <table:table-cell office:value-type="float" office:value="0.58396662438940705" table:style-name="ce3">
            <text:p>0,58396662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0007F2F283</text:p>
          </table:table-cell>
          <table:table-cell office:value-type="float" office:value="79" table:style-name="ce3">
            <text:p>79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0" table:style-name="ce3">
            <text:p>20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5.74" table:style-name="ce3">
            <text:p>25,74</text:p>
          </table:table-cell>
          <table:table-cell office:value-type="float" office:value="29.07" table:style-name="ce3">
            <text:p>29,07</text:p>
          </table:table-cell>
          <table:table-cell office:value-type="float" office:value="3.33" table:style-name="ce3">
            <text:p>3,33</text:p>
          </table:table-cell>
          <table:table-cell office:value-type="float" office:value="9" table:style-name="ce3">
            <text:p>9</text:p>
          </table:table-cell>
          <table:table-cell office:value-type="float" office:value="-16.75" table:style-name="ce3">
            <text:p>-16,75</text:p>
          </table:table-cell>
          <table:table-cell office:value-type="float" office:value="1" table:style-name="ce3">
            <text:p>1</text:p>
          </table:table-cell>
          <table:table-cell office:value-type="float" office:value="27.626984126984102" table:style-name="ce3">
            <text:p>27,62698413</text:p>
          </table:table-cell>
          <table:table-cell office:value-type="float" office:value="0.47042575762729799" table:style-name="ce3">
            <text:p>0,470425758</text:p>
          </table:table-cell>
          <table:table-cell office:value-type="float" office:value="-1.1706582722277701" table:style-name="ce3">
            <text:p>-1,170658272</text:p>
          </table:table-cell>
          <table:table-cell table:number-columns-repeated="17" table:style-name="ce3"/>
          <table:table-cell office:value-type="float" office:value="4401.4833333333299" table:style-name="ce3">
            <text:p>4401,483333</text:p>
          </table:table-cell>
          <table:table-cell office:value-type="float" office:value="1.31846504121816" table:style-name="ce3">
            <text:p>1,318465041</text:p>
          </table:table-cell>
          <table:table-cell office:value-type="float" office:value="0.104721514337969" table:style-name="ce3">
            <text:p>0,104721514</text:p>
          </table:table-cell>
          <table:table-cell office:value-type="float" office:value="1.36334134667296" table:style-name="ce3">
            <text:p>1,363341347</text:p>
          </table:table-cell>
          <table:table-cell office:value-type="float" office:value="1.56887534066663" table:style-name="ce3">
            <text:p>1,568875341</text:p>
          </table:table-cell>
          <table:table-cell office:value-type="float" office:value="1.6324356090543299" table:style-name="ce3">
            <text:p>1,632435609</text:p>
          </table:table-cell>
          <table:table-cell office:value-type="float" office:value="0.52789127044251505" table:style-name="ce3">
            <text:p>0,52789127</text:p>
          </table:table-cell>
          <table:table-cell office:value-type="float" office:value="-0.60093329281104102" table:style-name="ce3">
            <text:p>-0,600933293</text:p>
          </table:table-cell>
          <table:table-cell office:value-type="float" office:value="-0.16347792350764301" table:style-name="ce3">
            <text:p>-0,163477924</text:p>
          </table:table-cell>
          <table:table-cell office:value-type="float" office:value="-0.88892417124660805" table:style-name="ce3">
            <text:p>-0,888924171</text:p>
          </table:table-cell>
          <table:table-cell office:value-type="float" office:value="-2.7240440771339199E-2" table:style-name="ce3">
            <text:p>-0,027240441</text:p>
          </table:table-cell>
          <table:table-cell office:value-type="float" office:value="-0.62704620555069801" table:style-name="ce3">
            <text:p>-0,627046206</text:p>
          </table:table-cell>
          <table:table-cell office:value-type="float" office:value="1.31232390775935" table:style-name="ce3">
            <text:p>1,312323908</text:p>
          </table:table-cell>
          <table:table-cell office:value-type="float" office:value="-1.29470836221578" table:style-name="ce3">
            <text:p>-1,294708362</text:p>
          </table:table-cell>
          <table:table-cell table:number-columns-repeated="13" table:style-name="ce3"/>
          <table:table-cell office:value-type="float" office:value="-0.88204149063589299" table:style-name="ce3">
            <text:p>-0,882041491</text:p>
          </table:table-cell>
          <table:table-cell office:value-type="float" office:value="2.18500215928858" table:style-name="ce3">
            <text:p>2,185002159</text:p>
          </table:table-cell>
          <table:table-cell office:value-type="float" office:value="1.1845806484214101" table:style-name="ce3">
            <text:p>1,184580648</text:p>
          </table:table-cell>
          <table:table-cell office:value-type="float" office:value="3.0921985991201302" table:style-name="ce3">
            <text:p>3,092198599</text:p>
          </table:table-cell>
          <table:table-cell office:value-type="float" office:value="0.60110116657743895" table:style-name="ce3">
            <text:p>0,601101167</text:p>
          </table:table-cell>
          <table:table-cell office:value-type="float" office:value="-1.2840656016252601" table:style-name="ce3">
            <text:p>-1,284065602</text:p>
          </table:table-cell>
          <table:table-cell office:value-type="float" office:value="0.91736600045682104" table:style-name="ce3">
            <text:p>0,917366</text:p>
          </table:table-cell>
          <table:table-cell office:value-type="float" office:value="0.98035126157058095" table:style-name="ce3">
            <text:p>0,980351262</text:p>
          </table:table-cell>
          <table:table-cell office:value-type="float" office:value="2.2079847639038901" table:style-name="ce3">
            <text:p>2,207984764</text:p>
          </table:table-cell>
          <table:table-cell table:number-columns-repeated="16315"/>
        </table:table-row>
        <table:table-row table:style-name="ro2">
          <table:table-cell office:value-type="string" table:style-name="ce8">
            <text:p>0007F29741</text:p>
          </table:table-cell>
          <table:table-cell office:value-type="float" office:value="61" table:style-name="ce9">
            <text:p>61</text:p>
          </table:table-cell>
          <table:table-cell office:value-type="float" office:value="17" table:style-name="ce9">
            <text:p>17</text:p>
          </table:table-cell>
          <table:table-cell office:value-type="float" office:value="2" table:style-name="ce9">
            <text:p>2</text:p>
          </table:table-cell>
          <table:table-cell office:value-type="float" office:value="6" table:style-name="ce9">
            <text:p>6</text:p>
          </table:table-cell>
          <table:table-cell office:value-type="float" office:value="21" table:style-name="ce9">
            <text:p>21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5.49" table:style-name="ce9">
            <text:p>25,49</text:p>
          </table:table-cell>
          <table:table-cell office:value-type="float" office:value="28.35" table:style-name="ce9">
            <text:p>28,35</text:p>
          </table:table-cell>
          <table:table-cell office:value-type="float" office:value="2.86" table:style-name="ce9">
            <text:p>2,86</text:p>
          </table:table-cell>
          <table:table-cell office:value-type="float" office:value="3" table:style-name="ce9">
            <text:p>3</text:p>
          </table:table-cell>
          <table:table-cell office:value-type="float" office:value="15.0833333333333" table:style-name="ce9">
            <text:p>15,08333333</text:p>
          </table:table-cell>
          <table:table-cell office:value-type="float" office:value="9" table:style-name="ce9">
            <text:p>9</text:p>
          </table:table-cell>
          <table:table-cell office:value-type="float" office:value="-20.260971055088699" table:style-name="ce9">
            <text:p>-20,26097106</text:p>
          </table:table-cell>
          <table:table-cell office:value-type="float" office:value="0.98636637528433202" table:style-name="ce9">
            <text:p>0,986366375</text:p>
          </table:table-cell>
          <table:table-cell office:value-type="float" office:value="0.55990587165135897" table:style-name="ce9">
            <text:p>0,559905872</text:p>
          </table:table-cell>
          <table:table-cell office:value-type="float" office:value="0.55443306253844604" table:style-name="ce9">
            <text:p>0,554433063</text:p>
          </table:table-cell>
          <table:table-cell office:value-type="float" office:value="0.55000000000000004" table:style-name="ce9">
            <text:p>0,55</text:p>
          </table:table-cell>
          <table:table-cell office:value-type="float" office:value="0.85714285714285698" table:style-name="ce9">
            <text:p>0,857142857</text:p>
          </table:table-cell>
          <table:table-cell office:value-type="float" office:value="2.3333333333333299" table:style-name="ce9">
            <text:p>2,333333333</text:p>
          </table:table-cell>
          <table:table-cell office:value-type="float" office:value="-0.40024879221677301" table:style-name="ce9">
            <text:p>-0,400248792</text:p>
          </table:table-cell>
          <table:table-cell office:value-type="float" office:value="0.771718496821579" table:style-name="ce9">
            <text:p>0,771718497</text:p>
          </table:table-cell>
          <table:table-cell office:value-type="float" office:value="-0.36647980322198898" table:style-name="ce9">
            <text:p>-0,366479803</text:p>
          </table:table-cell>
          <table:table-cell office:value-type="float" office:value="1.4249111807097401" table:style-name="ce9">
            <text:p>1,424911181</text:p>
          </table:table-cell>
          <table:table-cell office:value-type="float" office:value="2.7790129086137401" table:style-name="ce9">
            <text:p>2,779012909</text:p>
          </table:table-cell>
          <table:table-cell office:value-type="float" office:value="3.35428449080923" table:style-name="ce9">
            <text:p>3,354284491</text:p>
          </table:table-cell>
          <table:table-cell office:value-type="float" office:value="-1.5640735225146201" table:style-name="ce9">
            <text:p>-1,564073523</text:p>
          </table:table-cell>
          <table:table-cell office:value-type="float" office:value="1.6504999907181801" table:style-name="ce9">
            <text:p>1,650499991</text:p>
          </table:table-cell>
          <table:table-cell office:value-type="float" office:value="-1.18893868533384" table:style-name="ce9">
            <text:p>-1,188938685</text:p>
          </table:table-cell>
          <table:table-cell office:value-type="float" office:value="1.08333924341752" table:style-name="ce9">
            <text:p>1,083339243</text:p>
          </table:table-cell>
          <table:table-cell office:value-type="float" office:value="0.76572778912603801" table:style-name="ce9">
            <text:p>0,765727789</text:p>
          </table:table-cell>
          <table:table-cell office:value-type="float" office:value="-2.21247028434267" table:style-name="ce9">
            <text:p>-2,212470284</text:p>
          </table:table-cell>
          <table:table-cell office:value-type="float" office:value="0.383763928746988" table:style-name="ce9">
            <text:p>0,383763929</text:p>
          </table:table-cell>
          <table:table-cell office:value-type="float" office:value="3378.1466666666702" table:style-name="ce9">
            <text:p>3378,146667</text:p>
          </table:table-cell>
          <table:table-cell office:value-type="float" office:value="2.4504124672196399" table:style-name="ce9">
            <text:p>2,450412467</text:p>
          </table:table-cell>
          <table:table-cell office:value-type="float" office:value="0.114546042997936" table:style-name="ce9">
            <text:p>0,114546043</text:p>
          </table:table-cell>
          <table:table-cell office:value-type="float" office:value="0.92267392238425905" table:style-name="ce9">
            <text:p>0,922673922</text:p>
          </table:table-cell>
          <table:table-cell office:value-type="float" office:value="-0.92288826861864004" table:style-name="ce9">
            <text:p>-0,922888269</text:p>
          </table:table-cell>
          <table:table-cell office:value-type="float" office:value="-1.63596755412508" table:style-name="ce9">
            <text:p>-1,635967554</text:p>
          </table:table-cell>
          <table:table-cell office:value-type="float" office:value="-2.2974695649168599" table:style-name="ce9">
            <text:p>-2,297469565</text:p>
          </table:table-cell>
          <table:table-cell office:value-type="float" office:value="4.2881523419877797E-2" table:style-name="ce9">
            <text:p>0,042881523</text:p>
          </table:table-cell>
          <table:table-cell office:value-type="float" office:value="3.9022430152724801" table:style-name="ce9">
            <text:p>3,902243015</text:p>
          </table:table-cell>
          <table:table-cell office:value-type="float" office:value="-0.107580290826763" table:style-name="ce9">
            <text:p>-0,107580291</text:p>
          </table:table-cell>
          <table:table-cell office:value-type="float" office:value="0.119710320524028" table:style-name="ce9">
            <text:p>0,119710321</text:p>
          </table:table-cell>
          <table:table-cell office:value-type="float" office:value="-0.24224511281238101" table:style-name="ce9">
            <text:p>-0,242245113</text:p>
          </table:table-cell>
          <table:table-cell office:value-type="float" office:value="-5.6452160277639498E-3" table:style-name="ce9">
            <text:p>-0,005645216</text:p>
          </table:table-cell>
          <table:table-cell office:value-type="float" office:value="1.21759511359807" table:style-name="ce9">
            <text:p>1,217595114</text:p>
          </table:table-cell>
          <table:table-cell office:value-type="float" office:value="-5.2761942179086897E-2" table:style-name="ce9">
            <text:p>-0,052761942</text:p>
          </table:table-cell>
          <table:table-cell office:value-type="float" office:value="0.78735528029786295" table:style-name="ce9">
            <text:p>0,78735528</text:p>
          </table:table-cell>
          <table:table-cell office:value-type="float" office:value="-4.9449165603376199E-2" table:style-name="ce9">
            <text:p>-0,049449166</text:p>
          </table:table-cell>
          <table:table-cell office:value-type="float" office:value="-1.47755586517288" table:style-name="ce9">
            <text:p>-1,477555865</text:p>
          </table:table-cell>
          <table:table-cell office:value-type="float" office:value="2.8778615348745902" table:style-name="ce9">
            <text:p>2,877861535</text:p>
          </table:table-cell>
          <table:table-cell office:value-type="float" office:value="0.48206446786749302" table:style-name="ce9">
            <text:p>0,482064468</text:p>
          </table:table-cell>
          <table:table-cell office:value-type="float" office:value="4.1161773417459102" table:style-name="ce9">
            <text:p>4,116177342</text:p>
          </table:table-cell>
          <table:table-cell office:value-type="float" office:value="0.99577474456801696" table:style-name="ce9">
            <text:p>0,995774745</text:p>
          </table:table-cell>
          <table:table-cell office:value-type="float" office:value="1.1374371893056701" table:style-name="ce9">
            <text:p>1,137437189</text:p>
          </table:table-cell>
          <table:table-cell office:value-type="float" office:value="-1.4748626464903201" table:style-name="ce9">
            <text:p>-1,474862646</text:p>
          </table:table-cell>
          <table:table-cell office:value-type="float" office:value="1.5577017876622801" table:style-name="ce9">
            <text:p>1,557701788</text:p>
          </table:table-cell>
          <table:table-cell office:value-type="float" office:value="-1.30408929092272" table:style-name="ce9">
            <text:p>-1,304089291</text:p>
          </table:table-cell>
          <table:table-cell office:value-type="float" office:value="0.47295613211897702" table:style-name="ce9">
            <text:p>0,472956132</text:p>
          </table:table-cell>
          <table:table-cell office:value-type="float" office:value="0.171805888949258" table:style-name="ce9">
            <text:p>0,171805889</text:p>
          </table:table-cell>
          <table:table-cell office:value-type="float" office:value="2.5821968098995098" table:style-name="ce9">
            <text:p>2,58219681</text:p>
          </table:table-cell>
          <table:table-cell office:value-type="float" office:value="-1.2434188122385801" table:style-name="ce9">
            <text:p>-1,243418812</text:p>
          </table:table-cell>
          <table:table-cell office:value-type="float" office:value="-4.5918587115461298" table:style-name="ce9">
            <text:p>-4,591858712</text:p>
          </table:table-cell>
          <table:table-cell office:value-type="float" office:value="-0.33149113335821401" table:style-name="ce9">
            <text:p>-0,331491133</text:p>
          </table:table-cell>
          <table:table-cell office:value-type="float" office:value="0.19266901750965601" table:style-name="ce9">
            <text:p>0,192669018</text:p>
          </table:table-cell>
          <table:table-cell office:value-type="float" office:value="0.88397050748025296" table:style-name="ce9">
            <text:p>0,883970507</text:p>
          </table:table-cell>
          <table:table-cell office:value-type="float" office:value="0.50129904373655498" table:style-name="ce9">
            <text:p>0,501299044</text:p>
          </table:table-cell>
          <table:table-cell office:value-type="float" office:value="2.14713060282905" table:style-name="ce9">
            <text:p>2,147130603</text:p>
          </table:table-cell>
          <table:table-cell table:number-columns-repeated="16315" table:style-name="ce10"/>
        </table:table-row>
        <table:table-row table:style-name="ro1">
          <table:table-cell office:value-type="string" table:style-name="ce2">
            <text:p>0007CB2407</text:p>
          </table:table-cell>
          <table:table-cell office:value-type="float" office:value="50" table:style-name="ce3">
            <text:p>50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27" table:style-name="ce3">
            <text:p>27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5.84" table:style-name="ce3">
            <text:p>25,84</text:p>
          </table:table-cell>
          <table:table-cell office:value-type="float" office:value="26.92" table:style-name="ce3">
            <text:p>26,92</text:p>
          </table:table-cell>
          <table:table-cell office:value-type="float" office:value="1.08" table:style-name="ce3">
            <text:p>1,08</text:p>
          </table:table-cell>
          <table:table-cell office:value-type="float" office:value="5" table:style-name="ce3">
            <text:p>5</text:p>
          </table:table-cell>
          <table:table-cell office:value-type="float" office:value="2.4666666666666601" table:style-name="ce3">
            <text:p>2,466666667</text:p>
          </table:table-cell>
          <table:table-cell office:value-type="float" office:value="2" table:style-name="ce3">
            <text:p>2</text:p>
          </table:table-cell>
          <table:table-cell office:value-type="float" office:value="22.123599439775901" table:style-name="ce3">
            <text:p>22,12359944</text:p>
          </table:table-cell>
          <table:table-cell office:value-type="float" office:value="1.2848937476225699" table:style-name="ce3">
            <text:p>1,284893748</text:p>
          </table:table-cell>
          <table:table-cell office:value-type="float" office:value="0.19479834315212" table:style-name="ce3">
            <text:p>0,194798343</text:p>
          </table:table-cell>
          <table:table-cell office:value-type="float" office:value="0.25140399317807199" table:style-name="ce3">
            <text:p>0,251403993</text:p>
          </table:table-cell>
          <table:table-cell office:value-type="float" office:value="0.45" table:style-name="ce3">
            <text:p>0,45</text:p>
          </table:table-cell>
          <table:table-cell office:value-type="float" office:value="2.6666666666666701" table:style-name="ce3">
            <text:p>2,666666667</text:p>
          </table:table-cell>
          <table:table-cell office:value-type="float" office:value="1.1666666666666701" table:style-name="ce3">
            <text:p>1,166666667</text:p>
          </table:table-cell>
          <table:table-cell office:value-type="float" office:value="-4.5701801472952698E-2" table:style-name="ce3">
            <text:p>-0,045701801</text:p>
          </table:table-cell>
          <table:table-cell office:value-type="float" office:value="0.70890858032477" table:style-name="ce3">
            <text:p>0,70890858</text:p>
          </table:table-cell>
          <table:table-cell office:value-type="float" office:value="-0.82420960643726005" table:style-name="ce3">
            <text:p>-0,824209606</text:p>
          </table:table-cell>
          <table:table-cell office:value-type="float" office:value="-1.61659189307032" table:style-name="ce3">
            <text:p>-1,616591893</text:p>
          </table:table-cell>
          <table:table-cell office:value-type="float" office:value="1.1527199914433901" table:style-name="ce3">
            <text:p>1,152719991</text:p>
          </table:table-cell>
          <table:table-cell office:value-type="float" office:value="2.3010642706710902" table:style-name="ce3">
            <text:p>2,301064271</text:p>
          </table:table-cell>
          <table:table-cell office:value-type="float" office:value="-0.82188843470187001" table:style-name="ce3">
            <text:p>-0,821888435</text:p>
          </table:table-cell>
          <table:table-cell office:value-type="float" office:value="-0.23889313013744001" table:style-name="ce3">
            <text:p>-0,23889313</text:p>
          </table:table-cell>
          <table:table-cell office:value-type="float" office:value="1.3298435813389999" table:style-name="ce3">
            <text:p>1,329843581</text:p>
          </table:table-cell>
          <table:table-cell office:value-type="float" office:value="1.50889213523579" table:style-name="ce3">
            <text:p>1,508892135</text:p>
          </table:table-cell>
          <table:table-cell office:value-type="float" office:value="0.94510471820350295" table:style-name="ce3">
            <text:p>0,945104718</text:p>
          </table:table-cell>
          <table:table-cell office:value-type="float" office:value="0.18775765642916201" table:style-name="ce3">
            <text:p>0,187757656</text:p>
          </table:table-cell>
          <table:table-cell office:value-type="float" office:value="-2.3549215075768299" table:style-name="ce3">
            <text:p>-2,354921508</text:p>
          </table:table-cell>
          <table:table-cell table:number-columns-repeated="12" table:style-name="ce3"/>
          <table:table-cell office:value-type="float" office:value="2.25324143969139" table:style-name="ce3">
            <text:p>2,25324144</text:p>
          </table:table-cell>
          <table:table-cell office:value-type="float" office:value="-6.9411678364173904E-2" table:style-name="ce3">
            <text:p>-0,069411678</text:p>
          </table:table-cell>
          <table:table-cell office:value-type="float" office:value="0.21183973162407799" table:style-name="ce3">
            <text:p>0,211839732</text:p>
          </table:table-cell>
          <table:table-cell office:value-type="float" office:value="0.53473570312886598" table:style-name="ce3">
            <text:p>0,534735703</text:p>
          </table:table-cell>
          <table:table-cell office:value-type="float" office:value="-1.2403693746544699" table:style-name="ce3">
            <text:p>-1,240369375</text:p>
          </table:table-cell>
          <table:table-cell office:value-type="float" office:value="1.3511769975980199" table:style-name="ce3">
            <text:p>1,351176998</text:p>
          </table:table-cell>
          <table:table-cell office:value-type="float" office:value="1.0349284672203001" table:style-name="ce3">
            <text:p>1,034928467</text:p>
          </table:table-cell>
          <table:table-cell office:value-type="float" office:value="1.3666514293809899" table:style-name="ce3">
            <text:p>1,366651429</text:p>
          </table:table-cell>
          <table:table-cell office:value-type="float" office:value="1.36465053981685" table:style-name="ce3">
            <text:p>1,36465054</text:p>
          </table:table-cell>
          <table:table-cell office:value-type="float" office:value="-0.58308906381381798" table:style-name="ce3">
            <text:p>-0,583089064</text:p>
          </table:table-cell>
          <table:table-cell office:value-type="float" office:value="1.32148390443162" table:style-name="ce3">
            <text:p>1,321483904</text:p>
          </table:table-cell>
          <table:table-cell office:value-type="float" office:value="0.15784235111053599" table:style-name="ce3">
            <text:p>0,157842351</text:p>
          </table:table-cell>
          <table:table-cell office:value-type="float" office:value="0.58002578536028604" table:style-name="ce3">
            <text:p>0,580025785</text:p>
          </table:table-cell>
          <table:table-cell office:value-type="float" office:value="0.46743056801952398" table:style-name="ce3">
            <text:p>0,467430568</text:p>
          </table:table-cell>
          <table:table-cell office:value-type="float" office:value="-2.3568772865288099" table:style-name="ce3">
            <text:p>-2,356877287</text:p>
          </table:table-cell>
          <table:table-cell table:number-columns-repeated="964" table:style-name="ce3"/>
          <table:table-cell table:number-columns-repeated="15360"/>
        </table:table-row>
        <table:table-row table:style-name="ro3">
          <table:table-cell office:value-type="string" table:style-name="ce2">
            <text:p>0007F2E3D4</text:p>
          </table:table-cell>
          <table:table-cell office:value-type="float" office:value="74" table:style-name="ce3">
            <text:p>74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8.97" table:style-name="ce3">
            <text:p>28,97</text:p>
          </table:table-cell>
          <table:table-cell office:value-type="float" office:value="29.51" table:style-name="ce3">
            <text:p>29,51</text:p>
          </table:table-cell>
          <table:table-cell office:value-type="float" office:value="0.54000000000000303" table:style-name="ce3">
            <text:p>0,54</text:p>
          </table:table-cell>
          <table:table-cell office:value-type="float" office:value="3" table:style-name="ce3">
            <text:p>3</text:p>
          </table:table-cell>
          <table:table-cell office:value-type="float" office:value="6.1666666666666599" table:style-name="ce3">
            <text:p>6,166666667</text:p>
          </table:table-cell>
          <table:table-cell office:value-type="float" office:value="3" table:style-name="ce3">
            <text:p>3</text:p>
          </table:table-cell>
          <table:table-cell office:value-type="float" office:value="14.3333333333333" table:style-name="ce3">
            <text:p>14,33333333</text:p>
          </table:table-cell>
          <table:table-cell office:value-type="float" office:value="0.62857135618739801" table:style-name="ce3">
            <text:p>0,628571356</text:p>
          </table:table-cell>
          <table:table-cell office:value-type="float" office:value="-0.86900320036411105" table:style-name="ce3">
            <text:p>-0,8690032</text:p>
          </table:table-cell>
          <table:table-cell office:value-type="float" office:value="-0.185550652729949" table:style-name="ce3">
            <text:p>-0,185550653</text:p>
          </table:table-cell>
          <table:table-cell office:value-type="float" office:value="0.35" table:style-name="ce3">
            <text:p>0,35</text:p>
          </table:table-cell>
          <table:table-cell office:value-type="float" office:value="0.875" table:style-name="ce3">
            <text:p>0,875</text:p>
          </table:table-cell>
          <table:table-cell office:value-type="float" office:value="1.3333333333333299" table:style-name="ce3">
            <text:p>1,333333333</text:p>
          </table:table-cell>
          <table:table-cell office:value-type="float" office:value="1.6130856313238" table:style-name="ce3">
            <text:p>1,613085631</text:p>
          </table:table-cell>
          <table:table-cell office:value-type="float" office:value="0.46158215939845598" table:style-name="ce3">
            <text:p>0,461582159</text:p>
          </table:table-cell>
          <table:table-cell office:value-type="float" office:value="-2.4968094597623098" table:style-name="ce3">
            <text:p>-2,49680946</text:p>
          </table:table-cell>
          <table:table-cell office:value-type="float" office:value="-1.4901668026831001" table:style-name="ce3">
            <text:p>-1,490166803</text:p>
          </table:table-cell>
          <table:table-cell office:value-type="float" office:value="-1.40768559296929" table:style-name="ce3">
            <text:p>-1,407685593</text:p>
          </table:table-cell>
          <table:table-cell office:value-type="float" office:value="-2.9422636036049901" table:style-name="ce3">
            <text:p>-2,942263604</text:p>
          </table:table-cell>
          <table:table-cell office:value-type="float" office:value="0.21841280858409801" table:style-name="ce3">
            <text:p>0,218412809</text:p>
          </table:table-cell>
          <table:table-cell office:value-type="float" office:value="-0.88178357584839795" table:style-name="ce3">
            <text:p>-0,881783576</text:p>
          </table:table-cell>
          <table:table-cell office:value-type="float" office:value="0.74040661787225404" table:style-name="ce3">
            <text:p>0,740406618</text:p>
          </table:table-cell>
          <table:table-cell office:value-type="float" office:value="-1.2225315541963799" table:style-name="ce3">
            <text:p>-1,222531554</text:p>
          </table:table-cell>
          <table:table-cell office:value-type="float" office:value="-0.35208203025458901" table:style-name="ce3">
            <text:p>-0,35208203</text:p>
          </table:table-cell>
          <table:table-cell office:value-type="float" office:value="2.3240706685893802" table:style-name="ce3">
            <text:p>2,324070669</text:p>
          </table:table-cell>
          <table:table-cell office:value-type="float" office:value="-1.6585461655565299" table:style-name="ce3">
            <text:p>-1,658546166</text:p>
          </table:table-cell>
          <table:table-cell table:number-columns-repeated="12" table:style-name="ce3"/>
          <table:table-cell office:value-type="float" office:value="1.46058915651999" table:style-name="ce3">
            <text:p>1,460589157</text:p>
          </table:table-cell>
          <table:table-cell office:value-type="float" office:value="-0.71914506934732203" table:style-name="ce3">
            <text:p>-0,719145069</text:p>
          </table:table-cell>
          <table:table-cell office:value-type="float" office:value="1.8492765630143999" table:style-name="ce3">
            <text:p>1,849276563</text:p>
          </table:table-cell>
          <table:table-cell office:value-type="float" office:value="-0.220593140885918" table:style-name="ce3">
            <text:p>-0,220593141</text:p>
          </table:table-cell>
          <table:table-cell office:value-type="float" office:value="-2.81808501705056" table:style-name="ce3">
            <text:p>-2,818085017</text:p>
          </table:table-cell>
          <table:table-cell office:value-type="float" office:value="0.92711566618892904" table:style-name="ce3">
            <text:p>0,927115666</text:p>
          </table:table-cell>
          <table:table-cell office:value-type="float" office:value="-1.53421048826173" table:style-name="ce3">
            <text:p>-1,534210488</text:p>
          </table:table-cell>
          <table:table-cell office:value-type="float" office:value="-1.43615148922368" table:style-name="ce3">
            <text:p>-1,436151489</text:p>
          </table:table-cell>
          <table:table-cell office:value-type="float" office:value="-2.80479672102308" table:style-name="ce3">
            <text:p>-2,804796721</text:p>
          </table:table-cell>
          <table:table-cell office:value-type="float" office:value="-0.27316510387299298" table:style-name="ce3">
            <text:p>-0,273165104</text:p>
          </table:table-cell>
          <table:table-cell office:value-type="float" office:value="-0.37327935424686198" table:style-name="ce3">
            <text:p>-0,373279354</text:p>
          </table:table-cell>
          <table:table-cell office:value-type="float" office:value="1.4494512403873201" table:style-name="ce3">
            <text:p>1,44945124</text:p>
          </table:table-cell>
          <table:table-cell office:value-type="float" office:value="-1.12649773169525" table:style-name="ce3">
            <text:p>-1,126497732</text:p>
          </table:table-cell>
          <table:table-cell office:value-type="float" office:value="1.63165318162941" table:style-name="ce3">
            <text:p>1,631653182</text:p>
          </table:table-cell>
          <table:table-cell office:value-type="float" office:value="-1.94941689248077" table:style-name="ce3">
            <text:p>-1,949416892</text:p>
          </table:table-cell>
          <table:table-cell table:number-columns-repeated="964" table:style-name="ce3"/>
          <table:table-cell table:number-columns-repeated="15360"/>
        </table:table-row>
        <table:table-row table:style-name="ro3">
          <table:table-cell office:value-type="string" table:style-name="ce2">
            <text:p>0007F2E455</text:p>
          </table:table-cell>
          <table:table-cell office:value-type="float" office:value="76" table:style-name="ce3">
            <text:p>76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27" table:style-name="ce3">
            <text:p>27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6.29" table:style-name="ce3">
            <text:p>26,29</text:p>
          </table:table-cell>
          <table:table-cell office:value-type="float" office:value="28.08" table:style-name="ce3">
            <text:p>28,08</text:p>
          </table:table-cell>
          <table:table-cell office:value-type="float" office:value="1.79" table:style-name="ce3">
            <text:p>1,79</text:p>
          </table:table-cell>
          <table:table-cell office:value-type="float" office:value="10" table:style-name="ce3">
            <text:p>10</text:p>
          </table:table-cell>
          <table:table-cell office:value-type="float" office:value="-19.6666666666667" table:style-name="ce3">
            <text:p>-19,66666667</text:p>
          </table:table-cell>
          <table:table-cell office:value-type="float" office:value="10" table:style-name="ce3">
            <text:p>10</text:p>
          </table:table-cell>
          <table:table-cell office:value-type="float" office:value="-38.0416666666667" table:style-name="ce3">
            <text:p>-38,04166667</text:p>
          </table:table-cell>
          <table:table-cell office:value-type="float" office:value="-6.9449431191969797" table:style-name="ce3">
            <text:p>-6,944943119</text:p>
          </table:table-cell>
          <table:table-cell office:value-type="float" office:value="3.2385279203553301" table:style-name="ce3">
            <text:p>3,23852792</text:p>
          </table:table-cell>
          <table:table-cell office:value-type="float" office:value="6.1946924844042302E-2" table:style-name="ce3">
            <text:p>0,061946925</text:p>
          </table:table-cell>
          <table:table-cell office:value-type="float" office:value="0.35" table:style-name="ce3">
            <text:p>0,35</text:p>
          </table:table-cell>
          <table:table-cell office:value-type="float" office:value="0.57142857142857095" table:style-name="ce3">
            <text:p>0,571428571</text:p>
          </table:table-cell>
          <table:table-cell office:value-type="float" office:value="1.4" table:style-name="ce3">
            <text:p>1,4</text:p>
          </table:table-cell>
          <table:table-cell office:value-type="float" office:value="0.49984164602994302" table:style-name="ce3">
            <text:p>0,499841646</text:p>
          </table:table-cell>
          <table:table-cell office:value-type="float" office:value="0.135648022206736" table:style-name="ce3">
            <text:p>0,135648022</text:p>
          </table:table-cell>
          <table:table-cell office:value-type="float" office:value="-0.60839746576578602" table:style-name="ce3">
            <text:p>-0,608397466</text:p>
          </table:table-cell>
          <table:table-cell office:value-type="float" office:value="-0.104384550945213" table:style-name="ce3">
            <text:p>-0,104384551</text:p>
          </table:table-cell>
          <table:table-cell office:value-type="float" office:value="1.0850115264883999" table:style-name="ce3">
            <text:p>1,085011526</text:p>
          </table:table-cell>
          <table:table-cell office:value-type="float" office:value="0.16398766512127699" table:style-name="ce3">
            <text:p>0,163987665</text:p>
          </table:table-cell>
          <table:table-cell office:value-type="float" office:value="-0.112334635356632" table:style-name="ce3">
            <text:p>-0,112334635</text:p>
          </table:table-cell>
          <table:table-cell office:value-type="float" office:value="-3.02536993076155" table:style-name="ce3">
            <text:p>-3,025369931</text:p>
          </table:table-cell>
          <table:table-cell office:value-type="float" office:value="2.2739194483302501" table:style-name="ce3">
            <text:p>2,273919448</text:p>
          </table:table-cell>
          <table:table-cell office:value-type="float" office:value="9.4459422600016399E-2" table:style-name="ce3">
            <text:p>0,094459423</text:p>
          </table:table-cell>
          <table:table-cell office:value-type="float" office:value="1.56357692433055" table:style-name="ce3">
            <text:p>1,563576924</text:p>
          </table:table-cell>
          <table:table-cell office:value-type="float" office:value="1.5731746879223001" table:style-name="ce3">
            <text:p>1,573174688</text:p>
          </table:table-cell>
          <table:table-cell office:value-type="float" office:value="-1.4571581072139399" table:style-name="ce3">
            <text:p>-1,457158107</text:p>
          </table:table-cell>
          <table:table-cell table:number-columns-repeated="12" table:style-name="ce3"/>
          <table:table-cell office:value-type="float" office:value="-6.7551845124548597" table:style-name="ce3">
            <text:p>-6,755184512</text:p>
          </table:table-cell>
          <table:table-cell office:value-type="float" office:value="1.0276806422851299" table:style-name="ce3">
            <text:p>1,027680642</text:p>
          </table:table-cell>
          <table:table-cell office:value-type="float" office:value="0.80918400948640501" table:style-name="ce3">
            <text:p>0,809184009</text:p>
          </table:table-cell>
          <table:table-cell office:value-type="float" office:value="0.12584890333904999" table:style-name="ce3">
            <text:p>0,125848903</text:p>
          </table:table-cell>
          <table:table-cell office:value-type="float" office:value="-0.39990709736552599" table:style-name="ce3">
            <text:p>-0,399907097</text:p>
          </table:table-cell>
          <table:table-cell office:value-type="float" office:value="0.24751670057872799" table:style-name="ce3">
            <text:p>0,247516701</text:p>
          </table:table-cell>
          <table:table-cell office:value-type="float" office:value="1.2840027832862799" table:style-name="ce3">
            <text:p>1,284002783</text:p>
          </table:table-cell>
          <table:table-cell office:value-type="float" office:value="1.0949636577008399" table:style-name="ce3">
            <text:p>1,094963658</text:p>
          </table:table-cell>
          <table:table-cell office:value-type="float" office:value="-1.73705456003416" table:style-name="ce3">
            <text:p>-1,73705456</text:p>
          </table:table-cell>
          <table:table-cell office:value-type="float" office:value="-3.2262718027519601" table:style-name="ce3">
            <text:p>-3,226271803</text:p>
          </table:table-cell>
          <table:table-cell office:value-type="float" office:value="1.2888238260464" table:style-name="ce3">
            <text:p>1,288823826</text:p>
          </table:table-cell>
          <table:table-cell office:value-type="float" office:value="-0.88804550738043497" table:style-name="ce3">
            <text:p>-0,888045507</text:p>
          </table:table-cell>
          <table:table-cell office:value-type="float" office:value="0.93934151103493801" table:style-name="ce3">
            <text:p>0,939341511</text:p>
          </table:table-cell>
          <table:table-cell office:value-type="float" office:value="1.75645726776964" table:style-name="ce3">
            <text:p>1,756457268</text:p>
          </table:table-cell>
          <table:table-cell office:value-type="float" office:value="-2.26242201640822" table:style-name="ce3">
            <text:p>-2,262422016</text:p>
          </table:table-cell>
          <table:table-cell table:number-columns-repeated="964" table:style-name="ce3"/>
          <table:table-cell table:number-columns-repeated="15360"/>
        </table:table-row>
        <table:table-row table:style-name="ro3">
          <table:table-cell office:value-type="string" table:style-name="ce2">
            <text:p>0007CB0AD4</text:p>
          </table:table-cell>
          <table:table-cell office:value-type="float" office:value="42" table:style-name="ce3">
            <text:p>42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25" table:style-name="ce3">
            <text:p>25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3.92" table:style-name="ce3">
            <text:p>23,92</text:p>
          </table:table-cell>
          <table:table-cell office:value-type="float" office:value="24.97" table:style-name="ce3">
            <text:p>24,97</text:p>
          </table:table-cell>
          <table:table-cell office:value-type="float" office:value="1.05" table:style-name="ce3">
            <text:p>1,05</text:p>
          </table:table-cell>
          <table:table-cell office:value-type="float" office:value="6" table:style-name="ce3">
            <text:p>6</text:p>
          </table:table-cell>
          <table:table-cell office:value-type="float" office:value="-0.33333333333333198" table:style-name="ce3">
            <text:p>-0,333333333</text:p>
          </table:table-cell>
          <table:table-cell office:value-type="float" office:value="8" table:style-name="ce3">
            <text:p>8</text:p>
          </table:table-cell>
          <table:table-cell office:value-type="float" office:value="-14.4166666666667" table:style-name="ce3">
            <text:p>-14,41666667</text:p>
          </table:table-cell>
          <table:table-cell office:value-type="float" office:value="-0.70895786091463697" table:style-name="ce3">
            <text:p>-0,708957861</text:p>
          </table:table-cell>
          <table:table-cell office:value-type="float" office:value="-0.31389341292714601" table:style-name="ce3">
            <text:p>-0,313893413</text:p>
          </table:table-cell>
          <table:table-cell table:number-columns-repeated="29" table:style-name="ce3"/>
          <table:table-cell office:value-type="float" office:value="-1.31712094079688" table:style-name="ce3">
            <text:p>-1,317120941</text:p>
          </table:table-cell>
          <table:table-cell office:value-type="float" office:value="0.174138074428211" table:style-name="ce3">
            <text:p>0,174138074</text:p>
          </table:table-cell>
          <table:table-cell table:number-columns-repeated="977" table:style-name="ce3"/>
          <table:table-cell table:number-columns-repeated="15360"/>
        </table:table-row>
        <table:table-row table:style-name="ro3">
          <table:table-cell office:value-type="string" table:style-name="ce2">
            <text:p>0007F2BA9B</text:p>
          </table:table-cell>
          <table:table-cell office:value-type="float" office:value="70" table:style-name="ce3">
            <text:p>70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8.36" table:style-name="ce3">
            <text:p>28,36</text:p>
          </table:table-cell>
          <table:table-cell office:value-type="float" office:value="28.38" table:style-name="ce3">
            <text:p>28,38</text:p>
          </table:table-cell>
          <table:table-cell office:value-type="float" office:value="1.9999999999999601E-2" table:style-name="ce3">
            <text:p>0,02</text:p>
          </table:table-cell>
          <table:table-cell office:value-type="float" office:value="7" table:style-name="ce3">
            <text:p>7</text:p>
          </table:table-cell>
          <table:table-cell office:value-type="float" office:value="-0.33333333333333198" table:style-name="ce3">
            <text:p>-0,333333333</text:p>
          </table:table-cell>
          <table:table-cell office:value-type="float" office:value="4" table:style-name="ce3">
            <text:p>4</text:p>
          </table:table-cell>
          <table:table-cell office:value-type="float" office:value="12.766666666666699" table:style-name="ce3">
            <text:p>12,76666667</text:p>
          </table:table-cell>
          <table:table-cell office:value-type="float" office:value="1.7338864799546201" table:style-name="ce3">
            <text:p>1,73388648</text:p>
          </table:table-cell>
          <table:table-cell office:value-type="float" office:value="-0.76519018034797204" table:style-name="ce3">
            <text:p>-0,76519018</text:p>
          </table:table-cell>
          <table:table-cell office:value-type="float" office:value="0.56387626581496697" table:style-name="ce3">
            <text:p>0,563876266</text:p>
          </table:table-cell>
          <table:table-cell office:value-type="float" office:value="0.3" table:style-name="ce3">
            <text:p>0,3</text:p>
          </table:table-cell>
          <table:table-cell office:value-type="float" office:value="1.6666666666666701" table:style-name="ce3">
            <text:p>1,666666667</text:p>
          </table:table-cell>
          <table:table-cell office:value-type="float" office:value="1.5" table:style-name="ce3">
            <text:p>1,5</text:p>
          </table:table-cell>
          <table:table-cell office:value-type="float" office:value="-0.41799362525682898" table:style-name="ce3">
            <text:p>-0,417993625</text:p>
          </table:table-cell>
          <table:table-cell office:value-type="float" office:value="-3.9760278548144101" table:style-name="ce3">
            <text:p>-3,976027855</text:p>
          </table:table-cell>
          <table:table-cell office:value-type="float" office:value="1.35336163485826" table:style-name="ce3">
            <text:p>1,353361635</text:p>
          </table:table-cell>
          <table:table-cell office:value-type="float" office:value="0.89546845212975301" table:style-name="ce3">
            <text:p>0,895468452</text:p>
          </table:table-cell>
          <table:table-cell office:value-type="float" office:value="-0.16306622793938699" table:style-name="ce3">
            <text:p>-0,163066228</text:p>
          </table:table-cell>
          <table:table-cell office:value-type="float" office:value="3.9163804372693498" table:style-name="ce3">
            <text:p>3,916380437</text:p>
          </table:table-cell>
          <table:table-cell office:value-type="float" office:value="0.46354467783562497" table:style-name="ce3">
            <text:p>0,463544678</text:p>
          </table:table-cell>
          <table:table-cell office:value-type="float" office:value="-2.1581203622804299" table:style-name="ce3">
            <text:p>-2,158120362</text:p>
          </table:table-cell>
          <table:table-cell office:value-type="float" office:value="0.92561514883584395" table:style-name="ce3">
            <text:p>0,925615149</text:p>
          </table:table-cell>
          <table:table-cell office:value-type="float" office:value="2.8670989850233499" table:style-name="ce3">
            <text:p>2,867098985</text:p>
          </table:table-cell>
          <table:table-cell table:number-columns-repeated="15" table:style-name="ce3"/>
          <table:table-cell office:value-type="float" office:value="1.87694997909911" table:style-name="ce3">
            <text:p>1,876949979</text:p>
          </table:table-cell>
          <table:table-cell office:value-type="float" office:value="-0.53947558247143301" table:style-name="ce3">
            <text:p>-0,539475582</text:p>
          </table:table-cell>
          <table:table-cell office:value-type="float" office:value="-2.8917008889549098" table:style-name="ce3">
            <text:p>-2,891700889</text:p>
          </table:table-cell>
          <table:table-cell office:value-type="float" office:value="-3.7170240242711801" table:style-name="ce3">
            <text:p>-3,717024024</text:p>
          </table:table-cell>
          <table:table-cell office:value-type="float" office:value="1.42972526026158" table:style-name="ce3">
            <text:p>1,42972526</text:p>
          </table:table-cell>
          <table:table-cell office:value-type="float" office:value="-0.72922034185050599" table:style-name="ce3">
            <text:p>-0,729220342</text:p>
          </table:table-cell>
          <table:table-cell office:value-type="float" office:value="-0.35495357541513101" table:style-name="ce3">
            <text:p>-0,354953575</text:p>
          </table:table-cell>
          <table:table-cell office:value-type="float" office:value="4.7355968283469103" table:style-name="ce3">
            <text:p>4,735596828</text:p>
          </table:table-cell>
          <table:table-cell office:value-type="float" office:value="1.57358412892463" table:style-name="ce3">
            <text:p>1,573584129</text:p>
          </table:table-cell>
          <table:table-cell office:value-type="float" office:value="-3.3959554910869998" table:style-name="ce3">
            <text:p>-3,395955491</text:p>
          </table:table-cell>
          <table:table-cell office:value-type="float" office:value="4.8203615921907401" table:style-name="ce3">
            <text:p>4,820361592</text:p>
          </table:table-cell>
          <table:table-cell office:value-type="float" office:value="-2.7063025932335298" table:style-name="ce3">
            <text:p>-2,706302593</text:p>
          </table:table-cell>
          <table:table-cell table:number-columns-repeated="967" table:style-name="ce3"/>
          <table:table-cell table:number-columns-repeated="15360"/>
        </table:table-row>
        <table:table-row table:style-name="ro3">
          <table:table-cell office:value-type="string" table:style-name="ce2">
            <text:p>0007CA3B1C</text:p>
          </table:table-cell>
          <table:table-cell office:value-type="float" office:value="40" table:style-name="ce3">
            <text:p>40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6" table:style-name="ce3">
            <text:p>26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7.78" table:style-name="ce3">
            <text:p>27,78</text:p>
          </table:table-cell>
          <table:table-cell office:value-type="float" office:value="28.21" table:style-name="ce3">
            <text:p>28,21</text:p>
          </table:table-cell>
          <table:table-cell office:value-type="float" office:value="0.43" table:style-name="ce3">
            <text:p>0,43</text:p>
          </table:table-cell>
          <table:table-cell office:value-type="float" office:value="2" table:style-name="ce3">
            <text:p>2</text:p>
          </table:table-cell>
          <table:table-cell office:value-type="float" office:value="9.7666666666666693" table:style-name="ce3">
            <text:p>9,766666667</text:p>
          </table:table-cell>
          <table:table-cell office:value-type="float" office:value="6" table:style-name="ce3">
            <text:p>6</text:p>
          </table:table-cell>
          <table:table-cell office:value-type="float" office:value="-0.45483870967742002" table:style-name="ce3">
            <text:p>-0,45483871</text:p>
          </table:table-cell>
          <table:table-cell office:value-type="float" office:value="0.99024930904311803" table:style-name="ce3">
            <text:p>0,990249309</text:p>
          </table:table-cell>
          <table:table-cell office:value-type="float" office:value="-2.7878325878930799E-2" table:style-name="ce3">
            <text:p>-0,027878326</text:p>
          </table:table-cell>
          <table:table-cell office:value-type="float" office:value="-0.245589650601958" table:style-name="ce3">
            <text:p>-0,245589651</text:p>
          </table:table-cell>
          <table:table-cell office:value-type="float" office:value="0.35" table:style-name="ce3">
            <text:p>0,35</text:p>
          </table:table-cell>
          <table:table-cell office:value-type="float" office:value="1" table:style-name="ce3">
            <text:p>1</text:p>
          </table:table-cell>
          <table:table-cell office:value-type="float" office:value="1.1666666666666701" table:style-name="ce3">
            <text:p>1,166666667</text:p>
          </table:table-cell>
          <table:table-cell office:value-type="float" office:value="2.5981604200960402" table:style-name="ce3">
            <text:p>2,59816042</text:p>
          </table:table-cell>
          <table:table-cell office:value-type="float" office:value="-0.17152619904358299" table:style-name="ce3">
            <text:p>-0,171526199</text:p>
          </table:table-cell>
          <table:table-cell office:value-type="float" office:value="-1.76372704757028" table:style-name="ce3">
            <text:p>-1,763727048</text:p>
          </table:table-cell>
          <table:table-cell office:value-type="float" office:value="-0.94932144106571803" table:style-name="ce3">
            <text:p>-0,949321441</text:p>
          </table:table-cell>
          <table:table-cell office:value-type="float" office:value="0.24755865796285401" table:style-name="ce3">
            <text:p>0,247558658</text:p>
          </table:table-cell>
          <table:table-cell office:value-type="float" office:value="-2.74486124446471" table:style-name="ce3">
            <text:p>-2,744861244</text:p>
          </table:table-cell>
          <table:table-cell office:value-type="float" office:value="-6.2855650939813296E-2" table:style-name="ce3">
            <text:p>-0,062855651</text:p>
          </table:table-cell>
          <table:table-cell office:value-type="float" office:value="-0.51156121240004304" table:style-name="ce3">
            <text:p>-0,511561212</text:p>
          </table:table-cell>
          <table:table-cell office:value-type="float" office:value="0.89007157399895498" table:style-name="ce3">
            <text:p>0,890071574</text:p>
          </table:table-cell>
          <table:table-cell office:value-type="float" office:value="-1.38444219159705" table:style-name="ce3">
            <text:p>-1,384442192</text:p>
          </table:table-cell>
          <table:table-cell office:value-type="float" office:value="0.39844028234811601" table:style-name="ce3">
            <text:p>0,398440282</text:p>
          </table:table-cell>
          <table:table-cell office:value-type="float" office:value="-2.7258953137514701" table:style-name="ce3">
            <text:p>-2,725895314</text:p>
          </table:table-cell>
          <table:table-cell office:value-type="float" office:value="-0.30467493892015002" table:style-name="ce3">
            <text:p>-0,304674939</text:p>
          </table:table-cell>
          <table:table-cell table:number-columns-repeated="4" table:style-name="ce3"/>
          <table:table-cell table:style-name="ce3">
            <draw:frame draw:z-index="2" draw:id="id1" draw:style-name="a1" draw:name="Chart 3" svg:x="0.89606in" svg:y="0.15945in" svg:width="6.29882in" svg:height="3.5429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7" table:style-name="ce3"/>
          <table:table-cell office:value-type="float" office:value="0.202992147187499" table:style-name="ce3">
            <text:p>0,202992147</text:p>
          </table:table-cell>
          <table:table-cell office:value-type="float" office:value="0.552104593904578" table:style-name="ce3">
            <text:p>0,552104594</text:p>
          </table:table-cell>
          <table:table-cell office:value-type="float" office:value="2.0208203138512402" table:style-name="ce3">
            <text:p>2,020820314</text:p>
          </table:table-cell>
          <table:table-cell office:value-type="float" office:value="-1.5644479663242301" table:style-name="ce3">
            <text:p>-1,564447966</text:p>
          </table:table-cell>
          <table:table-cell office:value-type="float" office:value="-1.86906471666004" table:style-name="ce3">
            <text:p>-1,869064717</text:p>
          </table:table-cell>
          <table:table-cell office:value-type="float" office:value="0.56804229337354495" table:style-name="ce3">
            <text:p>0,568042293</text:p>
          </table:table-cell>
          <table:table-cell office:value-type="float" office:value="0.25233053225059099" table:style-name="ce3">
            <text:p>0,252330532</text:p>
          </table:table-cell>
          <table:table-cell office:value-type="float" office:value="-2.1309580546229898" table:style-name="ce3">
            <text:p>-2,130958055</text:p>
          </table:table-cell>
          <table:table-cell office:value-type="float" office:value="-1.7852147952855699" table:style-name="ce3">
            <text:p>-1,785214795</text:p>
          </table:table-cell>
          <table:table-cell office:value-type="float" office:value="-0.94583655098691999" table:style-name="ce3">
            <text:p>-0,945836551</text:p>
          </table:table-cell>
          <table:table-cell office:value-type="float" office:value="-3.5769807084865102" table:style-name="ce3">
            <text:p>-3,576980708</text:p>
          </table:table-cell>
          <table:table-cell office:value-type="float" office:value="-0.62485601189730999" table:style-name="ce3">
            <text:p>-0,624856012</text:p>
          </table:table-cell>
          <table:table-cell office:value-type="float" office:value="1.4263159068320701" table:style-name="ce3">
            <text:p>1,426315907</text:p>
          </table:table-cell>
          <table:table-cell office:value-type="float" office:value="-3.0543446367396601" table:style-name="ce3">
            <text:p>-3,054344637</text:p>
          </table:table-cell>
          <table:table-cell office:value-type="float" office:value="-0.14784492339111799" table:style-name="ce3">
            <text:p>-0,147844923</text:p>
          </table:table-cell>
          <table:table-cell table:number-columns-repeated="964" table:style-name="ce3"/>
          <table:table-cell table:number-columns-repeated="15360"/>
        </table:table-row>
        <table:table-row table:style-name="ro3">
          <table:table-cell office:value-type="string" table:style-name="ce2">
            <text:p>0007CB3F5E</text:p>
          </table:table-cell>
          <table:table-cell office:value-type="float" office:value="55" table:style-name="ce3">
            <text:p>55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9.41" table:style-name="ce3">
            <text:p>29,41</text:p>
          </table:table-cell>
          <table:table-cell office:value-type="float" office:value="27.83" table:style-name="ce3">
            <text:p>27,83</text:p>
          </table:table-cell>
          <table:table-cell office:value-type="float" office:value="-1.58" table:style-name="ce3">
            <text:p>-1,58</text:p>
          </table:table-cell>
          <table:table-cell office:value-type="float" office:value="1" table:style-name="ce3">
            <text:p>1</text:p>
          </table:table-cell>
          <table:table-cell office:value-type="float" office:value="10.1666666666667" table:style-name="ce3">
            <text:p>10,16666667</text:p>
          </table:table-cell>
          <table:table-cell office:value-type="float" office:value="1" table:style-name="ce3">
            <text:p>1</text:p>
          </table:table-cell>
          <table:table-cell office:value-type="float" office:value="23.529441884280601" table:style-name="ce3">
            <text:p>23,52944188</text:p>
          </table:table-cell>
          <table:table-cell office:value-type="float" office:value="9.2574154525863095E-2" table:style-name="ce3">
            <text:p>0,092574155</text:p>
          </table:table-cell>
          <table:table-cell office:value-type="float" office:value="-0.52772228795306797" table:style-name="ce3">
            <text:p>-0,527722288</text:p>
          </table:table-cell>
          <table:table-cell office:value-type="float" office:value="0.73520011912342698" table:style-name="ce3">
            <text:p>0,735200119</text:p>
          </table:table-cell>
          <table:table-cell office:value-type="float" office:value="0.25" table:style-name="ce3">
            <text:p>0,25</text:p>
          </table:table-cell>
          <table:table-cell office:value-type="float" office:value="1.25" table:style-name="ce3">
            <text:p>1,25</text:p>
          </table:table-cell>
          <table:table-cell office:value-type="float" office:value="1" table:style-name="ce3">
            <text:p>1</text:p>
          </table:table-cell>
          <table:table-cell office:value-type="float" office:value="-0.74214769811449099" table:style-name="ce3">
            <text:p>-0,742147698</text:p>
          </table:table-cell>
          <table:table-cell office:value-type="float" office:value="0.55899829075933505" table:style-name="ce3">
            <text:p>0,558998291</text:p>
          </table:table-cell>
          <table:table-cell office:value-type="float" office:value="-0.82682975793907398" table:style-name="ce3">
            <text:p>-0,826829758</text:p>
          </table:table-cell>
          <table:table-cell office:value-type="float" office:value="0.68813899278775503" table:style-name="ce3">
            <text:p>0,688138993</text:p>
          </table:table-cell>
          <table:table-cell office:value-type="float" office:value="-3.1531102703372902" table:style-name="ce3">
            <text:p>-3,15311027</text:p>
          </table:table-cell>
          <table:table-cell office:value-type="float" office:value="-0.24208358949929101" table:style-name="ce3">
            <text:p>-0,242083589</text:p>
          </table:table-cell>
          <table:table-cell office:value-type="float" office:value="0.36152745474966202" table:style-name="ce3">
            <text:p>0,361527455</text:p>
          </table:table-cell>
          <table:table-cell office:value-type="float" office:value="-1.59814161944391" table:style-name="ce3">
            <text:p>-1,598141619</text:p>
          </table:table-cell>
          <table:table-cell office:value-type="float" office:value="-0.435540906003544" table:style-name="ce3">
            <text:p>-0,435540906</text:p>
          </table:table-cell>
          <table:table-cell office:value-type="float" office:value="0.75566195394577096" table:style-name="ce3">
            <text:p>0,755661954</text:p>
          </table:table-cell>
          <table:table-cell office:value-type="float" office:value="1.01196592349508" table:style-name="ce3">
            <text:p>1,011965923</text:p>
          </table:table-cell>
          <table:table-cell office:value-type="float" office:value="-0.31397121223652702" table:style-name="ce3">
            <text:p>-0,313971212</text:p>
          </table:table-cell>
          <table:table-cell office:value-type="float" office:value="-2.6105085051782702" table:style-name="ce3">
            <text:p>-2,610508505</text:p>
          </table:table-cell>
          <table:table-cell table:style-name="ce3"/>
          <table:table-cell table:style-name="ce3">
            <draw:frame draw:z-index="1" draw:id="id0" draw:style-name="a0" draw:name="Chart 2" svg:x="1.08189in" svg:y="0.0062in" svg:width="6.29882in" svg:height="3.5429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0" table:style-name="ce3"/>
          <table:table-cell office:value-type="float" office:value="1.52294432464449" table:style-name="ce3">
            <text:p>1,522944325</text:p>
          </table:table-cell>
          <table:table-cell office:value-type="float" office:value="-1.13281424044039" table:style-name="ce3">
            <text:p>-1,13281424</text:p>
          </table:table-cell>
          <table:table-cell office:value-type="float" office:value="-0.38076919048442798" table:style-name="ce3">
            <text:p>-0,38076919</text:p>
          </table:table-cell>
          <table:table-cell office:value-type="float" office:value="0.84786850914140699" table:style-name="ce3">
            <text:p>0,847868509</text:p>
          </table:table-cell>
          <table:table-cell office:value-type="float" office:value="-0.77267341158686698" table:style-name="ce3">
            <text:p>-0,772673412</text:p>
          </table:table-cell>
          <table:table-cell office:value-type="float" office:value="-1.0780345657844801" table:style-name="ce3">
            <text:p>-1,078034566</text:p>
          </table:table-cell>
          <table:table-cell office:value-type="float" office:value="-4.2233889163743799" table:style-name="ce3">
            <text:p>-4,223388916</text:p>
          </table:table-cell>
          <table:table-cell office:value-type="float" office:value="-0.103640209919731" table:style-name="ce3">
            <text:p>-0,10364021</text:p>
          </table:table-cell>
          <table:table-cell office:value-type="float" office:value="0.31067592833678298" table:style-name="ce3">
            <text:p>0,310675928</text:p>
          </table:table-cell>
          <table:table-cell office:value-type="float" office:value="0.28746235757511701" table:style-name="ce3">
            <text:p>0,287462358</text:p>
          </table:table-cell>
          <table:table-cell office:value-type="float" office:value="1.8321941626442899" table:style-name="ce3">
            <text:p>1,832194163</text:p>
          </table:table-cell>
          <table:table-cell office:value-type="float" office:value="-0.67722285308758101" table:style-name="ce3">
            <text:p>-0,677222853</text:p>
          </table:table-cell>
          <table:table-cell office:value-type="float" office:value="1.0620544659571001" table:style-name="ce3">
            <text:p>1,062054466</text:p>
          </table:table-cell>
          <table:table-cell office:value-type="float" office:value="0.40974841040763399" table:style-name="ce3">
            <text:p>0,40974841</text:p>
          </table:table-cell>
          <table:table-cell office:value-type="float" office:value="-2.9171880528232701" table:style-name="ce3">
            <text:p>-2,917188053</text:p>
          </table:table-cell>
          <table:table-cell table:number-columns-repeated="964" table:style-name="ce3"/>
          <table:table-cell table:number-columns-repeated="15360"/>
        </table:table-row>
        <table:table-row table:style-name="ro3">
          <table:table-cell office:value-type="string" table:style-name="ce2">
            <text:p>0007CB2183</text:p>
          </table:table-cell>
          <table:table-cell office:value-type="float" office:value="48" table:style-name="ce3">
            <text:p>48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6" table:style-name="ce3">
            <text:p>26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6.82" table:style-name="ce3">
            <text:p>26,82</text:p>
          </table:table-cell>
          <table:table-cell office:value-type="float" office:value="29.13" table:style-name="ce3">
            <text:p>29,13</text:p>
          </table:table-cell>
          <table:table-cell office:value-type="float" office:value="2.31" table:style-name="ce3">
            <text:p>2,31</text:p>
          </table:table-cell>
          <table:table-cell office:value-type="float" office:value="8" table:style-name="ce3">
            <text:p>8</text:p>
          </table:table-cell>
          <table:table-cell office:value-type="float" office:value="-4.1666666666666696" table:style-name="ce3">
            <text:p>-4,166666667</text:p>
          </table:table-cell>
          <table:table-cell office:value-type="float" office:value="9" table:style-name="ce3">
            <text:p>9</text:p>
          </table:table-cell>
          <table:table-cell office:value-type="float" office:value="-15.5833333333333" table:style-name="ce3">
            <text:p>-15,58333333</text:p>
          </table:table-cell>
          <table:table-cell office:value-type="float" office:value="-1.98431672098345" table:style-name="ce3">
            <text:p>-1,984316721</text:p>
          </table:table-cell>
          <table:table-cell office:value-type="float" office:value="8.4764146311610097E-2" table:style-name="ce3">
            <text:p>0,084764146</text:p>
          </table:table-cell>
          <table:table-cell office:value-type="float" office:value="0.56870716522162201" table:style-name="ce3">
            <text:p>0,568707165</text:p>
          </table:table-cell>
          <table:table-cell office:value-type="float" office:value="0.3" table:style-name="ce3">
            <text:p>0,3</text:p>
          </table:table-cell>
          <table:table-cell office:value-type="float" office:value="1.6666666666666701" table:style-name="ce3">
            <text:p>1,666666667</text:p>
          </table:table-cell>
          <table:table-cell office:value-type="float" office:value="2" table:style-name="ce3">
            <text:p>2</text:p>
          </table:table-cell>
          <table:table-cell office:value-type="float" office:value="-0.22330557119887701" table:style-name="ce3">
            <text:p>-0,223305571</text:p>
          </table:table-cell>
          <table:table-cell office:value-type="float" office:value="0.45114681283522801" table:style-name="ce3">
            <text:p>0,451146813</text:p>
          </table:table-cell>
          <table:table-cell office:value-type="float" office:value="-2.1519640715232802" table:style-name="ce3">
            <text:p>-2,151964072</text:p>
          </table:table-cell>
          <table:table-cell office:value-type="float" office:value="0.93690658114276404" table:style-name="ce3">
            <text:p>0,936906581</text:p>
          </table:table-cell>
          <table:table-cell office:value-type="float" office:value="-0.94028863182929601" table:style-name="ce3">
            <text:p>-0,940288632</text:p>
          </table:table-cell>
          <table:table-cell office:value-type="float" office:value="-0.93008752438895403" table:style-name="ce3">
            <text:p>-0,930087524</text:p>
          </table:table-cell>
          <table:table-cell office:value-type="float" office:value="-0.44210081119165201" table:style-name="ce3">
            <text:p>-0,442100811</text:p>
          </table:table-cell>
          <table:table-cell office:value-type="float" office:value="-0.14068819353543399" table:style-name="ce3">
            <text:p>-0,140688194</text:p>
          </table:table-cell>
          <table:table-cell office:value-type="float" office:value="-1.02381621177618" table:style-name="ce3">
            <text:p>-1,023816212</text:p>
          </table:table-cell>
          <table:table-cell office:value-type="float" office:value="-0.658432073117031" table:style-name="ce3">
            <text:p>-0,658432073</text:p>
          </table:table-cell>
          <table:table-cell office:value-type="float" office:value="0.564971662518018" table:style-name="ce3">
            <text:p>0,564971663</text:p>
          </table:table-cell>
          <table:table-cell office:value-type="float" office:value="2.5168470792122801" table:style-name="ce3">
            <text:p>2,516847079</text:p>
          </table:table-cell>
          <table:table-cell office:value-type="float" office:value="-0.58464897572362995" table:style-name="ce3">
            <text:p>-0,584648976</text:p>
          </table:table-cell>
          <table:table-cell table:number-columns-repeated="12" table:style-name="ce3"/>
          <table:table-cell office:value-type="float" office:value="-2.4061711637041001" table:style-name="ce3">
            <text:p>-2,406171164</text:p>
          </table:table-cell>
          <table:table-cell office:value-type="float" office:value="0.12810293784269899" table:style-name="ce3">
            <text:p>0,128102938</text:p>
          </table:table-cell>
          <table:table-cell office:value-type="float" office:value="-3.49528588392981E-2" table:style-name="ce3">
            <text:p>-0,034952859</text:p>
          </table:table-cell>
          <table:table-cell office:value-type="float" office:value="0.45360670038901202" table:style-name="ce3">
            <text:p>0,4536067</text:p>
          </table:table-cell>
          <table:table-cell office:value-type="float" office:value="-1.96451328049256" table:style-name="ce3">
            <text:p>-1,96451328</text:p>
          </table:table-cell>
          <table:table-cell office:value-type="float" office:value="-1.5842473058034201" table:style-name="ce3">
            <text:p>-1,584247306</text:p>
          </table:table-cell>
          <table:table-cell office:value-type="float" office:value="-1.17495489457826" table:style-name="ce3">
            <text:p>-1,174954895</text:p>
          </table:table-cell>
          <table:table-cell office:value-type="float" office:value="-1.3099696810814201" table:style-name="ce3">
            <text:p>-1,309969681</text:p>
          </table:table-cell>
          <table:table-cell office:value-type="float" office:value="-4.9727899635566598E-2" table:style-name="ce3">
            <text:p>-0,0497279</text:p>
          </table:table-cell>
          <table:table-cell office:value-type="float" office:value="0.26202232752497001" table:style-name="ce3">
            <text:p>0,262022328</text:p>
          </table:table-cell>
          <table:table-cell office:value-type="float" office:value="-0.38386317430356898" table:style-name="ce3">
            <text:p>-0,383863174</text:p>
          </table:table-cell>
          <table:table-cell office:value-type="float" office:value="0.499480156391579" table:style-name="ce3">
            <text:p>0,499480156</text:p>
          </table:table-cell>
          <table:table-cell office:value-type="float" office:value="-0.35199481990933001" table:style-name="ce3">
            <text:p>-0,35199482</text:p>
          </table:table-cell>
          <table:table-cell office:value-type="float" office:value="2.2077652671399202" table:style-name="ce3">
            <text:p>2,207765267</text:p>
          </table:table-cell>
          <table:table-cell office:value-type="float" office:value="-1.15247711980159" table:style-name="ce3">
            <text:p>-1,15247712</text:p>
          </table:table-cell>
          <table:table-cell table:number-columns-repeated="964" table:style-name="ce3"/>
          <table:table-cell table:number-columns-repeated="15360"/>
        </table:table-row>
        <table:table-row table:style-name="ro1">
          <table:table-cell office:value-type="string" table:style-name="ce2">
            <text:p>0007CB0F67</text:p>
          </table:table-cell>
          <table:table-cell office:value-type="float" office:value="46" table:style-name="ce3">
            <text:p>46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5" table:style-name="ce3">
            <text:p>25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9.38" table:style-name="ce3">
            <text:p>29,38</text:p>
          </table:table-cell>
          <table:table-cell office:value-type="float" office:value="28.92" table:style-name="ce3">
            <text:p>28,92</text:p>
          </table:table-cell>
          <table:table-cell office:value-type="float" office:value="-0.45999999999999702" table:style-name="ce3">
            <text:p>-0,46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-13.8055555555556" table:style-name="ce3">
            <text:p>-13,80555556</text:p>
          </table:table-cell>
          <table:table-cell office:value-type="float" office:value="-0.47249124289613798" table:style-name="ce3">
            <text:p>-0,472491243</text:p>
          </table:table-cell>
          <table:table-cell office:value-type="float" office:value="-0.341005349636824" table:style-name="ce3">
            <text:p>-0,34100535</text:p>
          </table:table-cell>
          <table:table-cell office:value-type="float" office:value="0.41616482877823702" table:style-name="ce3">
            <text:p>0,416164829</text:p>
          </table:table-cell>
          <table:table-cell office:value-type="float" office:value="0.3" table:style-name="ce3">
            <text:p>0,3</text:p>
          </table:table-cell>
          <table:table-cell office:value-type="float" office:value="1" table:style-name="ce3">
            <text:p>1</text:p>
          </table:table-cell>
          <table:table-cell office:value-type="float" office:value="1.25" table:style-name="ce3">
            <text:p>1,25</text:p>
          </table:table-cell>
          <table:table-cell office:value-type="float" office:value="-1.12256955038748" table:style-name="ce3">
            <text:p>-1,12256955</text:p>
          </table:table-cell>
          <table:table-cell office:value-type="float" office:value="-1.19886663424456" table:style-name="ce3">
            <text:p>-1,198866634</text:p>
          </table:table-cell>
          <table:table-cell office:value-type="float" office:value="-2.7013462537297102" table:style-name="ce3">
            <text:p>-2,701346254</text:p>
          </table:table-cell>
          <table:table-cell office:value-type="float" office:value="-1.28323295528187" table:style-name="ce3">
            <text:p>-1,283232955</text:p>
          </table:table-cell>
          <table:table-cell office:value-type="float" office:value="1.9026302753131601" table:style-name="ce3">
            <text:p>1,902630275</text:p>
          </table:table-cell>
          <table:table-cell office:value-type="float" office:value="-0.17769426339659999" table:style-name="ce3">
            <text:p>-0,177694263</text:p>
          </table:table-cell>
          <table:table-cell office:value-type="float" office:value="-1.23927391474722" table:style-name="ce3">
            <text:p>-1,239273915</text:p>
          </table:table-cell>
          <table:table-cell office:value-type="float" office:value="-1.7432597111744199" table:style-name="ce3">
            <text:p>-1,743259711</text:p>
          </table:table-cell>
          <table:table-cell office:value-type="float" office:value="-0.92396827784318702" table:style-name="ce3">
            <text:p>-0,923968278</text:p>
          </table:table-cell>
          <table:table-cell office:value-type="float" office:value="-0.127883325490252" table:style-name="ce3">
            <text:p>-0,127883325</text:p>
          </table:table-cell>
          <table:table-cell office:value-type="float" office:value="2.4942614954102398" table:style-name="ce3">
            <text:p>2,494261495</text:p>
          </table:table-cell>
          <table:table-cell office:value-type="float" office:value="-4.1266396288787499" table:style-name="ce3">
            <text:p>-4,126639629</text:p>
          </table:table-cell>
          <table:table-cell office:value-type="float" office:value="-1.03120653308688" table:style-name="ce3">
            <text:p>-1,031206533</text:p>
          </table:table-cell>
          <table:table-cell table:number-columns-repeated="12" table:style-name="ce3"/>
          <table:table-cell office:value-type="float" office:value="-0.87250334073287605" table:style-name="ce3">
            <text:p>-0,872503341</text:p>
          </table:table-cell>
          <table:table-cell office:value-type="float" office:value="-0.15145149277995701" table:style-name="ce3">
            <text:p>-0,151451493</text:p>
          </table:table-cell>
          <table:table-cell office:value-type="float" office:value="-1.4844839457680099" table:style-name="ce3">
            <text:p>-1,484483946</text:p>
          </table:table-cell>
          <table:table-cell office:value-type="float" office:value="-0.41163908295131402" table:style-name="ce3">
            <text:p>-0,411639083</text:p>
          </table:table-cell>
          <table:table-cell office:value-type="float" office:value="-2.9216994687345901" table:style-name="ce3">
            <text:p>-2,921699469</text:p>
          </table:table-cell>
          <table:table-cell office:value-type="float" office:value="0.64616860191085401" table:style-name="ce3">
            <text:p>0,646168602</text:p>
          </table:table-cell>
          <table:table-cell office:value-type="float" office:value="1.4698903002953501" table:style-name="ce3">
            <text:p>1,4698903</text:p>
          </table:table-cell>
          <table:table-cell office:value-type="float" office:value="-2.6511147375048401" table:style-name="ce3">
            <text:p>-2,651114738</text:p>
          </table:table-cell>
          <table:table-cell office:value-type="float" office:value="2.6327124135512401" table:style-name="ce3">
            <text:p>2,632712414</text:p>
          </table:table-cell>
          <table:table-cell office:value-type="float" office:value="-3.4138749045780599" table:style-name="ce3">
            <text:p>-3,413874905</text:p>
          </table:table-cell>
          <table:table-cell office:value-type="float" office:value="-1.7101045575317599" table:style-name="ce3">
            <text:p>-1,710104558</text:p>
          </table:table-cell>
          <table:table-cell office:value-type="float" office:value="-4.6102692151814404" table:style-name="ce3">
            <text:p>-4,610269215</text:p>
          </table:table-cell>
          <table:table-cell office:value-type="float" office:value="3.9312136459551099" table:style-name="ce3">
            <text:p>3,931213646</text:p>
          </table:table-cell>
          <table:table-cell office:value-type="float" office:value="-3.3363003753051799" table:style-name="ce3">
            <text:p>-3,336300375</text:p>
          </table:table-cell>
          <table:table-cell office:value-type="float" office:value="-1.85243358914041" table:style-name="ce3">
            <text:p>-1,852433589</text:p>
          </table:table-cell>
          <table:table-cell table:number-columns-repeated="964" table:style-name="ce3"/>
          <table:table-cell table:number-columns-repeated="15360"/>
        </table:table-row>
        <table:table-row table:style-name="ro2">
          <table:table-cell office:value-type="string" table:style-name="ce8">
            <text:p>0007CB48B4</text:p>
          </table:table-cell>
          <table:table-cell office:value-type="float" office:value="57" table:style-name="ce9">
            <text:p>57</text:p>
          </table:table-cell>
          <table:table-cell office:value-type="float" office:value="18" table:style-name="ce9">
            <text:p>18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25" table:style-name="ce9">
            <text:p>25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7.93" table:style-name="ce9">
            <text:p>27,93</text:p>
          </table:table-cell>
          <table:table-cell office:value-type="float" office:value="29.88" table:style-name="ce9">
            <text:p>29,88</text:p>
          </table:table-cell>
          <table:table-cell office:value-type="float" office:value="1.95" table:style-name="ce9">
            <text:p>1,95</text:p>
          </table:table-cell>
          <table:table-cell office:value-type="float" office:value="9" table:style-name="ce9">
            <text:p>9</text:p>
          </table:table-cell>
          <table:table-cell office:value-type="float" office:value="-9.06666666666667" table:style-name="ce9">
            <text:p>-9,066666667</text:p>
          </table:table-cell>
          <table:table-cell office:value-type="float" office:value="5" table:style-name="ce9">
            <text:p>5</text:p>
          </table:table-cell>
          <table:table-cell office:value-type="float" office:value="9.5490196078431406" table:style-name="ce9">
            <text:p>9,549019608</text:p>
          </table:table-cell>
          <table:table-cell office:value-type="float" office:value="0.83938177353913401" table:style-name="ce9">
            <text:p>0,839381774</text:p>
          </table:table-cell>
          <table:table-cell office:value-type="float" office:value="-1.43491955133738" table:style-name="ce9">
            <text:p>-1,434919551</text:p>
          </table:table-cell>
          <table:table-cell office:value-type="float" office:value="0.368799118287087" table:style-name="ce9">
            <text:p>0,368799118</text:p>
          </table:table-cell>
          <table:table-cell office:value-type="float" office:value="0.2" table:style-name="ce9">
            <text:p>0,2</text:p>
          </table:table-cell>
          <table:table-cell office:value-type="float" office:value="0.5" table:style-name="ce9">
            <text:p>0,5</text:p>
          </table:table-cell>
          <table:table-cell office:value-type="float" office:value="1" table:style-name="ce9">
            <text:p>1</text:p>
          </table:table-cell>
          <table:table-cell office:value-type="float" office:value="-0.29198234433823" table:style-name="ce9">
            <text:p>-0,291982344</text:p>
          </table:table-cell>
          <table:table-cell office:value-type="float" office:value="-0.148550086431776" table:style-name="ce9">
            <text:p>-0,148550086</text:p>
          </table:table-cell>
          <table:table-cell office:value-type="float" office:value="-0.53313035216514804" table:style-name="ce9">
            <text:p>-0,533130352</text:p>
          </table:table-cell>
          <table:table-cell office:value-type="float" office:value="-1.16209802495409" table:style-name="ce9">
            <text:p>-1,162098025</text:p>
          </table:table-cell>
          <table:table-cell office:value-type="float" office:value="0.17213125034283799" table:style-name="ce9">
            <text:p>0,17213125</text:p>
          </table:table-cell>
          <table:table-cell office:value-type="float" office:value="-9.7043444777361695E-2" table:style-name="ce9">
            <text:p>-0,097043445</text:p>
          </table:table-cell>
          <table:table-cell office:value-type="float" office:value="6.5886781125271604E-2" table:style-name="ce9">
            <text:p>0,065886781</text:p>
          </table:table-cell>
          <table:table-cell office:value-type="float" office:value="-0.15743485692499801" table:style-name="ce9">
            <text:p>-0,157434857</text:p>
          </table:table-cell>
          <table:table-cell office:value-type="float" office:value="-0.42761423950507199" table:style-name="ce9">
            <text:p>-0,42761424</text:p>
          </table:table-cell>
          <table:table-cell office:value-type="float" office:value="-1.1704563777732799" table:style-name="ce9">
            <text:p>-1,170456378</text:p>
          </table:table-cell>
          <table:table-cell office:value-type="float" office:value="1.62424332167309" table:style-name="ce9">
            <text:p>1,624243322</text:p>
          </table:table-cell>
          <table:table-cell office:value-type="float" office:value="-1.7221816861049299" table:style-name="ce9">
            <text:p>-1,722181686</text:p>
          </table:table-cell>
          <table:table-cell office:value-type="float" office:value="0.96246741913174605" table:style-name="ce9">
            <text:p>0,962467419</text:p>
          </table:table-cell>
          <table:table-cell table:number-columns-repeated="12" table:style-name="ce9"/>
          <table:table-cell office:value-type="float" office:value="1.1657120661812199" table:style-name="ce9">
            <text:p>1,165712066</text:p>
          </table:table-cell>
          <table:table-cell office:value-type="float" office:value="-0.93846509828393898" table:style-name="ce9">
            <text:p>-0,938465098</text:p>
          </table:table-cell>
          <table:table-cell office:value-type="float" office:value="-0.37449705955842699" table:style-name="ce9">
            <text:p>-0,37449706</text:p>
          </table:table-cell>
          <table:table-cell office:value-type="float" office:value="-4.2340115637485902E-2" table:style-name="ce9">
            <text:p>-0,042340116</text:p>
          </table:table-cell>
          <table:table-cell office:value-type="float" office:value="-0.74513143676642501" table:style-name="ce9">
            <text:p>-0,745131437</text:p>
          </table:table-cell>
          <table:table-cell office:value-type="float" office:value="1.16482356401159" table:style-name="ce9">
            <text:p>1,164823564</text:p>
          </table:table-cell>
          <table:table-cell office:value-type="float" office:value="3.1312140418608497E-2" table:style-name="ce9">
            <text:p>0,03131214</text:p>
          </table:table-cell>
          <table:table-cell office:value-type="float" office:value="-1.1307797722269599" table:style-name="ce9">
            <text:p>-1,130779772</text:p>
          </table:table-cell>
          <table:table-cell office:value-type="float" office:value="1.64530945119961" table:style-name="ce9">
            <text:p>1,645309451</text:p>
          </table:table-cell>
          <table:table-cell office:value-type="float" office:value="-0.458656067125841" table:style-name="ce9">
            <text:p>-0,458656067</text:p>
          </table:table-cell>
          <table:table-cell office:value-type="float" office:value="-2.9495516459307201" table:style-name="ce9">
            <text:p>-2,949551646</text:p>
          </table:table-cell>
          <table:table-cell office:value-type="float" office:value="0.49247595314062398" table:style-name="ce9">
            <text:p>0,492475953</text:p>
          </table:table-cell>
          <table:table-cell office:value-type="float" office:value="2.1343043977051801" table:style-name="ce9">
            <text:p>2,134304398</text:p>
          </table:table-cell>
          <table:table-cell office:value-type="float" office:value="-1.2270723893303099" table:style-name="ce9">
            <text:p>-1,227072389</text:p>
          </table:table-cell>
          <table:table-cell office:value-type="float" office:value="0.96438672860794805" table:style-name="ce9">
            <text:p>0,964386729</text:p>
          </table:table-cell>
          <table:table-cell table:number-columns-repeated="16324" table:style-name="ce10"/>
        </table:table-row>
        <table:table-row table:style-name="ro1">
          <table:table-cell office:value-type="string" table:style-name="ce2">
            <text:p>0007CB0AD4</text:p>
          </table:table-cell>
          <table:table-cell office:value-type="float" office:value="42" table:style-name="ce3">
            <text:p>42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20" table:style-name="ce3">
            <text:p>20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2.81" table:style-name="ce3">
            <text:p>22,81</text:p>
          </table:table-cell>
          <table:table-cell office:value-type="float" office:value="22.03" table:style-name="ce3">
            <text:p>22,03</text:p>
          </table:table-cell>
          <table:table-cell office:value-type="float" office:value="-0.77999999999999703" table:style-name="ce3">
            <text:p>-0,78</text:p>
          </table:table-cell>
          <table:table-cell office:value-type="float" office:value="3" table:style-name="ce3">
            <text:p>3</text:p>
          </table:table-cell>
          <table:table-cell office:value-type="float" office:value="6.6" table:style-name="ce3">
            <text:p>6,6</text:p>
          </table:table-cell>
          <table:table-cell office:value-type="float" office:value="8" table:style-name="ce3">
            <text:p>8</text:p>
          </table:table-cell>
          <table:table-cell office:value-type="float" office:value="-14.098722888364801" table:style-name="ce3">
            <text:p>-14,09872289</text:p>
          </table:table-cell>
          <table:table-cell office:value-type="float" office:value="0.83255881952426503" table:style-name="ce3">
            <text:p>0,83255882</text:p>
          </table:table-cell>
          <table:table-cell office:value-type="float" office:value="3.03970155792772" table:style-name="ce3">
            <text:p>3,039701558</text:p>
          </table:table-cell>
          <table:table-cell table:number-columns-repeated="29" table:style-name="ce3"/>
          <table:table-cell office:value-type="float" office:value="0.95081164611157098" table:style-name="ce3">
            <text:p>0,950811646</text:p>
          </table:table-cell>
          <table:table-cell office:value-type="float" office:value="3.2586169166393799" table:style-name="ce3">
            <text:p>3,258616917</text:p>
          </table:table-cell>
          <table:table-cell table:number-columns-repeated="977" table:style-name="ce3"/>
          <table:table-cell table:number-columns-repeated="15360"/>
        </table:table-row>
        <table:table-row table:style-name="ro3">
          <table:table-cell office:value-type="string" table:style-name="ce2">
            <text:p>0007CB2ED2</text:p>
          </table:table-cell>
          <table:table-cell office:value-type="float" office:value="51" table:style-name="ce3">
            <text:p>51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20" table:style-name="ce3">
            <text:p>20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30.42" table:style-name="ce3">
            <text:p>30,42</text:p>
          </table:table-cell>
          <table:table-cell office:value-type="float" office:value="30.62" table:style-name="ce3">
            <text:p>30,62</text:p>
          </table:table-cell>
          <table:table-cell office:value-type="float" office:value="0.19999999999999901" table:style-name="ce3">
            <text:p>0,2</text:p>
          </table:table-cell>
          <table:table-cell office:value-type="float" office:value="2" table:style-name="ce3">
            <text:p>2</text:p>
          </table:table-cell>
          <table:table-cell office:value-type="float" office:value="16.7" table:style-name="ce3">
            <text:p>16,7</text:p>
          </table:table-cell>
          <table:table-cell office:value-type="float" office:value="3" table:style-name="ce3">
            <text:p>3</text:p>
          </table:table-cell>
          <table:table-cell office:value-type="float" office:value="12.191759749823101" table:style-name="ce3">
            <text:p>12,19175975</text:p>
          </table:table-cell>
          <table:table-cell office:value-type="float" office:value="2.1096810334386902" table:style-name="ce3">
            <text:p>2,109681033</text:p>
          </table:table-cell>
          <table:table-cell office:value-type="float" office:value="2.7921160893990602" table:style-name="ce3">
            <text:p>2,792116089</text:p>
          </table:table-cell>
          <table:table-cell office:value-type="float" office:value="0.69480512943578898" table:style-name="ce3">
            <text:p>0,694805129</text:p>
          </table:table-cell>
          <table:table-cell office:value-type="float" office:value="0.2" table:style-name="ce3">
            <text:p>0,2</text:p>
          </table:table-cell>
          <table:table-cell office:value-type="float" office:value="0.75" table:style-name="ce3">
            <text:p>0,75</text:p>
          </table:table-cell>
          <table:table-cell office:value-type="float" office:value="1.5" table:style-name="ce3">
            <text:p>1,5</text:p>
          </table:table-cell>
          <table:table-cell office:value-type="float" office:value="-0.97284625265895497" table:style-name="ce3">
            <text:p>-0,972846253</text:p>
          </table:table-cell>
          <table:table-cell office:value-type="float" office:value="-2.5827498369423298" table:style-name="ce3">
            <text:p>-2,582749837</text:p>
          </table:table-cell>
          <table:table-cell office:value-type="float" office:value="0.98632250162676005" table:style-name="ce3">
            <text:p>0,986322502</text:p>
          </table:table-cell>
          <table:table-cell office:value-type="float" office:value="0.90752642730085098" table:style-name="ce3">
            <text:p>0,907526427</text:p>
          </table:table-cell>
          <table:table-cell office:value-type="float" office:value="-1.95371022193382" table:style-name="ce3">
            <text:p>-1,953710222</text:p>
          </table:table-cell>
          <table:table-cell office:value-type="float" office:value="1.3163320887913099" table:style-name="ce3">
            <text:p>1,316332089</text:p>
          </table:table-cell>
          <table:table-cell office:value-type="float" office:value="2.0349322651269901" table:style-name="ce3">
            <text:p>2,034932265</text:p>
          </table:table-cell>
          <table:table-cell office:value-type="float" office:value="3.0239590657422202" table:style-name="ce3">
            <text:p>3,023959066</text:p>
          </table:table-cell>
          <table:table-cell office:value-type="float" office:value="-0.86469562551411605" table:style-name="ce3">
            <text:p>-0,864695626</text:p>
          </table:table-cell>
          <table:table-cell office:value-type="float" office:value="2.3919449698507802" table:style-name="ce3">
            <text:p>2,39194497</text:p>
          </table:table-cell>
          <table:table-cell office:value-type="float" office:value="-3.11623636940375" table:style-name="ce3">
            <text:p>-3,116236369</text:p>
          </table:table-cell>
          <table:table-cell office:value-type="float" office:value="-1.00479203434423" table:style-name="ce3">
            <text:p>-1,004792034</text:p>
          </table:table-cell>
          <table:table-cell office:value-type="float" office:value="2.72697011932024" table:style-name="ce3">
            <text:p>2,726970119</text:p>
          </table:table-cell>
          <table:table-cell table:number-columns-repeated="12" table:style-name="ce3"/>
          <table:table-cell office:value-type="float" office:value="2.6142702799519699" table:style-name="ce3">
            <text:p>2,61427028</text:p>
          </table:table-cell>
          <table:table-cell office:value-type="float" office:value="3.03622402815048" table:style-name="ce3">
            <text:p>3,036224028</text:p>
          </table:table-cell>
          <table:table-cell office:value-type="float" office:value="-2.0641682209793699" table:style-name="ce3">
            <text:p>-2,064168221</text:p>
          </table:table-cell>
          <table:table-cell office:value-type="float" office:value="-1.7037106314239101" table:style-name="ce3">
            <text:p>-1,703710631</text:p>
          </table:table-cell>
          <table:table-cell office:value-type="float" office:value="1.0633941838344501" table:style-name="ce3">
            <text:p>1,063394184</text:p>
          </table:table-cell>
          <table:table-cell office:value-type="float" office:value="-0.74111326669385302" table:style-name="ce3">
            <text:p>-0,741113267</text:p>
          </table:table-cell>
          <table:table-cell office:value-type="float" office:value="-2.3066697400443701" table:style-name="ce3">
            <text:p>-2,30666974</text:p>
          </table:table-cell>
          <table:table-cell office:value-type="float" office:value="3.22720094967532" table:style-name="ce3">
            <text:p>3,22720095</text:p>
          </table:table-cell>
          <table:table-cell office:value-type="float" office:value="-0.13699587740695299" table:style-name="ce3">
            <text:p>-0,136995877</text:p>
          </table:table-cell>
          <table:table-cell office:value-type="float" office:value="3.78916285142857" table:style-name="ce3">
            <text:p>3,789162851</text:p>
          </table:table-cell>
          <table:table-cell office:value-type="float" office:value="-4.2335646670260099" table:style-name="ce3">
            <text:p>-4,233564667</text:p>
          </table:table-cell>
          <table:table-cell office:value-type="float" office:value="-1.5108725608465501" table:style-name="ce3">
            <text:p>-1,510872561</text:p>
          </table:table-cell>
          <table:table-cell office:value-type="float" office:value="-1.5750607639157399" table:style-name="ce3">
            <text:p>-1,575060764</text:p>
          </table:table-cell>
          <table:table-cell office:value-type="float" office:value="-2.7376079092964098" table:style-name="ce3">
            <text:p>-2,737607909</text:p>
          </table:table-cell>
          <table:table-cell office:value-type="float" office:value="1.22859869774486" table:style-name="ce3">
            <text:p>1,228598698</text:p>
          </table:table-cell>
          <table:table-cell table:number-columns-repeated="16324"/>
        </table:table-row>
        <table:table-row table:style-name="ro3">
          <table:table-cell office:value-type="string" table:style-name="ce2">
            <text:p>0007CB39C9</text:p>
          </table:table-cell>
          <table:table-cell office:value-type="float" office:value="53" table:style-name="ce3">
            <text:p>53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22" table:style-name="ce3">
            <text:p>22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6.18" table:style-name="ce3">
            <text:p>26,18</text:p>
          </table:table-cell>
          <table:table-cell office:value-type="float" office:value="26.85" table:style-name="ce3">
            <text:p>26,85</text:p>
          </table:table-cell>
          <table:table-cell office:value-type="float" office:value="0.67000000000000204" table:style-name="ce3">
            <text:p>0,67</text:p>
          </table:table-cell>
          <table:table-cell office:value-type="float" office:value="5" table:style-name="ce3">
            <text:p>5</text:p>
          </table:table-cell>
          <table:table-cell office:value-type="float" office:value="-2.6666666666666701" table:style-name="ce3">
            <text:p>-2,666666667</text:p>
          </table:table-cell>
          <table:table-cell office:value-type="float" office:value="7" table:style-name="ce3">
            <text:p>7</text:p>
          </table:table-cell>
          <table:table-cell office:value-type="float" office:value="-13.9244990303814" table:style-name="ce3">
            <text:p>-13,92449903</text:p>
          </table:table-cell>
          <table:table-cell office:value-type="float" office:value="1.6558657995547901" table:style-name="ce3">
            <text:p>1,6558658</text:p>
          </table:table-cell>
          <table:table-cell office:value-type="float" office:value="1.6282495452408601" table:style-name="ce3">
            <text:p>1,628249545</text:p>
          </table:table-cell>
          <table:table-cell office:value-type="float" office:value="0.68367191117665005" table:style-name="ce3">
            <text:p>0,683671911</text:p>
          </table:table-cell>
          <table:table-cell table:style-name="ce3"/>
          <table:table-cell office:value-type="float" office:value="0.625" table:style-name="ce3">
            <text:p>0,625</text:p>
          </table:table-cell>
          <table:table-cell office:value-type="float" office:value="4.5" table:style-name="ce3">
            <text:p>4,5</text:p>
          </table:table-cell>
          <table:table-cell office:value-type="float" office:value="-1.59721483126034" table:style-name="ce3">
            <text:p>-1,597214831</text:p>
          </table:table-cell>
          <table:table-cell office:value-type="float" office:value="-3.0843823259808199" table:style-name="ce3">
            <text:p>-3,084382326</text:p>
          </table:table-cell>
          <table:table-cell office:value-type="float" office:value="-0.10235589061209401" table:style-name="ce3">
            <text:p>-0,102355891</text:p>
          </table:table-cell>
          <table:table-cell office:value-type="float" office:value="0.98753844809646296" table:style-name="ce3">
            <text:p>0,987538448</text:p>
          </table:table-cell>
          <table:table-cell office:value-type="float" office:value="-0.80885110782601299" table:style-name="ce3">
            <text:p>-0,808851108</text:p>
          </table:table-cell>
          <table:table-cell office:value-type="float" office:value="0.41461257981523902" table:style-name="ce3">
            <text:p>0,41461258</text:p>
          </table:table-cell>
          <table:table-cell office:value-type="float" office:value="4.1951464577462199" table:style-name="ce3">
            <text:p>4,195146458</text:p>
          </table:table-cell>
          <table:table-cell office:value-type="float" office:value="1.21002583314856" table:style-name="ce3">
            <text:p>1,210025833</text:p>
          </table:table-cell>
          <table:table-cell office:value-type="float" office:value="2.3372297844202001" table:style-name="ce3">
            <text:p>2,337229784</text:p>
          </table:table-cell>
          <table:table-cell office:value-type="float" office:value="-5.59535929239387E-2" table:style-name="ce3">
            <text:p>-0,055953593</text:p>
          </table:table-cell>
          <table:table-cell office:value-type="float" office:value="-3.9989720332924801" table:style-name="ce3">
            <text:p>-3,998972033</text:p>
          </table:table-cell>
          <table:table-cell office:value-type="float" office:value="-1.48960291998674" table:style-name="ce3">
            <text:p>-1,48960292</text:p>
          </table:table-cell>
          <table:table-cell office:value-type="float" office:value="-0.94999265499653396" table:style-name="ce3">
            <text:p>-0,949992655</text:p>
          </table:table-cell>
          <table:table-cell table:number-columns-repeated="12" table:style-name="ce3"/>
          <table:table-cell office:value-type="float" office:value="0.88084120863100901" table:style-name="ce3">
            <text:p>0,880841209</text:p>
          </table:table-cell>
          <table:table-cell office:value-type="float" office:value="2.4806130917489" table:style-name="ce3">
            <text:p>2,480613092</text:p>
          </table:table-cell>
          <table:table-cell office:value-type="float" office:value="-3.0280331844878199" table:style-name="ce3">
            <text:p>-3,028033184</text:p>
          </table:table-cell>
          <table:table-cell office:value-type="float" office:value="-1.9619094451035499" table:style-name="ce3">
            <text:p>-1,961909445</text:p>
          </table:table-cell>
          <table:table-cell office:value-type="float" office:value="3.2957630649200501E-2" table:style-name="ce3">
            <text:p>0,032957631</text:p>
          </table:table-cell>
          <table:table-cell office:value-type="float" office:value="-1.05691249016886" table:style-name="ce3">
            <text:p>-1,05691249</text:p>
          </table:table-cell>
          <table:table-cell office:value-type="float" office:value="-0.70353226896625398" table:style-name="ce3">
            <text:p>-0,703532269</text:p>
          </table:table-cell>
          <table:table-cell office:value-type="float" office:value="5.3797713067532804" table:style-name="ce3">
            <text:p>5,379771307</text:p>
          </table:table-cell>
          <table:table-cell office:value-type="float" office:value="-4.0285592480268901" table:style-name="ce3">
            <text:p>-4,028559248</text:p>
          </table:table-cell>
          <table:table-cell office:value-type="float" office:value="1.2724826872206101" table:style-name="ce3">
            <text:p>1,272482687</text:p>
          </table:table-cell>
          <table:table-cell office:value-type="float" office:value="-4.6907139975323497" table:style-name="ce3">
            <text:p>-4,690713998</text:p>
          </table:table-cell>
          <table:table-cell office:value-type="float" office:value="-0.64211268559254098" table:style-name="ce3">
            <text:p>-0,642112686</text:p>
          </table:table-cell>
          <table:table-cell office:value-type="float" office:value="-3.4650264518896101" table:style-name="ce3">
            <text:p>-3,465026452</text:p>
          </table:table-cell>
          <table:table-cell office:value-type="float" office:value="-2.45224675585705" table:style-name="ce3">
            <text:p>-2,452246756</text:p>
          </table:table-cell>
          <table:table-cell office:value-type="float" office:value="2.0500993260765699E-2" table:style-name="ce3">
            <text:p>0,020500993</text:p>
          </table:table-cell>
          <table:table-cell table:number-columns-repeated="16324"/>
        </table:table-row>
        <table:table-row table:style-name="ro3">
          <table:table-cell office:value-type="string" table:style-name="ce2">
            <text:p>0007CB321B</text:p>
          </table:table-cell>
          <table:table-cell office:value-type="float" office:value="52" table:style-name="ce3">
            <text:p>52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19" table:style-name="ce3">
            <text:p>26,19</text:p>
          </table:table-cell>
          <table:table-cell office:value-type="float" office:value="28.38" table:style-name="ce3">
            <text:p>28,38</text:p>
          </table:table-cell>
          <table:table-cell office:value-type="float" office:value="2.19" table:style-name="ce3">
            <text:p>2,19</text:p>
          </table:table-cell>
          <table:table-cell office:value-type="float" office:value="9" table:style-name="ce3">
            <text:p>9</text:p>
          </table:table-cell>
          <table:table-cell office:value-type="float" office:value="-15.1" table:style-name="ce3">
            <text:p>-15,1</text:p>
          </table:table-cell>
          <table:table-cell office:value-type="float" office:value="9" table:style-name="ce3">
            <text:p>9</text:p>
          </table:table-cell>
          <table:table-cell office:value-type="float" office:value="-29.921103896103901" table:style-name="ce3">
            <text:p>-29,9211039</text:p>
          </table:table-cell>
          <table:table-cell office:value-type="float" office:value="-0.99498282687796602" table:style-name="ce3">
            <text:p>-0,994982827</text:p>
          </table:table-cell>
          <table:table-cell office:value-type="float" office:value="1.63587538672747" table:style-name="ce3">
            <text:p>1,635875387</text:p>
          </table:table-cell>
          <table:table-cell office:value-type="float" office:value="0.83883629961594797" table:style-name="ce3">
            <text:p>0,8388363</text:p>
          </table:table-cell>
          <table:table-cell office:value-type="float" office:value="0.6" table:style-name="ce3">
            <text:p>0,6</text:p>
          </table:table-cell>
          <table:table-cell office:value-type="float" office:value="1.5" table:style-name="ce3">
            <text:p>1,5</text:p>
          </table:table-cell>
          <table:table-cell office:value-type="float" office:value="1" table:style-name="ce3">
            <text:p>1</text:p>
          </table:table-cell>
          <table:table-cell office:value-type="float" office:value="-1.1942742188526301" table:style-name="ce3">
            <text:p>-1,194274219</text:p>
          </table:table-cell>
          <table:table-cell office:value-type="float" office:value="0.71716586170708796" table:style-name="ce3">
            <text:p>0,717165862</text:p>
          </table:table-cell>
          <table:table-cell office:value-type="float" office:value="2.14264789887857" table:style-name="ce3">
            <text:p>2,142647899</text:p>
          </table:table-cell>
          <table:table-cell office:value-type="float" office:value="1.8688990239816701" table:style-name="ce3">
            <text:p>1,868899024</text:p>
          </table:table-cell>
          <table:table-cell office:value-type="float" office:value="-3.6139967443649899" table:style-name="ce3">
            <text:p>-3,613996744</text:p>
          </table:table-cell>
          <table:table-cell office:value-type="float" office:value="3.7329607485766201" table:style-name="ce3">
            <text:p>3,732960749</text:p>
          </table:table-cell>
          <table:table-cell office:value-type="float" office:value="1.3794561351177199" table:style-name="ce3">
            <text:p>1,379456135</text:p>
          </table:table-cell>
          <table:table-cell office:value-type="float" office:value="0.23126887305369101" table:style-name="ce3">
            <text:p>0,231268873</text:p>
          </table:table-cell>
          <table:table-cell office:value-type="float" office:value="1.6777773358589301" table:style-name="ce3">
            <text:p>1,677777336</text:p>
          </table:table-cell>
          <table:table-cell office:value-type="float" office:value="1.24314312223309" table:style-name="ce3">
            <text:p>1,243143122</text:p>
          </table:table-cell>
          <table:table-cell office:value-type="float" office:value="-0.173412981293109" table:style-name="ce3">
            <text:p>-0,173412981</text:p>
          </table:table-cell>
          <table:table-cell office:value-type="float" office:value="-0.50078905683200203" table:style-name="ce3">
            <text:p>-0,500789057</text:p>
          </table:table-cell>
          <table:table-cell office:value-type="float" office:value="1.47103016580501" table:style-name="ce3">
            <text:p>1,471030166</text:p>
          </table:table-cell>
          <table:table-cell table:number-columns-repeated="12" table:style-name="ce3"/>
          <table:table-cell office:value-type="float" office:value="-2.2486853679120302" table:style-name="ce3">
            <text:p>-2,248685368</text:p>
          </table:table-cell>
          <table:table-cell office:value-type="float" office:value="2.1704760021439302" table:style-name="ce3">
            <text:p>2,170476002</text:p>
          </table:table-cell>
          <table:table-cell office:value-type="float" office:value="-0.735374204877841" table:style-name="ce3">
            <text:p>-0,735374205</text:p>
          </table:table-cell>
          <table:table-cell office:value-type="float" office:value="1.17410573679535" table:style-name="ce3">
            <text:p>1,174105737</text:p>
          </table:table-cell>
          <table:table-cell office:value-type="float" office:value="2.5954173990021898" table:style-name="ce3">
            <text:p>2,595417399</text:p>
          </table:table-cell>
          <table:table-cell office:value-type="float" office:value="-1.2525087116807401" table:style-name="ce3">
            <text:p>-1,252508712</text:p>
          </table:table-cell>
          <table:table-cell office:value-type="float" office:value="-3.2781909012649599" table:style-name="ce3">
            <text:p>-3,278190901</text:p>
          </table:table-cell>
          <table:table-cell office:value-type="float" office:value="4.8033546772919902" table:style-name="ce3">
            <text:p>4,803354677</text:p>
          </table:table-cell>
          <table:table-cell office:value-type="float" office:value="0.93704925730914301" table:style-name="ce3">
            <text:p>0,937049257</text:p>
          </table:table-cell>
          <table:table-cell office:value-type="float" office:value="0.68383116777719499" table:style-name="ce3">
            <text:p>0,683831168</text:p>
          </table:table-cell>
          <table:table-cell office:value-type="float" office:value="0.53072193033502602" table:style-name="ce3">
            <text:p>0,53072193</text:p>
          </table:table-cell>
          <table:table-cell office:value-type="float" office:value="8.5777690976308704E-2" table:style-name="ce3">
            <text:p>0,085777691</text:p>
          </table:table-cell>
          <table:table-cell office:value-type="float" office:value="0.190933892340896" table:style-name="ce3">
            <text:p>0,190933892</text:p>
          </table:table-cell>
          <table:table-cell office:value-type="float" office:value="-0.48498104004400799" table:style-name="ce3">
            <text:p>-0,48498104</text:p>
          </table:table-cell>
          <table:table-cell office:value-type="float" office:value="1.2926497375216599" table:style-name="ce3">
            <text:p>1,292649738</text:p>
          </table:table-cell>
          <table:table-cell table:number-columns-repeated="16324"/>
        </table:table-row>
        <table:table-row table:style-name="ro3">
          <table:table-cell office:value-type="string" table:style-name="ce2">
            <text:p>0007F2B770</text:p>
          </table:table-cell>
          <table:table-cell office:value-type="float" office:value="64" table:style-name="ce3">
            <text:p>64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21" table:style-name="ce3">
            <text:p>21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7.57" table:style-name="ce3">
            <text:p>27,57</text:p>
          </table:table-cell>
          <table:table-cell office:value-type="float" office:value="28.63" table:style-name="ce3">
            <text:p>28,63</text:p>
          </table:table-cell>
          <table:table-cell office:value-type="float" office:value="1.06" table:style-name="ce3">
            <text:p>1,06</text:p>
          </table:table-cell>
          <table:table-cell office:value-type="float" office:value="6" table:style-name="ce3">
            <text:p>6</text:p>
          </table:table-cell>
          <table:table-cell office:value-type="float" office:value="-5.65" table:style-name="ce3">
            <text:p>-5,65</text:p>
          </table:table-cell>
          <table:table-cell office:value-type="float" office:value="2" table:style-name="ce3">
            <text:p>2</text:p>
          </table:table-cell>
          <table:table-cell office:value-type="float" office:value="12.3426781507206" table:style-name="ce3">
            <text:p>12,34267815</text:p>
          </table:table-cell>
          <table:table-cell office:value-type="float" office:value="1.10709217749389" table:style-name="ce3">
            <text:p>1,107092177</text:p>
          </table:table-cell>
          <table:table-cell office:value-type="float" office:value="1.26985600955749" table:style-name="ce3">
            <text:p>1,26985601</text:p>
          </table:table-cell>
          <table:table-cell office:value-type="float" office:value="0.90433222160966198" table:style-name="ce3">
            <text:p>0,904332222</text:p>
          </table:table-cell>
          <table:table-cell office:value-type="float" office:value="0.15" table:style-name="ce3">
            <text:p>0,1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1.2813031499201699" table:style-name="ce3">
            <text:p>-1,28130315</text:p>
          </table:table-cell>
          <table:table-cell office:value-type="float" office:value="0.68635558756814596" table:style-name="ce3">
            <text:p>0,686355588</text:p>
          </table:table-cell>
          <table:table-cell office:value-type="float" office:value="1.96592387865409" table:style-name="ce3">
            <text:p>1,965923879</text:p>
          </table:table-cell>
          <table:table-cell office:value-type="float" office:value="1.6747960726587101" table:style-name="ce3">
            <text:p>1,674796073</text:p>
          </table:table-cell>
          <table:table-cell office:value-type="float" office:value="-4.1184791311201403" table:style-name="ce3">
            <text:p>-4,118479131</text:p>
          </table:table-cell>
          <table:table-cell office:value-type="float" office:value="2.9215585138445102" table:style-name="ce3">
            <text:p>2,921558514</text:p>
          </table:table-cell>
          <table:table-cell office:value-type="float" office:value="1.6545432599161101" table:style-name="ce3">
            <text:p>1,65454326</text:p>
          </table:table-cell>
          <table:table-cell office:value-type="float" office:value="-0.22922950811915499" table:style-name="ce3">
            <text:p>-0,229229508</text:p>
          </table:table-cell>
          <table:table-cell office:value-type="float" office:value="0.91990833707014596" table:style-name="ce3">
            <text:p>0,919908337</text:p>
          </table:table-cell>
          <table:table-cell office:value-type="float" office:value="1.1507079742173201" table:style-name="ce3">
            <text:p>1,150707974</text:p>
          </table:table-cell>
          <table:table-cell office:value-type="float" office:value="1.2759325327184301E-2" table:style-name="ce3">
            <text:p>0,012759325</text:p>
          </table:table-cell>
          <table:table-cell office:value-type="float" office:value="-0.36058261437168299" table:style-name="ce3">
            <text:p>-0,360582614</text:p>
          </table:table-cell>
          <table:table-cell office:value-type="float" office:value="-0.39638046685983902" table:style-name="ce3">
            <text:p>-0,396380467</text:p>
          </table:table-cell>
          <table:table-cell table:number-columns-repeated="12" table:style-name="ce3"/>
          <table:table-cell office:value-type="float" office:value="1.80632566090175" table:style-name="ce3">
            <text:p>1,806325661</text:p>
          </table:table-cell>
          <table:table-cell office:value-type="float" office:value="1.5216887660405201" table:style-name="ce3">
            <text:p>1,521688766</text:p>
          </table:table-cell>
          <table:table-cell office:value-type="float" office:value="-0.83506285000391101" table:style-name="ce3">
            <text:p>-0,83506285</text:p>
          </table:table-cell>
          <table:table-cell office:value-type="float" office:value="1.1864780376759301" table:style-name="ce3">
            <text:p>1,186478038</text:p>
          </table:table-cell>
          <table:table-cell office:value-type="float" office:value="2.3390299899218001" table:style-name="ce3">
            <text:p>2,33902999</text:p>
          </table:table-cell>
          <table:table-cell office:value-type="float" office:value="-1.1180051447058199" table:style-name="ce3">
            <text:p>-1,118005145</text:p>
          </table:table-cell>
          <table:table-cell office:value-type="float" office:value="-4.2392500020939599" table:style-name="ce3">
            <text:p>-4,239250002</text:p>
          </table:table-cell>
          <table:table-cell office:value-type="float" office:value="3.7975996167464001" table:style-name="ce3">
            <text:p>3,797599617</text:p>
          </table:table-cell>
          <table:table-cell office:value-type="float" office:value="1.07342104455785" table:style-name="ce3">
            <text:p>1,073421045</text:p>
          </table:table-cell>
          <table:table-cell office:value-type="float" office:value="1.06594061573992" table:style-name="ce3">
            <text:p>1,065940616</text:p>
          </table:table-cell>
          <table:table-cell office:value-type="float" office:value="0.50349213965846695" table:style-name="ce3">
            <text:p>0,50349214</text:p>
          </table:table-cell>
          <table:table-cell office:value-type="float" office:value="-0.17812666625756199" table:style-name="ce3">
            <text:p>-0,178126666</text:p>
          </table:table-cell>
          <table:table-cell office:value-type="float" office:value="6.3412488834925299E-2" table:style-name="ce3">
            <text:p>0,063412489</text:p>
          </table:table-cell>
          <table:table-cell office:value-type="float" office:value="-0.121033140424523" table:style-name="ce3">
            <text:p>-0,12103314</text:p>
          </table:table-cell>
          <table:table-cell office:value-type="float" office:value="-0.359870932557739" table:style-name="ce3">
            <text:p>-0,359870933</text:p>
          </table:table-cell>
          <table:table-cell table:number-columns-repeated="16324"/>
        </table:table-row>
        <table:table-row table:style-name="ro3">
          <table:table-cell office:value-type="string" table:style-name="ce2">
            <text:p>0007F2B957</text:p>
          </table:table-cell>
          <table:table-cell office:value-type="float" office:value="68" table:style-name="ce3">
            <text:p>68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22" table:style-name="ce3">
            <text:p>22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30.19" table:style-name="ce3">
            <text:p>30,19</text:p>
          </table:table-cell>
          <table:table-cell office:value-type="float" office:value="31.85" table:style-name="ce3">
            <text:p>31,85</text:p>
          </table:table-cell>
          <table:table-cell office:value-type="float" office:value="1.66" table:style-name="ce3">
            <text:p>1,66</text:p>
          </table:table-cell>
          <table:table-cell office:value-type="float" office:value="4" table:style-name="ce3">
            <text:p>4</text:p>
          </table:table-cell>
          <table:table-cell office:value-type="float" office:value="3.7833333333333301" table:style-name="ce3">
            <text:p>3,783333333</text:p>
          </table:table-cell>
          <table:table-cell office:value-type="float" office:value="5" table:style-name="ce3">
            <text:p>5</text:p>
          </table:table-cell>
          <table:table-cell office:value-type="float" office:value="5.8737883537459403" table:style-name="ce3">
            <text:p>5,873788354</text:p>
          </table:table-cell>
          <table:table-cell office:value-type="float" office:value="1.39291629051484" table:style-name="ce3">
            <text:p>1,392916291</text:p>
          </table:table-cell>
          <table:table-cell office:value-type="float" office:value="0.916302033010293" table:style-name="ce3">
            <text:p>0,916302033</text:p>
          </table:table-cell>
          <table:table-cell office:value-type="float" office:value="0.92844476674949294" table:style-name="ce3">
            <text:p>0,928444767</text:p>
          </table:table-cell>
          <table:table-cell table:style-name="ce3"/>
          <table:table-cell office:value-type="float" office:value="0.18181818181818199" table:style-name="ce3">
            <text:p>0,181818182</text:p>
          </table:table-cell>
          <table:table-cell office:value-type="float" office:value="1.2222222222222201" table:style-name="ce3">
            <text:p>1,222222222</text:p>
          </table:table-cell>
          <table:table-cell office:value-type="float" office:value="-1.18062815101149" table:style-name="ce3">
            <text:p>-1,180628151</text:p>
          </table:table-cell>
          <table:table-cell office:value-type="float" office:value="0.43086789218695598" table:style-name="ce3">
            <text:p>0,430867892</text:p>
          </table:table-cell>
          <table:table-cell office:value-type="float" office:value="0.68433625157336198" table:style-name="ce3">
            <text:p>0,684336252</text:p>
          </table:table-cell>
          <table:table-cell office:value-type="float" office:value="1.11315681987679" table:style-name="ce3">
            <text:p>1,11315682</text:p>
          </table:table-cell>
          <table:table-cell office:value-type="float" office:value="-3.8235098977683699" table:style-name="ce3">
            <text:p>-3,823509898</text:p>
          </table:table-cell>
          <table:table-cell office:value-type="float" office:value="4.4162224302653899" table:style-name="ce3">
            <text:p>4,41622243</text:p>
          </table:table-cell>
          <table:table-cell office:value-type="float" office:value="1.8143332915584101" table:style-name="ce3">
            <text:p>1,814333292</text:p>
          </table:table-cell>
          <table:table-cell office:value-type="float" office:value="0.75092068563879499" table:style-name="ce3">
            <text:p>0,750920686</text:p>
          </table:table-cell>
          <table:table-cell office:value-type="float" office:value="1.0110652135667999" table:style-name="ce3">
            <text:p>1,011065214</text:p>
          </table:table-cell>
          <table:table-cell office:value-type="float" office:value="1.15349079799115" table:style-name="ce3">
            <text:p>1,153490798</text:p>
          </table:table-cell>
          <table:table-cell office:value-type="float" office:value="-7.6608762965855198E-2" table:style-name="ce3">
            <text:p>-0,076608763</text:p>
          </table:table-cell>
          <table:table-cell office:value-type="float" office:value="-0.429503401793427" table:style-name="ce3">
            <text:p>-0,429503402</text:p>
          </table:table-cell>
          <table:table-cell office:value-type="float" office:value="0.88714106256277403" table:style-name="ce3">
            <text:p>0,887141063</text:p>
          </table:table-cell>
          <table:table-cell table:number-columns-repeated="12" table:style-name="ce3"/>
          <table:table-cell office:value-type="float" office:value="1.4904862514407899" table:style-name="ce3">
            <text:p>1,490486251</text:p>
          </table:table-cell>
          <table:table-cell office:value-type="float" office:value="1.4655801884478901" table:style-name="ce3">
            <text:p>1,465580188</text:p>
          </table:table-cell>
          <table:table-cell office:value-type="float" office:value="-1.05846132336445" table:style-name="ce3">
            <text:p>-1,058461323</text:p>
          </table:table-cell>
          <table:table-cell office:value-type="float" office:value="0.75648891419327702" table:style-name="ce3">
            <text:p>0,756488914</text:p>
          </table:table-cell>
          <table:table-cell office:value-type="float" office:value="0.87334723520992297" table:style-name="ce3">
            <text:p>0,873347235</text:p>
          </table:table-cell>
          <table:table-cell office:value-type="float" office:value="-1.00747753458578" table:style-name="ce3">
            <text:p>-1,007477535</text:p>
          </table:table-cell>
          <table:table-cell office:value-type="float" office:value="-3.8904599697978601" table:style-name="ce3">
            <text:p>-3,89045997</text:p>
          </table:table-cell>
          <table:table-cell office:value-type="float" office:value="4.8549257132960202" table:style-name="ce3">
            <text:p>4,854925713</text:p>
          </table:table-cell>
          <table:table-cell office:value-type="float" office:value="2.10972519746749" table:style-name="ce3">
            <text:p>2,109725197</text:p>
          </table:table-cell>
          <table:table-cell office:value-type="float" office:value="2.2695930139126599" table:style-name="ce3">
            <text:p>2,269593014</text:p>
          </table:table-cell>
          <table:table-cell office:value-type="float" office:value="1.1134257573555799" table:style-name="ce3">
            <text:p>1,113425757</text:p>
          </table:table-cell>
          <table:table-cell office:value-type="float" office:value="0.15894710059946701" table:style-name="ce3">
            <text:p>0,158947101</text:p>
          </table:table-cell>
          <table:table-cell office:value-type="float" office:value="0.29378799913627202" table:style-name="ce3">
            <text:p>0,293787999</text:p>
          </table:table-cell>
          <table:table-cell office:value-type="float" office:value="-0.41200390524473701" table:style-name="ce3">
            <text:p>-0,412003905</text:p>
          </table:table-cell>
          <table:table-cell office:value-type="float" office:value="0.64469185390639605" table:style-name="ce3">
            <text:p>0,644691854</text:p>
          </table:table-cell>
          <table:table-cell table:number-columns-repeated="16324"/>
        </table:table-row>
        <table:table-row table:style-name="ro3">
          <table:table-cell office:value-type="string" table:style-name="ce2">
            <text:p>0007F2BA9B</text:p>
          </table:table-cell>
          <table:table-cell office:value-type="float" office:value="70" table:style-name="ce3">
            <text:p>70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22" table:style-name="ce3">
            <text:p>22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18" table:style-name="ce3">
            <text:p>26,18</text:p>
          </table:table-cell>
          <table:table-cell office:value-type="float" office:value="27.22" table:style-name="ce3">
            <text:p>27,22</text:p>
          </table:table-cell>
          <table:table-cell office:value-type="float" office:value="1.04" table:style-name="ce3">
            <text:p>1,04</text:p>
          </table:table-cell>
          <table:table-cell office:value-type="float" office:value="7" table:style-name="ce3">
            <text:p>7</text:p>
          </table:table-cell>
          <table:table-cell office:value-type="float" office:value="-7.3833333333333302" table:style-name="ce3">
            <text:p>-7,383333333</text:p>
          </table:table-cell>
          <table:table-cell office:value-type="float" office:value="4" table:style-name="ce3">
            <text:p>4</text:p>
          </table:table-cell>
          <table:table-cell office:value-type="float" office:value="7.2433697724464698" table:style-name="ce3">
            <text:p>7,243369772</text:p>
          </table:table-cell>
          <table:table-cell office:value-type="float" office:value="1.21069720156071" table:style-name="ce3">
            <text:p>1,210697202</text:p>
          </table:table-cell>
          <table:table-cell office:value-type="float" office:value="2.01488636159343" table:style-name="ce3">
            <text:p>2,014886362</text:p>
          </table:table-cell>
          <table:table-cell office:value-type="float" office:value="0.50824419611102201" table:style-name="ce3">
            <text:p>0,508244196</text:p>
          </table:table-cell>
          <table:table-cell table:style-name="ce3"/>
          <table:table-cell office:value-type="float" office:value="0.875" table:style-name="ce3">
            <text:p>0,875</text:p>
          </table:table-cell>
          <table:table-cell office:value-type="float" office:value="1" table:style-name="ce3">
            <text:p>1</text:p>
          </table:table-cell>
          <table:table-cell office:value-type="float" office:value="-1.2624270920075" table:style-name="ce3">
            <text:p>-1,262427092</text:p>
          </table:table-cell>
          <table:table-cell office:value-type="float" office:value="-3.5969093279000202" table:style-name="ce3">
            <text:p>-3,596909328</text:p>
          </table:table-cell>
          <table:table-cell office:value-type="float" office:value="1.72442044748393" table:style-name="ce3">
            <text:p>1,724420447</text:p>
          </table:table-cell>
          <table:table-cell office:value-type="float" office:value="1.0036358484702901" table:style-name="ce3">
            <text:p>1,003635848</text:p>
          </table:table-cell>
          <table:table-cell office:value-type="float" office:value="0.40547636952333599" table:style-name="ce3">
            <text:p>0,40547637</text:p>
          </table:table-cell>
          <table:table-cell office:value-type="float" office:value="-0.54352028087503401" table:style-name="ce3">
            <text:p>-0,543520281</text:p>
          </table:table-cell>
          <table:table-cell office:value-type="float" office:value="1.1473572761386499" table:style-name="ce3">
            <text:p>1,147357276</text:p>
          </table:table-cell>
          <table:table-cell office:value-type="float" office:value="-0.618901137585532" table:style-name="ce3">
            <text:p>-0,618901138</text:p>
          </table:table-cell>
          <table:table-cell office:value-type="float" office:value="2.4704718630748301" table:style-name="ce3">
            <text:p>2,470471863</text:p>
          </table:table-cell>
          <table:table-cell office:value-type="float" office:value="1.99148941932652" table:style-name="ce3">
            <text:p>1,991489419</text:p>
          </table:table-cell>
          <table:table-cell table:number-columns-repeated="15" table:style-name="ce3"/>
          <table:table-cell office:value-type="float" office:value="2.1326086645101601" table:style-name="ce3">
            <text:p>2,132608665</text:p>
          </table:table-cell>
          <table:table-cell office:value-type="float" office:value="2.2373185664525299" table:style-name="ce3">
            <text:p>2,237318566</text:p>
          </table:table-cell>
          <table:table-cell office:value-type="float" office:value="-3.3009112929768101" table:style-name="ce3">
            <text:p>-3,300911293</text:p>
          </table:table-cell>
          <table:table-cell office:value-type="float" office:value="-2.8462036968298201" table:style-name="ce3">
            <text:p>-2,846203697</text:p>
          </table:table-cell>
          <table:table-cell office:value-type="float" office:value="1.83791343614776" table:style-name="ce3">
            <text:p>1,837913436</text:p>
          </table:table-cell>
          <table:table-cell office:value-type="float" office:value="-0.68656842003957497" table:style-name="ce3">
            <text:p>-0,68656842</text:p>
          </table:table-cell>
          <table:table-cell office:value-type="float" office:value="0.54931614868363199" table:style-name="ce3">
            <text:p>0,549316149</text:p>
          </table:table-cell>
          <table:table-cell office:value-type="float" office:value="3.2631927326915302" table:style-name="ce3">
            <text:p>3,263192733</text:p>
          </table:table-cell>
          <table:table-cell office:value-type="float" office:value="-4.0217736818578196" table:style-name="ce3">
            <text:p>-4,021773682</text:p>
          </table:table-cell>
          <table:table-cell office:value-type="float" office:value="-1.7867804509435501" table:style-name="ce3">
            <text:p>-1,786780451</text:p>
          </table:table-cell>
          <table:table-cell office:value-type="float" office:value="1.6317815300872001" table:style-name="ce3">
            <text:p>1,63178153</text:p>
          </table:table-cell>
          <table:table-cell office:value-type="float" office:value="-2.96819429306806" table:style-name="ce3">
            <text:p>-2,968194293</text:p>
          </table:table-cell>
          <table:table-cell table:number-columns-repeated="967" table:style-name="ce3"/>
          <table:table-cell table:number-columns-repeated="15360"/>
        </table:table-row>
        <table:table-row table:style-name="ro1">
          <table:table-cell office:value-type="string" table:style-name="ce2">
            <text:p>0007F2CA05</text:p>
          </table:table-cell>
          <table:table-cell office:value-type="float" office:value="72" table:style-name="ce3">
            <text:p>72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2" table:style-name="ce3">
            <text:p>22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5.88" table:style-name="ce3">
            <text:p>25,88</text:p>
          </table:table-cell>
          <table:table-cell office:value-type="float" office:value="26.96" table:style-name="ce3">
            <text:p>26,96</text:p>
          </table:table-cell>
          <table:table-cell office:value-type="float" office:value="1.08" table:style-name="ce3">
            <text:p>1,08</text:p>
          </table:table-cell>
          <table:table-cell office:value-type="float" office:value="8" table:style-name="ce3">
            <text:p>8</text:p>
          </table:table-cell>
          <table:table-cell office:value-type="float" office:value="-13.116666666666699" table:style-name="ce3">
            <text:p>-13,11666667</text:p>
          </table:table-cell>
          <table:table-cell office:value-type="float" office:value="6" table:style-name="ce3">
            <text:p>6</text:p>
          </table:table-cell>
          <table:table-cell office:value-type="float" office:value="-3.0996130225714" table:style-name="ce3">
            <text:p>-3,099613023</text:p>
          </table:table-cell>
          <table:table-cell office:value-type="float" office:value="1.0340520319836899" table:style-name="ce3">
            <text:p>1,034052032</text:p>
          </table:table-cell>
          <table:table-cell office:value-type="float" office:value="2.27087186719287" table:style-name="ce3">
            <text:p>2,270871867</text:p>
          </table:table-cell>
          <table:table-cell office:value-type="float" office:value="0.62293688112930501" table:style-name="ce3">
            <text:p>0,622936881</text:p>
          </table:table-cell>
          <table:table-cell office:value-type="float" office:value="0.3" table:style-name="ce3">
            <text:p>0,3</text:p>
          </table:table-cell>
          <table:table-cell office:value-type="float" office:value="1.5" table:style-name="ce3">
            <text:p>1,5</text:p>
          </table:table-cell>
          <table:table-cell office:value-type="float" office:value="1" table:style-name="ce3">
            <text:p>1</text:p>
          </table:table-cell>
          <table:table-cell office:value-type="float" office:value="-0.54602818933606501" table:style-name="ce3">
            <text:p>-0,546028189</text:p>
          </table:table-cell>
          <table:table-cell office:value-type="float" office:value="0.62526202422946597" table:style-name="ce3">
            <text:p>0,625262024</text:p>
          </table:table-cell>
          <table:table-cell office:value-type="float" office:value="4.2565743202314203E-2" table:style-name="ce3">
            <text:p>0,042565743</text:p>
          </table:table-cell>
          <table:table-cell office:value-type="float" office:value="0.47474147240293202" table:style-name="ce3">
            <text:p>0,474741472</text:p>
          </table:table-cell>
          <table:table-cell office:value-type="float" office:value="-2.0382036575659601" table:style-name="ce3">
            <text:p>-2,038203658</text:p>
          </table:table-cell>
          <table:table-cell office:value-type="float" office:value="0.35340554210807801" table:style-name="ce3">
            <text:p>0,353405542</text:p>
          </table:table-cell>
          <table:table-cell office:value-type="float" office:value="0.45509818918848299" table:style-name="ce3">
            <text:p>0,455098189</text:p>
          </table:table-cell>
          <table:table-cell office:value-type="float" office:value="0.226730044285614" table:style-name="ce3">
            <text:p>0,226730044</text:p>
          </table:table-cell>
          <table:table-cell office:value-type="float" office:value="-0.69622921432614004" table:style-name="ce3">
            <text:p>-0,696229214</text:p>
          </table:table-cell>
          <table:table-cell office:value-type="float" office:value="-7.3351464278430603E-2" table:style-name="ce3">
            <text:p>-0,073351464</text:p>
          </table:table-cell>
          <table:table-cell office:value-type="float" office:value="5.5416250876994901E-2" table:style-name="ce3">
            <text:p>0,055416251</text:p>
          </table:table-cell>
          <table:table-cell office:value-type="float" office:value="0.37458837917802201" table:style-name="ce3">
            <text:p>0,374588379</text:p>
          </table:table-cell>
          <table:table-cell office:value-type="float" office:value="1.8762659545900999" table:style-name="ce3">
            <text:p>1,876265955</text:p>
          </table:table-cell>
          <table:table-cell table:number-columns-repeated="12" table:style-name="ce3"/>
          <table:table-cell office:value-type="float" office:value="2.01391191534676" table:style-name="ce3">
            <text:p>2,013911915</text:p>
          </table:table-cell>
          <table:table-cell office:value-type="float" office:value="2.5066978264305999" table:style-name="ce3">
            <text:p>2,506697826</text:p>
          </table:table-cell>
          <table:table-cell office:value-type="float" office:value="-0.127946767243241" table:style-name="ce3">
            <text:p>-0,127946767</text:p>
          </table:table-cell>
          <table:table-cell office:value-type="float" office:value="0.84778240185788201" table:style-name="ce3">
            <text:p>0,847782402</text:p>
          </table:table-cell>
          <table:table-cell office:value-type="float" office:value="-3.6485672258859403E-2" table:style-name="ce3">
            <text:p>-0,036485672</text:p>
          </table:table-cell>
          <table:table-cell office:value-type="float" office:value="-0.659825999738616" table:style-name="ce3">
            <text:p>-0,659826</text:p>
          </table:table-cell>
          <table:table-cell office:value-type="float" office:value="-2.1902562278692401" table:style-name="ce3">
            <text:p>-2,190256228</text:p>
          </table:table-cell>
          <table:table-cell office:value-type="float" office:value="4.5916710846730701E-3" table:style-name="ce3">
            <text:p>0,004591671</text:p>
          </table:table-cell>
          <table:table-cell office:value-type="float" office:value="0.95533139146657298" table:style-name="ce3">
            <text:p>0,955331391</text:p>
          </table:table-cell>
          <table:table-cell office:value-type="float" office:value="0.89591806618580205" table:style-name="ce3">
            <text:p>0,895918066</text:p>
          </table:table-cell>
          <table:table-cell office:value-type="float" office:value="0.67173449376760497" table:style-name="ce3">
            <text:p>0,671734494</text:p>
          </table:table-cell>
          <table:table-cell office:value-type="float" office:value="0.124476149385681" table:style-name="ce3">
            <text:p>0,124476149</text:p>
          </table:table-cell>
          <table:table-cell office:value-type="float" office:value="0.210901220115946" table:style-name="ce3">
            <text:p>0,21090122</text:p>
          </table:table-cell>
          <table:table-cell office:value-type="float" office:value="0.33055876928994798" table:style-name="ce3">
            <text:p>0,330558769</text:p>
          </table:table-cell>
          <table:table-cell office:value-type="float" office:value="1.5902868203151199" table:style-name="ce3">
            <text:p>1,59028682</text:p>
          </table:table-cell>
          <table:table-cell table:number-columns-repeated="16324"/>
        </table:table-row>
        <table:table-row table:style-name="ro2">
          <table:table-cell office:value-type="string" table:style-name="ce8">
            <text:p>0007F2E42C</text:p>
          </table:table-cell>
          <table:table-cell office:value-type="float" office:value="75" table:style-name="ce9">
            <text:p>75</text:p>
          </table:table-cell>
          <table:table-cell office:value-type="float" office:value="19" table:style-name="ce9">
            <text:p>19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22" table:style-name="ce9">
            <text:p>22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0.91" table:style-name="ce9">
            <text:p>30,91</text:p>
          </table:table-cell>
          <table:table-cell office:value-type="float" office:value="31.41" table:style-name="ce9">
            <text:p>31,41</text:p>
          </table:table-cell>
          <table:table-cell office:value-type="float" office:value="0.5" table:style-name="ce9">
            <text:p>0,5</text:p>
          </table:table-cell>
          <table:table-cell office:value-type="float" office:value="1" table:style-name="ce9">
            <text:p>1</text:p>
          </table:table-cell>
          <table:table-cell office:value-type="float" office:value="16.8333333333333" table:style-name="ce9">
            <text:p>16,83333333</text:p>
          </table:table-cell>
          <table:table-cell office:value-type="float" office:value="1" table:style-name="ce9">
            <text:p>1</text:p>
          </table:table-cell>
          <table:table-cell office:value-type="float" office:value="23.392342810685498" table:style-name="ce9">
            <text:p>23,39234281</text:p>
          </table:table-cell>
          <table:table-cell office:value-type="float" office:value="2.2351119873220702" table:style-name="ce9">
            <text:p>2,235111987</text:p>
          </table:table-cell>
          <table:table-cell office:value-type="float" office:value="2.5811320385032199" table:style-name="ce9">
            <text:p>2,581132039</text:p>
          </table:table-cell>
          <table:table-cell office:value-type="float" office:value="0.14952744787539801" table:style-name="ce9">
            <text:p>0,149527448</text:p>
          </table:table-cell>
          <table:table-cell office:value-type="float" office:value="0.3" table:style-name="ce9">
            <text:p>0,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31948649138942398" table:style-name="ce9">
            <text:p>0,319486491</text:p>
          </table:table-cell>
          <table:table-cell office:value-type="float" office:value="0.55001248207031594" table:style-name="ce9">
            <text:p>0,550012482</text:p>
          </table:table-cell>
          <table:table-cell office:value-type="float" office:value="0.55959323329134703" table:style-name="ce9">
            <text:p>0,559593233</text:p>
          </table:table-cell>
          <table:table-cell office:value-type="float" office:value="-0.96832018321657298" table:style-name="ce9">
            <text:p>-0,968320183</text:p>
          </table:table-cell>
          <table:table-cell office:value-type="float" office:value="1.5598704906277401" table:style-name="ce9">
            <text:p>1,559870491</text:p>
          </table:table-cell>
          <table:table-cell office:value-type="float" office:value="1.1703690607627999" table:style-name="ce9">
            <text:p>1,170369061</text:p>
          </table:table-cell>
          <table:table-cell office:value-type="float" office:value="1.11095378521437" table:style-name="ce9">
            <text:p>1,110953785</text:p>
          </table:table-cell>
          <table:table-cell office:value-type="float" office:value="0.24518362681573999" table:style-name="ce9">
            <text:p>0,245183627</text:p>
          </table:table-cell>
          <table:table-cell office:value-type="float" office:value="-2.7207166006081001" table:style-name="ce9">
            <text:p>-2,720716601</text:p>
          </table:table-cell>
          <table:table-cell office:value-type="float" office:value="-2.4763743881544" table:style-name="ce9">
            <text:p>-2,476374388</text:p>
          </table:table-cell>
          <table:table-cell office:value-type="float" office:value="0.30780917464475299" table:style-name="ce9">
            <text:p>0,307809175</text:p>
          </table:table-cell>
          <table:table-cell office:value-type="float" office:value="-0.34695264727164299" table:style-name="ce9">
            <text:p>-0,346952647</text:p>
          </table:table-cell>
          <table:table-cell office:value-type="float" office:value="0.42851404559330702" table:style-name="ce9">
            <text:p>0,428514046</text:p>
          </table:table-cell>
          <table:table-cell table:number-columns-repeated="12" table:style-name="ce9"/>
          <table:table-cell office:value-type="float" office:value="2.8133805031877599" table:style-name="ce9">
            <text:p>2,813380503</text:p>
          </table:table-cell>
          <table:table-cell office:value-type="float" office:value="2.5453950762995201" table:style-name="ce9">
            <text:p>2,545395076</text:p>
          </table:table-cell>
          <table:table-cell office:value-type="float" office:value="0.65028834685417902" table:style-name="ce9">
            <text:p>0,650288347</text:p>
          </table:table-cell>
          <table:table-cell office:value-type="float" office:value="0.39020034522952202" table:style-name="ce9">
            <text:p>0,390200345</text:p>
          </table:table-cell>
          <table:table-cell office:value-type="float" office:value="0.36957127836112602" table:style-name="ce9">
            <text:p>0,369571278</text:p>
          </table:table-cell>
          <table:table-cell office:value-type="float" office:value="1.24349425277661" table:style-name="ce9">
            <text:p>1,243494253</text:p>
          </table:table-cell>
          <table:table-cell office:value-type="float" office:value="1.7682432932823899" table:style-name="ce9">
            <text:p>1,768243293</text:p>
          </table:table-cell>
          <table:table-cell office:value-type="float" office:value="-0.68735350464863698" table:style-name="ce9">
            <text:p>-0,687353505</text:p>
          </table:table-cell>
          <table:table-cell office:value-type="float" office:value="2.6768424868581899" table:style-name="ce9">
            <text:p>2,676842487</text:p>
          </table:table-cell>
          <table:table-cell office:value-type="float" office:value="2.2792224267084502" table:style-name="ce9">
            <text:p>2,279222427</text:p>
          </table:table-cell>
          <table:table-cell office:value-type="float" office:value="0.53460830199120801" table:style-name="ce9">
            <text:p>0,534608302</text:p>
          </table:table-cell>
          <table:table-cell office:value-type="float" office:value="-0.38432020872367301" table:style-name="ce9">
            <text:p>-0,384320209</text:p>
          </table:table-cell>
          <table:table-cell office:value-type="float" office:value="0.36456960364804197" table:style-name="ce9">
            <text:p>0,364569604</text:p>
          </table:table-cell>
          <table:table-cell office:value-type="float" office:value="-0.401937318897715" table:style-name="ce9">
            <text:p>-0,401937319</text:p>
          </table:table-cell>
          <table:table-cell office:value-type="float" office:value="0.431845905894994" table:style-name="ce9">
            <text:p>0,431845906</text:p>
          </table:table-cell>
          <table:table-cell table:number-columns-repeated="16324" table:style-name="ce10"/>
        </table:table-row>
        <table:table-row table:style-name="ro1">
          <table:table-cell office:value-type="string" table:style-name="ce2">
            <text:p>0007CB0DBC</text:p>
          </table:table-cell>
          <table:table-cell office:value-type="float" office:value="45" table:style-name="ce3">
            <text:p>45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30.82" table:style-name="ce3">
            <text:p>30,82</text:p>
          </table:table-cell>
          <table:table-cell table:number-columns-repeated="2" table:style-name="ce3"/>
          <table:table-cell office:value-type="float" office:value="5" table:style-name="ce3">
            <text:p>5</text:p>
          </table:table-cell>
          <table:table-cell office:value-type="float" office:value="-1.25" table:style-name="ce3">
            <text:p>-1,25</text:p>
          </table:table-cell>
          <table:table-cell office:value-type="float" office:value="1" table:style-name="ce3">
            <text:p>1</text:p>
          </table:table-cell>
          <table:table-cell office:value-type="float" office:value="32.25" table:style-name="ce3">
            <text:p>32,25</text:p>
          </table:table-cell>
          <table:table-cell office:value-type="float" office:value="-1.8047489964957999" table:style-name="ce3">
            <text:p>-1,804748996</text:p>
          </table:table-cell>
          <table:table-cell office:value-type="float" office:value="-4.0896334124390803" table:style-name="ce3">
            <text:p>-4,089633412</text:p>
          </table:table-cell>
          <table:table-cell table:number-columns-repeated="29" table:style-name="ce3"/>
          <table:table-cell office:value-type="float" office:value="0.24799193729470001" table:style-name="ce3">
            <text:p>0,247991937</text:p>
          </table:table-cell>
          <table:table-cell office:value-type="float" office:value="-4.6803830902113601" table:style-name="ce3">
            <text:p>-4,68038309</text:p>
          </table:table-cell>
          <table:table-cell table:number-columns-repeated="977" table:style-name="ce3"/>
          <table:table-cell table:number-columns-repeated="15360"/>
        </table:table-row>
        <table:table-row table:style-name="ro3">
          <table:table-cell office:value-type="string" table:style-name="ce2">
            <text:p>0007F2B9FC</text:p>
          </table:table-cell>
          <table:table-cell office:value-type="float" office:value="69" table:style-name="ce3">
            <text:p>69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7.96" table:style-name="ce3">
            <text:p>27,96</text:p>
          </table:table-cell>
          <table:table-cell office:value-type="float" office:value="29.78" table:style-name="ce3">
            <text:p>29,78</text:p>
          </table:table-cell>
          <table:table-cell office:value-type="float" office:value="1.82" table:style-name="ce3">
            <text:p>1,82</text:p>
          </table:table-cell>
          <table:table-cell office:value-type="float" office:value="8" table:style-name="ce3">
            <text:p>8</text:p>
          </table:table-cell>
          <table:table-cell office:value-type="float" office:value="-8" table:style-name="ce3">
            <text:p>-8</text:p>
          </table:table-cell>
          <table:table-cell office:value-type="float" office:value="6" table:style-name="ce3">
            <text:p>6</text:p>
          </table:table-cell>
          <table:table-cell office:value-type="float" office:value="-6.5888888888888903" table:style-name="ce3">
            <text:p>-6,588888889</text:p>
          </table:table-cell>
          <table:table-cell office:value-type="float" office:value="0.91069833078737805" table:style-name="ce3">
            <text:p>0,910698331</text:p>
          </table:table-cell>
          <table:table-cell office:value-type="float" office:value="-1.01287441149792" table:style-name="ce3">
            <text:p>-1,012874411</text:p>
          </table:table-cell>
          <table:table-cell table:number-columns-repeated="29" table:style-name="ce3"/>
          <table:table-cell office:value-type="float" office:value="0.118653229700663" table:style-name="ce3">
            <text:p>0,11865323</text:p>
          </table:table-cell>
          <table:table-cell office:value-type="float" office:value="-0.39545406459814703" table:style-name="ce3">
            <text:p>-0,395454065</text:p>
          </table:table-cell>
          <table:table-cell table:number-columns-repeated="977" table:style-name="ce3"/>
          <table:table-cell table:number-columns-repeated="15360"/>
        </table:table-row>
        <table:table-row table:style-name="ro3">
          <table:table-cell office:value-type="string" table:style-name="ce2">
            <text:p>0007F2E37E</text:p>
          </table:table-cell>
          <table:table-cell office:value-type="float" office:value="73" table:style-name="ce3">
            <text:p>73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9.92" table:style-name="ce3">
            <text:p>29,92</text:p>
          </table:table-cell>
          <table:table-cell office:value-type="float" office:value="31.29" table:style-name="ce3">
            <text:p>31,29</text:p>
          </table:table-cell>
          <table:table-cell office:value-type="float" office:value="1.37" table:style-name="ce3">
            <text:p>1,37</text:p>
          </table:table-cell>
          <table:table-cell office:value-type="float" office:value="1" table:style-name="ce3">
            <text:p>1</text:p>
          </table:table-cell>
          <table:table-cell office:value-type="float" office:value="20.25" table:style-name="ce3">
            <text:p>20,25</text:p>
          </table:table-cell>
          <table:table-cell office:value-type="float" office:value="2" table:style-name="ce3">
            <text:p>2</text:p>
          </table:table-cell>
          <table:table-cell office:value-type="float" office:value="17.9210440234428" table:style-name="ce3">
            <text:p>17,92104402</text:p>
          </table:table-cell>
          <table:table-cell office:value-type="float" office:value="2.3416446076545299" table:style-name="ce3">
            <text:p>2,341644608</text:p>
          </table:table-cell>
          <table:table-cell office:value-type="float" office:value="0.99497205071486705" table:style-name="ce3">
            <text:p>0,994972051</text:p>
          </table:table-cell>
          <table:table-cell table:number-columns-repeated="29" table:style-name="ce3"/>
          <table:table-cell office:value-type="float" office:value="2.4315357886197901" table:style-name="ce3">
            <text:p>2,431535789</text:p>
          </table:table-cell>
          <table:table-cell office:value-type="float" office:value="1.1592620104783999" table:style-name="ce3">
            <text:p>1,15926201</text:p>
          </table:table-cell>
          <table:table-cell table:number-columns-repeated="977" table:style-name="ce3"/>
          <table:table-cell table:number-columns-repeated="15360"/>
        </table:table-row>
        <table:table-row table:style-name="ro3">
          <table:table-cell office:value-type="string" table:style-name="ce2">
            <text:p>0007CB321B</text:p>
          </table:table-cell>
          <table:table-cell office:value-type="float" office:value="52" table:style-name="ce3">
            <text:p>52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8.21" table:style-name="ce3">
            <text:p>28,21</text:p>
          </table:table-cell>
          <table:table-cell office:value-type="float" office:value="29.94" table:style-name="ce3">
            <text:p>29,94</text:p>
          </table:table-cell>
          <table:table-cell office:value-type="float" office:value="1.73" table:style-name="ce3">
            <text:p>1,73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10" table:style-name="ce3">
            <text:p>10</text:p>
          </table:table-cell>
          <table:table-cell office:value-type="float" office:value="-17.791514041513999" table:style-name="ce3">
            <text:p>-17,79151404</text:p>
          </table:table-cell>
          <table:table-cell office:value-type="float" office:value="-2.6319865567679002" table:style-name="ce3">
            <text:p>-2,631986557</text:p>
          </table:table-cell>
          <table:table-cell office:value-type="float" office:value="-0.23692720363494901" table:style-name="ce3">
            <text:p>-0,236927204</text:p>
          </table:table-cell>
          <table:table-cell table:number-columns-repeated="29" table:style-name="ce3"/>
          <table:table-cell office:value-type="float" office:value="-2.5350743295023501" table:style-name="ce3">
            <text:p>-2,53507433</text:p>
          </table:table-cell>
          <table:table-cell office:value-type="float" office:value="-0.57275264834661699" table:style-name="ce3">
            <text:p>-0,572752648</text:p>
          </table:table-cell>
          <table:table-cell table:number-columns-repeated="977" table:style-name="ce3"/>
          <table:table-cell table:number-columns-repeated="15360"/>
        </table:table-row>
        <table:table-row table:style-name="ro3">
          <table:table-cell office:value-type="string" table:style-name="ce2">
            <text:p>0007F2B770</text:p>
          </table:table-cell>
          <table:table-cell office:value-type="float" office:value="64" table:style-name="ce3">
            <text:p>64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6" table:style-name="ce3">
            <text:p>26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9.14" table:style-name="ce3">
            <text:p>29,14</text:p>
          </table:table-cell>
          <table:table-cell office:value-type="float" office:value="28.94" table:style-name="ce3">
            <text:p>28,94</text:p>
          </table:table-cell>
          <table:table-cell office:value-type="float" office:value="-0.19999999999999901" table:style-name="ce3">
            <text:p>-0,2</text:p>
          </table:table-cell>
          <table:table-cell office:value-type="float" office:value="9" table:style-name="ce3">
            <text:p>9</text:p>
          </table:table-cell>
          <table:table-cell office:value-type="float" office:value="-8.75" table:style-name="ce3">
            <text:p>-8,75</text:p>
          </table:table-cell>
          <table:table-cell office:value-type="float" office:value="3" table:style-name="ce3">
            <text:p>3</text:p>
          </table:table-cell>
          <table:table-cell office:value-type="float" office:value="13.5296198054819" table:style-name="ce3">
            <text:p>13,52961981</text:p>
          </table:table-cell>
          <table:table-cell office:value-type="float" office:value="1.31131113249467" table:style-name="ce3">
            <text:p>1,311311132</text:p>
          </table:table-cell>
          <table:table-cell office:value-type="float" office:value="0.81187243158480904" table:style-name="ce3">
            <text:p>0,811872432</text:p>
          </table:table-cell>
          <table:table-cell table:number-columns-repeated="29" table:style-name="ce3"/>
          <table:table-cell office:value-type="float" office:value="1.8852832467460801" table:style-name="ce3">
            <text:p>1,885283247</text:p>
          </table:table-cell>
          <table:table-cell office:value-type="float" office:value="0.61880807416439998" table:style-name="ce3">
            <text:p>0,618808074</text:p>
          </table:table-cell>
          <table:table-cell table:number-columns-repeated="977" table:style-name="ce3"/>
          <table:table-cell table:number-columns-repeated="15360"/>
        </table:table-row>
        <table:table-row table:style-name="ro3">
          <table:table-cell office:value-type="string" table:style-name="ce2">
            <text:p>0007F2CA05</text:p>
          </table:table-cell>
          <table:table-cell office:value-type="float" office:value="72" table:style-name="ce3">
            <text:p>72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7" table:style-name="ce3">
            <text:p>27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6.27" table:style-name="ce3">
            <text:p>26,27</text:p>
          </table:table-cell>
          <table:table-cell office:value-type="float" office:value="27.36" table:style-name="ce3">
            <text:p>27,36</text:p>
          </table:table-cell>
          <table:table-cell office:value-type="float" office:value="1.0900000000000001" table:style-name="ce3">
            <text:p>1,09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-7.2588245088245102" table:style-name="ce3">
            <text:p>-7,258824509</text:p>
          </table:table-cell>
          <table:table-cell office:value-type="float" office:value="0.57790289373131898" table:style-name="ce3">
            <text:p>0,577902894</text:p>
          </table:table-cell>
          <table:table-cell office:value-type="float" office:value="0.740705663563478" table:style-name="ce3">
            <text:p>0,740705664</text:p>
          </table:table-cell>
          <table:table-cell table:number-columns-repeated="29" table:style-name="ce3"/>
          <table:table-cell office:value-type="float" office:value="0.159653954098637" table:style-name="ce3">
            <text:p>0,159653954</text:p>
          </table:table-cell>
          <table:table-cell office:value-type="float" office:value="0.75866248893166299" table:style-name="ce3">
            <text:p>0,758662489</text:p>
          </table:table-cell>
          <table:table-cell table:number-columns-repeated="977" table:style-name="ce3"/>
          <table:table-cell table:number-columns-repeated="15360"/>
        </table:table-row>
        <table:table-row table:style-name="ro3">
          <table:table-cell office:value-type="string" table:style-name="ce2">
            <text:p>0007CB1E1F</text:p>
          </table:table-cell>
          <table:table-cell office:value-type="float" office:value="47" table:style-name="ce3">
            <text:p>47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30.65" table:style-name="ce3">
            <text:p>30,65</text:p>
          </table:table-cell>
          <table:table-cell office:value-type="float" office:value="25.93" table:style-name="ce3">
            <text:p>25,93</text:p>
          </table:table-cell>
          <table:table-cell office:value-type="float" office:value="-4.72" table:style-name="ce3">
            <text:p>-4,7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-4.5091442374051098" table:style-name="ce3">
            <text:p>-4,509144237</text:p>
          </table:table-cell>
          <table:table-cell office:value-type="float" office:value="1.51988328350332" table:style-name="ce3">
            <text:p>1,519883284</text:p>
          </table:table-cell>
          <table:table-cell office:value-type="float" office:value="-0.40399193695943802" table:style-name="ce3">
            <text:p>-0,403991937</text:p>
          </table:table-cell>
          <table:table-cell table:number-columns-repeated="29" table:style-name="ce3"/>
          <table:table-cell office:value-type="float" office:value="0.15676663831870999" table:style-name="ce3">
            <text:p>0,156766638</text:p>
          </table:table-cell>
          <table:table-cell office:value-type="float" office:value="6.0209472360471299E-2" table:style-name="ce3">
            <text:p>0,060209472</text:p>
          </table:table-cell>
          <table:table-cell table:number-columns-repeated="977" table:style-name="ce3"/>
          <table:table-cell table:number-columns-repeated="15360"/>
        </table:table-row>
        <table:table-row table:style-name="ro3">
          <table:table-cell office:value-type="string" table:style-name="ce2">
            <text:p>0007F2EEFA</text:p>
          </table:table-cell>
          <table:table-cell office:value-type="float" office:value="77" table:style-name="ce3">
            <text:p>77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6" table:style-name="ce3">
            <text:p>26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8.03" table:style-name="ce3">
            <text:p>28,03</text:p>
          </table:table-cell>
          <table:table-cell office:value-type="float" office:value="28.38" table:style-name="ce3">
            <text:p>28,38</text:p>
          </table:table-cell>
          <table:table-cell office:value-type="float" office:value="0.34999999999999798" table:style-name="ce3">
            <text:p>0,35</text:p>
          </table:table-cell>
          <table:table-cell office:value-type="float" office:value="6" table:style-name="ce3">
            <text:p>6</text:p>
          </table:table-cell>
          <table:table-cell office:value-type="float" office:value="-2" table:style-name="ce3">
            <text:p>-2</text:p>
          </table:table-cell>
          <table:table-cell office:value-type="float" office:value="4" table:style-name="ce3">
            <text:p>4</text:p>
          </table:table-cell>
          <table:table-cell office:value-type="float" office:value="-1.92954822954823" table:style-name="ce3">
            <text:p>-1,92954823</text:p>
          </table:table-cell>
          <table:table-cell office:value-type="float" office:value="0.66426520573069303" table:style-name="ce3">
            <text:p>0,664265206</text:p>
          </table:table-cell>
          <table:table-cell office:value-type="float" office:value="0.87083323312065097" table:style-name="ce3">
            <text:p>0,870833233</text:p>
          </table:table-cell>
          <table:table-cell table:number-columns-repeated="29" table:style-name="ce3"/>
          <table:table-cell office:value-type="float" office:value="0.28962133204270502" table:style-name="ce3">
            <text:p>0,289621332</text:p>
          </table:table-cell>
          <table:table-cell office:value-type="float" office:value="0.74343980611554406" table:style-name="ce3">
            <text:p>0,743439806</text:p>
          </table:table-cell>
          <table:table-cell table:number-columns-repeated="977" table:style-name="ce3"/>
          <table:table-cell table:number-columns-repeated="15360"/>
        </table:table-row>
        <table:table-row table:style-name="ro1">
          <table:table-cell office:value-type="string" table:style-name="ce2">
            <text:p>0007F2F283</text:p>
          </table:table-cell>
          <table:table-cell office:value-type="float" office:value="79" table:style-name="ce3">
            <text:p>79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5" table:style-name="ce3">
            <text:p>25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7.64" table:style-name="ce3">
            <text:p>27,64</text:p>
          </table:table-cell>
          <table:table-cell office:value-type="float" office:value="28.38" table:style-name="ce3">
            <text:p>28,38</text:p>
          </table:table-cell>
          <table:table-cell office:value-type="float" office:value="0.73999999999999799" table:style-name="ce3">
            <text:p>0,74</text:p>
          </table:table-cell>
          <table:table-cell office:value-type="float" office:value="10" table:style-name="ce3">
            <text:p>10</text:p>
          </table:table-cell>
          <table:table-cell office:value-type="float" office:value="-11" table:style-name="ce3">
            <text:p>-11</text:p>
          </table:table-cell>
          <table:table-cell office:value-type="float" office:value="8" table:style-name="ce3">
            <text:p>8</text:p>
          </table:table-cell>
          <table:table-cell office:value-type="float" office:value="-8.5595238095238102" table:style-name="ce3">
            <text:p>-8,55952381</text:p>
          </table:table-cell>
          <table:table-cell office:value-type="float" office:value="-0.60628265952652904" table:style-name="ce3">
            <text:p>-0,60628266</text:p>
          </table:table-cell>
          <table:table-cell office:value-type="float" office:value="-0.68870520551571301" table:style-name="ce3">
            <text:p>-0,688705206</text:p>
          </table:table-cell>
          <table:table-cell table:number-columns-repeated="29" table:style-name="ce3"/>
          <table:table-cell office:value-type="float" office:value="-1.3749504940461701" table:style-name="ce3">
            <text:p>-1,374950494</text:p>
          </table:table-cell>
          <table:table-cell office:value-type="float" office:value="-0.78236595377520601" table:style-name="ce3">
            <text:p>-0,782365954</text:p>
          </table:table-cell>
          <table:table-cell table:number-columns-repeated="977" table:style-name="ce3"/>
          <table:table-cell table:number-columns-repeated="15360"/>
        </table:table-row>
        <table:table-row table:style-name="ro2">
          <table:table-cell office:value-type="string" table:style-name="ce8">
            <text:p>0007F29741</text:p>
          </table:table-cell>
          <table:table-cell office:value-type="float" office:value="61" table:style-name="ce9">
            <text:p>61</text:p>
          </table:table-cell>
          <table:table-cell office:value-type="float" office:value="20" table:style-name="ce9">
            <text:p>20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26" table:style-name="ce9">
            <text:p>26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7.97" table:style-name="ce9">
            <text:p>27,97</text:p>
          </table:table-cell>
          <table:table-cell office:value-type="float" office:value="29.82" table:style-name="ce9">
            <text:p>29,82</text:p>
          </table:table-cell>
          <table:table-cell office:value-type="float" office:value="1.85" table:style-name="ce9">
            <text:p>1,85</text:p>
          </table:table-cell>
          <table:table-cell office:value-type="float" office:value="7" table:style-name="ce9">
            <text:p>7</text:p>
          </table:table-cell>
          <table:table-cell office:value-type="float" office:value="-2.25" table:style-name="ce9">
            <text:p>-2,25</text:p>
          </table:table-cell>
          <table:table-cell office:value-type="float" office:value="9" table:style-name="ce9">
            <text:p>9</text:p>
          </table:table-cell>
          <table:table-cell office:value-type="float" office:value="-17.063220113220101" table:style-name="ce9">
            <text:p>-17,06322011</text:p>
          </table:table-cell>
          <table:table-cell office:value-type="float" office:value="-4.0771115149513903" table:style-name="ce9">
            <text:p>-4,077111515</text:p>
          </table:table-cell>
          <table:table-cell office:value-type="float" office:value="-0.681785345059714" table:style-name="ce9">
            <text:p>-0,681785345</text:p>
          </table:table-cell>
          <table:table-cell table:number-columns-repeated="29" table:style-name="ce9"/>
          <table:table-cell office:value-type="float" office:value="-4.0367387602781601" table:style-name="ce9">
            <text:p>-4,03673876</text:p>
          </table:table-cell>
          <table:table-cell office:value-type="float" office:value="-1.32829228473059" table:style-name="ce9">
            <text:p>-1,328292285</text:p>
          </table:table-cell>
          <table:table-cell table:number-columns-repeated="13" table:style-name="ce9"/>
          <table:table-cell table:number-columns-repeated="16324" table:style-name="ce10"/>
        </table:table-row>
        <table:table-row table:style-name="ro1">
          <table:table-cell office:value-type="string" table:style-name="ce2">
            <text:p>0007F2B3FF</text:p>
          </table:table-cell>
          <table:table-cell office:value-type="float" office:value="62" table:style-name="ce3">
            <text:p>62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7.05" table:style-name="ce3">
            <text:p>27,05</text:p>
          </table:table-cell>
          <table:table-cell office:value-type="float" office:value="27.29" table:style-name="ce3">
            <text:p>27,29</text:p>
          </table:table-cell>
          <table:table-cell office:value-type="float" office:value="0.23999999999999799" table:style-name="ce3">
            <text:p>0,2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-6.6238095238095296" table:style-name="ce3">
            <text:p>-6,623809524</text:p>
          </table:table-cell>
          <table:table-cell office:value-type="float" office:value="-1.22461238925122" table:style-name="ce3">
            <text:p>-1,224612389</text:p>
          </table:table-cell>
          <table:table-cell office:value-type="float" office:value="0.31259797164523401" table:style-name="ce3">
            <text:p>0,312597972</text:p>
          </table:table-cell>
          <table:table-cell office:value-type="float" office:value="-0.380149687678209" table:style-name="ce3">
            <text:p>-0,380149688</text:p>
          </table:table-cell>
          <table:table-cell office:value-type="float" office:value="0.45" table:style-name="ce3">
            <text:p>0,45</text:p>
          </table:table-cell>
          <table:table-cell office:value-type="float" office:value="0.90909090909090895" table:style-name="ce3">
            <text:p>0,909090909</text:p>
          </table:table-cell>
          <table:table-cell office:value-type="float" office:value="1.25" table:style-name="ce3">
            <text:p>1,25</text:p>
          </table:table-cell>
          <table:table-cell office:value-type="float" office:value="2.20815358508057" table:style-name="ce3">
            <text:p>2,208153585</text:p>
          </table:table-cell>
          <table:table-cell office:value-type="float" office:value="0.46965349125150002" table:style-name="ce3">
            <text:p>0,469653491</text:p>
          </table:table-cell>
          <table:table-cell office:value-type="float" office:value="-1.15431233720823" table:style-name="ce3">
            <text:p>-1,154312337</text:p>
          </table:table-cell>
          <table:table-cell office:value-type="float" office:value="-1.1561335263416299" table:style-name="ce3">
            <text:p>-1,156133526</text:p>
          </table:table-cell>
          <table:table-cell office:value-type="float" office:value="3.7355336445746499" table:style-name="ce3">
            <text:p>3,735533645</text:p>
          </table:table-cell>
          <table:table-cell office:value-type="float" office:value="-0.48536715814613302" table:style-name="ce3">
            <text:p>-0,485367158</text:p>
          </table:table-cell>
          <table:table-cell office:value-type="float" office:value="-0.91963637899622996" table:style-name="ce3">
            <text:p>-0,919636379</text:p>
          </table:table-cell>
          <table:table-cell office:value-type="float" office:value="1.35568977277743" table:style-name="ce3">
            <text:p>1,355689773</text:p>
          </table:table-cell>
          <table:table-cell office:value-type="float" office:value="-3.7557203852885999" table:style-name="ce3">
            <text:p>-3,755720385</text:p>
          </table:table-cell>
          <table:table-cell office:value-type="float" office:value="-1.8393382071753399" table:style-name="ce3">
            <text:p>-1,839338207</text:p>
          </table:table-cell>
          <table:table-cell office:value-type="float" office:value="1.1322236016835301" table:style-name="ce3">
            <text:p>1,132223602</text:p>
          </table:table-cell>
          <table:table-cell office:value-type="float" office:value="7.4357387998757796E-2" table:style-name="ce3">
            <text:p>0,074357388</text:p>
          </table:table-cell>
          <table:table-cell office:value-type="float" office:value="0.380857249321568" table:style-name="ce3">
            <text:p>0,380857249</text:p>
          </table:table-cell>
          <table:table-cell table:number-columns-repeated="12" table:style-name="ce3"/>
          <table:table-cell office:value-type="float" office:value="-0.78312529434382605" table:style-name="ce3">
            <text:p>-0,783125294</text:p>
          </table:table-cell>
          <table:table-cell office:value-type="float" office:value="-0.45673891713394899" table:style-name="ce3">
            <text:p>-0,456738917</text:p>
          </table:table-cell>
          <table:table-cell office:value-type="float" office:value="2.3814963346844" table:style-name="ce3">
            <text:p>2,381496335</text:p>
          </table:table-cell>
          <table:table-cell office:value-type="float" office:value="-0.502778767816079" table:style-name="ce3">
            <text:p>-0,502778768</text:p>
          </table:table-cell>
          <table:table-cell office:value-type="float" office:value="-1.3459470345690701" table:style-name="ce3">
            <text:p>-1,345947035</text:p>
          </table:table-cell>
          <table:table-cell office:value-type="float" office:value="0.82154408862688" table:style-name="ce3">
            <text:p>0,821544089</text:p>
          </table:table-cell>
          <table:table-cell office:value-type="float" office:value="3.51277932550575" table:style-name="ce3">
            <text:p>3,512779326</text:p>
          </table:table-cell>
          <table:table-cell office:value-type="float" office:value="-3.8513152040710499" table:style-name="ce3">
            <text:p>-3,851315204</text:p>
          </table:table-cell>
          <table:table-cell office:value-type="float" office:value="2.67827153598979" table:style-name="ce3">
            <text:p>2,678271536</text:p>
          </table:table-cell>
          <table:table-cell office:value-type="float" office:value="3.0871383365390099" table:style-name="ce3">
            <text:p>3,087138337</text:p>
          </table:table-cell>
          <table:table-cell office:value-type="float" office:value="1.40991263351783" table:style-name="ce3">
            <text:p>1,409912634</text:p>
          </table:table-cell>
          <table:table-cell office:value-type="float" office:value="-0.67779671811852005" table:style-name="ce3">
            <text:p>-0,677796718</text:p>
          </table:table-cell>
          <table:table-cell office:value-type="float" office:value="0.87043464809912996" table:style-name="ce3">
            <text:p>0,870434648</text:p>
          </table:table-cell>
          <table:table-cell office:value-type="float" office:value="0.74913801028243299" table:style-name="ce3">
            <text:p>0,74913801</text:p>
          </table:table-cell>
          <table:table-cell office:value-type="float" office:value="0.24477390974736099" table:style-name="ce3">
            <text:p>0,24477391</text:p>
          </table:table-cell>
          <table:table-cell table:number-columns-repeated="16324"/>
        </table:table-row>
        <table:table-row table:style-name="ro3">
          <table:table-cell office:value-type="string" table:style-name="ce2">
            <text:p>0007CA3A72</text:p>
          </table:table-cell>
          <table:table-cell office:value-type="float" office:value="39" table:style-name="ce3">
            <text:p>39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7" table:style-name="ce3">
            <text:p>27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7.51" table:style-name="ce3">
            <text:p>27,51</text:p>
          </table:table-cell>
          <table:table-cell office:value-type="float" office:value="28.73" table:style-name="ce3">
            <text:p>28,73</text:p>
          </table:table-cell>
          <table:table-cell office:value-type="float" office:value="1.22" table:style-name="ce3">
            <text:p>1,22</text:p>
          </table:table-cell>
          <table:table-cell office:value-type="float" office:value="6" table:style-name="ce3">
            <text:p>6</text:p>
          </table:table-cell>
          <table:table-cell office:value-type="float" office:value="0.5" table:style-name="ce3">
            <text:p>0,5</text:p>
          </table:table-cell>
          <table:table-cell office:value-type="float" office:value="9" table:style-name="ce3">
            <text:p>9</text:p>
          </table:table-cell>
          <table:table-cell office:value-type="float" office:value="-24.522510822510799" table:style-name="ce3">
            <text:p>-24,52251082</text:p>
          </table:table-cell>
          <table:table-cell office:value-type="float" office:value="-2.1962390759495798" table:style-name="ce3">
            <text:p>-2,196239076</text:p>
          </table:table-cell>
          <table:table-cell office:value-type="float" office:value="-0.600841324964275" table:style-name="ce3">
            <text:p>-0,600841325</text:p>
          </table:table-cell>
          <table:table-cell office:value-type="float" office:value="-0.51487168582019804" table:style-name="ce3">
            <text:p>-0,514871686</text:p>
          </table:table-cell>
          <table:table-cell office:value-type="float" office:value="0.45" table:style-name="ce3">
            <text:p>0,45</text:p>
          </table:table-cell>
          <table:table-cell office:value-type="float" office:value="1" table:style-name="ce3">
            <text:p>1</text:p>
          </table:table-cell>
          <table:table-cell office:value-type="float" office:value="1.1428571428571399" table:style-name="ce3">
            <text:p>1,142857143</text:p>
          </table:table-cell>
          <table:table-cell office:value-type="float" office:value="2.4029537380617998" table:style-name="ce3">
            <text:p>2,402953738</text:p>
          </table:table-cell>
          <table:table-cell office:value-type="float" office:value="0.61279454046660098" table:style-name="ce3">
            <text:p>0,61279454</text:p>
          </table:table-cell>
          <table:table-cell office:value-type="float" office:value="1.63206760903932" table:style-name="ce3">
            <text:p>1,632067609</text:p>
          </table:table-cell>
          <table:table-cell office:value-type="float" office:value="-0.86548928895297705" table:style-name="ce3">
            <text:p>-0,865489289</text:p>
          </table:table-cell>
          <table:table-cell office:value-type="float" office:value="2.6449354114990702" table:style-name="ce3">
            <text:p>2,644935411</text:p>
          </table:table-cell>
          <table:table-cell office:value-type="float" office:value="-1.7456722454717499" table:style-name="ce3">
            <text:p>-1,745672245</text:p>
          </table:table-cell>
          <table:table-cell office:value-type="float" office:value="-1.22819982307223" table:style-name="ce3">
            <text:p>-1,228199823</text:p>
          </table:table-cell>
          <table:table-cell office:value-type="float" office:value="2.76572522614727" table:style-name="ce3">
            <text:p>2,765725226</text:p>
          </table:table-cell>
          <table:table-cell office:value-type="float" office:value="-3.4954245394085199" table:style-name="ce3">
            <text:p>-3,495424539</text:p>
          </table:table-cell>
          <table:table-cell office:value-type="float" office:value="-0.96903932388061398" table:style-name="ce3">
            <text:p>-0,969039324</text:p>
          </table:table-cell>
          <table:table-cell office:value-type="float" office:value="-1.91931045506437" table:style-name="ce3">
            <text:p>-1,919310455</text:p>
          </table:table-cell>
          <table:table-cell office:value-type="float" office:value="0.35897804548748102" table:style-name="ce3">
            <text:p>0,358978045</text:p>
          </table:table-cell>
          <table:table-cell office:value-type="float" office:value="4.18699931569586E-2" table:style-name="ce3">
            <text:p>0,041869993</text:p>
          </table:table-cell>
          <table:table-cell table:number-columns-repeated="12" table:style-name="ce3"/>
          <table:table-cell office:value-type="float" office:value="-3.0501403567132801" table:style-name="ce3">
            <text:p>-3,050140357</text:p>
          </table:table-cell>
          <table:table-cell office:value-type="float" office:value="-1.1700887103570099" table:style-name="ce3">
            <text:p>-1,17008871</text:p>
          </table:table-cell>
          <table:table-cell office:value-type="float" office:value="2.7788861628800898" table:style-name="ce3">
            <text:p>2,778886163</text:p>
          </table:table-cell>
          <table:table-cell office:value-type="float" office:value="-0.34138853704170302" table:style-name="ce3">
            <text:p>-0,341388537</text:p>
          </table:table-cell>
          <table:table-cell office:value-type="float" office:value="1.49467334994889" table:style-name="ce3">
            <text:p>1,49467335</text:p>
          </table:table-cell>
          <table:table-cell office:value-type="float" office:value="1.2884111379115399" table:style-name="ce3">
            <text:p>1,288411138</text:p>
          </table:table-cell>
          <table:table-cell office:value-type="float" office:value="2.4099413998122001" table:style-name="ce3">
            <text:p>2,4099414</text:p>
          </table:table-cell>
          <table:table-cell office:value-type="float" office:value="-4.4905771128280501" table:style-name="ce3">
            <text:p>-4,490577113</text:p>
          </table:table-cell>
          <table:table-cell office:value-type="float" office:value="1.3038523834097699" table:style-name="ce3">
            <text:p>1,303852383</text:p>
          </table:table-cell>
          <table:table-cell office:value-type="float" office:value="4.0071239385183199" table:style-name="ce3">
            <text:p>4,007123939</text:p>
          </table:table-cell>
          <table:table-cell office:value-type="float" office:value="1.4988469481420801" table:style-name="ce3">
            <text:p>1,498846948</text:p>
          </table:table-cell>
          <table:table-cell office:value-type="float" office:value="-0.48583541076262299" table:style-name="ce3">
            <text:p>-0,485835411</text:p>
          </table:table-cell>
          <table:table-cell office:value-type="float" office:value="-1.8769462142117801" table:style-name="ce3">
            <text:p>-1,876946214</text:p>
          </table:table-cell>
          <table:table-cell office:value-type="float" office:value="-0.40710302949724497" table:style-name="ce3">
            <text:p>-0,407103029</text:p>
          </table:table-cell>
          <table:table-cell office:value-type="float" office:value="0.21387504745597299" table:style-name="ce3">
            <text:p>0,213875047</text:p>
          </table:table-cell>
          <table:table-cell table:number-columns-repeated="16324"/>
        </table:table-row>
        <table:table-row table:style-name="ro3">
          <table:table-cell office:value-type="string" table:style-name="ce2">
            <text:p>0007F2B59E</text:p>
          </table:table-cell>
          <table:table-cell office:value-type="float" office:value="63" table:style-name="ce3">
            <text:p>63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5" table:style-name="ce3">
            <text:p>25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31.52" table:style-name="ce3">
            <text:p>31,52</text:p>
          </table:table-cell>
          <table:table-cell office:value-type="float" office:value="31.89" table:style-name="ce3">
            <text:p>31,89</text:p>
          </table:table-cell>
          <table:table-cell office:value-type="float" office:value="0.37000000000000099" table:style-name="ce3">
            <text:p>0,37</text:p>
          </table:table-cell>
          <table:table-cell office:value-type="float" office:value="7" table:style-name="ce3">
            <text:p>7</text:p>
          </table:table-cell>
          <table:table-cell office:value-type="float" office:value="0.5" table:style-name="ce3">
            <text:p>0,5</text:p>
          </table:table-cell>
          <table:table-cell office:value-type="float" office:value="2" table:style-name="ce3">
            <text:p>2</text:p>
          </table:table-cell>
          <table:table-cell office:value-type="float" office:value="24.521645021645" table:style-name="ce3">
            <text:p>24,52164502</text:p>
          </table:table-cell>
          <table:table-cell office:value-type="float" office:value="8.9318897604403202E-2" table:style-name="ce3">
            <text:p>0,089318898</text:p>
          </table:table-cell>
          <table:table-cell office:value-type="float" office:value="-2.7328654867055699" table:style-name="ce3">
            <text:p>-2,732865487</text:p>
          </table:table-cell>
          <table:table-cell office:value-type="float" office:value="-1.0438553301073501" table:style-name="ce3">
            <text:p>-1,04385533</text:p>
          </table:table-cell>
          <table:table-cell office:value-type="float" office:value="0.35" table:style-name="ce3">
            <text:p>0,35</text:p>
          </table:table-cell>
          <table:table-cell office:value-type="float" office:value="0.85714285714285698" table:style-name="ce3">
            <text:p>0,857142857</text:p>
          </table:table-cell>
          <table:table-cell office:value-type="float" office:value="1" table:style-name="ce3">
            <text:p>1</text:p>
          </table:table-cell>
          <table:table-cell office:value-type="float" office:value="5.4279154600316604" table:style-name="ce3">
            <text:p>5,42791546</text:p>
          </table:table-cell>
          <table:table-cell office:value-type="float" office:value="-1.1365801510709199" table:style-name="ce3">
            <text:p>-1,136580151</text:p>
          </table:table-cell>
          <table:table-cell office:value-type="float" office:value="-1.3821467377451699" table:style-name="ce3">
            <text:p>-1,382146738</text:p>
          </table:table-cell>
          <table:table-cell office:value-type="float" office:value="-3.0798481189162401" table:style-name="ce3">
            <text:p>-3,079848119</text:p>
          </table:table-cell>
          <table:table-cell office:value-type="float" office:value="-1.5194356480698401" table:style-name="ce3">
            <text:p>-1,519435648</text:p>
          </table:table-cell>
          <table:table-cell office:value-type="float" office:value="-3.38214958615665" table:style-name="ce3">
            <text:p>-3,382149586</text:p>
          </table:table-cell>
          <table:table-cell office:value-type="float" office:value="-2.1393308615382001" table:style-name="ce3">
            <text:p>-2,139330862</text:p>
          </table:table-cell>
          <table:table-cell office:value-type="float" office:value="-2.3991945460381801" table:style-name="ce3">
            <text:p>-2,399194546</text:p>
          </table:table-cell>
          <table:table-cell office:value-type="float" office:value="-2.68035340234362" table:style-name="ce3">
            <text:p>-2,680353402</text:p>
          </table:table-cell>
          <table:table-cell office:value-type="float" office:value="-0.62534994749293704" table:style-name="ce3">
            <text:p>-0,625349947</text:p>
          </table:table-cell>
          <table:table-cell office:value-type="float" office:value="1.91748306934892" table:style-name="ce3">
            <text:p>1,917483069</text:p>
          </table:table-cell>
          <table:table-cell office:value-type="float" office:value="1.7615533281342199" table:style-name="ce3">
            <text:p>1,761553328</text:p>
          </table:table-cell>
          <table:table-cell office:value-type="float" office:value="0.39641276946095599" table:style-name="ce3">
            <text:p>0,396412769</text:p>
          </table:table-cell>
          <table:table-cell table:number-columns-repeated="12" table:style-name="ce3"/>
          <table:table-cell office:value-type="float" office:value="0.29493334240061603" table:style-name="ce3">
            <text:p>0,294933342</text:p>
          </table:table-cell>
          <table:table-cell office:value-type="float" office:value="-2.9793359335595899" table:style-name="ce3">
            <text:p>-2,979335934</text:p>
          </table:table-cell>
          <table:table-cell office:value-type="float" office:value="3.8263617494897399" table:style-name="ce3">
            <text:p>3,826361749</text:p>
          </table:table-cell>
          <table:table-cell office:value-type="float" office:value="-3.9476891015326299" table:style-name="ce3">
            <text:p>-3,947689102</text:p>
          </table:table-cell>
          <table:table-cell office:value-type="float" office:value="-2.36153756271771" table:style-name="ce3">
            <text:p>-2,361537563</text:p>
          </table:table-cell>
          <table:table-cell office:value-type="float" office:value="2.1657551945236699" table:style-name="ce3">
            <text:p>2,165755195</text:p>
          </table:table-cell>
          <table:table-cell office:value-type="float" office:value="-2.20672057864211" table:style-name="ce3">
            <text:p>-2,206720579</text:p>
          </table:table-cell>
          <table:table-cell office:value-type="float" office:value="-4.2838324365148903" table:style-name="ce3">
            <text:p>-4,283832437</text:p>
          </table:table-cell>
          <table:table-cell office:value-type="float" office:value="0.147538685661528" table:style-name="ce3">
            <text:p>0,147538686</text:p>
          </table:table-cell>
          <table:table-cell office:value-type="float" office:value="-1.8119700345507701" table:style-name="ce3">
            <text:p>-1,811970035</text:p>
          </table:table-cell>
          <table:table-cell office:value-type="float" office:value="0.58195479885414303" table:style-name="ce3">
            <text:p>0,581954799</text:p>
          </table:table-cell>
          <table:table-cell office:value-type="float" office:value="1.5692481705249699" table:style-name="ce3">
            <text:p>1,569248171</text:p>
          </table:table-cell>
          <table:table-cell office:value-type="float" office:value="1.07765374090251" table:style-name="ce3">
            <text:p>1,077653741</text:p>
          </table:table-cell>
          <table:table-cell office:value-type="float" office:value="2.7232929111975102" table:style-name="ce3">
            <text:p>2,723292911</text:p>
          </table:table-cell>
          <table:table-cell office:value-type="float" office:value="0.51290924271711402" table:style-name="ce3">
            <text:p>0,512909243</text:p>
          </table:table-cell>
          <table:table-cell table:number-columns-repeated="16324"/>
        </table:table-row>
        <table:table-row table:style-name="ro3">
          <table:table-cell office:value-type="string" table:style-name="ce2">
            <text:p>0007CB464C</text:p>
          </table:table-cell>
          <table:table-cell office:value-type="float" office:value="56" table:style-name="ce3">
            <text:p>56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5" table:style-name="ce3">
            <text:p>25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8.02" table:style-name="ce3">
            <text:p>28,02</text:p>
          </table:table-cell>
          <table:table-cell office:value-type="float" office:value="30.7" table:style-name="ce3">
            <text:p>30,7</text:p>
          </table:table-cell>
          <table:table-cell office:value-type="float" office:value="2.68" table:style-name="ce3">
            <text:p>2,68</text:p>
          </table:table-cell>
          <table:table-cell office:value-type="float" office:value="5" table:style-name="ce3">
            <text:p>5</text:p>
          </table:table-cell>
          <table:table-cell office:value-type="float" office:value="2.5" table:style-name="ce3">
            <text:p>2,5</text:p>
          </table:table-cell>
          <table:table-cell office:value-type="float" office:value="4" table:style-name="ce3">
            <text:p>4</text:p>
          </table:table-cell>
          <table:table-cell office:value-type="float" office:value="5.1666666666666599" table:style-name="ce3">
            <text:p>5,166666667</text:p>
          </table:table-cell>
          <table:table-cell office:value-type="float" office:value="2.1730491013640099" table:style-name="ce3">
            <text:p>2,173049101</text:p>
          </table:table-cell>
          <table:table-cell office:value-type="float" office:value="-1.36764491355469" table:style-name="ce3">
            <text:p>-1,367644914</text:p>
          </table:table-cell>
          <table:table-cell office:value-type="float" office:value="0.37712932767160001" table:style-name="ce3">
            <text:p>0,377129328</text:p>
          </table:table-cell>
          <table:table-cell office:value-type="float" office:value="0.3" table:style-name="ce3">
            <text:p>0,3</text:p>
          </table:table-cell>
          <table:table-cell office:value-type="float" office:value="1.25" table:style-name="ce3">
            <text:p>1,25</text:p>
          </table:table-cell>
          <table:table-cell office:value-type="float" office:value="0.8" table:style-name="ce3">
            <text:p>0,8</text:p>
          </table:table-cell>
          <table:table-cell office:value-type="float" office:value="-0.42095357819333101" table:style-name="ce3">
            <text:p>-0,420953578</text:p>
          </table:table-cell>
          <table:table-cell office:value-type="float" office:value="-0.80772627932778596" table:style-name="ce3">
            <text:p>-0,807726279</text:p>
          </table:table-cell>
          <table:table-cell office:value-type="float" office:value="0.34071110587033998" table:style-name="ce3">
            <text:p>0,340711106</text:p>
          </table:table-cell>
          <table:table-cell office:value-type="float" office:value="0.40197193020484701" table:style-name="ce3">
            <text:p>0,40197193</text:p>
          </table:table-cell>
          <table:table-cell office:value-type="float" office:value="5.7893963515242302" table:style-name="ce3">
            <text:p>5,789396352</text:p>
          </table:table-cell>
          <table:table-cell office:value-type="float" office:value="0.76649985490023698" table:style-name="ce3">
            <text:p>0,766499855</text:p>
          </table:table-cell>
          <table:table-cell office:value-type="float" office:value="0.39280783917450701" table:style-name="ce3">
            <text:p>0,392807839</text:p>
          </table:table-cell>
          <table:table-cell office:value-type="float" office:value="1.23719641700178" table:style-name="ce3">
            <text:p>1,237196417</text:p>
          </table:table-cell>
          <table:table-cell office:value-type="float" office:value="3.4735786353823599" table:style-name="ce3">
            <text:p>3,473578635</text:p>
          </table:table-cell>
          <table:table-cell office:value-type="float" office:value="-0.90092361977690905" table:style-name="ce3">
            <text:p>-0,90092362</text:p>
          </table:table-cell>
          <table:table-cell office:value-type="float" office:value="-2.38335565876891" table:style-name="ce3">
            <text:p>-2,383355659</text:p>
          </table:table-cell>
          <table:table-cell office:value-type="float" office:value="2.1641992033849901E-2" table:style-name="ce3">
            <text:p>0,021641992</text:p>
          </table:table-cell>
          <table:table-cell office:value-type="float" office:value="0.66031311496920797" table:style-name="ce3">
            <text:p>0,660313115</text:p>
          </table:table-cell>
          <table:table-cell table:number-columns-repeated="12" table:style-name="ce3"/>
          <table:table-cell office:value-type="float" office:value="0.76844819657187302" table:style-name="ce3">
            <text:p>0,768448197</text:p>
          </table:table-cell>
          <table:table-cell office:value-type="float" office:value="-0.94199935212404196" table:style-name="ce3">
            <text:p>-0,941999352</text:p>
          </table:table-cell>
          <table:table-cell office:value-type="float" office:value="-0.72790378324291904" table:style-name="ce3">
            <text:p>-0,727903783</text:p>
          </table:table-cell>
          <table:table-cell office:value-type="float" office:value="-0.45511201247147798" table:style-name="ce3">
            <text:p>-0,455112012</text:p>
          </table:table-cell>
          <table:table-cell office:value-type="float" office:value="0.244462965153916" table:style-name="ce3">
            <text:p>0,244462965</text:p>
          </table:table-cell>
          <table:table-cell office:value-type="float" office:value="-0.606185456164412" table:style-name="ce3">
            <text:p>-0,606185456</text:p>
          </table:table-cell>
          <table:table-cell office:value-type="float" office:value="7.1473910056617997" table:style-name="ce3">
            <text:p>7,147391006</text:p>
          </table:table-cell>
          <table:table-cell office:value-type="float" office:value="1.99294490601334" table:style-name="ce3">
            <text:p>1,992944906</text:p>
          </table:table-cell>
          <table:table-cell office:value-type="float" office:value="-2.2691151770144602" table:style-name="ce3">
            <text:p>-2,269115177</text:p>
          </table:table-cell>
          <table:table-cell office:value-type="float" office:value="-1.3177172695257899" table:style-name="ce3">
            <text:p>-1,31771727</text:p>
          </table:table-cell>
          <table:table-cell office:value-type="float" office:value="1.3373399738343299" table:style-name="ce3">
            <text:p>1,337339974</text:p>
          </table:table-cell>
          <table:table-cell office:value-type="float" office:value="-1.0600847381824601" table:style-name="ce3">
            <text:p>-1,060084738</text:p>
          </table:table-cell>
          <table:table-cell office:value-type="float" office:value="-2.3199763863954601" table:style-name="ce3">
            <text:p>-2,319976386</text:p>
          </table:table-cell>
          <table:table-cell office:value-type="float" office:value="-0.90297149265670595" table:style-name="ce3">
            <text:p>-0,902971493</text:p>
          </table:table-cell>
          <table:table-cell office:value-type="float" office:value="1.43564141984591" table:style-name="ce3">
            <text:p>1,43564142</text:p>
          </table:table-cell>
          <table:table-cell table:number-columns-repeated="16324"/>
        </table:table-row>
        <table:table-row table:style-name="ro3">
          <table:table-cell office:value-type="string" table:style-name="ce2">
            <text:p>0007F2B957</text:p>
          </table:table-cell>
          <table:table-cell office:value-type="float" office:value="68" table:style-name="ce3">
            <text:p>68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27" table:style-name="ce3">
            <text:p>27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31.32" table:style-name="ce3">
            <text:p>31,32</text:p>
          </table:table-cell>
          <table:table-cell office:value-type="float" office:value="32.880000000000003" table:style-name="ce3">
            <text:p>32,88</text:p>
          </table:table-cell>
          <table:table-cell office:value-type="float" office:value="1.56" table:style-name="ce3">
            <text:p>1,56</text:p>
          </table:table-cell>
          <table:table-cell office:value-type="float" office:value="2" table:style-name="ce3">
            <text:p>2</text:p>
          </table:table-cell>
          <table:table-cell office:value-type="float" office:value="3.5" table:style-name="ce3">
            <text:p>3,5</text:p>
          </table:table-cell>
          <table:table-cell office:value-type="float" office:value="3" table:style-name="ce3">
            <text:p>3</text:p>
          </table:table-cell>
          <table:table-cell office:value-type="float" office:value="12.8116883116883" table:style-name="ce3">
            <text:p>12,81168831</text:p>
          </table:table-cell>
          <table:table-cell office:value-type="float" office:value="0.40358097505556001" table:style-name="ce3">
            <text:p>0,403580975</text:p>
          </table:table-cell>
          <table:table-cell office:value-type="float" office:value="-3.2403359871212198" table:style-name="ce3">
            <text:p>-3,240335987</text:p>
          </table:table-cell>
          <table:table-cell office:value-type="float" office:value="0.86950523693642501" table:style-name="ce3">
            <text:p>0,869505237</text:p>
          </table:table-cell>
          <table:table-cell office:value-type="float" office:value="0.7" table:style-name="ce3">
            <text:p>0,7</text:p>
          </table:table-cell>
          <table:table-cell office:value-type="float" office:value="6" table:style-name="ce3">
            <text:p>6</text:p>
          </table:table-cell>
          <table:table-cell office:value-type="float" office:value="1.2222222222222201" table:style-name="ce3">
            <text:p>1,222222222</text:p>
          </table:table-cell>
          <table:table-cell office:value-type="float" office:value="-1.0416705759590099" table:style-name="ce3">
            <text:p>-1,041670576</text:p>
          </table:table-cell>
          <table:table-cell office:value-type="float" office:value="0.13757627368316699" table:style-name="ce3">
            <text:p>0,137576274</text:p>
          </table:table-cell>
          <table:table-cell office:value-type="float" office:value="-1.6290735630200599" table:style-name="ce3">
            <text:p>-1,629073563</text:p>
          </table:table-cell>
          <table:table-cell office:value-type="float" office:value="0.51981119613427895" table:style-name="ce3">
            <text:p>0,519811196</text:p>
          </table:table-cell>
          <table:table-cell office:value-type="float" office:value="-3.55717029849133" table:style-name="ce3">
            <text:p>-3,557170298</text:p>
          </table:table-cell>
          <table:table-cell office:value-type="float" office:value="-1.23859113392769" table:style-name="ce3">
            <text:p>-1,238591134</text:p>
          </table:table-cell>
          <table:table-cell office:value-type="float" office:value="0.33191620769934099" table:style-name="ce3">
            <text:p>0,331916208</text:p>
          </table:table-cell>
          <table:table-cell office:value-type="float" office:value="-1.61052092314797" table:style-name="ce3">
            <text:p>-1,610520923</text:p>
          </table:table-cell>
          <table:table-cell office:value-type="float" office:value="2.6565665582902701E-2" table:style-name="ce3">
            <text:p>0,026565666</text:p>
          </table:table-cell>
          <table:table-cell office:value-type="float" office:value="1.3896559401311701" table:style-name="ce3">
            <text:p>1,38965594</text:p>
          </table:table-cell>
          <table:table-cell office:value-type="float" office:value="0.164733098950576" table:style-name="ce3">
            <text:p>0,164733099</text:p>
          </table:table-cell>
          <table:table-cell office:value-type="float" office:value="5.1777572503811696E-3" table:style-name="ce3">
            <text:p>0,005177757</text:p>
          </table:table-cell>
          <table:table-cell office:value-type="float" office:value="-0.75798609128335903" table:style-name="ce3">
            <text:p>-0,757986091</text:p>
          </table:table-cell>
          <table:table-cell table:number-columns-repeated="12" table:style-name="ce3"/>
          <table:table-cell office:value-type="float" office:value="-0.37237939119396002" table:style-name="ce3">
            <text:p>-0,372379391</text:p>
          </table:table-cell>
          <table:table-cell office:value-type="float" office:value="-2.9502386151957198" table:style-name="ce3">
            <text:p>-2,950238615</text:p>
          </table:table-cell>
          <table:table-cell office:value-type="float" office:value="-1.08777195637878" table:style-name="ce3">
            <text:p>-1,087771956</text:p>
          </table:table-cell>
          <table:table-cell office:value-type="float" office:value="0.42792884342472398" table:style-name="ce3">
            <text:p>0,427928843</text:p>
          </table:table-cell>
          <table:table-cell office:value-type="float" office:value="-1.63295836680115" table:style-name="ce3">
            <text:p>-1,632958367</text:p>
          </table:table-cell>
          <table:table-cell office:value-type="float" office:value="-1.0224018927540199" table:style-name="ce3">
            <text:p>-1,022401893</text:p>
          </table:table-cell>
          <table:table-cell office:value-type="float" office:value="-4.3140858911294497" table:style-name="ce3">
            <text:p>-4,314085891</text:p>
          </table:table-cell>
          <table:table-cell office:value-type="float" office:value="-0.36944257915005702" table:style-name="ce3">
            <text:p>-0,369442579</text:p>
          </table:table-cell>
          <table:table-cell office:value-type="float" office:value="-1.0682870107187601" table:style-name="ce3">
            <text:p>-1,068287011</text:p>
          </table:table-cell>
          <table:table-cell office:value-type="float" office:value="-0.237066056051775" table:style-name="ce3">
            <text:p>-0,237066056</text:p>
          </table:table-cell>
          <table:table-cell office:value-type="float" office:value="2.5976748659155602" table:style-name="ce3">
            <text:p>2,597674866</text:p>
          </table:table-cell>
          <table:table-cell office:value-type="float" office:value="0.49510392426957001" table:style-name="ce3">
            <text:p>0,495103924</text:p>
          </table:table-cell>
          <table:table-cell office:value-type="float" office:value="-9.9493893154386798E-3" table:style-name="ce3">
            <text:p>-0,009949389</text:p>
          </table:table-cell>
          <table:table-cell office:value-type="float" office:value="0.34699680207962202" table:style-name="ce3">
            <text:p>0,346996802</text:p>
          </table:table-cell>
          <table:table-cell office:value-type="float" office:value="-0.64160894119582101" table:style-name="ce3">
            <text:p>-0,641608941</text:p>
          </table:table-cell>
          <table:table-cell table:number-columns-repeated="16324"/>
        </table:table-row>
        <table:table-row table:style-name="ro3">
          <table:table-cell office:value-type="string" table:style-name="ce2">
            <text:p>0007CB2277</text:p>
          </table:table-cell>
          <table:table-cell office:value-type="float" office:value="49" table:style-name="ce3">
            <text:p>49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7" table:style-name="ce3">
            <text:p>27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9.32" table:style-name="ce3">
            <text:p>29,32</text:p>
          </table:table-cell>
          <table:table-cell office:value-type="float" office:value="28.29" table:style-name="ce3">
            <text:p>28,29</text:p>
          </table:table-cell>
          <table:table-cell office:value-type="float" office:value="-1.03" table:style-name="ce3">
            <text:p>-1,03</text:p>
          </table:table-cell>
          <table:table-cell office:value-type="float" office:value="4" table:style-name="ce3">
            <text:p>4</text:p>
          </table:table-cell>
          <table:table-cell office:value-type="float" office:value="2.5" table:style-name="ce3">
            <text:p>2,5</text:p>
          </table:table-cell>
          <table:table-cell office:value-type="float" office:value="1" table:style-name="ce3">
            <text:p>1</text:p>
          </table:table-cell>
          <table:table-cell office:value-type="float" office:value="28.1071428571429" table:style-name="ce3">
            <text:p>28,10714286</text:p>
          </table:table-cell>
          <table:table-cell office:value-type="float" office:value="0.47986278845028302" table:style-name="ce3">
            <text:p>0,479862788</text:p>
          </table:table-cell>
          <table:table-cell office:value-type="float" office:value="-3.1796253209693299" table:style-name="ce3">
            <text:p>-3,179625321</text:p>
          </table:table-cell>
          <table:table-cell office:value-type="float" office:value="-9.1005324464474402E-2" table:style-name="ce3">
            <text:p>-0,091005324</text:p>
          </table:table-cell>
          <table:table-cell office:value-type="float" office:value="0.25" table:style-name="ce3">
            <text:p>0,25</text:p>
          </table:table-cell>
          <table:table-cell office:value-type="float" office:value="1.25" table:style-name="ce3">
            <text:p>1,25</text:p>
          </table:table-cell>
          <table:table-cell office:value-type="float" office:value="1" table:style-name="ce3">
            <text:p>1</text:p>
          </table:table-cell>
          <table:table-cell office:value-type="float" office:value="1.8891738972471499" table:style-name="ce3">
            <text:p>1,889173897</text:p>
          </table:table-cell>
          <table:table-cell office:value-type="float" office:value="-8.0558640809238607E-3" table:style-name="ce3">
            <text:p>-0,008055864</text:p>
          </table:table-cell>
          <table:table-cell office:value-type="float" office:value="0.188811207299208" table:style-name="ce3">
            <text:p>0,188811207</text:p>
          </table:table-cell>
          <table:table-cell office:value-type="float" office:value="-1.7762291129074299" table:style-name="ce3">
            <text:p>-1,776229113</text:p>
          </table:table-cell>
          <table:table-cell office:value-type="float" office:value="-4.0980230160305799" table:style-name="ce3">
            <text:p>-4,098023016</text:p>
          </table:table-cell>
          <table:table-cell office:value-type="float" office:value="-4.4030368305938197" table:style-name="ce3">
            <text:p>-4,403036831</text:p>
          </table:table-cell>
          <table:table-cell office:value-type="float" office:value="-0.555660651675425" table:style-name="ce3">
            <text:p>-0,555660652</text:p>
          </table:table-cell>
          <table:table-cell office:value-type="float" office:value="-1.7466525463662299" table:style-name="ce3">
            <text:p>-1,746652546</text:p>
          </table:table-cell>
          <table:table-cell office:value-type="float" office:value="-1.1520298743092201" table:style-name="ce3">
            <text:p>-1,152029874</text:p>
          </table:table-cell>
          <table:table-cell office:value-type="float" office:value="0.78098414520136095" table:style-name="ce3">
            <text:p>0,780984145</text:p>
          </table:table-cell>
          <table:table-cell office:value-type="float" office:value="0.39364927786607501" table:style-name="ce3">
            <text:p>0,393649278</text:p>
          </table:table-cell>
          <table:table-cell office:value-type="float" office:value="0.32181637784293499" table:style-name="ce3">
            <text:p>0,321816378</text:p>
          </table:table-cell>
          <table:table-cell office:value-type="float" office:value="-0.81687023976002404" table:style-name="ce3">
            <text:p>-0,81687024</text:p>
          </table:table-cell>
          <table:table-cell table:number-columns-repeated="12" table:style-name="ce3"/>
          <table:table-cell office:value-type="float" office:value="1.52765463325735" table:style-name="ce3">
            <text:p>1,527654633</text:p>
          </table:table-cell>
          <table:table-cell office:value-type="float" office:value="-3.2431185874149699" table:style-name="ce3">
            <text:p>-3,243118587</text:p>
          </table:table-cell>
          <table:table-cell office:value-type="float" office:value="1.5652864212687201" table:style-name="ce3">
            <text:p>1,565286421</text:p>
          </table:table-cell>
          <table:table-cell office:value-type="float" office:value="-1.0010817599738699" table:style-name="ce3">
            <text:p>-1,00108176</text:p>
          </table:table-cell>
          <table:table-cell office:value-type="float" office:value="-0.31710572887148702" table:style-name="ce3">
            <text:p>-0,317105729</text:p>
          </table:table-cell>
          <table:table-cell office:value-type="float" office:value="1.76906299435502" table:style-name="ce3">
            <text:p>1,769062994</text:p>
          </table:table-cell>
          <table:table-cell office:value-type="float" office:value="-4.7073956504253003" table:style-name="ce3">
            <text:p>-4,70739565</text:p>
          </table:table-cell>
          <table:table-cell office:value-type="float" office:value="-3.42744885192075" table:style-name="ce3">
            <text:p>-3,427448852</text:p>
          </table:table-cell>
          <table:table-cell office:value-type="float" office:value="-1.9690260561157" table:style-name="ce3">
            <text:p>-1,969026056</text:p>
          </table:table-cell>
          <table:table-cell office:value-type="float" office:value="-1.3695967422302699" table:style-name="ce3">
            <text:p>-1,369596742</text:p>
          </table:table-cell>
          <table:table-cell office:value-type="float" office:value="0.522013016313425" table:style-name="ce3">
            <text:p>0,522013016</text:p>
          </table:table-cell>
          <table:table-cell office:value-type="float" office:value="-1.9937907152086199E-2" table:style-name="ce3">
            <text:p>-0,019937907</text:p>
          </table:table-cell>
          <table:table-cell office:value-type="float" office:value="-6.5100554006673403E-2" table:style-name="ce3">
            <text:p>-0,065100554</text:p>
          </table:table-cell>
          <table:table-cell office:value-type="float" office:value="0.85142802531473505" table:style-name="ce3">
            <text:p>0,851428025</text:p>
          </table:table-cell>
          <table:table-cell office:value-type="float" office:value="-0.46975225491570499" table:style-name="ce3">
            <text:p>-0,469752255</text:p>
          </table:table-cell>
          <table:table-cell table:number-columns-repeated="16324"/>
        </table:table-row>
        <table:table-row table:style-name="ro3">
          <table:table-cell office:value-type="string" table:style-name="ce2">
            <text:p>0007F2B8A6</text:p>
          </table:table-cell>
          <table:table-cell office:value-type="float" office:value="67" table:style-name="ce3">
            <text:p>67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26" table:style-name="ce3">
            <text:p>26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8.69" table:style-name="ce3">
            <text:p>28,69</text:p>
          </table:table-cell>
          <table:table-cell office:value-type="float" office:value="26.19" table:style-name="ce3">
            <text:p>26,19</text:p>
          </table:table-cell>
          <table:table-cell office:value-type="float" office:value="-2.5" table:style-name="ce3">
            <text:p>-2,5</text:p>
          </table:table-cell>
          <table:table-cell office:value-type="float" office:value="1" table:style-name="ce3">
            <text:p>1</text:p>
          </table:table-cell>
          <table:table-cell office:value-type="float" office:value="17.5" table:style-name="ce3">
            <text:p>17,5</text:p>
          </table:table-cell>
          <table:table-cell office:value-type="float" office:value="6" table:style-name="ce3">
            <text:p>6</text:p>
          </table:table-cell>
          <table:table-cell office:value-type="float" office:value="-4.5774891774891797" table:style-name="ce3">
            <text:p>-4,577489177</text:p>
          </table:table-cell>
          <table:table-cell office:value-type="float" office:value="0.78540392719266505" table:style-name="ce3">
            <text:p>0,785403927</text:p>
          </table:table-cell>
          <table:table-cell office:value-type="float" office:value="0.33430466956948002" table:style-name="ce3">
            <text:p>0,33430467</text:p>
          </table:table-cell>
          <table:table-cell office:value-type="float" office:value="0.26199794187327802" table:style-name="ce3">
            <text:p>0,261997942</text:p>
          </table:table-cell>
          <table:table-cell office:value-type="float" office:value="0.1" table:style-name="ce3">
            <text:p>0,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19397572271067001" table:style-name="ce3">
            <text:p>0,193975723</text:p>
          </table:table-cell>
          <table:table-cell office:value-type="float" office:value="0.80742016939727201" table:style-name="ce3">
            <text:p>0,807420169</text:p>
          </table:table-cell>
          <table:table-cell office:value-type="float" office:value="-1.5064366042127499" table:style-name="ce3">
            <text:p>-1,506436604</text:p>
          </table:table-cell>
          <table:table-cell office:value-type="float" office:value="-0.72398365795880004" table:style-name="ce3">
            <text:p>-0,723983658</text:p>
          </table:table-cell>
          <table:table-cell office:value-type="float" office:value="-2.2989482518209399" table:style-name="ce3">
            <text:p>-2,298948252</text:p>
          </table:table-cell>
          <table:table-cell office:value-type="float" office:value="-0.97184994107668199" table:style-name="ce3">
            <text:p>-0,971849941</text:p>
          </table:table-cell>
          <table:table-cell office:value-type="float" office:value="-7.6667962458303804E-2" table:style-name="ce3">
            <text:p>-0,076667962</text:p>
          </table:table-cell>
          <table:table-cell office:value-type="float" office:value="-8.2167533862216702E-2" table:style-name="ce3">
            <text:p>-0,082167534</text:p>
          </table:table-cell>
          <table:table-cell office:value-type="float" office:value="-1.5069122055456301" table:style-name="ce3">
            <text:p>-1,506912206</text:p>
          </table:table-cell>
          <table:table-cell office:value-type="float" office:value="0.73264930923720095" table:style-name="ce3">
            <text:p>0,732649309</text:p>
          </table:table-cell>
          <table:table-cell office:value-type="float" office:value="8.6513656664193195E-2" table:style-name="ce3">
            <text:p>0,086513657</text:p>
          </table:table-cell>
          <table:table-cell office:value-type="float" office:value="-1.1019032190245399" table:style-name="ce3">
            <text:p>-1,101903219</text:p>
          </table:table-cell>
          <table:table-cell office:value-type="float" office:value="-0.88217951971319197" table:style-name="ce3">
            <text:p>-0,88217952</text:p>
          </table:table-cell>
          <table:table-cell table:number-columns-repeated="12" table:style-name="ce3"/>
          <table:table-cell office:value-type="float" office:value="0.27009843584385801" table:style-name="ce3">
            <text:p>0,270098436</text:p>
          </table:table-cell>
          <table:table-cell office:value-type="float" office:value="-5.5895111422545003E-2" table:style-name="ce3">
            <text:p>-0,055895111</text:p>
          </table:table-cell>
          <table:table-cell office:value-type="float" office:value="0.82335989600482196" table:style-name="ce3">
            <text:p>0,823359896</text:p>
          </table:table-cell>
          <table:table-cell office:value-type="float" office:value="0.82325291975459802" table:style-name="ce3">
            <text:p>0,82325292</text:p>
          </table:table-cell>
          <table:table-cell office:value-type="float" office:value="-1.5499119721549901" table:style-name="ce3">
            <text:p>-1,549911972</text:p>
          </table:table-cell>
          <table:table-cell office:value-type="float" office:value="0.50906839155908201" table:style-name="ce3">
            <text:p>0,509068392</text:p>
          </table:table-cell>
          <table:table-cell office:value-type="float" office:value="-2.8422593775943898" table:style-name="ce3">
            <text:p>-2,842259378</text:p>
          </table:table-cell>
          <table:table-cell office:value-type="float" office:value="-1.89685315969473" table:style-name="ce3">
            <text:p>-1,89685316</text:p>
          </table:table-cell>
          <table:table-cell office:value-type="float" office:value="0.74656687492978302" table:style-name="ce3">
            <text:p>0,746566875</text:p>
          </table:table-cell>
          <table:table-cell office:value-type="float" office:value="0.99921534227876896" table:style-name="ce3">
            <text:p>0,999215342</text:p>
          </table:table-cell>
          <table:table-cell office:value-type="float" office:value="0.58755022800741497" table:style-name="ce3">
            <text:p>0,587550228</text:p>
          </table:table-cell>
          <table:table-cell office:value-type="float" office:value="-0.62169377130051395" table:style-name="ce3">
            <text:p>-0,621693771</text:p>
          </table:table-cell>
          <table:table-cell office:value-type="float" office:value="0.57711289450983505" table:style-name="ce3">
            <text:p>0,577112895</text:p>
          </table:table-cell>
          <table:table-cell office:value-type="float" office:value="-0.76204363218868698" table:style-name="ce3">
            <text:p>-0,762043632</text:p>
          </table:table-cell>
          <table:table-cell office:value-type="float" office:value="-1.1025467243556399" table:style-name="ce3">
            <text:p>-1,102546724</text:p>
          </table:table-cell>
          <table:table-cell table:number-columns-repeated="16324"/>
        </table:table-row>
        <table:table-row table:style-name="ro3">
          <table:table-cell office:value-type="string" table:style-name="ce2">
            <text:p>0007F2B88A</text:p>
          </table:table-cell>
          <table:table-cell office:value-type="float" office:value="65" table:style-name="ce3">
            <text:p>65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26" table:style-name="ce3">
            <text:p>26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8.08" table:style-name="ce3">
            <text:p>28,08</text:p>
          </table:table-cell>
          <table:table-cell office:value-type="float" office:value="27.34" table:style-name="ce3">
            <text:p>27,34</text:p>
          </table:table-cell>
          <table:table-cell office:value-type="float" office:value="-0.73999999999999799" table:style-name="ce3">
            <text:p>-0,74</text:p>
          </table:table-cell>
          <table:table-cell office:value-type="float" office:value="10" table:style-name="ce3">
            <text:p>10</text:p>
          </table:table-cell>
          <table:table-cell office:value-type="float" office:value="-17.5" table:style-name="ce3">
            <text:p>-17,5</text:p>
          </table:table-cell>
          <table:table-cell office:value-type="float" office:value="5" table:style-name="ce3">
            <text:p>5</text:p>
          </table:table-cell>
          <table:table-cell office:value-type="float" office:value="-3.0666666666666602" table:style-name="ce3">
            <text:p>-3,066666667</text:p>
          </table:table-cell>
          <table:table-cell office:value-type="float" office:value="0.96937061454621798" table:style-name="ce3">
            <text:p>0,969370615</text:p>
          </table:table-cell>
          <table:table-cell office:value-type="float" office:value="-1.80311103782351" table:style-name="ce3">
            <text:p>-1,803111038</text:p>
          </table:table-cell>
          <table:table-cell office:value-type="float" office:value="0.62623129021243895" table:style-name="ce3">
            <text:p>0,62623129</text:p>
          </table:table-cell>
          <table:table-cell office:value-type="float" office:value="0.2" table:style-name="ce3">
            <text:p>0,2</text:p>
          </table:table-cell>
          <table:table-cell office:value-type="float" office:value="0.4" table:style-name="ce3">
            <text:p>0,4</text:p>
          </table:table-cell>
          <table:table-cell office:value-type="float" office:value="2.5" table:style-name="ce3">
            <text:p>2,5</text:p>
          </table:table-cell>
          <table:table-cell office:value-type="float" office:value="-1.39349168093001" table:style-name="ce3">
            <text:p>-1,393491681</text:p>
          </table:table-cell>
          <table:table-cell office:value-type="float" office:value="-1.24127590450884" table:style-name="ce3">
            <text:p>-1,241275905</text:p>
          </table:table-cell>
          <table:table-cell office:value-type="float" office:value="0.17428611979918401" table:style-name="ce3">
            <text:p>0,17428612</text:p>
          </table:table-cell>
          <table:table-cell office:value-type="float" office:value="1.0149324591881199" table:style-name="ce3">
            <text:p>1,014932459</text:p>
          </table:table-cell>
          <table:table-cell office:value-type="float" office:value="-2.89914225583051" table:style-name="ce3">
            <text:p>-2,899142256</text:p>
          </table:table-cell>
          <table:table-cell office:value-type="float" office:value="-3.2109462663802699E-2" table:style-name="ce3">
            <text:p>-0,032109463</text:p>
          </table:table-cell>
          <table:table-cell office:value-type="float" office:value="-0.15561117448801501" table:style-name="ce3">
            <text:p>-0,155611174</text:p>
          </table:table-cell>
          <table:table-cell office:value-type="float" office:value="0.16289530990269999" table:style-name="ce3">
            <text:p>0,16289531</text:p>
          </table:table-cell>
          <table:table-cell office:value-type="float" office:value="-0.80886996337410999" table:style-name="ce3">
            <text:p>-0,808869963</text:p>
          </table:table-cell>
          <table:table-cell office:value-type="float" office:value="1.6198526918316201" table:style-name="ce3">
            <text:p>1,619852692</text:p>
          </table:table-cell>
          <table:table-cell office:value-type="float" office:value="-1.0875148555419301" table:style-name="ce3">
            <text:p>-1,087514856</text:p>
          </table:table-cell>
          <table:table-cell office:value-type="float" office:value="-1.74484093453579" table:style-name="ce3">
            <text:p>-1,744840935</text:p>
          </table:table-cell>
          <table:table-cell office:value-type="float" office:value="-0.35898480003929101" table:style-name="ce3">
            <text:p>-0,3589848</text:p>
          </table:table-cell>
          <table:table-cell table:number-columns-repeated="12" table:style-name="ce3"/>
          <table:table-cell office:value-type="float" office:value="-0.10796791747737899" table:style-name="ce3">
            <text:p>-0,107967917</text:p>
          </table:table-cell>
          <table:table-cell office:value-type="float" office:value="-1.37095549883238" table:style-name="ce3">
            <text:p>-1,370955499</text:p>
          </table:table-cell>
          <table:table-cell office:value-type="float" office:value="-1.8273463880610701" table:style-name="ce3">
            <text:p>-1,827346388</text:p>
          </table:table-cell>
          <table:table-cell office:value-type="float" office:value="-0.38044153860838797" table:style-name="ce3">
            <text:p>-0,380441539</text:p>
          </table:table-cell>
          <table:table-cell office:value-type="float" office:value="0.31282615986946899" table:style-name="ce3">
            <text:p>0,31282616</text:p>
          </table:table-cell>
          <table:table-cell office:value-type="float" office:value="-0.99365701705075204" table:style-name="ce3">
            <text:p>-0,993657017</text:p>
          </table:table-cell>
          <table:table-cell office:value-type="float" office:value="-3.1184216767503798" table:style-name="ce3">
            <text:p>-3,118421677</text:p>
          </table:table-cell>
          <table:table-cell office:value-type="float" office:value="-0.40648689449453101" table:style-name="ce3">
            <text:p>-0,406486894</text:p>
          </table:table-cell>
          <table:table-cell office:value-type="float" office:value="0.93339380536352101" table:style-name="ce3">
            <text:p>0,933393805</text:p>
          </table:table-cell>
          <table:table-cell office:value-type="float" office:value="-0.83192541455611102" table:style-name="ce3">
            <text:p>-0,831925415</text:p>
          </table:table-cell>
          <table:table-cell office:value-type="float" office:value="-2.18716377911973" table:style-name="ce3">
            <text:p>-2,187163779</text:p>
          </table:table-cell>
          <table:table-cell office:value-type="float" office:value="-2.6451781208771301" table:style-name="ce3">
            <text:p>-2,645178121</text:p>
          </table:table-cell>
          <table:table-cell office:value-type="float" office:value="-0.30891250698915801" table:style-name="ce3">
            <text:p>-0,308912507</text:p>
          </table:table-cell>
          <table:table-cell office:value-type="float" office:value="-2.48441620369604" table:style-name="ce3">
            <text:p>-2,484416204</text:p>
          </table:table-cell>
          <table:table-cell office:value-type="float" office:value="-0.55314531923188204" table:style-name="ce3">
            <text:p>-0,553145319</text:p>
          </table:table-cell>
          <table:table-cell table:number-columns-repeated="16324"/>
        </table:table-row>
        <table:table-row table:style-name="ro3">
          <table:table-cell office:value-type="string" table:style-name="ce2">
            <text:p>0007F2C687</text:p>
          </table:table-cell>
          <table:table-cell office:value-type="float" office:value="71" table:style-name="ce3">
            <text:p>71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7.81" table:style-name="ce3">
            <text:p>27,81</text:p>
          </table:table-cell>
          <table:table-cell office:value-type="float" office:value="27.63" table:style-name="ce3">
            <text:p>27,63</text:p>
          </table:table-cell>
          <table:table-cell office:value-type="float" office:value="-0.18" table:style-name="ce3">
            <text:p>-0,18</text:p>
          </table:table-cell>
          <table:table-cell office:value-type="float" office:value="8" table:style-name="ce3">
            <text:p>8</text:p>
          </table:table-cell>
          <table:table-cell office:value-type="float" office:value="-5.5" table:style-name="ce3">
            <text:p>-5,5</text:p>
          </table:table-cell>
          <table:table-cell office:value-type="float" office:value="10" table:style-name="ce3">
            <text:p>10</text:p>
          </table:table-cell>
          <table:table-cell office:value-type="float" office:value="-27.0833333333333" table:style-name="ce3">
            <text:p>-27,08333333</text:p>
          </table:table-cell>
          <table:table-cell office:value-type="float" office:value="-1.0552822891682301" table:style-name="ce3">
            <text:p>-1,055282289</text:p>
          </table:table-cell>
          <table:table-cell office:value-type="float" office:value="1.2513646220763299" table:style-name="ce3">
            <text:p>1,251364622</text:p>
          </table:table-cell>
          <table:table-cell office:value-type="float" office:value="0.51220358655543297" table:style-name="ce3">
            <text:p>0,512203587</text:p>
          </table:table-cell>
          <table:table-cell office:value-type="float" office:value="0.3" table:style-name="ce3">
            <text:p>0,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0.49099648938968898" table:style-name="ce3">
            <text:p>-0,490996489</text:p>
          </table:table-cell>
          <table:table-cell office:value-type="float" office:value="-0.21094295390074" table:style-name="ce3">
            <text:p>-0,210942954</text:p>
          </table:table-cell>
          <table:table-cell office:value-type="float" office:value="0.57438783389647796" table:style-name="ce3">
            <text:p>0,574387834</text:p>
          </table:table-cell>
          <table:table-cell office:value-type="float" office:value="0.81382262385114101" table:style-name="ce3">
            <text:p>0,813822624</text:p>
          </table:table-cell>
          <table:table-cell office:value-type="float" office:value="-2.48404381379066" table:style-name="ce3">
            <text:p>-2,484043814</text:p>
          </table:table-cell>
          <table:table-cell office:value-type="float" office:value="0.71855618746212901" table:style-name="ce3">
            <text:p>0,718556187</text:p>
          </table:table-cell>
          <table:table-cell office:value-type="float" office:value="0.27580410651294601" table:style-name="ce3">
            <text:p>0,275804107</text:p>
          </table:table-cell>
          <table:table-cell office:value-type="float" office:value="-0.123059658974218" table:style-name="ce3">
            <text:p>-0,123059659</text:p>
          </table:table-cell>
          <table:table-cell office:value-type="float" office:value="-0.81829859665842797" table:style-name="ce3">
            <text:p>-0,818298597</text:p>
          </table:table-cell>
          <table:table-cell office:value-type="float" office:value="0.42888932285926901" table:style-name="ce3">
            <text:p>0,428889323</text:p>
          </table:table-cell>
          <table:table-cell office:value-type="float" office:value="0.46952592313568198" table:style-name="ce3">
            <text:p>0,469525923</text:p>
          </table:table-cell>
          <table:table-cell office:value-type="float" office:value="-8.3692071037796897E-2" table:style-name="ce3">
            <text:p>-0,083692071</text:p>
          </table:table-cell>
          <table:table-cell office:value-type="float" office:value="-1.7189967646476101" table:style-name="ce3">
            <text:p>-1,718996765</text:p>
          </table:table-cell>
          <table:table-cell table:number-columns-repeated="12" table:style-name="ce3"/>
          <table:table-cell office:value-type="float" office:value="-2.10814167508991" table:style-name="ce3">
            <text:p>-2,108141675</text:p>
          </table:table-cell>
          <table:table-cell office:value-type="float" office:value="0.72990475293038803" table:style-name="ce3">
            <text:p>0,729904753</text:p>
          </table:table-cell>
          <table:table-cell office:value-type="float" office:value="-0.47616863891603001" table:style-name="ce3">
            <text:p>-0,476168639</text:p>
          </table:table-cell>
          <table:table-cell office:value-type="float" office:value="0.107032721679444" table:style-name="ce3">
            <text:p>0,107032722</text:p>
          </table:table-cell>
          <table:table-cell office:value-type="float" office:value="0.63138638913384204" table:style-name="ce3">
            <text:p>0,631386389</text:p>
          </table:table-cell>
          <table:table-cell office:value-type="float" office:value="-0.79176526482188403" table:style-name="ce3">
            <text:p>-0,791765265</text:p>
          </table:table-cell>
          <table:table-cell office:value-type="float" office:value="-2.81000447789105" table:style-name="ce3">
            <text:p>-2,810004478</text:p>
          </table:table-cell>
          <table:table-cell office:value-type="float" office:value="0.36268152286982902" table:style-name="ce3">
            <text:p>0,362681523</text:p>
          </table:table-cell>
          <table:table-cell office:value-type="float" office:value="0.63155676765102597" table:style-name="ce3">
            <text:p>0,631556768</text:p>
          </table:table-cell>
          <table:table-cell office:value-type="float" office:value="0.55572089712683903" table:style-name="ce3">
            <text:p>0,555720897</text:p>
          </table:table-cell>
          <table:table-cell office:value-type="float" office:value="-1.14523288617117" table:style-name="ce3">
            <text:p>-1,145232886</text:p>
          </table:table-cell>
          <table:table-cell office:value-type="float" office:value="6.3474068308740805E-2" table:style-name="ce3">
            <text:p>0,063474068</text:p>
          </table:table-cell>
          <table:table-cell office:value-type="float" office:value="0.29018272352732499" table:style-name="ce3">
            <text:p>0,290182724</text:p>
          </table:table-cell>
          <table:table-cell office:value-type="float" office:value="0.266271072881203" table:style-name="ce3">
            <text:p>0,266271073</text:p>
          </table:table-cell>
          <table:table-cell office:value-type="float" office:value="-1.5330348695426399" table:style-name="ce3">
            <text:p>-1,53303487</text:p>
          </table:table-cell>
          <table:table-cell table:number-columns-repeated="16324"/>
        </table:table-row>
        <table:table-row table:style-name="ro3">
          <table:table-cell office:value-type="string" table:style-name="ce2">
            <text:p>0007F2F26A</text:p>
          </table:table-cell>
          <table:table-cell office:value-type="float" office:value="78" table:style-name="ce3">
            <text:p>78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8.52" table:style-name="ce3">
            <text:p>28,52</text:p>
          </table:table-cell>
          <table:table-cell office:value-type="float" office:value="27.71" table:style-name="ce3">
            <text:p>27,71</text:p>
          </table:table-cell>
          <table:table-cell office:value-type="float" office:value="-0.80999999999999905" table:style-name="ce3">
            <text:p>-0,81</text:p>
          </table:table-cell>
          <table:table-cell office:value-type="float" office:value="9" table:style-name="ce3">
            <text:p>9</text:p>
          </table:table-cell>
          <table:table-cell office:value-type="float" office:value="-7" table:style-name="ce3">
            <text:p>-7</text:p>
          </table:table-cell>
          <table:table-cell office:value-type="float" office:value="7" table:style-name="ce3">
            <text:p>7</text:p>
          </table:table-cell>
          <table:table-cell office:value-type="float" office:value="-4.7333333333333298" table:style-name="ce3">
            <text:p>-4,733333333</text:p>
          </table:table-cell>
          <table:table-cell office:value-type="float" office:value="-0.39848713508699102" table:style-name="ce3">
            <text:p>-0,398487135</text:p>
          </table:table-cell>
          <table:table-cell office:value-type="float" office:value="-0.99216003019937804" table:style-name="ce3">
            <text:p>-0,99216003</text:p>
          </table:table-cell>
          <table:table-cell office:value-type="float" office:value="0.69111341157222494" table:style-name="ce3">
            <text:p>0,691113412</text:p>
          </table:table-cell>
          <table:table-cell office:value-type="float" office:value="0.3" table:style-name="ce3">
            <text:p>0,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0.72723222417191002" table:style-name="ce3">
            <text:p>-0,727232224</text:p>
          </table:table-cell>
          <table:table-cell office:value-type="float" office:value="0.20092232255228101" table:style-name="ce3">
            <text:p>0,200922323</text:p>
          </table:table-cell>
          <table:table-cell office:value-type="float" office:value="-0.90498052852414701" table:style-name="ce3">
            <text:p>-0,904980529</text:p>
          </table:table-cell>
          <table:table-cell office:value-type="float" office:value="0.47084013420965298" table:style-name="ce3">
            <text:p>0,470840134</text:p>
          </table:table-cell>
          <table:table-cell office:value-type="float" office:value="-1.5436348805106701" table:style-name="ce3">
            <text:p>-1,543634881</text:p>
          </table:table-cell>
          <table:table-cell office:value-type="float" office:value="-2.9937825233892399" table:style-name="ce3">
            <text:p>-2,993782523</text:p>
          </table:table-cell>
          <table:table-cell office:value-type="float" office:value="-1.1643992151436999" table:style-name="ce3">
            <text:p>-1,164399215</text:p>
          </table:table-cell>
          <table:table-cell office:value-type="float" office:value="-2.1076347479696298" table:style-name="ce3">
            <text:p>-2,107634748</text:p>
          </table:table-cell>
          <table:table-cell office:value-type="float" office:value="-1.2993040293756599" table:style-name="ce3">
            <text:p>-1,299304029</text:p>
          </table:table-cell>
          <table:table-cell office:value-type="float" office:value="-0.55032314494898205" table:style-name="ce3">
            <text:p>-0,550323145</text:p>
          </table:table-cell>
          <table:table-cell office:value-type="float" office:value="1.6648561882341899" table:style-name="ce3">
            <text:p>1,664856188</text:p>
          </table:table-cell>
          <table:table-cell office:value-type="float" office:value="-0.12703936115227199" table:style-name="ce3">
            <text:p>-0,127039361</text:p>
          </table:table-cell>
          <table:table-cell office:value-type="float" office:value="0.81092916072838706" table:style-name="ce3">
            <text:p>0,810929161</text:p>
          </table:table-cell>
          <table:table-cell table:number-columns-repeated="12" table:style-name="ce3"/>
          <table:table-cell office:value-type="float" office:value="-0.97819003884628597" table:style-name="ce3">
            <text:p>-0,978190039</text:p>
          </table:table-cell>
          <table:table-cell office:value-type="float" office:value="-1.3355566177354301" table:style-name="ce3">
            <text:p>-1,335556618</text:p>
          </table:table-cell>
          <table:table-cell office:value-type="float" office:value="-0.672990123251895" table:style-name="ce3">
            <text:p>-0,672990123</text:p>
          </table:table-cell>
          <table:table-cell office:value-type="float" office:value="0.41644799248842101" table:style-name="ce3">
            <text:p>0,416447992</text:p>
          </table:table-cell>
          <table:table-cell office:value-type="float" office:value="-0.95762030097216899" table:style-name="ce3">
            <text:p>-0,957620301</text:p>
          </table:table-cell>
          <table:table-cell office:value-type="float" office:value="-0.86658472173743795" table:style-name="ce3">
            <text:p>-0,866584722</text:p>
          </table:table-cell>
          <table:table-cell office:value-type="float" office:value="-2.1746863956567402" table:style-name="ce3">
            <text:p>-2,174686396</text:p>
          </table:table-cell>
          <table:table-cell office:value-type="float" office:value="-3.95948623676601" table:style-name="ce3">
            <text:p>-3,959486237</text:p>
          </table:table-cell>
          <table:table-cell office:value-type="float" office:value="0.52831793476278999" table:style-name="ce3">
            <text:p>0,528317935</text:p>
          </table:table-cell>
          <table:table-cell office:value-type="float" office:value="-2.33079903133578" table:style-name="ce3">
            <text:p>-2,330799031</text:p>
          </table:table-cell>
          <table:table-cell office:value-type="float" office:value="-0.39728862761183098" table:style-name="ce3">
            <text:p>-0,397288628</text:p>
          </table:table-cell>
          <table:table-cell office:value-type="float" office:value="1.1596277165815101" table:style-name="ce3">
            <text:p>1,159627717</text:p>
          </table:table-cell>
          <table:table-cell office:value-type="float" office:value="1.4590606199184" table:style-name="ce3">
            <text:p>1,45906062</text:p>
          </table:table-cell>
          <table:table-cell office:value-type="float" office:value="0.89777885622944298" table:style-name="ce3">
            <text:p>0,897778856</text:p>
          </table:table-cell>
          <table:table-cell office:value-type="float" office:value="1.5017026802123401" table:style-name="ce3">
            <text:p>1,50170268</text:p>
          </table:table-cell>
          <table:table-cell table:number-columns-repeated="16324"/>
        </table:table-row>
        <table:table-row table:number-rows-repeated="10484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fr" number:country="FR">
      <number:number number:min-integer-digits="1"/>
    </number:number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dc:creator>Agarwal Lab</dc:creator>
    <dc:date>2024-02-21T11:30:23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 number:language="fr" number:country="FR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21" chart:class="chart:scatter" chart:attached-axis="primary-y" chart:style-name="G0S0">
            <chart:domain table:cell-range-address="local-table.$B$2:.$B$21"/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4214.8488888888896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999.32666666667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2706.7266666666701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4073.72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757.8022222222198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4104.0155555555602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3094.0844444444401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5457.3311111111097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2596.12222222222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6574.0088888888904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7676.4238095238097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6303.7119047619099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9667.0880952380903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3593.4714285714299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2388.0571428571402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4681.9404761904798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2523.5214285714301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7061.7880952381001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2691.1095238095199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3430.685714285720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21" chart:class="chart:scatter" chart:attached-axis="primary-y" chart:style-name="G0S0">
            <chart:domain table:cell-range-address="local-table.$B$2:.$B$21"/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Colonne AH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2006.73799384155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2857.8182959287301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3422.6597224161301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2102.6323759864699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097.0220785505298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2687.8499700377101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1708.59482400045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2713.4005793290298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2189.3483653048902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2390.8705122569199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3545.8996031746001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1346.7738095238101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3173.31845238095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3804.1077380952402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1225.8157738095199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2800.0259920634899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2021.68591269841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4193.5853174603199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3105.4918650793602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1568.094543650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